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15.9808333333333cm" style:use-optimal-column-width="true"/>
    </style:style>
    <style:style style:name="co4" style:family="table-column">
      <style:table-column-properties fo:break-before="auto" style:column-width="1.42875cm" style:use-optimal-column-width="true"/>
    </style:style>
    <style:style style:name="co5" style:family="table-column">
      <style:table-column-properties fo:break-before="auto" style:column-width="1.48166666666667cm" style:use-optimal-column-width="true"/>
    </style:style>
    <style:style style:name="co6" style:family="table-column">
      <style:table-column-properties fo:break-before="auto" style:column-width="15.001875cm" style:use-optimal-column-width="true"/>
    </style:style>
    <style:style style:name="co7" style:family="table-column">
      <style:table-column-properties fo:break-before="auto" style:column-width="1.77270833333333cm" style:use-optimal-column-width="true"/>
    </style:style>
    <style:style style:name="co8" style:family="table-column">
      <style:table-column-properties fo:break-before="auto" style:column-width="3.33375cm" style:use-optimal-column-width="true"/>
    </style:style>
    <style:style style:name="co9" style:family="table-column">
      <style:table-column-properties fo:break-before="auto" style:column-width="7.32895833333333cm" style:use-optimal-column-width="true"/>
    </style:style>
    <style:style style:name="co10" style:family="table-column">
      <style:table-column-properties fo:break-before="auto" style:column-width="4.92125cm" style:use-optimal-column-width="true"/>
    </style:style>
    <style:style style:name="co11" style:family="table-column">
      <style:table-column-properties fo:break-before="auto" style:column-width="9.604375cm" style:use-optimal-column-width="true"/>
    </style:style>
    <style:style style:name="co12" style:family="table-column">
      <style:table-column-properties fo:break-before="auto" style:column-width="1.905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1.45520833333333cm" style:use-optimal-column-width="true"/>
    </style:style>
    <style:style style:name="co16" style:family="table-column">
      <style:table-column-properties fo:break-before="auto" style:column-width="2.51354166666667cm" style:use-optimal-column-width="true"/>
    </style:style>
    <style:style style:name="co17" style:family="table-column">
      <style:table-column-properties fo:break-before="auto" style:column-width="2.19604166666667cm" style:use-optimal-column-width="true"/>
    </style:style>
    <style:style style:name="co18" style:family="table-column">
      <style:table-column-properties fo:break-before="auto" style:column-width="2.16958333333333cm" style:use-optimal-column-width="true"/>
    </style:style>
    <style:style style:name="co19" style:family="table-column">
      <style:table-column-properties fo:break-before="auto" style:column-width="3.889375cm" style:use-optimal-column-width="true"/>
    </style:style>
    <style:style style:name="co20" style:family="table-column">
      <style:table-column-properties fo:break-before="auto" style:column-width="3.70416666666667cm" style:use-optimal-column-width="true"/>
    </style:style>
    <style:style style:name="co21" style:family="table-column">
      <style:table-column-properties fo:break-before="auto" style:column-width="3.4925cm" style:use-optimal-column-width="true"/>
    </style:style>
    <style:style style:name="co22" style:family="table-column">
      <style:table-column-properties fo:break-before="auto" style:column-width="4.02166666666667cm" style:use-optimal-column-width="true"/>
    </style:style>
    <style:style style:name="co23" style:family="table-column">
      <style:table-column-properties fo:break-before="auto" style:column-width="3.43958333333333cm" style:use-optimal-column-width="true"/>
    </style:style>
    <style:style style:name="co24" style:family="table-column">
      <style:table-column-properties fo:break-before="auto" style:column-width="4.31270833333333cm" style:use-optimal-column-width="true"/>
    </style:style>
    <style:style style:name="co25" style:family="table-column">
      <style:table-column-properties fo:break-before="auto" style:column-width="3.75708333333333cm" style:use-optimal-column-width="true"/>
    </style:style>
    <style:style style:name="co26" style:family="table-column">
      <style:table-column-properties fo:break-before="auto" style:column-width="4.15395833333333cm" style:use-optimal-column-width="true"/>
    </style:style>
    <style:style style:name="co27" style:family="table-column">
      <style:table-column-properties fo:break-before="auto" style:column-width="3.175cm" style:use-optimal-column-width="true"/>
    </style:style>
    <style:style style:name="co28" style:family="table-column">
      <style:table-column-properties fo:break-before="auto" style:column-width="2.936875cm" style:use-optimal-column-width="true"/>
    </style:style>
    <style:style style:name="co29" style:family="table-column">
      <style:table-column-properties fo:break-before="auto" style:column-width="3.36020833333333cm" style:use-optimal-column-width="true"/>
    </style:style>
    <style:style style:name="co30" style:family="table-column">
      <style:table-column-properties fo:break-before="auto" style:column-width="2.80458333333333cm" style:use-optimal-column-width="true"/>
    </style:style>
    <style:style style:name="co31" style:family="table-column">
      <style:table-column-properties fo:break-before="auto" style:column-width="2.83104166666667cm" style:use-optimal-column-width="true"/>
    </style:style>
    <style:style style:name="co32" style:family="table-column">
      <style:table-column-properties fo:break-before="auto" style:column-width="2.24895833333333cm" style:use-optimal-column-width="true"/>
    </style:style>
    <style:style style:name="co33" style:family="table-column">
      <style:table-column-properties fo:break-before="auto" style:column-width="3.254375cm" style:use-optimal-column-width="true"/>
    </style:style>
    <style:style style:name="co34" style:family="table-column">
      <style:table-column-properties fo:break-before="auto" style:column-width="3.78354166666667cm" style:use-optimal-column-width="true"/>
    </style:style>
    <style:style style:name="co35" style:family="table-column">
      <style:table-column-properties fo:break-before="auto" style:column-width="3.14854166666667cm" style:use-optimal-column-width="true"/>
    </style:style>
    <style:style style:name="co36" style:family="table-column">
      <style:table-column-properties fo:break-before="auto" style:column-width="2.75166666666667cm" style:use-optimal-column-width="true"/>
    </style:style>
    <style:style style:name="co37" style:family="table-column">
      <style:table-column-properties fo:break-before="auto" style:column-width="3.571875cm" style:use-optimal-column-width="true"/>
    </style:style>
    <style:style style:name="co38" style:family="table-column">
      <style:table-column-properties fo:break-before="auto" style:column-width="2.69875cm" style:use-optimal-column-width="true"/>
    </style:style>
    <style:style style:name="co39" style:family="table-column">
      <style:table-column-properties fo:break-before="auto" style:column-width="2.59291666666667cm" style:use-optimal-column-width="true"/>
    </style:style>
    <style:style style:name="co40" style:family="table-column">
      <style:table-column-properties fo:break-before="auto" style:column-width="3.54541666666667cm" style:use-optimal-column-width="true"/>
    </style:style>
    <style:style style:name="co4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atamarc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9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3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22" table:default-cell-style-name="ce1"/>
        <table:table-column table:style-name="co36" table:default-cell-style-name="ce1"/>
        <table:table-column table:style-name="co27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number-columns-repeated="2" table:default-cell-style-name="ce1"/>
        <table:table-column table:style-name="co41" table:number-columns-repeated="16338" table:default-cell-style-name="ce1"/>
        <table:table-row table:style-name="ro1">
          <table:table-cell office:value-type="string" table:style-name="ce1">
            <text:p>jurisdiccion</text:p>
          </table:table-cell>
          <table:table-cell office:value-type="string" table:style-name="ce1">
            <text:p>cue_anex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estado</text:p>
          </table:table-cell>
          <table:table-cell office:value-type="string" table:style-name="ce1">
            <text:p>domicilio</text:p>
          </table:table-cell>
          <table:table-cell office:value-type="string" table:style-name="ce1">
            <text:p>cp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localidad</text:p>
          </table:table-cell>
          <table:table-cell office:value-type="string" table:style-name="ce1">
            <text:p>departament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ed_comun</text:p>
          </table:table-cell>
          <table:table-cell office:value-type="string" table:style-name="ce1">
            <text:p>ed_especial</text:p>
          </table:table-cell>
          <table:table-cell office:value-type="string" table:style-name="ce1">
            <text:p>ed_jov_adu</text:p>
          </table:table-cell>
          <table:table-cell office:value-type="string" table:style-name="ce1">
            <text:p>ed_arte</text:p>
          </table:table-cell>
          <table:table-cell office:value-type="string" table:style-name="ce1">
            <text:p>ed_hosp_dom</text:p>
          </table:table-cell>
          <table:table-cell office:value-type="string" table:style-name="ce1">
            <text:p>ed_inter_bil</text:p>
          </table:table-cell>
          <table:table-cell office:value-type="string" table:style-name="ce1">
            <text:p>ed_encierro</text:p>
          </table:table-cell>
          <table:table-cell office:value-type="string" table:style-name="ce1">
            <text:p>ed_comun_jardin_mat</text:p>
          </table:table-cell>
          <table:table-cell office:value-type="string" table:style-name="ce1">
            <text:p>ed_comun_jardin_inf</text:p>
          </table:table-cell>
          <table:table-cell office:value-type="string" table:style-name="ce1">
            <text:p>ed_comun_primaria</text:p>
          </table:table-cell>
          <table:table-cell office:value-type="string" table:style-name="ce1">
            <text:p>ed_comun_secundaria</text:p>
          </table:table-cell>
          <table:table-cell office:value-type="string" table:style-name="ce1">
            <text:p>ed_comun_sec_tecnica</text:p>
          </table:table-cell>
          <table:table-cell office:value-type="string" table:style-name="ce1">
            <text:p>ed_comun_no_univ</text:p>
          </table:table-cell>
          <table:table-cell office:value-type="string" table:style-name="ce1">
            <text:p>ed_comun_no_univ_inet</text:p>
          </table:table-cell>
          <table:table-cell office:value-type="string" table:style-name="ce1">
            <text:p>ed_arte_secundaria</text:p>
          </table:table-cell>
          <table:table-cell office:value-type="string" table:style-name="ce1">
            <text:p>ed_arte_sup_no_univ</text:p>
          </table:table-cell>
          <table:table-cell office:value-type="string" table:style-name="ce1">
            <text:p>ed_arte_cursos_talleres</text:p>
          </table:table-cell>
          <table:table-cell office:value-type="string" table:style-name="ce1">
            <text:p>ed_esp_temprana</text:p>
          </table:table-cell>
          <table:table-cell office:value-type="string" table:style-name="ce1">
            <text:p>ed_esp_jardin_inf</text:p>
          </table:table-cell>
          <table:table-cell office:value-type="string" table:style-name="ce1">
            <text:p>ed_esp_primaria</text:p>
          </table:table-cell>
          <table:table-cell office:value-type="string" table:style-name="ce1">
            <text:p>ed_esp_secundaria</text:p>
          </table:table-cell>
          <table:table-cell office:value-type="string" table:style-name="ce1">
            <text:p>ed_esp_talleres</text:p>
          </table:table-cell>
          <table:table-cell office:value-type="string" table:style-name="ce1">
            <text:p>ed_j_a_primaria</text:p>
          </table:table-cell>
          <table:table-cell office:value-type="string" table:style-name="ce1">
            <text:p>ed_j_a_egb3</text:p>
          </table:table-cell>
          <table:table-cell office:value-type="string" table:style-name="ce1">
            <text:p>ed_j_a_secundaria</text:p>
          </table:table-cell>
          <table:table-cell office:value-type="string" table:style-name="ce1">
            <text:p>ed_j_a_alfabetizacion</text:p>
          </table:table-cell>
          <table:table-cell office:value-type="string" table:style-name="ce1">
            <text:p>ed_j_a_form_prof</text:p>
          </table:table-cell>
          <table:table-cell office:value-type="string" table:style-name="ce1">
            <text:p>ed_j_a_form_prof_inet</text:p>
          </table:table-cell>
          <table:table-cell office:value-type="string" table:style-name="ce1">
            <text:p>ed_hosp_inicial</text:p>
          </table:table-cell>
          <table:table-cell office:value-type="string" table:style-name="ce1">
            <text:p>ed_hosp_primaria</text:p>
          </table:table-cell>
          <table:table-cell office:value-type="string" table:style-name="ce1">
            <text:p>ed_hosp_secundaria</text:p>
          </table:table-cell>
          <table:table-cell office:value-type="string" table:style-name="ce1">
            <text:p>servicios_comp</text:p>
          </table:table-cell>
          <table:table-cell office:value-type="string" table:style-name="ce1">
            <text:p>tipo_ubicacion</text:p>
          </table:table-cell>
          <table:table-cell office:value-type="string" table:style-name="ce1">
            <text:p>lat</text:p>
          </table:table-cell>
          <table:table-cell office:value-type="string" table:style-name="ce1">
            <text:p>lon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100" table:style-name="ce1">
            <text:p>100000100</text:p>
          </table:table-cell>
          <table:table-cell office:value-type="string" table:style-name="ce1">
            <text:p>ESCUELA N° 435 MARIA VICTORIA VAZQUEZ DE MA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MAY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HUMAY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8985600000044" table:style-name="ce2">
            <text:p>-278.985.600.000.044</text:p>
          </table:table-cell>
          <table:table-cell office:value-type="float" office:value="-6597863" table:style-name="ce2">
            <text:p>-6.597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200" table:style-name="ce1">
            <text:p>100000200</text:p>
          </table:table-cell>
          <table:table-cell office:value-type="string" table:style-name="ce1">
            <text:p>ESCUELA N° 4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IEDRAS BLANCAS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S PIEDRAS BLANC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0100400000043" table:style-name="ce2">
            <text:p>-280.100.400.000.043</text:p>
          </table:table-cell>
          <table:table-cell office:value-type="float" office:value="-6594191" table:style-name="ce2">
            <text:p>-6.594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300" table:style-name="ce1">
            <text:p>100000300</text:p>
          </table:table-cell>
          <table:table-cell office:value-type="string" table:style-name="ce1">
            <text:p>ESCUELA N° 247 MARISCAL SUC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ORTENCIAS S/Nº CENTRO EL RODEO</text:p>
          </table:table-cell>
          <table:table-cell office:value-type="string" table:style-name="ce1">
            <text:p>K4715</text:p>
          </table:table-cell>
          <table:table-cell office:value-type="string" table:style-name="ce1">
            <text:p>03833-490122</text:p>
          </table:table-cell>
          <table:table-cell office:value-type="string" table:style-name="ce1">
            <text:p>EL RODEO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125909876" table:style-name="ce2">
            <text:p>-282.125.909.876</text:p>
          </table:table-cell>
          <table:table-cell office:value-type="float" office:value="-65876110803" table:style-name="ce2">
            <text:p>-65.876.110.8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400" table:style-name="ce1">
            <text:p>100000400</text:p>
          </table:table-cell>
          <table:table-cell office:value-type="string" table:style-name="ce1">
            <text:p>ESCUELA N°103 - ARMA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SALVIA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90665973" table:style-name="ce2">
            <text:p>-28.090.665.973</text:p>
          </table:table-cell>
          <table:table-cell office:value-type="float" office:value="-65899530041" table:style-name="ce2">
            <text:p>-65.899.530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500" table:style-name="ce1">
            <text:p>100000500</text:p>
          </table:table-cell>
          <table:table-cell office:value-type="string" table:style-name="ce1">
            <text:p>ESCUELA N°3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YCAM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HUAYCAM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144300000043" table:style-name="ce2">
            <text:p>-281.144.300.000.043</text:p>
          </table:table-cell>
          <table:table-cell office:value-type="float" office:value="-6579851" table:style-name="ce2">
            <text:p>-6.579.8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600" table:style-name="ce1">
            <text:p>100000600</text:p>
          </table:table-cell>
          <table:table-cell office:value-type="string" table:style-name="ce1">
            <text:p>ESCUELA N°486 RAFAEL DE JESUS PE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PES - RUTA PCIAL.N°1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COLPE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0780000000043" table:style-name="ce2">
            <text:p>-280.780.000.000.043</text:p>
          </table:table-cell>
          <table:table-cell office:value-type="float" office:value="-6580942" table:style-name="ce2">
            <text:p>-6.580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700" table:style-name="ce1">
            <text:p>100000700</text:p>
          </table:table-cell>
          <table:table-cell office:value-type="string" table:style-name="ce1">
            <text:p>ESCUELA N° 210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</text:p>
          </table:table-cell>
          <table:table-cell office:value-type="string" table:style-name="ce1">
            <text:p>K4711</text:p>
          </table:table-cell>
          <table:table-cell office:value-type="string" table:style-name="ce1">
            <text:p>03833-499622</text:p>
          </table:table-cell>
          <table:table-cell office:value-type="string" table:style-name="ce1">
            <text:p>LA PUERT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675900000042" table:style-name="ce2">
            <text:p>-281.675.900.000.042</text:p>
          </table:table-cell>
          <table:table-cell office:value-type="float" office:value="-657919" table:style-name="ce2">
            <text:p>-657.9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800" table:style-name="ce1">
            <text:p>100000800</text:p>
          </table:table-cell>
          <table:table-cell office:value-type="string" table:style-name="ce1">
            <text:p>ESCUELA NO.3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- BANDA SUD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PUERTA SUD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8852527" table:style-name="ce2">
            <text:p>-2.818.852.527</text:p>
          </table:table-cell>
          <table:table-cell office:value-type="float" office:value="-6578643222" table:style-name="ce2">
            <text:p>-6.578.643.2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0900" table:style-name="ce1">
            <text:p>100000900</text:p>
          </table:table-cell>
          <table:table-cell office:value-type="string" table:style-name="ce1">
            <text:p>ESCUELA NO.4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SLA LARG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ISLA LARG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3227437" table:style-name="ce2">
            <text:p>-2.823.227.437</text:p>
          </table:table-cell>
          <table:table-cell office:value-type="float" office:value="-6576118786" table:style-name="ce2">
            <text:p>-6.576.118.7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0" table:style-name="ce1">
            <text:p>100001000</text:p>
          </table:table-cell>
          <table:table-cell office:value-type="string" table:style-name="ce1">
            <text:p>ESCUELA SECUNDARIA N°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PUERT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16784" table:style-name="ce2">
            <text:p>-2.816.784</text:p>
          </table:table-cell>
          <table:table-cell office:value-type="float" office:value="-6579221" table:style-name="ce2">
            <text:p>-6.579.2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1" table:style-name="ce1">
            <text:p>100001001</text:p>
          </table:table-cell>
          <table:table-cell office:value-type="string" table:style-name="ce1">
            <text:p>ESCUELA Nª1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INGUIL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SINGUIL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189800000044" table:style-name="ce2">
            <text:p>-278.189.800.000.044</text:p>
          </table:table-cell>
          <table:table-cell office:value-type="float" office:value="-6586497" table:style-name="ce2">
            <text:p>-6.586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2" table:style-name="ce1">
            <text:p>100001002</text:p>
          </table:table-cell>
          <table:table-cell office:value-type="string" table:style-name="ce1">
            <text:p>ESCUELA Nª2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OS VAREL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VAREL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30269325" table:style-name="ce2">
            <text:p>-27.930.269.325</text:p>
          </table:table-cell>
          <table:table-cell office:value-type="float" office:value="-65872340065" table:style-name="ce2">
            <text:p>-65.872.340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3" table:style-name="ce1">
            <text:p>100001003</text:p>
          </table:table-cell>
          <table:table-cell office:value-type="string" table:style-name="ce1">
            <text:p>ESCUELA Nª210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PUERT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PUERT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677150000021" table:style-name="ce2">
            <text:p>-281.677.150.000.021</text:p>
          </table:table-cell>
          <table:table-cell office:value-type="float" office:value="-65792055" table:style-name="ce2">
            <text:p>-65.792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4" table:style-name="ce1">
            <text:p>100001004</text:p>
          </table:table-cell>
          <table:table-cell office:value-type="string" table:style-name="ce1">
            <text:p>ESCUELA Nª2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INGUIL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VAREL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30269325" table:style-name="ce2">
            <text:p>-27.930.269.325</text:p>
          </table:table-cell>
          <table:table-cell office:value-type="float" office:value="-65872340065" table:style-name="ce2">
            <text:p>-65.872.340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5" table:style-name="ce1">
            <text:p>100001005</text:p>
          </table:table-cell>
          <table:table-cell office:value-type="string" table:style-name="ce1">
            <text:p>ESCUELA Nª4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CHACRITA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S CHACRI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887200000045" table:style-name="ce2">
            <text:p>-276.887.200.000.045</text:p>
          </table:table-cell>
          <table:table-cell office:value-type="float" office:value="-6592362" table:style-name="ce2">
            <text:p>-6.592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006" table:style-name="ce1">
            <text:p>100001006</text:p>
          </table:table-cell>
          <table:table-cell office:value-type="string" table:style-name="ce1">
            <text:p>ESCUELA Nª4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CASAS VIEJA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S CASAS VIEJ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465807744" table:style-name="ce2">
            <text:p>-277.465.807.744</text:p>
          </table:table-cell>
          <table:table-cell office:value-type="float" office:value="-658597356205" table:style-name="ce2">
            <text:p>-658.597.356.2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100" table:style-name="ce1">
            <text:p>100001100</text:p>
          </table:table-cell>
          <table:table-cell office:value-type="string" table:style-name="ce1">
            <text:p>ESCUELA NO.4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SAS VIEJA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S CASAS VIEJ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7465807744" table:style-name="ce2">
            <text:p>-277.465.807.744</text:p>
          </table:table-cell>
          <table:table-cell office:value-type="float" office:value="-658597356205" table:style-name="ce2">
            <text:p>-658.597.356.2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200" table:style-name="ce1">
            <text:p>100001200</text:p>
          </table:table-cell>
          <table:table-cell office:value-type="string" table:style-name="ce1">
            <text:p>ESCUELA NO.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ALA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TAL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572000000043" table:style-name="ce2">
            <text:p>-279.572.000.000.043</text:p>
          </table:table-cell>
          <table:table-cell office:value-type="float" office:value="-6586462" table:style-name="ce2">
            <text:p>-6.586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300" table:style-name="ce1">
            <text:p>100001300</text:p>
          </table:table-cell>
          <table:table-cell office:value-type="string" table:style-name="ce1">
            <text:p>ESCUELA NO.2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VAREL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VAREL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31543" table:style-name="ce2">
            <text:p>-27.931.543</text:p>
          </table:table-cell>
          <table:table-cell office:value-type="float" office:value="-6587346915" table:style-name="ce2">
            <text:p>-6.587.346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500" table:style-name="ce1">
            <text:p>100001500</text:p>
          </table:table-cell>
          <table:table-cell office:value-type="string" table:style-name="ce1">
            <text:p>ESCUELA Nº 4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LAMITO - ACONQUIJA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LAS PAMPIT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221660204" table:style-name="ce2">
            <text:p>-275.221.660.204</text:p>
          </table:table-cell>
          <table:table-cell office:value-type="float" office:value="-661280637742" table:style-name="ce2">
            <text:p>-661.280.637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600" table:style-name="ce1">
            <text:p>100001600</text:p>
          </table:table-cell>
          <table:table-cell office:value-type="string" table:style-name="ce1">
            <text:p>ESCUELA N° 86 JOSÉ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LAMITO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EL ALAMIT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48593839" table:style-name="ce2">
            <text:p>-2.748.593.839</text:p>
          </table:table-cell>
          <table:table-cell office:value-type="float" office:value="-6601735533" table:style-name="ce2">
            <text:p>-6.601.735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700" table:style-name="ce1">
            <text:p>100001700</text:p>
          </table:table-cell>
          <table:table-cell office:value-type="string" table:style-name="ce1">
            <text:p>ESCUELA NRO.3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STAFETA EL ALAMITO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CONDOR HUASI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9687028" table:style-name="ce2">
            <text:p>-2.759.687.028</text:p>
          </table:table-cell>
          <table:table-cell office:value-type="float" office:value="-6597936947" table:style-name="ce2">
            <text:p>-6.597.936.9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800" table:style-name="ce1">
            <text:p>100001800</text:p>
          </table:table-cell>
          <table:table-cell office:value-type="string" table:style-name="ce1">
            <text:p>ESCUELA N° 342 - NORA CAMISAY DE YAP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LUMBRERA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LA ALUMBRER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2775261" table:style-name="ce2">
            <text:p>-2.752.775.261</text:p>
          </table:table-cell>
          <table:table-cell office:value-type="float" office:value="-660166132" table:style-name="ce2">
            <text:p>-660.166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1900" table:style-name="ce1">
            <text:p>100001900</text:p>
          </table:table-cell>
          <table:table-cell office:value-type="string" table:style-name="ce1">
            <text:p>ESCUELA N° 4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UCARA - ACONQUIJA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EL ALAMIT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70432125" table:style-name="ce2">
            <text:p>-2.770.432.125</text:p>
          </table:table-cell>
          <table:table-cell office:value-type="float" office:value="-6600877687" table:style-name="ce2">
            <text:p>-6.600.877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000" table:style-name="ce1">
            <text:p>100002000</text:p>
          </table:table-cell>
          <table:table-cell office:value-type="string" table:style-name="ce1">
            <text:p>ESCUELA N° 180 REPÚBLIC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Y PUERTO RICO S/Nº PARQUE AMÉRIC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435540914624" table:style-name="ce2">
            <text:p>-284.435.540.914.624</text:p>
          </table:table-cell>
          <table:table-cell office:value-type="float" office:value="-657695344460536" table:style-name="ce2">
            <text:p>-657.695.344.460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400" table:style-name="ce1">
            <text:p>100002400</text:p>
          </table:table-cell>
          <table:table-cell office:value-type="string" table:style-name="ce1">
            <text:p>COLEGIO PRIVADO ENRIQUE G.HOOD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JAS 238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45439512771" table:style-name="ce2">
            <text:p>-284.645.439.512.771</text:p>
          </table:table-cell>
          <table:table-cell office:value-type="float" office:value="-65783934271409" table:style-name="ce2">
            <text:p>-65.783.934.271.4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500" table:style-name="ce1">
            <text:p>100002500</text:p>
          </table:table-cell>
          <table:table-cell office:value-type="string" table:style-name="ce1">
            <text:p>ESCUELA N° 3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NQUIJA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EL ESPINILL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677228102" table:style-name="ce2">
            <text:p>-275.677.228.102</text:p>
          </table:table-cell>
          <table:table-cell office:value-type="float" office:value="-661472315128" table:style-name="ce2">
            <text:p>-661.472.315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600" table:style-name="ce1">
            <text:p>100002600</text:p>
          </table:table-cell>
          <table:table-cell office:value-type="string" table:style-name="ce1">
            <text:p>INST.DEL PROFESORADO DE EDUC.FIS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JOSE RAMON LUNA S/N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55320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454532365365" table:style-name="ce2">
            <text:p>-28.454.532.365.365</text:p>
          </table:table-cell>
          <table:table-cell office:value-type="float" office:value="-657727500251753" table:style-name="ce2">
            <text:p>-657.727.500.251.7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700" table:style-name="ce1">
            <text:p>100002700</text:p>
          </table:table-cell>
          <table:table-cell office:value-type="string" table:style-name="ce1">
            <text:p>ESCUELA N° 182 LUIS LEOPOLDO FRAN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ILOS S/Nº LOS CEIBO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328876026677" table:style-name="ce2">
            <text:p>-284.328.876.026.677</text:p>
          </table:table-cell>
          <table:table-cell office:value-type="float" office:value="-65782305641929" table:style-name="ce2">
            <text:p>-65.782.305.641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800" table:style-name="ce1">
            <text:p>100002800</text:p>
          </table:table-cell>
          <table:table-cell office:value-type="string" table:style-name="ce1">
            <text:p>COLEGIO PRIVADO SRA.DEL VALL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ARIO SEGURA 36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85139030788" table:style-name="ce2">
            <text:p>-284.685.139.030.788</text:p>
          </table:table-cell>
          <table:table-cell office:value-type="float" office:value="-657741804627857" table:style-name="ce2">
            <text:p>-657.741.804.627.8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2900" table:style-name="ce1">
            <text:p>100002900</text:p>
          </table:table-cell>
          <table:table-cell office:value-type="string" table:style-name="ce1">
            <text:p>EL PRINCIPI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859 (ESQ.PASAJE NARVAEZ)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94470021633" table:style-name="ce2">
            <text:p>-284.694.470.021.633</text:p>
          </table:table-cell>
          <table:table-cell office:value-type="float" office:value="-657745912863635" table:style-name="ce2">
            <text:p>-657.745.912.863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3000" table:style-name="ce1">
            <text:p>100003000</text:p>
          </table:table-cell>
          <table:table-cell office:value-type="string" table:style-name="ce1">
            <text:p>ESCUELA N° 26 GENERAL OCTAVIANO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48 ALTO DE LAS JUNTAS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RIO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38804078" table:style-name="ce2">
            <text:p>-2.738.804.078</text:p>
          </table:table-cell>
          <table:table-cell office:value-type="float" office:value="-6598347584" table:style-name="ce2">
            <text:p>-6.598.347.5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3100" table:style-name="ce1">
            <text:p>100003100</text:p>
          </table:table-cell>
          <table:table-cell office:value-type="string" table:style-name="ce1">
            <text:p>ESCUELA N° 50 GENERAL ENRIQUE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48 AGUA DE LAS PALOMAS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AGUA DE LAS PALOM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6190595583" table:style-name="ce2">
            <text:p>-276.190.595.583</text:p>
          </table:table-cell>
          <table:table-cell office:value-type="float" office:value="-661151854222" table:style-name="ce2">
            <text:p>-661.151.854.2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3200" table:style-name="ce1">
            <text:p>100003200</text:p>
          </table:table-cell>
          <table:table-cell office:value-type="string" table:style-name="ce1">
            <text:p>ESCUELA NO.1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ANCA MOLLE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BARRANCA MOLLE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68047784" table:style-name="ce2">
            <text:p>-2.768.047.784</text:p>
          </table:table-cell>
          <table:table-cell office:value-type="float" office:value="-6609365856" table:style-name="ce2">
            <text:p>-6.609.365.8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3400" table:style-name="ce1">
            <text:p>100003400</text:p>
          </table:table-cell>
          <table:table-cell office:value-type="string" table:style-name="ce1">
            <text:p>ESCUELA PARA ADULTO NO.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2005- (ESC. N° 323)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877425078051" table:style-name="ce2">
            <text:p>-284.877.425.078.051</text:p>
          </table:table-cell>
          <table:table-cell office:value-type="float" office:value="-657785818069971" table:style-name="ce2">
            <text:p>-657.785.818.069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3900" table:style-name="ce1">
            <text:p>100003900</text:p>
          </table:table-cell>
          <table:table-cell office:value-type="string" table:style-name="ce1">
            <text:p>ESCUELA Nº 4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ALA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EL TAL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415324771" table:style-name="ce2">
            <text:p>-288.415.324.771</text:p>
          </table:table-cell>
          <table:table-cell office:value-type="float" office:value="-64995986692" table:style-name="ce2">
            <text:p>-64.995.986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000" table:style-name="ce1">
            <text:p>100004000</text:p>
          </table:table-cell>
          <table:table-cell office:value-type="string" table:style-name="ce1">
            <text:p>ESCUELA Nº 3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EJAS</text:p>
          </table:table-cell>
          <table:table-cell office:value-type="string" table:style-name="ce1">
            <text:p>K4231</text:p>
          </table:table-cell>
          <table:table-cell table:style-name="ce1"/>
          <table:table-cell office:value-type="string" table:style-name="ce1">
            <text:p>LAS TEJ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7712400000038" table:style-name="ce2">
            <text:p>-287.712.400.000.038</text:p>
          </table:table-cell>
          <table:table-cell office:value-type="float" office:value="-648214299999999" table:style-name="ce2">
            <text:p>-648.214.2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100" table:style-name="ce1">
            <text:p>100004100</text:p>
          </table:table-cell>
          <table:table-cell office:value-type="string" table:style-name="ce1">
            <text:p>ESCUELA N° 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ANCONES</text:p>
          </table:table-cell>
          <table:table-cell office:value-type="string" table:style-name="ce1">
            <text:p>K4231</text:p>
          </table:table-cell>
          <table:table-cell table:style-name="ce1"/>
          <table:table-cell office:value-type="string" table:style-name="ce1">
            <text:p>POZANCONE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8613900000037" table:style-name="ce2">
            <text:p>-288.613.900.000.037</text:p>
          </table:table-cell>
          <table:table-cell office:value-type="float" office:value="-648304599999999" table:style-name="ce2">
            <text:p>-648.304.5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200" table:style-name="ce1">
            <text:p>100004200</text:p>
          </table:table-cell>
          <table:table-cell office:value-type="string" table:style-name="ce1">
            <text:p>ESCUELA NO.4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KILOMETRO 1017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ESTACION KILOMETRO 1017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0114907710541" table:style-name="ce2">
            <text:p>-290.114.907.710.541</text:p>
          </table:table-cell>
          <table:table-cell office:value-type="float" office:value="-651011188924937" table:style-name="ce2">
            <text:p>-651.011.188.924.9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300" table:style-name="ce1">
            <text:p>100004300</text:p>
          </table:table-cell>
          <table:table-cell office:value-type="string" table:style-name="ce1">
            <text:p>ESCUELA N° 1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A DE CORDOBA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PUERTA DE CORDOB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760591207" table:style-name="ce2">
            <text:p>-288.760.591.207</text:p>
          </table:table-cell>
          <table:table-cell office:value-type="float" office:value="-649363300695" table:style-name="ce2">
            <text:p>-649.363.300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400" table:style-name="ce1">
            <text:p>100004400</text:p>
          </table:table-cell>
          <table:table-cell office:value-type="string" table:style-name="ce1">
            <text:p>ESCUELA N° 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ALDE DE LA PAMPA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BALDE DE LA PAMPA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3781745" table:style-name="ce2">
            <text:p>-2.833.781.745</text:p>
          </table:table-cell>
          <table:table-cell office:value-type="float" office:value="-6654987231" table:style-name="ce2">
            <text:p>-6.654.987.2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401" table:style-name="ce1">
            <text:p>100004401</text:p>
          </table:table-cell>
          <table:table-cell office:value-type="string" table:style-name="ce1">
            <text:p>ANEXO SAN ROQU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ROQUE</text:p>
          </table:table-cell>
          <table:table-cell table:number-columns-repeated="2"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500" table:style-name="ce1">
            <text:p>100004500</text:p>
          </table:table-cell>
          <table:table-cell office:value-type="string" table:style-name="ce1">
            <text:p>ESCUELA N° 228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MUTQUIN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MUTQUI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1512965" table:style-name="ce2">
            <text:p>-2.831.512.965</text:p>
          </table:table-cell>
          <table:table-cell office:value-type="float" office:value="-6614772075" table:style-name="ce2">
            <text:p>-6.614.772.0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600" table:style-name="ce1">
            <text:p>100004600</text:p>
          </table:table-cell>
          <table:table-cell office:value-type="string" table:style-name="ce1">
            <text:p>ESCUELA N° 392 -DANIEL DE JESUS OVEJ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JAN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6535665" table:style-name="ce2">
            <text:p>-2.826.535.665</text:p>
          </table:table-cell>
          <table:table-cell office:value-type="float" office:value="-6622004827" table:style-name="ce2">
            <text:p>-6.622.004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700" table:style-name="ce1">
            <text:p>100004700</text:p>
          </table:table-cell>
          <table:table-cell office:value-type="string" table:style-name="ce1">
            <text:p>ESCUELA N° 140 YAPEY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POYACO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APOYAC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0530354" table:style-name="ce2">
            <text:p>-2.830.530.354</text:p>
          </table:table-cell>
          <table:table-cell office:value-type="float" office:value="-6613797787" table:style-name="ce2">
            <text:p>-6.613.797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0" table:style-name="ce1">
            <text:p>100004800</text:p>
          </table:table-cell>
          <table:table-cell office:value-type="string" table:style-name="ce1">
            <text:p>ESCUELA SECUNDARIA N°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JAN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-2826529999" table:style-name="ce2">
            <text:p>-2.826.529.999</text:p>
          </table:table-cell>
          <table:table-cell office:value-type="float" office:value="-6622019076" table:style-name="ce2">
            <text:p>-6.622.019.0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1" table:style-name="ce1">
            <text:p>100004801</text:p>
          </table:table-cell>
          <table:table-cell office:value-type="string" table:style-name="ce1">
            <text:p>ESCUELA N° 334 MARIA DEL CARMEN FUENZAL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LPES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455266049" table:style-name="ce2">
            <text:p>-280.455.266.049</text:p>
          </table:table-cell>
          <table:table-cell office:value-type="float" office:value="-661407454541" table:style-name="ce2">
            <text:p>-661.407.454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2" table:style-name="ce1">
            <text:p>100004802</text:p>
          </table:table-cell>
          <table:table-cell office:value-type="string" table:style-name="ce1">
            <text:p>ESCUELA N° 295 GRAL JULIO A.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INCO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825391359" table:style-name="ce2">
            <text:p>-280.825.391.359</text:p>
          </table:table-cell>
          <table:table-cell office:value-type="float" office:value="-665616591084" table:style-name="ce2">
            <text:p>-665.616.591.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3" table:style-name="ce1">
            <text:p>100004803</text:p>
          </table:table-cell>
          <table:table-cell office:value-type="string" table:style-name="ce1">
            <text:p>ESCUELA N° 3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MIGUE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835500000042" table:style-name="ce2">
            <text:p>-281.835.500.000.042</text:p>
          </table:table-cell>
          <table:table-cell office:value-type="float" office:value="-6614712" table:style-name="ce2">
            <text:p>-6.614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4" table:style-name="ce1">
            <text:p>100004804</text:p>
          </table:table-cell>
          <table:table-cell office:value-type="string" table:style-name="ce1">
            <text:p>ESCUELA N° 1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IPANAC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8679357" table:style-name="ce2">
            <text:p>-2.798.679.357</text:p>
          </table:table-cell>
          <table:table-cell office:value-type="float" office:value="-6620393666" table:style-name="ce2">
            <text:p>-6.620.393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5" table:style-name="ce1">
            <text:p>100004805</text:p>
          </table:table-cell>
          <table:table-cell office:value-type="string" table:style-name="ce1">
            <text:p>ESCUELA N° 295 GRAL JULIO A.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NCO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218942555" table:style-name="ce2">
            <text:p>-282.218.942.555</text:p>
          </table:table-cell>
          <table:table-cell office:value-type="float" office:value="-661435939632" table:style-name="ce2">
            <text:p>-661.435.939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6" table:style-name="ce1">
            <text:p>100004806</text:p>
          </table:table-cell>
          <table:table-cell office:value-type="string" table:style-name="ce1">
            <text:p>ESCUELA N° 334 MARIA DEL CARMEN FUENZAL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LPES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601023886" table:style-name="ce2">
            <text:p>-280.601.023.886</text:p>
          </table:table-cell>
          <table:table-cell office:value-type="float" office:value="-661987723867" table:style-name="ce2">
            <text:p>-661.987.723.8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7" table:style-name="ce1">
            <text:p>100004807</text:p>
          </table:table-cell>
          <table:table-cell office:value-type="string" table:style-name="ce1">
            <text:p>ESCUELA N° 3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JOYANG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983685778" table:style-name="ce2">
            <text:p>-280.983.685.778</text:p>
          </table:table-cell>
          <table:table-cell office:value-type="float" office:value="-661280548974" table:style-name="ce2">
            <text:p>-661.280.548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8" table:style-name="ce1">
            <text:p>100004808</text:p>
          </table:table-cell>
          <table:table-cell office:value-type="string" table:style-name="ce1">
            <text:p>ESCUELA N° 3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MIGUE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3936466" table:style-name="ce2">
            <text:p>-2.813.936.466</text:p>
          </table:table-cell>
          <table:table-cell office:value-type="float" office:value="-6620709412" table:style-name="ce2">
            <text:p>-6.620.709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809" table:style-name="ce1">
            <text:p>100004809</text:p>
          </table:table-cell>
          <table:table-cell office:value-type="string" table:style-name="ce1">
            <text:p>ESCUELA N° 392 -DANIEL DE JESUS OVEJ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652300000042" table:style-name="ce2">
            <text:p>-282.652.300.000.042</text:p>
          </table:table-cell>
          <table:table-cell office:value-type="string" table:style-name="ce1">
            <text:p>-66.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4900" table:style-name="ce1">
            <text:p>100004900</text:p>
          </table:table-cell>
          <table:table-cell office:value-type="string" table:style-name="ce1">
            <text:p>INSTITUTO DE ARTE Y COMUNICACION.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164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SACCATAMARCASANMARTIN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4686431501452" table:style-name="ce2">
            <text:p>-284.686.431.501.452</text:p>
          </table:table-cell>
          <table:table-cell office:value-type="float" office:value="-657700590146607" table:style-name="ce2">
            <text:p>-657.700.590.146.6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000" table:style-name="ce1">
            <text:p>100005000</text:p>
          </table:table-cell>
          <table:table-cell office:value-type="string" table:style-name="ce1">
            <text:p>INSTITUTO SUPERIOR FRAY MAMERTO ESQUIU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561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2480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4679780395796" table:style-name="ce2">
            <text:p>-284.679.780.395.796</text:p>
          </table:table-cell>
          <table:table-cell office:value-type="float" office:value="-657819145512861" table:style-name="ce2">
            <text:p>-657.819.145.512.8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100" table:style-name="ce1">
            <text:p>100005100</text:p>
          </table:table-cell>
          <table:table-cell office:value-type="string" table:style-name="ce1">
            <text:p>COLEGIO PRIVADO NUESTRA SEÑORA DEL CARMEN Y SAN JO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71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700837947014" table:style-name="ce2">
            <text:p>-284.700.837.947.014</text:p>
          </table:table-cell>
          <table:table-cell office:value-type="float" office:value="-657831804217436" table:style-name="ce2">
            <text:p>-657.831.804.217.4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200" table:style-name="ce1">
            <text:p>100005200</text:p>
          </table:table-cell>
          <table:table-cell office:value-type="string" table:style-name="ce1">
            <text:p>COLEGIO PRIVADO NUESTRA SEÑORA DEL CARMEN Y SAN JOS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71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00123587823" table:style-name="ce2">
            <text:p>-284.700.123.587.823</text:p>
          </table:table-cell>
          <table:table-cell office:value-type="float" office:value="-657831395496624" table:style-name="ce2">
            <text:p>-657.831.395.496.6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300" table:style-name="ce1">
            <text:p>100005300</text:p>
          </table:table-cell>
          <table:table-cell office:value-type="string" table:style-name="ce1">
            <text:p>ESCUELA DE EDUCACION ESPECIAL N°31 -MARIA LUISA SES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181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4280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4700602969501" table:style-name="ce2">
            <text:p>-284.700.602.969.501</text:p>
          </table:table-cell>
          <table:table-cell office:value-type="float" office:value="-657848689155627" table:style-name="ce2">
            <text:p>-657.848.689.155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400" table:style-name="ce1">
            <text:p>100005400</text:p>
          </table:table-cell>
          <table:table-cell office:value-type="string" table:style-name="ce1">
            <text:p>ESC.DE EDUC.ESPECIAL Y FORMACION LABORAL NRO.10 BICENTENARIO DE LA PAT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365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EDIEZ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4706667970322" table:style-name="ce2">
            <text:p>-284.706.667.970.322</text:p>
          </table:table-cell>
          <table:table-cell office:value-type="float" office:value="-657827029508302" table:style-name="ce2">
            <text:p>-657.827.029.508.3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500" table:style-name="ce1">
            <text:p>100005500</text:p>
          </table:table-cell>
          <table:table-cell office:value-type="string" table:style-name="ce1">
            <text:p>ESC.DEL CENTRO DE REHAB.DEL LISI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TA BOTELLO 114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600" table:style-name="ce1">
            <text:p>100005600</text:p>
          </table:table-cell>
          <table:table-cell office:value-type="string" table:style-name="ce1">
            <text:p>ESCUELA PARA ADULTOS N°43 DR.JULIO HER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GUEMES Y VIRGEN DEL VALL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-284769693621997" table:style-name="ce2">
            <text:p>-284.769.693.621.997</text:p>
          </table:table-cell>
          <table:table-cell office:value-type="float" office:value="-657865095869897" table:style-name="ce2">
            <text:p>-657.865.095.869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0" table:style-name="ce1">
            <text:p>100005700</text:p>
          </table:table-cell>
          <table:table-cell office:value-type="string" table:style-name="ce1">
            <text:p>ESCUELA SECUNDARIA N°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RINCIPAL S/N ICAÑ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91849768" table:style-name="ce2">
            <text:p>-2.891.849.768</text:p>
          </table:table-cell>
          <table:table-cell office:value-type="float" office:value="-6532984548" table:style-name="ce2">
            <text:p>-6.532.984.5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1" table:style-name="ce1">
            <text:p>100005701</text:p>
          </table:table-cell>
          <table:table-cell office:value-type="string" table:style-name="ce1">
            <text:p>ESCUELA Nº 602 HOGAR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9290555" table:style-name="ce2">
            <text:p>-2.889.290.555</text:p>
          </table:table-cell>
          <table:table-cell office:value-type="float" office:value="-6531669017" table:style-name="ce2">
            <text:p>-6.531.669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2" table:style-name="ce1">
            <text:p>100005702</text:p>
          </table:table-cell>
          <table:table-cell office:value-type="string" table:style-name="ce1">
            <text:p>ESCUELA N° 3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BALL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006100000037" table:style-name="ce2">
            <text:p>-290.006.100.000.037</text:p>
          </table:table-cell>
          <table:table-cell office:value-type="float" office:value="-6535047" table:style-name="ce2">
            <text:p>-6.535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3" table:style-name="ce1">
            <text:p>100005703</text:p>
          </table:table-cell>
          <table:table-cell office:value-type="string" table:style-name="ce1">
            <text:p>ESCUELA N° 400 AGRUPACIÓN VIII DE GENDARME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PA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2427415" table:style-name="ce2">
            <text:p>-2.892.427.415</text:p>
          </table:table-cell>
          <table:table-cell office:value-type="float" office:value="-6529737709" table:style-name="ce2">
            <text:p>-6.529.737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4" table:style-name="ce1">
            <text:p>100005704</text:p>
          </table:table-cell>
          <table:table-cell office:value-type="string" table:style-name="ce1">
            <text:p>ESCUELA N° 4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CHIC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440159699" table:style-name="ce2">
            <text:p>-289.440.159.699</text:p>
          </table:table-cell>
          <table:table-cell office:value-type="float" office:value="-653511824246" table:style-name="ce2">
            <text:p>-653.511.824.2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5" table:style-name="ce1">
            <text:p>100005705</text:p>
          </table:table-cell>
          <table:table-cell office:value-type="string" table:style-name="ce1">
            <text:p>ESCUELA N° 4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QUIN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456007374" table:style-name="ce2">
            <text:p>-290.456.007.374</text:p>
          </table:table-cell>
          <table:table-cell office:value-type="float" office:value="-653519031421" table:style-name="ce2">
            <text:p>-653.519.031.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706" table:style-name="ce1">
            <text:p>100005706</text:p>
          </table:table-cell>
          <table:table-cell office:value-type="string" table:style-name="ce1">
            <text:p>ESCUELA Nº 602 HOGAR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9290555" table:style-name="ce2">
            <text:p>-2.889.290.555</text:p>
          </table:table-cell>
          <table:table-cell office:value-type="float" office:value="-6531669017" table:style-name="ce2">
            <text:p>-6.531.669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800" table:style-name="ce1">
            <text:p>100005800</text:p>
          </table:table-cell>
          <table:table-cell office:value-type="string" table:style-name="ce1">
            <text:p>ESCUELA N° 2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JULI</text:p>
          </table:table-cell>
          <table:table-cell office:value-type="string" table:style-name="ce1">
            <text:p>K4231</text:p>
          </table:table-cell>
          <table:table-cell table:style-name="ce1"/>
          <table:table-cell office:value-type="string" table:style-name="ce1">
            <text:p>ANJULI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7426743" table:style-name="ce2">
            <text:p>-2.867.426.743</text:p>
          </table:table-cell>
          <table:table-cell office:value-type="float" office:value="-6527945557" table:style-name="ce2">
            <text:p>-6.527.945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5900" table:style-name="ce1">
            <text:p>100005900</text:p>
          </table:table-cell>
          <table:table-cell office:value-type="string" table:style-name="ce1">
            <text:p>ESCUELA N° 4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CHIC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RIO CHIC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440159699" table:style-name="ce2">
            <text:p>-289.440.159.699</text:p>
          </table:table-cell>
          <table:table-cell office:value-type="float" office:value="-653511824246" table:style-name="ce2">
            <text:p>-653.511.824.2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000" table:style-name="ce1">
            <text:p>100006000</text:p>
          </table:table-cell>
          <table:table-cell office:value-type="string" table:style-name="ce1">
            <text:p>ESCUELA N° 3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 BAVIAN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BAVIAN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8897607" table:style-name="ce2">
            <text:p>-2.878.897.607</text:p>
          </table:table-cell>
          <table:table-cell office:value-type="float" office:value="-6529965822" table:style-name="ce2">
            <text:p>-6.529.965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100" table:style-name="ce1">
            <text:p>100006100</text:p>
          </table:table-cell>
          <table:table-cell office:value-type="string" table:style-name="ce1">
            <text:p>ESCUELA N° 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OSCAS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S TOSC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072806984" table:style-name="ce2">
            <text:p>-289.072.806.984</text:p>
          </table:table-cell>
          <table:table-cell office:value-type="float" office:value="-652855560736" table:style-name="ce2">
            <text:p>-652.855.560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200" table:style-name="ce1">
            <text:p>100006200</text:p>
          </table:table-cell>
          <table:table-cell office:value-type="string" table:style-name="ce1">
            <text:p>ESCUELA N° 400 AGRUPACIÓN VIII DE GENDARME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RAD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9241700000037" table:style-name="ce2">
            <text:p>-289.241.700.000.037</text:p>
          </table:table-cell>
          <table:table-cell office:value-type="float" office:value="-6529736" table:style-name="ce2">
            <text:p>-6.529.7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300" table:style-name="ce1">
            <text:p>100006300</text:p>
          </table:table-cell>
          <table:table-cell office:value-type="string" table:style-name="ce1">
            <text:p>ESCUELA N° 2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ANJULI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EL VALLEC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2224099" table:style-name="ce2">
            <text:p>-2.862.224.099</text:p>
          </table:table-cell>
          <table:table-cell office:value-type="float" office:value="-6525218254" table:style-name="ce2">
            <text:p>-6.525.218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500" table:style-name="ce1">
            <text:p>100006500</text:p>
          </table:table-cell>
          <table:table-cell office:value-type="string" table:style-name="ce1">
            <text:p>ESCUELA N° 1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SALTOS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CHAÑAR PUN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332175467" table:style-name="ce2">
            <text:p>-267.332.175.467</text:p>
          </table:table-cell>
          <table:table-cell office:value-type="float" office:value="-661571246141" table:style-name="ce2">
            <text:p>-661.571.246.1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700" table:style-name="ce1">
            <text:p>100006700</text:p>
          </table:table-cell>
          <table:table-cell office:value-type="string" table:style-name="ce1">
            <text:p>ESCUELA N° 3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39 FAMATANCA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3313</text:p>
          </table:table-cell>
          <table:table-cell office:value-type="string" table:style-name="ce1">
            <text:p>FAMATANC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6954517" table:style-name="ce2">
            <text:p>-2.676.954.517</text:p>
          </table:table-cell>
          <table:table-cell office:value-type="float" office:value="-6608296082" table:style-name="ce2">
            <text:p>-6.608.296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800" table:style-name="ce1">
            <text:p>100006800</text:p>
          </table:table-cell>
          <table:table-cell office:value-type="string" table:style-name="ce1">
            <text:p>ESCUELA N° 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BANDA OES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 B. OEST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67897616998957" table:style-name="ce2">
            <text:p>-267.897.616.998.957</text:p>
          </table:table-cell>
          <table:table-cell office:value-type="float" office:value="-660686703885639" table:style-name="ce2">
            <text:p>-660.686.703.885.6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6900" table:style-name="ce1">
            <text:p>100006900</text:p>
          </table:table-cell>
          <table:table-cell office:value-type="string" table:style-name="ce1">
            <text:p>ESCUELA N° 234 ALMIRANTE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ANTIALE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MANANTIA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410887162" table:style-name="ce2">
            <text:p>-281.410.887.162</text:p>
          </table:table-cell>
          <table:table-cell office:value-type="float" office:value="-654969664005" table:style-name="ce2">
            <text:p>-654.969.664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200" table:style-name="ce1">
            <text:p>100007200</text:p>
          </table:table-cell>
          <table:table-cell office:value-type="string" table:style-name="ce1">
            <text:p>ESCUELA SECUNDARIA N°5GDOR. FRANCISCO RAMON GALI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RNANDEZ DE PEDRAZA ESQ.SEGUNDO GALL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4647970453174" table:style-name="ce2">
            <text:p>-284.647.970.453.174</text:p>
          </table:table-cell>
          <table:table-cell office:value-type="float" office:value="-65765743605181" table:style-name="ce2">
            <text:p>-65.765.743.605.1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201" table:style-name="ce1">
            <text:p>100007201</text:p>
          </table:table-cell>
          <table:table-cell office:value-type="string" table:style-name="ce1">
            <text:p>HOGAR ESCUELA N° 601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57024" table:style-name="ce2">
            <text:p>-28.457.024</text:p>
          </table:table-cell>
          <table:table-cell office:value-type="float" office:value="-65778902" table:style-name="ce2">
            <text:p>-65.778.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202" table:style-name="ce1">
            <text:p>100007202</text:p>
          </table:table-cell>
          <table:table-cell office:value-type="string" table:style-name="ce1">
            <text:p>ESCUELA N° 162 9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68927" table:style-name="ce2">
            <text:p>-28.468.927</text:p>
          </table:table-cell>
          <table:table-cell office:value-type="float" office:value="-65762883" table:style-name="ce2">
            <text:p>-65.762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203" table:style-name="ce1">
            <text:p>100007203</text:p>
          </table:table-cell>
          <table:table-cell office:value-type="string" table:style-name="ce1">
            <text:p>ESCUELA N°9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985300000039" table:style-name="ce2">
            <text:p>-285.985.300.000.039</text:p>
          </table:table-cell>
          <table:table-cell office:value-type="float" office:value="-6590499" table:style-name="ce2">
            <text:p>-6.590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204" table:style-name="ce1">
            <text:p>100007204</text:p>
          </table:table-cell>
          <table:table-cell office:value-type="string" table:style-name="ce1">
            <text:p>ESCUELA N°992 (ESC. N°44-13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66376" table:style-name="ce2">
            <text:p>-28.466.376</text:p>
          </table:table-cell>
          <table:table-cell office:value-type="float" office:value="-6577123" table:style-name="ce2">
            <text:p>-6.577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300" table:style-name="ce1">
            <text:p>100007300</text:p>
          </table:table-cell>
          <table:table-cell office:value-type="string" table:style-name="ce1">
            <text:p>ESCUELA PROVINCIAL DE MINERIA DR.BERNARDO HOUSS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STA VILLAFAÑEZ 1416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284666853100604" table:style-name="ce2">
            <text:p>-284.666.853.100.604</text:p>
          </table:table-cell>
          <table:table-cell office:value-type="float" office:value="-657645908690392" table:style-name="ce2">
            <text:p>-657.645.908.690.3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400" table:style-name="ce1">
            <text:p>100007400</text:p>
          </table:table-cell>
          <table:table-cell office:value-type="string" table:style-name="ce1">
            <text:p>ESCUELA PROVINCIAL DE EDUCACION TECNICA Nª6 MAESTRO MARIANO FERNANDO PIE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ACOSTA VILLAFAÑEZ 1416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694470021633" table:style-name="ce2">
            <text:p>-284.694.470.021.633</text:p>
          </table:table-cell>
          <table:table-cell office:value-type="float" office:value="-657745912863635" table:style-name="ce2">
            <text:p>-657.745.912.863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500" table:style-name="ce1">
            <text:p>100007500</text:p>
          </table:table-cell>
          <table:table-cell office:value-type="string" table:style-name="ce1">
            <text:p>ESCUELA N° 280 PROVINCIA DE CO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ON 431</text:p>
          </table:table-cell>
          <table:table-cell office:value-type="string" table:style-name="ce1">
            <text:p>K5260</text:p>
          </table:table-cell>
          <table:table-cell office:value-type="string" table:style-name="ce1">
            <text:p>03832-15411460</text:p>
          </table:table-cell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3988925201791" table:style-name="ce2">
            <text:p>-293.988.925.201.791</text:p>
          </table:table-cell>
          <table:table-cell office:value-type="float" office:value="-652963731454314" table:style-name="ce2">
            <text:p>-652.963.731.454.3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600" table:style-name="ce1">
            <text:p>100007600</text:p>
          </table:table-cell>
          <table:table-cell office:value-type="string" table:style-name="ce1">
            <text:p>ESCUELA SECUNDARIA N°2 JORGE NEWBER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760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833-22378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470291032363" table:style-name="ce2">
            <text:p>-28.470.291.032.363</text:p>
          </table:table-cell>
          <table:table-cell office:value-type="float" office:value="-657812506819463" table:style-name="ce2">
            <text:p>-657.812.506.819.4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601" table:style-name="ce1">
            <text:p>100007601</text:p>
          </table:table-cell>
          <table:table-cell office:value-type="string" table:style-name="ce1">
            <text:p>ESCUELA N° 993 SARMIENTO -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03823" table:style-name="ce2">
            <text:p>-284.703.823</text:p>
          </table:table-cell>
          <table:table-cell office:value-type="float" office:value="-657812384" table:style-name="ce2">
            <text:p>-657.812.3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700" table:style-name="ce1">
            <text:p>100007700</text:p>
          </table:table-cell>
          <table:table-cell office:value-type="string" table:style-name="ce1">
            <text:p>ESCUELA N° 701 C. J. ARMSTRO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717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95635804914" table:style-name="ce2">
            <text:p>-284.695.635.804.914</text:p>
          </table:table-cell>
          <table:table-cell office:value-type="float" office:value="-657765697595396" table:style-name="ce2">
            <text:p>-657.765.697.595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800" table:style-name="ce1">
            <text:p>100007800</text:p>
          </table:table-cell>
          <table:table-cell office:value-type="string" table:style-name="ce1">
            <text:p>COLEGIO PRIVADO JUAN PABLO I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EL MILAG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494148505568" table:style-name="ce2">
            <text:p>-284.494.148.505.568</text:p>
          </table:table-cell>
          <table:table-cell office:value-type="float" office:value="-65790688257903" table:style-name="ce2">
            <text:p>-65.790.688.257.9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900" table:style-name="ce1">
            <text:p>100007900</text:p>
          </table:table-cell>
          <table:table-cell office:value-type="string" table:style-name="ce1">
            <text:p>ESCUELA SECUNDARIA N° 46 HIPÓLITO Y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300 LA TABLAD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797508481437" table:style-name="ce2">
            <text:p>-284.797.508.481.437</text:p>
          </table:table-cell>
          <table:table-cell office:value-type="float" office:value="-657824240048526" table:style-name="ce2">
            <text:p>-657.824.240.048.5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901" table:style-name="ce1">
            <text:p>100007901</text:p>
          </table:table-cell>
          <table:table-cell office:value-type="string" table:style-name="ce1">
            <text:p>ESCUELA N° 323 JUAN ALFONZ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800164" table:style-name="ce2">
            <text:p>-284.800.164</text:p>
          </table:table-cell>
          <table:table-cell office:value-type="float" office:value="-657826068" table:style-name="ce2">
            <text:p>-657.826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902" table:style-name="ce1">
            <text:p>100007902</text:p>
          </table:table-cell>
          <table:table-cell office:value-type="string" table:style-name="ce1">
            <text:p>ESCUELA N° 353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85009" table:style-name="ce2">
            <text:p>-28.485.009</text:p>
          </table:table-cell>
          <table:table-cell office:value-type="float" office:value="-657779793" table:style-name="ce2">
            <text:p>-657.779.7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7903" table:style-name="ce1">
            <text:p>100007903</text:p>
          </table:table-cell>
          <table:table-cell office:value-type="string" table:style-name="ce1">
            <text:p>ESCUELA N° 353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9802" table:style-name="ce2">
            <text:p>-28.479.802</text:p>
          </table:table-cell>
          <table:table-cell office:value-type="float" office:value="-657753048" table:style-name="ce2">
            <text:p>-657.753.0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000" table:style-name="ce1">
            <text:p>100008000</text:p>
          </table:table-cell>
          <table:table-cell office:value-type="string" table:style-name="ce1">
            <text:p>ESCUELA N° 243 JAVIER CAST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ÍN Y FLORIDA S/Nº LA TABLAD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98605265707" table:style-name="ce2">
            <text:p>-284.798.605.265.707</text:p>
          </table:table-cell>
          <table:table-cell office:value-type="float" office:value="-657823847250174" table:style-name="ce2">
            <text:p>-657.823.847.250.1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100" table:style-name="ce1">
            <text:p>100008100</text:p>
          </table:table-cell>
          <table:table-cell office:value-type="string" table:style-name="ce1">
            <text:p>ESCUELA N° 323 JUAN ALFONZ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HIPOLITO YRIGOYEN 2005 LA VIÑIT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876692768227" table:style-name="ce2">
            <text:p>-284.876.692.768.227</text:p>
          </table:table-cell>
          <table:table-cell office:value-type="float" office:value="-657785811466217" table:style-name="ce2">
            <text:p>-657.785.811.466.2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200" table:style-name="ce1">
            <text:p>100008200</text:p>
          </table:table-cell>
          <table:table-cell office:value-type="string" table:style-name="ce1">
            <text:p>ESCUELA DE ADULTO NO.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30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797871595895" table:style-name="ce2">
            <text:p>-284.797.871.595.895</text:p>
          </table:table-cell>
          <table:table-cell office:value-type="float" office:value="-657824243442899" table:style-name="ce2">
            <text:p>-657.824.243.442.8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0" table:style-name="ce1">
            <text:p>100008300</text:p>
          </table:table-cell>
          <table:table-cell office:value-type="string" table:style-name="ce1">
            <text:p>ESCUELA SECUNDARIA N°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93317489" table:style-name="ce2">
            <text:p>-2.893.317.489</text:p>
          </table:table-cell>
          <table:table-cell office:value-type="float" office:value="-6509804303" table:style-name="ce2">
            <text:p>-6.509.804.3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1" table:style-name="ce1">
            <text:p>100008301</text:p>
          </table:table-cell>
          <table:table-cell office:value-type="string" table:style-name="ce1">
            <text:p>ESCUELA N° 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OZANCONE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613900000037" table:style-name="ce2">
            <text:p>-288.613.900.000.037</text:p>
          </table:table-cell>
          <table:table-cell office:value-type="float" office:value="-648304599999999" table:style-name="ce2">
            <text:p>-648.304.5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2" table:style-name="ce1">
            <text:p>100008302</text:p>
          </table:table-cell>
          <table:table-cell office:value-type="string" table:style-name="ce1">
            <text:p>ESCUELA N° 1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UERTA DE CORDOB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760591207" table:style-name="ce2">
            <text:p>-288.760.591.207</text:p>
          </table:table-cell>
          <table:table-cell office:value-type="float" office:value="-649363300695" table:style-name="ce2">
            <text:p>-649.363.300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3" table:style-name="ce1">
            <text:p>100008303</text:p>
          </table:table-cell>
          <table:table-cell office:value-type="string" table:style-name="ce1">
            <text:p>ESCUELA N°2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BARRANQUI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7488441" table:style-name="ce2">
            <text:p>-2.877.488.441</text:p>
          </table:table-cell>
          <table:table-cell office:value-type="float" office:value="-6496500043" table:style-name="ce2">
            <text:p>-6.496.500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4" table:style-name="ce1">
            <text:p>100008304</text:p>
          </table:table-cell>
          <table:table-cell office:value-type="string" table:style-name="ce1">
            <text:p>ESCUELA N° 216 PROVINCIA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ANTONI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3301463" table:style-name="ce2">
            <text:p>-2.893.301.463</text:p>
          </table:table-cell>
          <table:table-cell office:value-type="float" office:value="-6509804587" table:style-name="ce2">
            <text:p>-6.509.804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5" table:style-name="ce1">
            <text:p>100008305</text:p>
          </table:table-cell>
          <table:table-cell office:value-type="string" table:style-name="ce1">
            <text:p>ESCUELA N° 2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UEST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4992" table:style-name="ce2">
            <text:p>-2.904.992</text:p>
          </table:table-cell>
          <table:table-cell office:value-type="string" table:style-name="ce1">
            <text:p>-65.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6" table:style-name="ce1">
            <text:p>100008306</text:p>
          </table:table-cell>
          <table:table-cell office:value-type="string" table:style-name="ce1">
            <text:p>ESCUELA N° 4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ESQUIN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3883653" table:style-name="ce2">
            <text:p>-2.873.883.653</text:p>
          </table:table-cell>
          <table:table-cell office:value-type="float" office:value="-6510497804" table:style-name="ce2">
            <text:p>-6.510.497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7" table:style-name="ce1">
            <text:p>100008307</text:p>
          </table:table-cell>
          <table:table-cell office:value-type="string" table:style-name="ce1">
            <text:p>ESCUELA Nº 4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TAL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415324771" table:style-name="ce2">
            <text:p>-288.415.324.771</text:p>
          </table:table-cell>
          <table:table-cell office:value-type="float" office:value="-64995986692" table:style-name="ce2">
            <text:p>-64.995.986.6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308" table:style-name="ce1">
            <text:p>100008308</text:p>
          </table:table-cell>
          <table:table-cell office:value-type="string" table:style-name="ce1">
            <text:p>ESCUELA N° 4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CERRILL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369600000037" table:style-name="ce2">
            <text:p>-289.369.600.000.037</text:p>
          </table:table-cell>
          <table:table-cell office:value-type="float" office:value="-6492055" table:style-name="ce2">
            <text:p>-6.492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400" table:style-name="ce1">
            <text:p>100008400</text:p>
          </table:table-cell>
          <table:table-cell office:value-type="string" table:style-name="ce1">
            <text:p>ESCUELA N° 216 PROVINCIA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N S.ANTONIO DE LA PAZ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3316802" table:style-name="ce2">
            <text:p>-2.893.316.802</text:p>
          </table:table-cell>
          <table:table-cell office:value-type="float" office:value="-6509796004" table:style-name="ce2">
            <text:p>-6.509.796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500" table:style-name="ce1">
            <text:p>100008500</text:p>
          </table:table-cell>
          <table:table-cell office:value-type="string" table:style-name="ce1">
            <text:p>ESCUELA SECUNDARIA N°63 SAN LUIS GONZ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UTQUIN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MUTQUI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3178593" table:style-name="ce2">
            <text:p>-283.178.593</text:p>
          </table:table-cell>
          <table:table-cell office:value-type="float" office:value="-6614336517" table:style-name="ce2">
            <text:p>-6.614.336.5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501" table:style-name="ce1">
            <text:p>100008501</text:p>
          </table:table-cell>
          <table:table-cell office:value-type="string" table:style-name="ce1">
            <text:p>ESCUELA N°46 EJERCITO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ETIR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5433893" table:style-name="ce2">
            <text:p>-2.835.433.893</text:p>
          </table:table-cell>
          <table:table-cell office:value-type="float" office:value="-6615438017" table:style-name="ce2">
            <text:p>-6.615.438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502" table:style-name="ce1">
            <text:p>100008502</text:p>
          </table:table-cell>
          <table:table-cell office:value-type="string" table:style-name="ce1">
            <text:p>ESCUELA N° 140 YAPEY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POYAC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0530354" table:style-name="ce2">
            <text:p>-2.830.530.354</text:p>
          </table:table-cell>
          <table:table-cell office:value-type="float" office:value="-6613797787" table:style-name="ce2">
            <text:p>-6.613.797.7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503" table:style-name="ce1">
            <text:p>100008503</text:p>
          </table:table-cell>
          <table:table-cell office:value-type="string" table:style-name="ce1">
            <text:p>ESCUELA N° 228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UTQUI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1508748" table:style-name="ce2">
            <text:p>-2.831.508.748</text:p>
          </table:table-cell>
          <table:table-cell office:value-type="float" office:value="-6614770499" table:style-name="ce2">
            <text:p>-6.614.770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504" table:style-name="ce1">
            <text:p>100008504</text:p>
          </table:table-cell>
          <table:table-cell office:value-type="string" table:style-name="ce1">
            <text:p>ESCUELA N° 393 SEGUNDO T.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OSARIO DE COLANA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5428663" table:style-name="ce2">
            <text:p>-2.835.428.663</text:p>
          </table:table-cell>
          <table:table-cell office:value-type="float" office:value="-6615444496" table:style-name="ce2">
            <text:p>-6.615.444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600" table:style-name="ce1">
            <text:p>100008600</text:p>
          </table:table-cell>
          <table:table-cell office:value-type="string" table:style-name="ce1">
            <text:p>ESCUELA PROVINCIAL DE EDUCACION TECNICA N°7 ING.JOSE ALSINA ALCOBER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EANDRO N. ALEM ESQ.AV.REP.DE VENEZ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604635245378" table:style-name="ce2">
            <text:p>-284.604.635.245.378</text:p>
          </table:table-cell>
          <table:table-cell office:value-type="float" office:value="-657699642574429" table:style-name="ce2">
            <text:p>-657.699.642.574.4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700" table:style-name="ce1">
            <text:p>100008700</text:p>
          </table:table-cell>
          <table:table-cell office:value-type="string" table:style-name="ce1">
            <text:p>INSTITUTO SUPERIOR GRAL.SAN MART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311 P1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5507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84698784324728" table:style-name="ce2">
            <text:p>-284.698.784.324.728</text:p>
          </table:table-cell>
          <table:table-cell office:value-type="float" office:value="-657824142119003" table:style-name="ce2">
            <text:p>-657.824.142.119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800" table:style-name="ce1">
            <text:p>100008800</text:p>
          </table:table-cell>
          <table:table-cell office:value-type="string" table:style-name="ce1">
            <text:p>INSTITUTO SUPERIOR GENERAL MANUEL BELGRAN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355 JUNIN 96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8900" table:style-name="ce1">
            <text:p>100008900</text:p>
          </table:table-cell>
          <table:table-cell office:value-type="string" table:style-name="ce1">
            <text:p>ESCUELA N°35 PROF.GUSTAVO FERRAR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N FRAY MAMERTO ESQUIU ICAÑ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1306" table:style-name="ce2">
            <text:p>-2.891.306</text:p>
          </table:table-cell>
          <table:table-cell office:value-type="float" office:value="-6533262" table:style-name="ce2">
            <text:p>-6.533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000" table:style-name="ce1">
            <text:p>100009000</text:p>
          </table:table-cell>
          <table:table-cell office:value-type="string" table:style-name="ce1">
            <text:p>ESCUELA Nº 602 HOGAR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DOCENTES ARGENTINOS S/Nº SAN ROQUE ICAÑ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9293002" table:style-name="ce2">
            <text:p>-2.889.293.002</text:p>
          </table:table-cell>
          <table:table-cell office:value-type="float" office:value="-6531676376" table:style-name="ce2">
            <text:p>-6.531.676.3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100" table:style-name="ce1">
            <text:p>100009100</text:p>
          </table:table-cell>
          <table:table-cell office:value-type="string" table:style-name="ce1">
            <text:p>ESCUELA N° 3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0420126415" table:style-name="ce2">
            <text:p>-280.420.126.415</text:p>
          </table:table-cell>
          <table:table-cell office:value-type="float" office:value="-655023885855" table:style-name="ce2">
            <text:p>-655.023.885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0" table:style-name="ce1">
            <text:p>100009200</text:p>
          </table:table-cell>
          <table:table-cell office:value-type="string" table:style-name="ce1">
            <text:p>ESCUELA SECUNDARIA N°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05058027" table:style-name="ce2">
            <text:p>-2.805.058.027</text:p>
          </table:table-cell>
          <table:table-cell office:value-type="float" office:value="-6550404691" table:style-name="ce2">
            <text:p>-6.550.404.6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1" table:style-name="ce1">
            <text:p>100009201</text:p>
          </table:table-cell>
          <table:table-cell office:value-type="string" table:style-name="ce1">
            <text:p>ESCUELA N° 1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352900000043" table:style-name="ce2">
            <text:p>-280.352.900.000.043</text:p>
          </table:table-cell>
          <table:table-cell office:value-type="float" office:value="-6559348" table:style-name="ce2">
            <text:p>-6.559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2" table:style-name="ce1">
            <text:p>100009202</text:p>
          </table:table-cell>
          <table:table-cell office:value-type="string" table:style-name="ce1">
            <text:p>ESCUELA N° 3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0754619" table:style-name="ce2">
            <text:p>-2.790.754.619</text:p>
          </table:table-cell>
          <table:table-cell office:value-type="float" office:value="-653770822" table:style-name="ce2">
            <text:p>-653.770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3" table:style-name="ce1">
            <text:p>100009203</text:p>
          </table:table-cell>
          <table:table-cell office:value-type="string" table:style-name="ce1">
            <text:p>ESCUELA N°234 ALMIRANTE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MANANTIA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765196845" table:style-name="ce2">
            <text:p>-278.765.196.845</text:p>
          </table:table-cell>
          <table:table-cell office:value-type="float" office:value="-653949267227" table:style-name="ce2">
            <text:p>-653.949.267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4" table:style-name="ce1">
            <text:p>100009204</text:p>
          </table:table-cell>
          <table:table-cell office:value-type="string" table:style-name="ce1">
            <text:p>ESCUELA N° 274 GOBERNACION DE NEU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LIJILAN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452442" table:style-name="ce2">
            <text:p>-280.452.442</text:p>
          </table:table-cell>
          <table:table-cell office:value-type="float" office:value="-654998779" table:style-name="ce2">
            <text:p>-654.998.7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5" table:style-name="ce1">
            <text:p>100009205</text:p>
          </table:table-cell>
          <table:table-cell office:value-type="string" table:style-name="ce1">
            <text:p>ESCUELA N° 234 ALMIRANTE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ANANTIA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410887162" table:style-name="ce2">
            <text:p>-281.410.887.162</text:p>
          </table:table-cell>
          <table:table-cell office:value-type="float" office:value="-654969664005" table:style-name="ce2">
            <text:p>-654.969.664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6" table:style-name="ce1">
            <text:p>100009206</text:p>
          </table:table-cell>
          <table:table-cell office:value-type="string" table:style-name="ce1">
            <text:p>ESCUELA N° 274 GOBERNACION DE NEU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LIJILAN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7919714" table:style-name="ce2">
            <text:p>-2.817.919.714</text:p>
          </table:table-cell>
          <table:table-cell office:value-type="float" office:value="-6549291448" table:style-name="ce2">
            <text:p>-6.549.291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7" table:style-name="ce1">
            <text:p>100009207</text:p>
          </table:table-cell>
          <table:table-cell office:value-type="string" table:style-name="ce1">
            <text:p>ESCUELA N° 3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MOL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654800000044" table:style-name="ce2">
            <text:p>-278.654.800.000.044</text:p>
          </table:table-cell>
          <table:table-cell office:value-type="float" office:value="-6533882" table:style-name="ce2">
            <text:p>-6.533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8" table:style-name="ce1">
            <text:p>100009208</text:p>
          </table:table-cell>
          <table:table-cell office:value-type="string" table:style-name="ce1">
            <text:p>ESCUELA N° 3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UERTA GRAND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8468074" table:style-name="ce2">
            <text:p>-2.798.468.074</text:p>
          </table:table-cell>
          <table:table-cell office:value-type="float" office:value="-6542005177" table:style-name="ce2">
            <text:p>-6.542.005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09" table:style-name="ce1">
            <text:p>100009209</text:p>
          </table:table-cell>
          <table:table-cell office:value-type="string" table:style-name="ce1">
            <text:p>ESCUELA N° 3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452442" table:style-name="ce2">
            <text:p>-280.452.442</text:p>
          </table:table-cell>
          <table:table-cell office:value-type="float" office:value="-654998779" table:style-name="ce2">
            <text:p>-654.998.7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10" table:style-name="ce1">
            <text:p>100009210</text:p>
          </table:table-cell>
          <table:table-cell office:value-type="string" table:style-name="ce1">
            <text:p>ESCUELA N° 4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TRONC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642520237" table:style-name="ce2">
            <text:p>-279.642.520.237</text:p>
          </table:table-cell>
          <table:table-cell office:value-type="float" office:value="-654794161627" table:style-name="ce2">
            <text:p>-654.794.161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211" table:style-name="ce1">
            <text:p>100009211</text:p>
          </table:table-cell>
          <table:table-cell office:value-type="string" table:style-name="ce1">
            <text:p>ESCUELA N° 4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ONTE REDOND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006287965" table:style-name="ce2">
            <text:p>-280.006.287.965</text:p>
          </table:table-cell>
          <table:table-cell office:value-type="float" office:value="-654447980443" table:style-name="ce2">
            <text:p>-654.447.980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300" table:style-name="ce1">
            <text:p>100009300</text:p>
          </table:table-cell>
          <table:table-cell office:value-type="string" table:style-name="ce1">
            <text:p>ESCUELA N° 3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UNTAS - RUTA PCIAL.N°4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118803068" table:style-name="ce2">
            <text:p>-281.118.803.068</text:p>
          </table:table-cell>
          <table:table-cell office:value-type="float" office:value="-658964151412" table:style-name="ce2">
            <text:p>-658.964.151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400" table:style-name="ce1">
            <text:p>100009400</text:p>
          </table:table-cell>
          <table:table-cell office:value-type="string" table:style-name="ce1">
            <text:p>ESCUELA SECUNDARIA N°34 ESTEBAN ECHEVER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ORTENCIAS S/N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EL RODEO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21253331" table:style-name="ce2">
            <text:p>-2.821.253.331</text:p>
          </table:table-cell>
          <table:table-cell office:value-type="float" office:value="-65876047" table:style-name="ce2">
            <text:p>-65.876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401" table:style-name="ce1">
            <text:p>100009401</text:p>
          </table:table-cell>
          <table:table-cell office:value-type="string" table:style-name="ce1">
            <text:p>ESCUELA Nª103 ARMAD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SALVIA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 SALVI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90665973" table:style-name="ce2">
            <text:p>-28.090.665.973</text:p>
          </table:table-cell>
          <table:table-cell office:value-type="float" office:value="-65899530041" table:style-name="ce2">
            <text:p>-65.899.530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402" table:style-name="ce1">
            <text:p>100009402</text:p>
          </table:table-cell>
          <table:table-cell office:value-type="string" table:style-name="ce1">
            <text:p>ESCUELA Nª247 MARISCAL SUC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RODEO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EL RODEO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125621488" table:style-name="ce2">
            <text:p>-282.125.621.488</text:p>
          </table:table-cell>
          <table:table-cell office:value-type="float" office:value="-658760789015" table:style-name="ce2">
            <text:p>-658.760.789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403" table:style-name="ce1">
            <text:p>100009403</text:p>
          </table:table-cell>
          <table:table-cell office:value-type="string" table:style-name="ce1">
            <text:p>ESCUELA Nª3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JUNTAS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118803068" table:style-name="ce2">
            <text:p>-281.118.803.068</text:p>
          </table:table-cell>
          <table:table-cell office:value-type="float" office:value="-658964151412" table:style-name="ce2">
            <text:p>-658.964.151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404" table:style-name="ce1">
            <text:p>100009404</text:p>
          </table:table-cell>
          <table:table-cell office:value-type="string" table:style-name="ce1">
            <text:p>ESCUELA Nª 4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PIEDRAS BLANCAS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S PIEDRAS BLANC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100400000043" table:style-name="ce2">
            <text:p>-280.100.400.000.043</text:p>
          </table:table-cell>
          <table:table-cell office:value-type="float" office:value="-6594191" table:style-name="ce2">
            <text:p>-6.594.1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405" table:style-name="ce1">
            <text:p>100009405</text:p>
          </table:table-cell>
          <table:table-cell office:value-type="string" table:style-name="ce1">
            <text:p>ESCUELA Nª 435 MARIA VICTORIA VAZQUEZ DE MART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HUMAY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HUMAY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985600000044" table:style-name="ce2">
            <text:p>-278.985.600.000.044</text:p>
          </table:table-cell>
          <table:table-cell office:value-type="float" office:value="-6597863" table:style-name="ce2">
            <text:p>-6.597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500" table:style-name="ce1">
            <text:p>100009500</text:p>
          </table:table-cell>
          <table:table-cell office:value-type="string" table:style-name="ce1">
            <text:p>E.N.E.T. NRO.1 VICENTE G.AGUIL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IANO MORENO 57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833-423303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284630773663645" table:style-name="ce2">
            <text:p>-284.630.773.663.645</text:p>
          </table:table-cell>
          <table:table-cell office:value-type="float" office:value="-657838408073027" table:style-name="ce2">
            <text:p>-657.838.408.073.0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700" table:style-name="ce1">
            <text:p>100009700</text:p>
          </table:table-cell>
          <table:table-cell office:value-type="string" table:style-name="ce1">
            <text:p>ESCUELA N° 127 SAN JOSE OB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OLMOS DE AGUILERA S/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800" table:style-name="ce1">
            <text:p>100009800</text:p>
          </table:table-cell>
          <table:table-cell office:value-type="string" table:style-name="ce1">
            <text:p>HOGAR ESCUELA N° 601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ESQUINA ALMAFUERTE S/Nº NORT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575641786914" table:style-name="ce2">
            <text:p>-284.575.641.786.914</text:p>
          </table:table-cell>
          <table:table-cell office:value-type="float" office:value="-657774434396597" table:style-name="ce2">
            <text:p>-657.774.434.396.5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0" table:style-name="ce1">
            <text:p>100009900</text:p>
          </table:table-cell>
          <table:table-cell office:value-type="string" table:style-name="ce1">
            <text:p>ESCUELA SECUNDARIA N°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O DE LAS JUNTAS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ALTO LAS JUNT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745361123" table:style-name="ce2">
            <text:p>-2.745.361.123</text:p>
          </table:table-cell>
          <table:table-cell office:value-type="float" office:value="-6600308296" table:style-name="ce2">
            <text:p>-6.600.308.2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1" table:style-name="ce1">
            <text:p>100009901</text:p>
          </table:table-cell>
          <table:table-cell office:value-type="string" table:style-name="ce1">
            <text:p>ESCUELA N° 26 GENERAL OCTAVIANO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8805251" table:style-name="ce2">
            <text:p>-2.738.805.251</text:p>
          </table:table-cell>
          <table:table-cell office:value-type="float" office:value="-6598344315" table:style-name="ce2">
            <text:p>-6.598.344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2" table:style-name="ce1">
            <text:p>100009902</text:p>
          </table:table-cell>
          <table:table-cell office:value-type="string" table:style-name="ce1">
            <text:p>ESCUELA N° 50 GENERAL ENRIQUE MOSCO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GUA DE LAS PALOM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190595583" table:style-name="ce2">
            <text:p>-276.190.595.583</text:p>
          </table:table-cell>
          <table:table-cell office:value-type="float" office:value="-661151854222" table:style-name="ce2">
            <text:p>-661.151.854.2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3" table:style-name="ce1">
            <text:p>100009903</text:p>
          </table:table-cell>
          <table:table-cell office:value-type="string" table:style-name="ce1">
            <text:p>ESCUELA N° 86 JOSÉ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ALAMIT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8595365" table:style-name="ce2">
            <text:p>-2.748.595.365</text:p>
          </table:table-cell>
          <table:table-cell office:value-type="float" office:value="-6601735659" table:style-name="ce2">
            <text:p>-6.601.735.6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4" table:style-name="ce1">
            <text:p>100009904</text:p>
          </table:table-cell>
          <table:table-cell office:value-type="string" table:style-name="ce1">
            <text:p>ESCUELA NO.1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RRANCA MOLLE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8047784" table:style-name="ce2">
            <text:p>-2.768.047.784</text:p>
          </table:table-cell>
          <table:table-cell office:value-type="float" office:value="-6609365856" table:style-name="ce2">
            <text:p>-6.609.365.8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5" table:style-name="ce1">
            <text:p>100009905</text:p>
          </table:table-cell>
          <table:table-cell office:value-type="string" table:style-name="ce1">
            <text:p>ESCUELA N° 287 GRANADEROS DE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LTO DE LAS JUNTAS</text:p>
          </table:table-cell>
          <table:table-cell table:number-columns-repeated="2" table:style-name="ce1"/>
          <table:table-cell office:value-type="string" table:style-name="ce1">
            <text:p>EL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274902" table:style-name="ce2">
            <text:p>-274.274.902</text:p>
          </table:table-cell>
          <table:table-cell office:value-type="float" office:value="-659969482" table:style-name="ce2">
            <text:p>-659.969.4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6" table:style-name="ce1">
            <text:p>100009906</text:p>
          </table:table-cell>
          <table:table-cell office:value-type="string" table:style-name="ce1">
            <text:p>ESCUELA N° 3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ESPINILL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677228102" table:style-name="ce2">
            <text:p>-275.677.228.102</text:p>
          </table:table-cell>
          <table:table-cell office:value-type="float" office:value="-661472315128" table:style-name="ce2">
            <text:p>-661.472.315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7" table:style-name="ce1">
            <text:p>100009907</text:p>
          </table:table-cell>
          <table:table-cell office:value-type="string" table:style-name="ce1">
            <text:p>ESCUELA NRO.3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NDOR HUASI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9458768" table:style-name="ce2">
            <text:p>-2.749.458.768</text:p>
          </table:table-cell>
          <table:table-cell office:value-type="float" office:value="-6709760814" table:style-name="ce2">
            <text:p>-6.709.760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8" table:style-name="ce1">
            <text:p>100009908</text:p>
          </table:table-cell>
          <table:table-cell office:value-type="string" table:style-name="ce1">
            <text:p>ESCUELA N° 342 - NORA CAMISAY DE YAP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ALUMBRER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042706" table:style-name="ce2">
            <text:p>-275.042.706</text:p>
          </table:table-cell>
          <table:table-cell office:value-type="float" office:value="-660223389" table:style-name="ce2">
            <text:p>-660.223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09" table:style-name="ce1">
            <text:p>100009909</text:p>
          </table:table-cell>
          <table:table-cell office:value-type="string" table:style-name="ce1">
            <text:p>ESCUELA Nº 4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PAMPIT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221660204" table:style-name="ce2">
            <text:p>-275.221.660.204</text:p>
          </table:table-cell>
          <table:table-cell office:value-type="float" office:value="-661280637742" table:style-name="ce2">
            <text:p>-661.280.637.7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09910" table:style-name="ce1">
            <text:p>100009910</text:p>
          </table:table-cell>
          <table:table-cell office:value-type="string" table:style-name="ce1">
            <text:p>ESCUELA N° 4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UCAR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0432125" table:style-name="ce2">
            <text:p>-2.770.432.125</text:p>
          </table:table-cell>
          <table:table-cell office:value-type="float" office:value="-6600877687" table:style-name="ce2">
            <text:p>-6.600.877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100" table:style-name="ce1">
            <text:p>100010100</text:p>
          </table:table-cell>
          <table:table-cell office:value-type="string" table:style-name="ce1">
            <text:p>ESCUELA N° 4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ERRILLADA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LA CERRILL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9369600000037" table:style-name="ce2">
            <text:p>-289.369.600.000.037</text:p>
          </table:table-cell>
          <table:table-cell office:value-type="float" office:value="-6492055" table:style-name="ce2">
            <text:p>-6.492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200" table:style-name="ce1">
            <text:p>100010200</text:p>
          </table:table-cell>
          <table:table-cell office:value-type="string" table:style-name="ce1">
            <text:p>ESCUELA N° 2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9725399419" table:style-name="ce2">
            <text:p>-289.725.399.419</text:p>
          </table:table-cell>
          <table:table-cell office:value-type="float" office:value="-650445375976" table:style-name="ce2">
            <text:p>-650.445.375.9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300" table:style-name="ce1">
            <text:p>100010300</text:p>
          </table:table-cell>
          <table:table-cell office:value-type="string" table:style-name="ce1">
            <text:p>ESCUELA N° 4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LBIGASTA</text:p>
          </table:table-cell>
          <table:table-cell office:value-type="string" table:style-name="ce1">
            <text:p>K4231</text:p>
          </table:table-cell>
          <table:table-cell table:style-name="ce1"/>
          <table:table-cell office:value-type="string" table:style-name="ce1">
            <text:p>LA ALBIGAS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443200000039" table:style-name="ce2">
            <text:p>-286.443.200.000.039</text:p>
          </table:table-cell>
          <table:table-cell office:value-type="float" office:value="-6517819" table:style-name="ce2">
            <text:p>-6.517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400" table:style-name="ce1">
            <text:p>100010400</text:p>
          </table:table-cell>
          <table:table-cell office:value-type="string" table:style-name="ce1">
            <text:p>ESCUELA N° 220 MARIA F.DE ITUR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ÑAR PUNC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CHAÑAR PUN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2231131" table:style-name="ce2">
            <text:p>-2.672.231.131</text:p>
          </table:table-cell>
          <table:table-cell office:value-type="float" office:value="-6606777834" table:style-name="ce2">
            <text:p>-6.606.777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600" table:style-name="ce1">
            <text:p>100010600</text:p>
          </table:table-cell>
          <table:table-cell office:value-type="string" table:style-name="ce1">
            <text:p>ESCUELA N° 3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BRA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EL ABR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7885343" table:style-name="ce2">
            <text:p>-2.807.885.343</text:p>
          </table:table-cell>
          <table:table-cell office:value-type="float" office:value="-6543380941" table:style-name="ce2">
            <text:p>-6.543.380.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700" table:style-name="ce1">
            <text:p>100010700</text:p>
          </table:table-cell>
          <table:table-cell office:value-type="string" table:style-name="ce1">
            <text:p>ESCUELA N° 1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 SAN JOSE 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420126415" table:style-name="ce2">
            <text:p>-280.420.126.415</text:p>
          </table:table-cell>
          <table:table-cell office:value-type="float" office:value="-655023885855" table:style-name="ce2">
            <text:p>-655.023.885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800" table:style-name="ce1">
            <text:p>100010800</text:p>
          </table:table-cell>
          <table:table-cell office:value-type="string" table:style-name="ce1">
            <text:p>ESCUELA N° 1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DERERA SAN ANTONIO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MADERERA SAN ANTONI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874700000042" table:style-name="ce2">
            <text:p>-281.874.700.000.042</text:p>
          </table:table-cell>
          <table:table-cell office:value-type="float" office:value="-6639077" table:style-name="ce2">
            <text:p>-6.639.0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801" table:style-name="ce1">
            <text:p>100010801</text:p>
          </table:table-cell>
          <table:table-cell office:value-type="string" table:style-name="ce1">
            <text:p>ESCUELA N°165 - ANEXO GUANACO Y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ANACO YACO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7872674" table:style-name="ce2">
            <text:p>-2.817.872.674</text:p>
          </table:table-cell>
          <table:table-cell office:value-type="float" office:value="-6647875932" table:style-name="ce2">
            <text:p>-6.647.875.9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0900" table:style-name="ce1">
            <text:p>100010900</text:p>
          </table:table-cell>
          <table:table-cell office:value-type="string" table:style-name="ce1">
            <text:p>ESCUELA N° 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KM.969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ESTACION KILOMETRO 969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308082142" table:style-name="ce2">
            <text:p>-294.308.082.142</text:p>
          </table:table-cell>
          <table:table-cell office:value-type="float" office:value="-649711984381" table:style-name="ce2">
            <text:p>-649.711.984.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100" table:style-name="ce1">
            <text:p>100011100</text:p>
          </table:table-cell>
          <table:table-cell office:value-type="string" table:style-name="ce1">
            <text:p>ESCUELA N° 287 GRANADEROS DE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O DE LAS JUNTAS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EL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45361962" table:style-name="ce2">
            <text:p>-2.745.361.962</text:p>
          </table:table-cell>
          <table:table-cell office:value-type="float" office:value="-6600307718" table:style-name="ce2">
            <text:p>-6.600.307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200" table:style-name="ce1">
            <text:p>100011200</text:p>
          </table:table-cell>
          <table:table-cell office:value-type="string" table:style-name="ce1">
            <text:p>ESCUELA N° 3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YANGO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JOYANG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983685778" table:style-name="ce2">
            <text:p>-280.983.685.778</text:p>
          </table:table-cell>
          <table:table-cell office:value-type="float" office:value="-661280548974" table:style-name="ce2">
            <text:p>-661.280.548.9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300" table:style-name="ce1">
            <text:p>100011300</text:p>
          </table:table-cell>
          <table:table-cell office:value-type="string" table:style-name="ce1">
            <text:p>ESCUELA N°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COLPES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455266049" table:style-name="ce2">
            <text:p>-280.455.266.049</text:p>
          </table:table-cell>
          <table:table-cell office:value-type="float" office:value="-661407454541" table:style-name="ce2">
            <text:p>-661.407.454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500" table:style-name="ce1">
            <text:p>100011500</text:p>
          </table:table-cell>
          <table:table-cell office:value-type="string" table:style-name="ce1">
            <text:p>ESCUELA N° 1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PANACO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PIPANAC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8679357" table:style-name="ce2">
            <text:p>-2.798.679.357</text:p>
          </table:table-cell>
          <table:table-cell office:value-type="float" office:value="-6620393666" table:style-name="ce2">
            <text:p>-6.620.393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700" table:style-name="ce1">
            <text:p>100011700</text:p>
          </table:table-cell>
          <table:table-cell office:value-type="string" table:style-name="ce1">
            <text:p>ESCUELA N° 1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PROVINCIAL SN SANTO DOMING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SANTO DOMING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4367346" table:style-name="ce2">
            <text:p>-2.924.367.346</text:p>
          </table:table-cell>
          <table:table-cell office:value-type="float" office:value="-654824838051" table:style-name="ce2">
            <text:p>-654.824.838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800" table:style-name="ce1">
            <text:p>100011800</text:p>
          </table:table-cell>
          <table:table-cell office:value-type="string" table:style-name="ce1">
            <text:p>I.E.S. DE RECRE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RAUL SABAGH 31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801" table:style-name="ce1">
            <text:p>100011801</text:p>
          </table:table-cell>
          <table:table-cell office:value-type="string" table:style-name="ce1">
            <text:p>I.E.S RECREO - ANEXO ICAÑ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CAÑ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89290555" table:style-name="ce2">
            <text:p>-2.889.290.555</text:p>
          </table:table-cell>
          <table:table-cell office:value-type="float" office:value="-6531669017" table:style-name="ce2">
            <text:p>-6.531.669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802" table:style-name="ce1">
            <text:p>100011802</text:p>
          </table:table-cell>
          <table:table-cell office:value-type="string" table:style-name="ce1">
            <text:p>I.E.S. RECREO - ANEXO QUI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ROS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QUIRO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78849444" table:style-name="ce2">
            <text:p>-2.878.849.444</text:p>
          </table:table-cell>
          <table:table-cell office:value-type="float" office:value="-6510996452" table:style-name="ce2">
            <text:p>-6.510.996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1900" table:style-name="ce1">
            <text:p>100011900</text:p>
          </table:table-cell>
          <table:table-cell office:value-type="string" table:style-name="ce1">
            <text:p>ESCUELA DE EDUCACION ESPECIAL N°9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IRIGOYEN S/N° CENTR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000" table:style-name="ce1">
            <text:p>100012000</text:p>
          </table:table-cell>
          <table:table-cell office:value-type="string" table:style-name="ce1">
            <text:p>ESCUELA N° 4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 RAFAEL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SAN RAFAE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1869339546788" table:style-name="ce2">
            <text:p>-291.869.339.546.788</text:p>
          </table:table-cell>
          <table:table-cell office:value-type="float" office:value="-65346661583926" table:style-name="ce2">
            <text:p>-65.346.661.583.9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100" table:style-name="ce1">
            <text:p>100012100</text:p>
          </table:table-cell>
          <table:table-cell office:value-type="string" table:style-name="ce1">
            <text:p>ESCUELA N° 1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SUERTE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LA SUERTE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1607755061" table:style-name="ce2">
            <text:p>-291.607.755.061</text:p>
          </table:table-cell>
          <table:table-cell office:value-type="float" office:value="-647976734681" table:style-name="ce2">
            <text:p>-647.976.734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200" table:style-name="ce1">
            <text:p>100012200</text:p>
          </table:table-cell>
          <table:table-cell office:value-type="string" table:style-name="ce1">
            <text:p>ESCUELA PARA ADULTOS N° 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Y PUEYRREDON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300" table:style-name="ce1">
            <text:p>100012300</text:p>
          </table:table-cell>
          <table:table-cell office:value-type="string" table:style-name="ce1">
            <text:p>ESCUELA N° 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OZOS CAVADOS</text:p>
          </table:table-cell>
          <table:table-cell office:value-type="string" table:style-name="ce1">
            <text:p>K4230</text:p>
          </table:table-cell>
          <table:table-cell table:style-name="ce1"/>
          <table:table-cell office:value-type="string" table:style-name="ce1">
            <text:p>QUIRO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6172608" table:style-name="ce2">
            <text:p>-2.876.172.608</text:p>
          </table:table-cell>
          <table:table-cell office:value-type="float" office:value="-6505943975" table:style-name="ce2">
            <text:p>-6.505.943.9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400" table:style-name="ce1">
            <text:p>100012400</text:p>
          </table:table-cell>
          <table:table-cell office:value-type="string" table:style-name="ce1">
            <text:p>ESCUELA N° 4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ESQUINAS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S ESQUIN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3883653" table:style-name="ce2">
            <text:p>-2.873.883.653</text:p>
          </table:table-cell>
          <table:table-cell office:value-type="float" office:value="-6510497804" table:style-name="ce2">
            <text:p>-6.510.497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500" table:style-name="ce1">
            <text:p>100012500</text:p>
          </table:table-cell>
          <table:table-cell office:value-type="string" table:style-name="ce1">
            <text:p>ESCUELA N° 2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IGUANAS</text:p>
          </table:table-cell>
          <table:table-cell office:value-type="string" table:style-name="ce1">
            <text:p>K4230</text:p>
          </table:table-cell>
          <table:table-cell table:style-name="ce1"/>
          <table:table-cell office:value-type="string" table:style-name="ce1">
            <text:p>LAS IGUAN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5143432" table:style-name="ce2">
            <text:p>-2.865.143.432</text:p>
          </table:table-cell>
          <table:table-cell office:value-type="float" office:value="-6503051514" table:style-name="ce2">
            <text:p>-6.503.051.5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600" table:style-name="ce1">
            <text:p>100012600</text:p>
          </table:table-cell>
          <table:table-cell office:value-type="string" table:style-name="ce1">
            <text:p>ESCUELA N° 4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LO PARADO</text:p>
          </table:table-cell>
          <table:table-cell office:value-type="string" table:style-name="ce1">
            <text:p>K5266</text:p>
          </table:table-cell>
          <table:table-cell table:style-name="ce1"/>
          <table:table-cell office:value-type="string" table:style-name="ce1">
            <text:p>PALO PARAD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9758046" table:style-name="ce2">
            <text:p>-2.869.758.046</text:p>
          </table:table-cell>
          <table:table-cell office:value-type="float" office:value="-6496933228" table:style-name="ce2">
            <text:p>-6.496.933.2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700" table:style-name="ce1">
            <text:p>100012700</text:p>
          </table:table-cell>
          <table:table-cell office:value-type="string" table:style-name="ce1">
            <text:p>ESCUELA N° 3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ENOVACION</text:p>
          </table:table-cell>
          <table:table-cell office:value-type="string" table:style-name="ce1">
            <text:p>K4230</text:p>
          </table:table-cell>
          <table:table-cell table:style-name="ce1"/>
          <table:table-cell office:value-type="string" table:style-name="ce1">
            <text:p>LA RENOVACION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869300000039" table:style-name="ce2">
            <text:p>-286.869.300.000.039</text:p>
          </table:table-cell>
          <table:table-cell office:value-type="float" office:value="-6502329" table:style-name="ce2">
            <text:p>-6.502.3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800" table:style-name="ce1">
            <text:p>100012800</text:p>
          </table:table-cell>
          <table:table-cell office:value-type="string" table:style-name="ce1">
            <text:p>ESCUELA N° 3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ALMITAS</text:p>
          </table:table-cell>
          <table:table-cell office:value-type="string" table:style-name="ce1">
            <text:p>K4230</text:p>
          </table:table-cell>
          <table:table-cell table:style-name="ce1"/>
          <table:table-cell office:value-type="string" table:style-name="ce1">
            <text:p>LAS PALMIT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366400000039" table:style-name="ce2">
            <text:p>-286.366.400.000.039</text:p>
          </table:table-cell>
          <table:table-cell office:value-type="float" office:value="-649863499999999" table:style-name="ce2">
            <text:p>-649.863.4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2900" table:style-name="ce1">
            <text:p>100012900</text:p>
          </table:table-cell>
          <table:table-cell office:value-type="string" table:style-name="ce1">
            <text:p>ESCUELA N° 1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O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835500000042" table:style-name="ce2">
            <text:p>-281.835.500.000.042</text:p>
          </table:table-cell>
          <table:table-cell office:value-type="float" office:value="-6614712" table:style-name="ce2">
            <text:p>-6.614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0" table:style-name="ce1">
            <text:p>100013000</text:p>
          </table:table-cell>
          <table:table-cell office:value-type="string" table:style-name="ce1">
            <text:p>ESCUELA SECUNDARIA N°31 GRAL.MANUE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65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66944769202271" table:style-name="ce2">
            <text:p>-266.944.769.202.271</text:p>
          </table:table-cell>
          <table:table-cell office:value-type="float" office:value="-660465139769372" table:style-name="ce2">
            <text:p>-660.465.139.769.3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1" table:style-name="ce1">
            <text:p>100013001</text:p>
          </table:table-cell>
          <table:table-cell office:value-type="string" table:style-name="ce1">
            <text:p>ESCUELA N° 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076708026" table:style-name="ce2">
            <text:p>-270.076.708.026</text:p>
          </table:table-cell>
          <table:table-cell office:value-type="float" office:value="-665329824653" table:style-name="ce2">
            <text:p>-665.329.824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2" table:style-name="ce1">
            <text:p>100013002</text:p>
          </table:table-cell>
          <table:table-cell office:value-type="string" table:style-name="ce1">
            <text:p>ESCUELA N° 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94790000005" table:style-name="ce2">
            <text:p>-26.694.790.000.005</text:p>
          </table:table-cell>
          <table:table-cell office:value-type="float" office:value="-6604272" table:style-name="ce2">
            <text:p>-6.604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3" table:style-name="ce1">
            <text:p>100013003</text:p>
          </table:table-cell>
          <table:table-cell office:value-type="string" table:style-name="ce1">
            <text:p>ESCUELA N° 2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CAJON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4074339451" table:style-name="ce2">
            <text:p>-264.074.339.451</text:p>
          </table:table-cell>
          <table:table-cell office:value-type="float" office:value="-66253513616" table:style-name="ce2">
            <text:p>-66.253.513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4" table:style-name="ce1">
            <text:p>100013004</text:p>
          </table:table-cell>
          <table:table-cell office:value-type="string" table:style-name="ce1">
            <text:p>ESCUELA N° 345 SANTA RITA DE CASS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HOYAD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5427398592" table:style-name="ce2">
            <text:p>-265.427.398.592</text:p>
          </table:table-cell>
          <table:table-cell office:value-type="float" office:value="-663629631553" table:style-name="ce2">
            <text:p>-663.629.631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5" table:style-name="ce1">
            <text:p>100013005</text:p>
          </table:table-cell>
          <table:table-cell office:value-type="string" table:style-name="ce1">
            <text:p>ESCUELA N° 3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UE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4663052" table:style-name="ce2">
            <text:p>-2.664.663.052</text:p>
          </table:table-cell>
          <table:table-cell office:value-type="float" office:value="-6604116739" table:style-name="ce2">
            <text:p>-6.604.116.7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6" table:style-name="ce1">
            <text:p>100013006</text:p>
          </table:table-cell>
          <table:table-cell office:value-type="string" table:style-name="ce1">
            <text:p>ESCUELA N° 3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SPICHANG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7333298" table:style-name="ce2">
            <text:p>-267.333.298</text:p>
          </table:table-cell>
          <table:table-cell office:value-type="float" office:value="-659499969" table:style-name="ce2">
            <text:p>-659.499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7" table:style-name="ce1">
            <text:p>100013007</text:p>
          </table:table-cell>
          <table:table-cell office:value-type="string" table:style-name="ce1">
            <text:p>ESCUELA N° 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QUEBRAD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806850061182" table:style-name="ce2">
            <text:p>-266.806.850.061.182</text:p>
          </table:table-cell>
          <table:table-cell office:value-type="float" office:value="-664449177575454" table:style-name="ce2">
            <text:p>-664.449.177.575.4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8" table:style-name="ce1">
            <text:p>100013008</text:p>
          </table:table-cell>
          <table:table-cell office:value-type="string" table:style-name="ce1">
            <text:p>ESCUELA N° 4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GUA AMARILL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7946892493" table:style-name="ce2">
            <text:p>-267.946.892.493</text:p>
          </table:table-cell>
          <table:table-cell office:value-type="float" office:value="-664834964374" table:style-name="ce2">
            <text:p>-664.834.964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09" table:style-name="ce1">
            <text:p>100013009</text:p>
          </table:table-cell>
          <table:table-cell office:value-type="string" table:style-name="ce1">
            <text:p>ESCUELA N° 4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ORO YA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5190909428" table:style-name="ce2">
            <text:p>-265.190.909.428</text:p>
          </table:table-cell>
          <table:table-cell office:value-type="float" office:value="-66268570618" table:style-name="ce2">
            <text:p>-66.268.570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10" table:style-name="ce1">
            <text:p>100013010</text:p>
          </table:table-cell>
          <table:table-cell office:value-type="string" table:style-name="ce1">
            <text:p>ESCUELA N° 458 TEOFILO SEGUNDO ALANC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OVEJE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243165" table:style-name="ce2">
            <text:p>-26.243.165</text:p>
          </table:table-cell>
          <table:table-cell office:value-type="float" office:value="-66198592" table:style-name="ce2">
            <text:p>-66.198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011" table:style-name="ce1">
            <text:p>100013011</text:p>
          </table:table-cell>
          <table:table-cell office:value-type="string" table:style-name="ce1">
            <text:p>ESCUELA N° 4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FAMABALA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7856048309" table:style-name="ce2">
            <text:p>-267.856.048.309</text:p>
          </table:table-cell>
          <table:table-cell office:value-type="float" office:value="-662944210064" table:style-name="ce2">
            <text:p>-662.944.210.0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100" table:style-name="ce1">
            <text:p>100013100</text:p>
          </table:table-cell>
          <table:table-cell office:value-type="string" table:style-name="ce1">
            <text:p>ESCUELA N° 1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GUIL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SINGUIL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788925546" table:style-name="ce2">
            <text:p>-27.788.925.546</text:p>
          </table:table-cell>
          <table:table-cell office:value-type="float" office:value="-658762536893" table:style-name="ce2">
            <text:p>-658.762.536.8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200" table:style-name="ce1">
            <text:p>100013200</text:p>
          </table:table-cell>
          <table:table-cell office:value-type="string" table:style-name="ce1">
            <text:p>ESCUELA N° 2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CIAL N 1 SINGUIL</text:p>
          </table:table-cell>
          <table:table-cell office:value-type="string" table:style-name="ce1">
            <text:p>K4711</text:p>
          </table:table-cell>
          <table:table-cell office:value-type="string" table:style-name="ce1">
            <text:p>03833-427502</text:p>
          </table:table-cell>
          <table:table-cell office:value-type="string" table:style-name="ce1">
            <text:p>SINGUIL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8189800000044" table:style-name="ce2">
            <text:p>-278.189.800.000.044</text:p>
          </table:table-cell>
          <table:table-cell office:value-type="float" office:value="-6586497" table:style-name="ce2">
            <text:p>-6.586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400" table:style-name="ce1">
            <text:p>100013400</text:p>
          </table:table-cell>
          <table:table-cell office:value-type="string" table:style-name="ce1">
            <text:p>ESCUELA N° 4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HACRITA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S CHACRI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6887200000045" table:style-name="ce2">
            <text:p>-276.887.200.000.045</text:p>
          </table:table-cell>
          <table:table-cell office:value-type="float" office:value="-6592362" table:style-name="ce2">
            <text:p>-6.592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500" table:style-name="ce1">
            <text:p>100013500</text:p>
          </table:table-cell>
          <table:table-cell office:value-type="string" table:style-name="ce1">
            <text:p>ESCUELA N° 3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OLSON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EL BOLSON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1022522" table:style-name="ce2">
            <text:p>-2.791.022.522</text:p>
          </table:table-cell>
          <table:table-cell office:value-type="float" office:value="-658764573" table:style-name="ce2">
            <text:p>-658.764.5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600" table:style-name="ce1">
            <text:p>100013600</text:p>
          </table:table-cell>
          <table:table-cell office:value-type="string" table:style-name="ce1">
            <text:p>ESCUELA N° 370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ASTILLO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CASTILLO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596900000043" table:style-name="ce2">
            <text:p>-279.596.900.000.043</text:p>
          </table:table-cell>
          <table:table-cell office:value-type="float" office:value="-6581217" table:style-name="ce2">
            <text:p>-6.581.2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700" table:style-name="ce1">
            <text:p>100013700</text:p>
          </table:table-cell>
          <table:table-cell office:value-type="string" table:style-name="ce1">
            <text:p>ESCUELA N° 3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CHUCARUAN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CHUCHUCARUAN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154685232" table:style-name="ce2">
            <text:p>-279.154.685.232</text:p>
          </table:table-cell>
          <table:table-cell office:value-type="float" office:value="-658416704389" table:style-name="ce2">
            <text:p>-658.416.704.3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800" table:style-name="ce1">
            <text:p>100013800</text:p>
          </table:table-cell>
          <table:table-cell office:value-type="string" table:style-name="ce1">
            <text:p>ESCUELA SECUNDARIA N°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1 S/N LOS VAREL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VAREL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92899565" table:style-name="ce2">
            <text:p>-2.792.899.565</text:p>
          </table:table-cell>
          <table:table-cell office:value-type="float" office:value="-6587121098" table:style-name="ce2">
            <text:p>-6.587.121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801" table:style-name="ce1">
            <text:p>100013801</text:p>
          </table:table-cell>
          <table:table-cell office:value-type="string" table:style-name="ce1">
            <text:p>ESCUELA Nª372 DR. GUILLERMO MALDON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HUAYCAM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HUAYCAM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144300000043" table:style-name="ce2">
            <text:p>-281.144.300.000.043</text:p>
          </table:table-cell>
          <table:table-cell office:value-type="float" office:value="-6579851" table:style-name="ce2">
            <text:p>-6.579.8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802" table:style-name="ce1">
            <text:p>100013802</text:p>
          </table:table-cell>
          <table:table-cell office:value-type="string" table:style-name="ce1">
            <text:p>ESCUELA Nª3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PUERTA BANDA SUD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PUERTA SUD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883800000042" table:style-name="ce2">
            <text:p>-281.883.800.000.042</text:p>
          </table:table-cell>
          <table:table-cell office:value-type="float" office:value="-6578651" table:style-name="ce2">
            <text:p>-6.578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803" table:style-name="ce1">
            <text:p>100013803</text:p>
          </table:table-cell>
          <table:table-cell office:value-type="string" table:style-name="ce1">
            <text:p>ESCUELA Nª4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ISLA LARG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ISLA LARG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3227437" table:style-name="ce2">
            <text:p>-2.823.227.437</text:p>
          </table:table-cell>
          <table:table-cell office:value-type="float" office:value="-6576118786" table:style-name="ce2">
            <text:p>-6.576.118.7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3804" table:style-name="ce1">
            <text:p>100013804</text:p>
          </table:table-cell>
          <table:table-cell office:value-type="string" table:style-name="ce1">
            <text:p>ESCUELA Nª486 RAFAEL DE JESUS PE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OLPE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COLPE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780000000043" table:style-name="ce2">
            <text:p>-280.780.000.000.043</text:p>
          </table:table-cell>
          <table:table-cell office:value-type="float" office:value="-6580942" table:style-name="ce2">
            <text:p>-6.580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000" table:style-name="ce1">
            <text:p>100014000</text:p>
          </table:table-cell>
          <table:table-cell office:value-type="string" table:style-name="ce1">
            <text:p>ESCUELA N° 259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LOS ROBLEDOS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0608275048808" table:style-name="ce2">
            <text:p>-280.608.275.048.808</text:p>
          </table:table-cell>
          <table:table-cell office:value-type="float" office:value="-675800320791502" table:style-name="ce2">
            <text:p>-675.800.320.791.5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100" table:style-name="ce1">
            <text:p>100014100</text:p>
          </table:table-cell>
          <table:table-cell office:value-type="string" table:style-name="ce1">
            <text:p>ESCUELA N° 3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LOS PALACIOS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0790800290014" table:style-name="ce2">
            <text:p>-280.790.800.290.014</text:p>
          </table:table-cell>
          <table:table-cell office:value-type="float" office:value="-675713375390935" table:style-name="ce2">
            <text:p>-675.713.375.390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200" table:style-name="ce1">
            <text:p>100014200</text:p>
          </table:table-cell>
          <table:table-cell office:value-type="string" table:style-name="ce1">
            <text:p>ESCUELA DE EDUCACION ESPECIAL N°3 AMOR Y ESPE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IPOLITO YRIGOYEN S/N°</text:p>
          </table:table-cell>
          <table:table-cell office:value-type="string" table:style-name="ce1">
            <text:p>K5340</text:p>
          </table:table-cell>
          <table:table-cell office:value-type="string" table:style-name="ce1">
            <text:p>03837-420047</text:p>
          </table:table-cell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0610668022733" table:style-name="ce2">
            <text:p>-280.610.668.022.733</text:p>
          </table:table-cell>
          <table:table-cell office:value-type="float" office:value="-675685326790926" table:style-name="ce2">
            <text:p>-675.685.326.790.9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300" table:style-name="ce1">
            <text:p>100014300</text:p>
          </table:table-cell>
          <table:table-cell office:value-type="string" table:style-name="ce1">
            <text:p>ESCUELA N° 91 CORNELIO SAAVED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ÍO COLORADO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RIO COLORAD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349938888" table:style-name="ce2">
            <text:p>-282.349.938.888</text:p>
          </table:table-cell>
          <table:table-cell office:value-type="float" office:value="-67700177353" table:style-name="ce2">
            <text:p>-67.700.177.3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400" table:style-name="ce1">
            <text:p>100014400</text:p>
          </table:table-cell>
          <table:table-cell office:value-type="string" table:style-name="ce1">
            <text:p>ESCUELA N° 3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STA DE REYES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COSTA DE REYE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970119264" table:style-name="ce2">
            <text:p>-282.970.119.264</text:p>
          </table:table-cell>
          <table:table-cell office:value-type="float" office:value="-676950105951" table:style-name="ce2">
            <text:p>-676.950.105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500" table:style-name="ce1">
            <text:p>100014500</text:p>
          </table:table-cell>
          <table:table-cell office:value-type="string" table:style-name="ce1">
            <text:p>JARDIN MUNICIP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S/N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0610310039631" table:style-name="ce2">
            <text:p>-280.610.310.039.631</text:p>
          </table:table-cell>
          <table:table-cell office:value-type="float" office:value="-675685321592759" table:style-name="ce2">
            <text:p>-675.685.321.592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600" table:style-name="ce1">
            <text:p>100014600</text:p>
          </table:table-cell>
          <table:table-cell office:value-type="string" table:style-name="ce1">
            <text:p>ESCUELA SECUNDARIA N°65 EUSEBIO CATANES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PACABANA- RUTA NAC. N° 60</text:p>
          </table:table-cell>
          <table:table-cell office:value-type="string" table:style-name="ce1">
            <text:p>K5333</text:p>
          </table:table-cell>
          <table:table-cell table:style-name="ce1"/>
          <table:table-cell office:value-type="string" table:style-name="ce1">
            <text:p>COPACABAN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-281781085" table:style-name="ce2">
            <text:p>-281.781.085</text:p>
          </table:table-cell>
          <table:table-cell office:value-type="float" office:value="-6748732196" table:style-name="ce2">
            <text:p>-6.748.732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601" table:style-name="ce1">
            <text:p>100014601</text:p>
          </table:table-cell>
          <table:table-cell office:value-type="string" table:style-name="ce1">
            <text:p>ESCUELA N° 309 MANUEL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PUNTILLA DE 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781700000042" table:style-name="ce2">
            <text:p>-281.781.700.000.042</text:p>
          </table:table-cell>
          <table:table-cell office:value-type="float" office:value="-674874100000003" table:style-name="ce2">
            <text:p>-674.874.1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602" table:style-name="ce1">
            <text:p>100014602</text:p>
          </table:table-cell>
          <table:table-cell office:value-type="string" table:style-name="ce1">
            <text:p>ESCUELA N° 2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BANDA DE LUCE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820300000041" table:style-name="ce2">
            <text:p>-282.820.300.000.041</text:p>
          </table:table-cell>
          <table:table-cell office:value-type="float" office:value="-672654800000001" table:style-name="ce2">
            <text:p>-672.654.8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603" table:style-name="ce1">
            <text:p>100014603</text:p>
          </table:table-cell>
          <table:table-cell office:value-type="string" table:style-name="ce1">
            <text:p>ESCUELA N° 2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NDA DE LUCE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767000000042" table:style-name="ce2">
            <text:p>-281.767.000.000.042</text:p>
          </table:table-cell>
          <table:table-cell office:value-type="float" office:value="-674671500000002" table:style-name="ce2">
            <text:p>-674.671.500.000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604" table:style-name="ce1">
            <text:p>100014604</text:p>
          </table:table-cell>
          <table:table-cell office:value-type="string" table:style-name="ce1">
            <text:p>ESCUELA N° 309 MANUEL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PUNTILLA DE 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315200000042" table:style-name="ce2">
            <text:p>-281.315.200.000.042</text:p>
          </table:table-cell>
          <table:table-cell office:value-type="float" office:value="-674976400000003" table:style-name="ce2">
            <text:p>-674.976.4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605" table:style-name="ce1">
            <text:p>100014605</text:p>
          </table:table-cell>
          <table:table-cell office:value-type="string" table:style-name="ce1">
            <text:p>ESCUELA N° 349 DOMINGO F.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UEBLIT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8693963" table:style-name="ce2">
            <text:p>-2.828.693.963</text:p>
          </table:table-cell>
          <table:table-cell office:value-type="float" office:value="-6715914673" table:style-name="ce2">
            <text:p>-6.715.914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700" table:style-name="ce1">
            <text:p>100014700</text:p>
          </table:table-cell>
          <table:table-cell office:value-type="string" table:style-name="ce1">
            <text:p>ESCUELA N° 2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NDA DE LUCERO</text:p>
          </table:table-cell>
          <table:table-cell office:value-type="string" table:style-name="ce1">
            <text:p>K5333</text:p>
          </table:table-cell>
          <table:table-cell table:style-name="ce1"/>
          <table:table-cell office:value-type="string" table:style-name="ce1">
            <text:p>BANDA DE LUCE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766996430936" table:style-name="ce2">
            <text:p>-281.766.996.430.936</text:p>
          </table:table-cell>
          <table:table-cell office:value-type="float" office:value="-674671491471761" table:style-name="ce2">
            <text:p>-674.671.491.471.7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4900" table:style-name="ce1">
            <text:p>100014900</text:p>
          </table:table-cell>
          <table:table-cell office:value-type="string" table:style-name="ce1">
            <text:p>ESCUELA N° 29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RRO NEGRO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CERRO NEG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2592500000042" table:style-name="ce2">
            <text:p>-282.592.500.000.042</text:p>
          </table:table-cell>
          <table:table-cell office:value-type="float" office:value="-671353000000001" table:style-name="ce2">
            <text:p>-671.353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000" table:style-name="ce1">
            <text:p>100015000</text:p>
          </table:table-cell>
          <table:table-cell office:value-type="string" table:style-name="ce1">
            <text:p>ESCUELA N° 2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ISLA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LA IS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2820300000041" table:style-name="ce2">
            <text:p>-282.820.300.000.041</text:p>
          </table:table-cell>
          <table:table-cell office:value-type="float" office:value="-672654800000001" table:style-name="ce2">
            <text:p>-672.654.8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100" table:style-name="ce1">
            <text:p>100015100</text:p>
          </table:table-cell>
          <table:table-cell office:value-type="string" table:style-name="ce1">
            <text:p>ESCUELA N° 231 SOBERAN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ORDOBITA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CORDOBI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30616" table:style-name="ce2">
            <text:p>-2.830.616</text:p>
          </table:table-cell>
          <table:table-cell office:value-type="float" office:value="-67219198" table:style-name="ce2">
            <text:p>-67.219.1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400" table:style-name="ce1">
            <text:p>100015400</text:p>
          </table:table-cell>
          <table:table-cell office:value-type="string" table:style-name="ce1">
            <text:p>ESCUELA N° 4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RONC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TRONC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642520237" table:style-name="ce2">
            <text:p>-279.642.520.237</text:p>
          </table:table-cell>
          <table:table-cell office:value-type="float" office:value="-654794161627" table:style-name="ce2">
            <text:p>-654.794.161.6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500" table:style-name="ce1">
            <text:p>100015500</text:p>
          </table:table-cell>
          <table:table-cell office:value-type="string" table:style-name="ce1">
            <text:p>ESCUELA N° 1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UCHINOQUE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CUCHINOQU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8765196845" table:style-name="ce2">
            <text:p>-278.765.196.845</text:p>
          </table:table-cell>
          <table:table-cell office:value-type="float" office:value="-653949267227" table:style-name="ce2">
            <text:p>-653.949.267.2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600" table:style-name="ce1">
            <text:p>100015600</text:p>
          </table:table-cell>
          <table:table-cell office:value-type="string" table:style-name="ce1">
            <text:p>ESCUELA N° 3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LLE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MOL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8654800000044" table:style-name="ce2">
            <text:p>-278.654.800.000.044</text:p>
          </table:table-cell>
          <table:table-cell office:value-type="float" office:value="-6533882" table:style-name="ce2">
            <text:p>-6.533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700" table:style-name="ce1">
            <text:p>100015700</text:p>
          </table:table-cell>
          <table:table-cell office:value-type="string" table:style-name="ce1">
            <text:p>ESCUELA N° 1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JADA-PUERTA GRANDE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A BAJAD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075600000044" table:style-name="ce2">
            <text:p>-279.075.600.000.044</text:p>
          </table:table-cell>
          <table:table-cell office:value-type="float" office:value="-6537711" table:style-name="ce2">
            <text:p>-6.537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800" table:style-name="ce1">
            <text:p>100015800</text:p>
          </table:table-cell>
          <table:table-cell office:value-type="string" table:style-name="ce1">
            <text:p>ESCUELA N° 3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A GRANDE - RUTA PCIAL.21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PUERTA GRAND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847400000043" table:style-name="ce2">
            <text:p>-279.847.400.000.043</text:p>
          </table:table-cell>
          <table:table-cell office:value-type="float" office:value="-654201" table:style-name="ce2">
            <text:p>-654.2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5900" table:style-name="ce1">
            <text:p>100015900</text:p>
          </table:table-cell>
          <table:table-cell office:value-type="string" table:style-name="ce1">
            <text:p>ESCUELA N° 4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PUJACO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AMPUJA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4420584309" table:style-name="ce2">
            <text:p>-274.420.584.309</text:p>
          </table:table-cell>
          <table:table-cell office:value-type="float" office:value="-667355952012" table:style-name="ce2">
            <text:p>-667.355.952.0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000" table:style-name="ce1">
            <text:p>100016000</text:p>
          </table:table-cell>
          <table:table-cell office:value-type="string" table:style-name="ce1">
            <text:p>ESCUELA N° 84 PBRO. MANUEL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ARTAZA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6989500000045" table:style-name="ce2">
            <text:p>-276.989.500.000.045</text:p>
          </table:table-cell>
          <table:table-cell office:value-type="float" office:value="-670311800000001" table:style-name="ce2">
            <text:p>-670.311.8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100" table:style-name="ce1">
            <text:p>100016100</text:p>
          </table:table-cell>
          <table:table-cell office:value-type="string" table:style-name="ce1">
            <text:p>ESCUELA N° 3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46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68548946" table:style-name="ce2">
            <text:p>-2.768.548.946</text:p>
          </table:table-cell>
          <table:table-cell office:value-type="float" office:value="-6699359819" table:style-name="ce2">
            <text:p>-6.699.359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200" table:style-name="ce1">
            <text:p>100016200</text:p>
          </table:table-cell>
          <table:table-cell office:value-type="string" table:style-name="ce1">
            <text:p>ESCUELA N° 4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CIPUNC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JACIPU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2423500000047" table:style-name="ce2">
            <text:p>-272.423.500.000.047</text:p>
          </table:table-cell>
          <table:table-cell office:value-type="float" office:value="-670116500000001" table:style-name="ce2">
            <text:p>-670.116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300" table:style-name="ce1">
            <text:p>100016300</text:p>
          </table:table-cell>
          <table:table-cell office:value-type="string" table:style-name="ce1">
            <text:p>ESCUELA N° 4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OLAR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EL TOLAR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2284600000047" table:style-name="ce2">
            <text:p>-272.284.600.000.047</text:p>
          </table:table-cell>
          <table:table-cell office:value-type="float" office:value="-669360300000001" table:style-name="ce2">
            <text:p>-669.360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500" table:style-name="ce1">
            <text:p>100016500</text:p>
          </table:table-cell>
          <table:table-cell office:value-type="string" table:style-name="ce1">
            <text:p>ESCUELA N° 68 JOSÉ OLMOS DE AGUIL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CIPUNC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EL DURAZN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2423483627942" table:style-name="ce2">
            <text:p>-272.423.483.627.942</text:p>
          </table:table-cell>
          <table:table-cell office:value-type="float" office:value="-670116518757633" table:style-name="ce2">
            <text:p>-670.116.518.757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600" table:style-name="ce1">
            <text:p>100016600</text:p>
          </table:table-cell>
          <table:table-cell office:value-type="string" table:style-name="ce1">
            <text:p>ESCUELA N° 350 PUERTA DE CORRAL QUEM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A DE CORRAL QUEMAD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UERTA DE 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22848044" table:style-name="ce2">
            <text:p>-2.722.848.044</text:p>
          </table:table-cell>
          <table:table-cell office:value-type="float" office:value="-6693600437" table:style-name="ce2">
            <text:p>-6.693.600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700" table:style-name="ce1">
            <text:p>100016700</text:p>
          </table:table-cell>
          <table:table-cell office:value-type="string" table:style-name="ce1">
            <text:p>ESCUELA N° 168 DR. VICENTE LEONIDE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DEO GERVA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RODEO GERVA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697208037" table:style-name="ce2">
            <text:p>-2.697.208.037</text:p>
          </table:table-cell>
          <table:table-cell office:value-type="float" office:value="-6683686238" table:style-name="ce2">
            <text:p>-6.683.686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800" table:style-name="ce1">
            <text:p>100016800</text:p>
          </table:table-cell>
          <table:table-cell office:value-type="string" table:style-name="ce1">
            <text:p>ESCUELA N° 1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AS DE CULAMPAJ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MINAS DE CULAMPAJ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69556251342" table:style-name="ce2">
            <text:p>-269.556.251.342</text:p>
          </table:table-cell>
          <table:table-cell office:value-type="float" office:value="-66973849712" table:style-name="ce2">
            <text:p>-66.973.849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6900" table:style-name="ce1">
            <text:p>100016900</text:p>
          </table:table-cell>
          <table:table-cell office:value-type="string" table:style-name="ce1">
            <text:p>ESCUELA N° 1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JO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EL CAJO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0536700638" table:style-name="ce2">
            <text:p>-270.536.700.638</text:p>
          </table:table-cell>
          <table:table-cell office:value-type="float" office:value="-669038921451" table:style-name="ce2">
            <text:p>-669.038.921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000" table:style-name="ce1">
            <text:p>100017000</text:p>
          </table:table-cell>
          <table:table-cell office:value-type="string" table:style-name="ce1">
            <text:p>ESCUELA N° 112 COMBATE DE SAN LOREN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36 CAMPO DE LOS CALIVAS-CORRAL QUEMAD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AMPO DE LAS CALI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1818500000048" table:style-name="ce2">
            <text:p>-271.818.500.000.048</text:p>
          </table:table-cell>
          <table:table-cell office:value-type="float" office:value="-669384000000001" table:style-name="ce2">
            <text:p>-669.384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200" table:style-name="ce1">
            <text:p>100017200</text:p>
          </table:table-cell>
          <table:table-cell office:value-type="string" table:style-name="ce1">
            <text:p>ESCUELA N° 4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ULAMPAJ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ULAMPAJ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69996323819" table:style-name="ce2">
            <text:p>-269.996.323.819</text:p>
          </table:table-cell>
          <table:table-cell office:value-type="float" office:value="-669659995621" table:style-name="ce2">
            <text:p>-669.659.995.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300" table:style-name="ce1">
            <text:p>100017300</text:p>
          </table:table-cell>
          <table:table-cell office:value-type="string" table:style-name="ce1">
            <text:p>ESCUELA N° 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SI CIENAG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HUASI CIENA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06151796" table:style-name="ce2">
            <text:p>-2.706.151.796</text:p>
          </table:table-cell>
          <table:table-cell office:value-type="float" office:value="-6699324045" table:style-name="ce2">
            <text:p>-6.699.324.0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400" table:style-name="ce1">
            <text:p>100017400</text:p>
          </table:table-cell>
          <table:table-cell office:value-type="string" table:style-name="ce1">
            <text:p>ESCUELA N° 143 PBRO. RAMÓN ROSA OLM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UESTA DE VICU#A PAMP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6977094397" table:style-name="ce2">
            <text:p>-26.977.094.397</text:p>
          </table:table-cell>
          <table:table-cell office:value-type="float" office:value="-669109776637" table:style-name="ce2">
            <text:p>-669.109.776.6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500" table:style-name="ce1">
            <text:p>100017500</text:p>
          </table:table-cell>
          <table:table-cell office:value-type="string" table:style-name="ce1">
            <text:p>ESCUELA N° 4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AL QUEMAD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APA CHAC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0105559888" table:style-name="ce2">
            <text:p>-270.105.559.888</text:p>
          </table:table-cell>
          <table:table-cell office:value-type="float" office:value="-668998690036" table:style-name="ce2">
            <text:p>-668.998.690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0" table:style-name="ce1">
            <text:p>100017600</text:p>
          </table:table-cell>
          <table:table-cell office:value-type="string" table:style-name="ce1">
            <text:p>ESCUELA SECUNDARIA N°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VICENTE L.SAADI S/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714499501" table:style-name="ce2">
            <text:p>-2.714.499.501</text:p>
          </table:table-cell>
          <table:table-cell office:value-type="float" office:value="-6694536428" table:style-name="ce2">
            <text:p>-6.694.536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1" table:style-name="ce1">
            <text:p>100017601</text:p>
          </table:table-cell>
          <table:table-cell office:value-type="string" table:style-name="ce1">
            <text:p>ESCUELA N° 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HUASI CIENA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0796305" table:style-name="ce2">
            <text:p>-2.700.796.305</text:p>
          </table:table-cell>
          <table:table-cell office:value-type="float" office:value="-6686616845" table:style-name="ce2">
            <text:p>-6.686.616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2" table:style-name="ce1">
            <text:p>100017602</text:p>
          </table:table-cell>
          <table:table-cell office:value-type="string" table:style-name="ce1">
            <text:p>ESCUELA N° 1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CAJO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536700638" table:style-name="ce2">
            <text:p>-270.536.700.638</text:p>
          </table:table-cell>
          <table:table-cell office:value-type="float" office:value="-669038921451" table:style-name="ce2">
            <text:p>-669.038.921.4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3" table:style-name="ce1">
            <text:p>100017603</text:p>
          </table:table-cell>
          <table:table-cell office:value-type="string" table:style-name="ce1">
            <text:p>ESCUELA N° 112 COMBATE DE SAN LOREN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MPO DE LAS CALI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818500000048" table:style-name="ce2">
            <text:p>-271.818.500.000.048</text:p>
          </table:table-cell>
          <table:table-cell office:value-type="float" office:value="-669384000000001" table:style-name="ce2">
            <text:p>-669.384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4" table:style-name="ce1">
            <text:p>100017604</text:p>
          </table:table-cell>
          <table:table-cell office:value-type="string" table:style-name="ce1">
            <text:p>ESCUELA N° 143 PBRO. RAMÓN ROSA OLM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UESTA DE VICUÑA PAMP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77094397" table:style-name="ce2">
            <text:p>-26.977.094.397</text:p>
          </table:table-cell>
          <table:table-cell office:value-type="float" office:value="-669109776637" table:style-name="ce2">
            <text:p>-669.109.776.6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5" table:style-name="ce1">
            <text:p>100017605</text:p>
          </table:table-cell>
          <table:table-cell office:value-type="string" table:style-name="ce1">
            <text:p>ESCUELA N° 1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INAS DE CULAMPAJ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556251342" table:style-name="ce2">
            <text:p>-269.556.251.342</text:p>
          </table:table-cell>
          <table:table-cell office:value-type="float" office:value="-66973849712" table:style-name="ce2">
            <text:p>-66.973.849.7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6" table:style-name="ce1">
            <text:p>100017606</text:p>
          </table:table-cell>
          <table:table-cell office:value-type="string" table:style-name="ce1">
            <text:p>ESCUELA N° 168 DR. VICENTE LEONIDE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ODEO GERVA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7208037" table:style-name="ce2">
            <text:p>-2.697.208.037</text:p>
          </table:table-cell>
          <table:table-cell office:value-type="float" office:value="-6683686238" table:style-name="ce2">
            <text:p>-6.683.686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7" table:style-name="ce1">
            <text:p>100017607</text:p>
          </table:table-cell>
          <table:table-cell office:value-type="string" table:style-name="ce1">
            <text:p>ESCUELA N° 3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452200000048" table:style-name="ce2">
            <text:p>-271.452.200.000.048</text:p>
          </table:table-cell>
          <table:table-cell office:value-type="float" office:value="-669444500000001" table:style-name="ce2">
            <text:p>-669.444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8" table:style-name="ce1">
            <text:p>100017608</text:p>
          </table:table-cell>
          <table:table-cell office:value-type="string" table:style-name="ce1">
            <text:p>ESCUELA N° 4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JACIPU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423578423" table:style-name="ce2">
            <text:p>-272.423.578.423</text:p>
          </table:table-cell>
          <table:table-cell office:value-type="float" office:value="-670116257055" table:style-name="ce2">
            <text:p>-670.116.257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09" table:style-name="ce1">
            <text:p>100017609</text:p>
          </table:table-cell>
          <table:table-cell office:value-type="string" table:style-name="ce1">
            <text:p>ESCUELA N° 4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PA CHAC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1031023" table:style-name="ce2">
            <text:p>-2.701.031.023</text:p>
          </table:table-cell>
          <table:table-cell office:value-type="float" office:value="-6689875846" table:style-name="ce2">
            <text:p>-6.689.875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10" table:style-name="ce1">
            <text:p>100017610</text:p>
          </table:table-cell>
          <table:table-cell office:value-type="string" table:style-name="ce1">
            <text:p>ESCUELA N° 4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TOLAR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284600000047" table:style-name="ce2">
            <text:p>-272.284.600.000.047</text:p>
          </table:table-cell>
          <table:table-cell office:value-type="float" office:value="-669360300000001" table:style-name="ce2">
            <text:p>-669.360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11" table:style-name="ce1">
            <text:p>100017611</text:p>
          </table:table-cell>
          <table:table-cell office:value-type="string" table:style-name="ce1">
            <text:p>ESCUELA N° 4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ULAMPAJ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996323819" table:style-name="ce2">
            <text:p>-269.996.323.819</text:p>
          </table:table-cell>
          <table:table-cell office:value-type="float" office:value="-669659995621" table:style-name="ce2">
            <text:p>-669.659.995.6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612" table:style-name="ce1">
            <text:p>100017612</text:p>
          </table:table-cell>
          <table:table-cell office:value-type="string" table:style-name="ce1">
            <text:p>ESCUELA N° 4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HUASI CIENA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0796305" table:style-name="ce2">
            <text:p>-2.700.796.305</text:p>
          </table:table-cell>
          <table:table-cell office:value-type="float" office:value="-6686616845" table:style-name="ce2">
            <text:p>-6.686.616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700" table:style-name="ce1">
            <text:p>100017700</text:p>
          </table:table-cell>
          <table:table-cell office:value-type="string" table:style-name="ce1">
            <text:p>ESCUELA N° 1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UEV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CUE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0182823953" table:style-name="ce2">
            <text:p>-270.182.823.953</text:p>
          </table:table-cell>
          <table:table-cell office:value-type="float" office:value="-666680844245" table:style-name="ce2">
            <text:p>-666.680.844.2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800" table:style-name="ce1">
            <text:p>100017800</text:p>
          </table:table-cell>
          <table:table-cell office:value-type="string" table:style-name="ce1">
            <text:p>ESCUELA N° 4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40 LOS NACIMIENTO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OS NACIMIENTO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1645900000048" table:style-name="ce2">
            <text:p>-271.645.900.000.048</text:p>
          </table:table-cell>
          <table:table-cell office:value-type="float" office:value="-667351" table:style-name="ce2">
            <text:p>-667.3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7900" table:style-name="ce1">
            <text:p>100017900</text:p>
          </table:table-cell>
          <table:table-cell office:value-type="string" table:style-name="ce1">
            <text:p>ESCUELA N° 4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RTERITO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CUE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0183000000048" table:style-name="ce2">
            <text:p>-270.183.000.000.048</text:p>
          </table:table-cell>
          <table:table-cell office:value-type="float" office:value="-6666805" table:style-name="ce2">
            <text:p>-6.666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100" table:style-name="ce1">
            <text:p>100018100</text:p>
          </table:table-cell>
          <table:table-cell office:value-type="string" table:style-name="ce1">
            <text:p>ESCUELA N° 121 MARTIN FIE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IO DE LAS CUEV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RIO DE LAS CUE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0865901201" table:style-name="ce2">
            <text:p>-270.865.901.201</text:p>
          </table:table-cell>
          <table:table-cell office:value-type="float" office:value="-666469900919" table:style-name="ce2">
            <text:p>-666.469.900.9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200" table:style-name="ce1">
            <text:p>100018200</text:p>
          </table:table-cell>
          <table:table-cell office:value-type="string" table:style-name="ce1">
            <text:p>ESCUELA N° 90 DOMINGO ITURRAL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AS FARALLON NEGR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FARALLON NEGR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3041199058" table:style-name="ce2">
            <text:p>-273.041.199.058</text:p>
          </table:table-cell>
          <table:table-cell office:value-type="float" office:value="-666816192844" table:style-name="ce2">
            <text:p>-666.816.192.8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300" table:style-name="ce1">
            <text:p>100018300</text:p>
          </table:table-cell>
          <table:table-cell office:value-type="string" table:style-name="ce1">
            <text:p>ESCUELA SECUNDARIA N°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RALLON NEGR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FARALLON NEGR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3041199058" table:style-name="ce2">
            <text:p>-273.041.199.058</text:p>
          </table:table-cell>
          <table:table-cell office:value-type="float" office:value="-666816192844" table:style-name="ce2">
            <text:p>-666.816.192.8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400" table:style-name="ce1">
            <text:p>100018400</text:p>
          </table:table-cell>
          <table:table-cell office:value-type="string" table:style-name="ce1">
            <text:p>ESCUELA N° 450 MAESTRO SC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UNA BLANC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GUNA BLANC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5904078337" table:style-name="ce2">
            <text:p>-265.904.078.337</text:p>
          </table:table-cell>
          <table:table-cell office:value-type="float" office:value="-669304960123" table:style-name="ce2">
            <text:p>-669.304.960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500" table:style-name="ce1">
            <text:p>100018500</text:p>
          </table:table-cell>
          <table:table-cell office:value-type="string" table:style-name="ce1">
            <text:p>ESCUELA N° 1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S CALIENTE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GUNA BLANC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3576300000051" table:style-name="ce2">
            <text:p>-263.576.300.000.051</text:p>
          </table:table-cell>
          <table:table-cell office:value-type="float" office:value="-6664339" table:style-name="ce2">
            <text:p>-6.664.3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600" table:style-name="ce1">
            <text:p>100018600</text:p>
          </table:table-cell>
          <table:table-cell office:value-type="string" table:style-name="ce1">
            <text:p>ESCUELA N° 4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SI CIENAG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HUASI CIENA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00796305" table:style-name="ce2">
            <text:p>-2.700.796.305</text:p>
          </table:table-cell>
          <table:table-cell office:value-type="float" office:value="-6686616845" table:style-name="ce2">
            <text:p>-6.686.616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700" table:style-name="ce1">
            <text:p>100018700</text:p>
          </table:table-cell>
          <table:table-cell office:value-type="string" table:style-name="ce1">
            <text:p>ESCUELA N° 420 AUTOMÓVIL CLUB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ANCA LARG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BARRANCA LARGA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esc420bl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9821215596" table:style-name="ce2">
            <text:p>-269.821.215.596</text:p>
          </table:table-cell>
          <table:table-cell office:value-type="float" office:value="-667327916624" table:style-name="ce2">
            <text:p>-667.327.916.6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800" table:style-name="ce1">
            <text:p>100018800</text:p>
          </table:table-cell>
          <table:table-cell office:value-type="string" table:style-name="ce1">
            <text:p>ESCUELA N° 423 FUNDACION WOLF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ENTRO TERMAS DE VILLA VIL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VILLA VIL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kari_04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0926739343" table:style-name="ce2">
            <text:p>-270.926.739.343</text:p>
          </table:table-cell>
          <table:table-cell office:value-type="float" office:value="-668233275274" table:style-name="ce2">
            <text:p>-668.233.275.2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8900" table:style-name="ce1">
            <text:p>100018900</text:p>
          </table:table-cell>
          <table:table-cell office:value-type="string" table:style-name="ce1">
            <text:p>ESCUELA N° 131 NOEMI REGINATTO DE BIZOT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53 EL ALTO DEL BOLSO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ALTO EL BOLSO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9442600000049" table:style-name="ce2">
            <text:p>-269.442.600.000.049</text:p>
          </table:table-cell>
          <table:table-cell office:value-type="float" office:value="-6673487" table:style-name="ce2">
            <text:p>-6.673.4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100" table:style-name="ce1">
            <text:p>100019100</text:p>
          </table:table-cell>
          <table:table-cell office:value-type="string" table:style-name="ce1">
            <text:p>ESCUELA N° 116 NICOLAS RAM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OFALLA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ANTOFALLA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55168479206" table:style-name="ce2">
            <text:p>-255.168.479.206</text:p>
          </table:table-cell>
          <table:table-cell office:value-type="float" office:value="-676184336957" table:style-name="ce2">
            <text:p>-676.184.336.9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200" table:style-name="ce1">
            <text:p>100019200</text:p>
          </table:table-cell>
          <table:table-cell office:value-type="string" table:style-name="ce1">
            <text:p>ESCUELA N° 1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CIENAGA REDONDA-REF. LA AGUADITA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SALAR DEL HOMBRE MUERTO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54137365882289" table:style-name="ce2">
            <text:p>-254.137.365.882.289</text:p>
          </table:table-cell>
          <table:table-cell office:value-type="float" office:value="-671785149974327" table:style-name="ce2">
            <text:p>-671.785.149.974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201" table:style-name="ce1">
            <text:p>100019201</text:p>
          </table:table-cell>
          <table:table-cell office:value-type="string" table:style-name="ce1">
            <text:p>ANEXO LA CIENAGA REDON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IENAGA REDONDA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SALAR DEL HOMBRE MUERTO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533194719" table:style-name="ce2">
            <text:p>-2.533.194.719</text:p>
          </table:table-cell>
          <table:table-cell office:value-type="float" office:value="-6683955063" table:style-name="ce2">
            <text:p>-6.683.955.0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300" table:style-name="ce1">
            <text:p>100019300</text:p>
          </table:table-cell>
          <table:table-cell office:value-type="string" table:style-name="ce1">
            <text:p>ESCUELA N° 494 CAMARA DE DIPUTA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4</text:p>
          </table:table-cell>
          <table:table-cell office:value-type="string" table:style-name="ce1">
            <text:p>K4705</text:p>
          </table:table-cell>
          <table:table-cell office:value-type="string" table:style-name="ce1">
            <text:p>03835-471002 CP</text:p>
          </table:table-cell>
          <table:table-cell office:value-type="string" table:style-name="ce1">
            <text:p>ANTOFAGASTA DE LA SIERRA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0582189417" table:style-name="ce2">
            <text:p>-260.582.189.417</text:p>
          </table:table-cell>
          <table:table-cell office:value-type="float" office:value="-674064960171" table:style-name="ce2">
            <text:p>-674.064.960.1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400" table:style-name="ce1">
            <text:p>100019400</text:p>
          </table:table-cell>
          <table:table-cell office:value-type="string" table:style-name="ce1">
            <text:p>ESCUELA N° 1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QUINUAS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LAS QUINUAS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57159508568722" table:style-name="ce2">
            <text:p>-257.159.508.568.722</text:p>
          </table:table-cell>
          <table:table-cell office:value-type="float" office:value="-677027123762211" table:style-name="ce2">
            <text:p>-677.027.123.762.2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600" table:style-name="ce1">
            <text:p>100019600</text:p>
          </table:table-cell>
          <table:table-cell office:value-type="string" table:style-name="ce1">
            <text:p>ESCUELA N° 3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AS CAPILLITAS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MINA CAPILLIT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3450363701" table:style-name="ce2">
            <text:p>-273.450.363.701</text:p>
          </table:table-cell>
          <table:table-cell office:value-type="float" office:value="-663722175203" table:style-name="ce2">
            <text:p>-663.722.175.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19700" table:style-name="ce1">
            <text:p>100019700</text:p>
          </table:table-cell>
          <table:table-cell office:value-type="string" table:style-name="ce1">
            <text:p>ESCUELA N° 235 JUSTO JOSÉ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SAADI - RUTA PROVINCIAL Nº 62 CHAQUIAG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CHAQUIAGO</text:p>
          </table:table-cell>
          <table:table-cell office:value-type="string" table:style-name="ce1">
            <text:p>ANDALGALA</text:p>
          </table:table-cell>
          <table:table-cell office:value-type="string" table:style-name="ce1">
            <text:p>justojoseurquiza235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5063109" table:style-name="ce2">
            <text:p>-2.755.063.109</text:p>
          </table:table-cell>
          <table:table-cell office:value-type="float" office:value="-6632839384" table:style-name="ce2">
            <text:p>-6.632.839.3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000" table:style-name="ce1">
            <text:p>100020000</text:p>
          </table:table-cell>
          <table:table-cell office:value-type="string" table:style-name="ce1">
            <text:p>INSTITUTO SUPERIOR VIRGEN DE BEL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519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6516333054957" table:style-name="ce2">
            <text:p>-276.516.333.054.957</text:p>
          </table:table-cell>
          <table:table-cell office:value-type="float" office:value="-670230250315506" table:style-name="ce2">
            <text:p>-670.230.250.315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200" table:style-name="ce1">
            <text:p>100020200</text:p>
          </table:table-cell>
          <table:table-cell office:value-type="string" table:style-name="ce1">
            <text:p>ESCUELA N° 3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UEST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64659665" table:style-name="ce2">
            <text:p>-2.664.659.665</text:p>
          </table:table-cell>
          <table:table-cell office:value-type="float" office:value="-6604141558" table:style-name="ce2">
            <text:p>-6.604.141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400" table:style-name="ce1">
            <text:p>100020400</text:p>
          </table:table-cell>
          <table:table-cell office:value-type="string" table:style-name="ce1">
            <text:p>ESCUELA N° 3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PICHANG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CASPICHANG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3272909" table:style-name="ce2">
            <text:p>-2.673.272.909</text:p>
          </table:table-cell>
          <table:table-cell office:value-type="float" office:value="-6595284125" table:style-name="ce2">
            <text:p>-6.595.284.1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600" table:style-name="ce1">
            <text:p>100020600</text:p>
          </table:table-cell>
          <table:table-cell office:value-type="string" table:style-name="ce1">
            <text:p>ESCUELA N° 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692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694790000005" table:style-name="ce2">
            <text:p>-26.694.790.000.005</text:p>
          </table:table-cell>
          <table:table-cell office:value-type="float" office:value="-6604272" table:style-name="ce2">
            <text:p>-6.604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700" table:style-name="ce1">
            <text:p>100020700</text:p>
          </table:table-cell>
          <table:table-cell office:value-type="string" table:style-name="ce1">
            <text:p>ESCUELA N° 2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FUERTE QUEMAD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FUERTE QUEMAD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622330000005" table:style-name="ce2">
            <text:p>-26.622.330.000.005</text:p>
          </table:table-cell>
          <table:table-cell office:value-type="float" office:value="-6605014" table:style-name="ce2">
            <text:p>-6.605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800" table:style-name="ce1">
            <text:p>100020800</text:p>
          </table:table-cell>
          <table:table-cell office:value-type="string" table:style-name="ce1">
            <text:p>ESCUELA N° 2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LAS MOJARRAS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AS MOJARRA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671230000005" table:style-name="ce2">
            <text:p>-26.671.230.000.005</text:p>
          </table:table-cell>
          <table:table-cell office:value-type="float" office:value="-6606042" table:style-name="ce2">
            <text:p>-6.606.0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0900" table:style-name="ce1">
            <text:p>100020900</text:p>
          </table:table-cell>
          <table:table-cell office:value-type="string" table:style-name="ce1">
            <text:p>ESCUELA MUNICIPAL SANTA M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02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1655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66959211933357" table:style-name="ce2">
            <text:p>-266.959.211.933.357</text:p>
          </table:table-cell>
          <table:table-cell office:value-type="float" office:value="-660436864101681" table:style-name="ce2">
            <text:p>-660.436.864.101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1400" table:style-name="ce1">
            <text:p>100021400</text:p>
          </table:table-cell>
          <table:table-cell office:value-type="string" table:style-name="ce1">
            <text:p>ESCUELA N° 2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6694441473652" table:style-name="ce2">
            <text:p>-26.694.441.473.652</text:p>
          </table:table-cell>
          <table:table-cell office:value-type="float" office:value="-660465117992445" table:style-name="ce2">
            <text:p>-660.465.117.992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1500" table:style-name="ce1">
            <text:p>100021500</text:p>
          </table:table-cell>
          <table:table-cell office:value-type="string" table:style-name="ce1">
            <text:p>ESCUELA N°448 PBRO.BAUDILLO VASQ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67024485339342" table:style-name="ce2">
            <text:p>-267.024.485.339.342</text:p>
          </table:table-cell>
          <table:table-cell office:value-type="float" office:value="-660524249274286" table:style-name="ce2">
            <text:p>-660.524.249.274.2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1600" table:style-name="ce1">
            <text:p>100021600</text:p>
          </table:table-cell>
          <table:table-cell office:value-type="string" table:style-name="ce1">
            <text:p>ESCUELA DE EDUC. ESP. Nº11-NTRA.SRA.DE FATI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°BARRANCO CRISTINO A.CARRIZO S/N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771157646" table:style-name="ce2">
            <text:p>-2.771.157.646</text:p>
          </table:table-cell>
          <table:table-cell office:value-type="float" office:value="-6762971901" table:style-name="ce2">
            <text:p>-6.762.971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1700" table:style-name="ce1">
            <text:p>100021700</text:p>
          </table:table-cell>
          <table:table-cell office:value-type="string" table:style-name="ce1">
            <text:p>ESCUELA N° 314 MARIA VERAZAY DE SALEM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ÍA VERAZAY DE SALEME S/Nº LA RAMADITA LA RAMADIT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6256977310007" table:style-name="ce2">
            <text:p>-276.256.977.310.007</text:p>
          </table:table-cell>
          <table:table-cell office:value-type="float" office:value="-676471314486355" table:style-name="ce2">
            <text:p>-676.471.314.486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1800" table:style-name="ce1">
            <text:p>100021800</text:p>
          </table:table-cell>
          <table:table-cell office:value-type="string" table:style-name="ce1">
            <text:p>ESCUELA N° 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CRIBANO CARLOS QUIROGA S/Nº PAMPA BLANCA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6417" table:style-name="ce2">
            <text:p>-276.417</text:p>
          </table:table-cell>
          <table:table-cell office:value-type="float" office:value="-676034" table:style-name="ce2">
            <text:p>-676.0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000" table:style-name="ce1">
            <text:p>100022000</text:p>
          </table:table-cell>
          <table:table-cell office:value-type="string" table:style-name="ce1">
            <text:p>ESCUELA N° 1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.ENTRE RIOS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771157646" table:style-name="ce2">
            <text:p>-2.771.157.646</text:p>
          </table:table-cell>
          <table:table-cell office:value-type="float" office:value="-6762971901" table:style-name="ce2">
            <text:p>-6.762.971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100" table:style-name="ce1">
            <text:p>100022100</text:p>
          </table:table-cell>
          <table:table-cell office:value-type="string" table:style-name="ce1">
            <text:p>ESCUELA N° 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DEL AGU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PALO BLAN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2242600000047" table:style-name="ce2">
            <text:p>-272.242.600.000.047</text:p>
          </table:table-cell>
          <table:table-cell office:value-type="float" office:value="-677567600000007" table:style-name="ce2">
            <text:p>-677.567.600.000.0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200" table:style-name="ce1">
            <text:p>100022200</text:p>
          </table:table-cell>
          <table:table-cell office:value-type="string" table:style-name="ce1">
            <text:p>ESCUELA N° 476 RAFAEL RICARDO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INA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ANTINA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2193700000047" table:style-name="ce2">
            <text:p>-272.193.700.000.047</text:p>
          </table:table-cell>
          <table:table-cell office:value-type="float" office:value="-676127300000004" table:style-name="ce2">
            <text:p>-676.127.3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300" table:style-name="ce1">
            <text:p>100022300</text:p>
          </table:table-cell>
          <table:table-cell office:value-type="string" table:style-name="ce1">
            <text:p>ESCUELA N° 1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 DE TATON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TATON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3627000000047" table:style-name="ce2">
            <text:p>-273.627.000.000.047</text:p>
          </table:table-cell>
          <table:table-cell office:value-type="float" office:value="-675054900000003" table:style-name="ce2">
            <text:p>-675.054.9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400" table:style-name="ce1">
            <text:p>100022400</text:p>
          </table:table-cell>
          <table:table-cell office:value-type="string" table:style-name="ce1">
            <text:p>I.E.S. DE TIN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58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office:value-type="string" table:style-name="ce1">
            <text:p>ies67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80666083134692" table:style-name="ce2">
            <text:p>-280.666.083.134.692</text:p>
          </table:table-cell>
          <table:table-cell office:value-type="float" office:value="-675661106387817" table:style-name="ce2">
            <text:p>-675.661.106.387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500" table:style-name="ce1">
            <text:p>100022500</text:p>
          </table:table-cell>
          <table:table-cell office:value-type="string" table:style-name="ce1">
            <text:p>ESCUELA N° 183 CLUBES ARGENTINOS DE SERVI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AN MARTÍN S/Nº PROGRESO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0566321241734" table:style-name="ce2">
            <text:p>-280.566.321.241.734</text:p>
          </table:table-cell>
          <table:table-cell office:value-type="float" office:value="-675618089751323" table:style-name="ce2">
            <text:p>-675.618.089.751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600" table:style-name="ce1">
            <text:p>100022600</text:p>
          </table:table-cell>
          <table:table-cell office:value-type="string" table:style-name="ce1">
            <text:p>COLEGIO PRIVADO SOR PIERI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236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0639638409554" table:style-name="ce2">
            <text:p>-280.639.638.409.554</text:p>
          </table:table-cell>
          <table:table-cell office:value-type="float" office:value="-675656686698335" table:style-name="ce2">
            <text:p>-675.656.686.698.3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800" table:style-name="ce1">
            <text:p>100022800</text:p>
          </table:table-cell>
          <table:table-cell office:value-type="string" table:style-name="ce1">
            <text:p>ESCUELA N° 223 PROVINCIA DE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K5343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0330213309349" table:style-name="ce2">
            <text:p>-280.330.213.309.349</text:p>
          </table:table-cell>
          <table:table-cell office:value-type="float" office:value="-675985923635696" table:style-name="ce2">
            <text:p>-675.985.923.635.6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2900" table:style-name="ce1">
            <text:p>100022900</text:p>
          </table:table-cell>
          <table:table-cell office:value-type="string" table:style-name="ce1">
            <text:p>ESCUELA N° 9 LINDOR SOTOMAY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º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6037087" table:style-name="ce2">
            <text:p>-2.796.037.087</text:p>
          </table:table-cell>
          <table:table-cell office:value-type="float" office:value="-6763207215" table:style-name="ce2">
            <text:p>-6.763.207.2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000" table:style-name="ce1">
            <text:p>100023000</text:p>
          </table:table-cell>
          <table:table-cell office:value-type="string" table:style-name="ce1">
            <text:p>ESCUELA N° 1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URAZNO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EL DURAZN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7487787358" table:style-name="ce2">
            <text:p>-277.487.787.358</text:p>
          </table:table-cell>
          <table:table-cell office:value-type="float" office:value="-673651015759" table:style-name="ce2">
            <text:p>-673.651.015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100" table:style-name="ce1">
            <text:p>100023100</text:p>
          </table:table-cell>
          <table:table-cell office:value-type="string" table:style-name="ce1">
            <text:p>ESCUELA N°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79892500000043" table:style-name="ce2">
            <text:p>-279.892.500.000.043</text:p>
          </table:table-cell>
          <table:table-cell office:value-type="float" office:value="-675950400000004" table:style-name="ce2">
            <text:p>-675.950.4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200" table:style-name="ce1">
            <text:p>100023200</text:p>
          </table:table-cell>
          <table:table-cell office:value-type="string" table:style-name="ce1">
            <text:p>ESCUELA N° 4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CHIYUYO</text:p>
          </table:table-cell>
          <table:table-cell office:value-type="string" table:style-name="ce1">
            <text:p>K5343</text:p>
          </table:table-cell>
          <table:table-cell table:style-name="ce1"/>
          <table:table-cell office:value-type="string" table:style-name="ce1">
            <text:p>CACHIYUY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0006400000043" table:style-name="ce2">
            <text:p>-280.006.400.000.043</text:p>
          </table:table-cell>
          <table:table-cell office:value-type="float" office:value="-675483000000003" table:style-name="ce2">
            <text:p>-675.483.0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300" table:style-name="ce1">
            <text:p>100023300</text:p>
          </table:table-cell>
          <table:table-cell office:value-type="string" table:style-name="ce1">
            <text:p>ESCUELA N° 431 ESCUADRON 23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ILLA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1227962" table:style-name="ce2">
            <text:p>-2.791.227.962</text:p>
          </table:table-cell>
          <table:table-cell office:value-type="float" office:value="-6762214646" table:style-name="ce2">
            <text:p>-6.762.214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500" table:style-name="ce1">
            <text:p>100023500</text:p>
          </table:table-cell>
          <table:table-cell office:value-type="string" table:style-name="ce1">
            <text:p>ESCUELA N° 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OSQUESILL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BOSQUECIL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5736600000032" table:style-name="ce2">
            <text:p>-295.736.600.000.032</text:p>
          </table:table-cell>
          <table:table-cell office:value-type="float" office:value="-6532068" table:style-name="ce2">
            <text:p>-6.532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600" table:style-name="ce1">
            <text:p>100023600</text:p>
          </table:table-cell>
          <table:table-cell office:value-type="string" table:style-name="ce1">
            <text:p>ESCUELA N° 1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ALO SANT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EL QUIMI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8862421909" table:style-name="ce2">
            <text:p>-298.862.421.909</text:p>
          </table:table-cell>
          <table:table-cell office:value-type="float" office:value="-652949376732" table:style-name="ce2">
            <text:p>-652.949.376.7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700" table:style-name="ce1">
            <text:p>100023700</text:p>
          </table:table-cell>
          <table:table-cell office:value-type="string" table:style-name="ce1">
            <text:p>ESCUELA N° 1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7306600000031" table:style-name="ce2">
            <text:p>-297.306.600.000.031</text:p>
          </table:table-cell>
          <table:table-cell office:value-type="float" office:value="-6551798" table:style-name="ce2">
            <text:p>-6.551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800" table:style-name="ce1">
            <text:p>100023800</text:p>
          </table:table-cell>
          <table:table-cell office:value-type="string" table:style-name="ce1">
            <text:p>ESCUELA N° 74 DR.ARTURO M.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 DE PIEDRA- KM 62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CASA DE PIEDR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60648136" table:style-name="ce2">
            <text:p>-2.960.648.136</text:p>
          </table:table-cell>
          <table:table-cell office:value-type="float" office:value="-6551690911" table:style-name="ce2">
            <text:p>-6.551.690.9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3900" table:style-name="ce1">
            <text:p>100023900</text:p>
          </table:table-cell>
          <table:table-cell office:value-type="string" table:style-name="ce1">
            <text:p>ESCUELA N° 446 REMEDIOS E. DE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IMILO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EL QUIMI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8995371097" table:style-name="ce2">
            <text:p>-298.995.371.097</text:p>
          </table:table-cell>
          <table:table-cell office:value-type="float" office:value="-653983002347" table:style-name="ce2">
            <text:p>-653.983.002.3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000" table:style-name="ce1">
            <text:p>100024000</text:p>
          </table:table-cell>
          <table:table-cell office:value-type="string" table:style-name="ce1">
            <text:p>ESCUELA N° 62 25 DE AGO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LORENZO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SAN LORENZ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7497747534" table:style-name="ce2">
            <text:p>-297.497.747.534</text:p>
          </table:table-cell>
          <table:table-cell office:value-type="float" office:value="-654574959902" table:style-name="ce2">
            <text:p>-654.574.959.9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100" table:style-name="ce1">
            <text:p>100024100</text:p>
          </table:table-cell>
          <table:table-cell office:value-type="string" table:style-name="ce1">
            <text:p>ESCUELA N° 79 MARIA ROSA COLLAUT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SALVADOR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SAN LORENZ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6801938821" table:style-name="ce2">
            <text:p>-296.801.938.821</text:p>
          </table:table-cell>
          <table:table-cell office:value-type="float" office:value="-654559102123" table:style-name="ce2">
            <text:p>-654.559.102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300" table:style-name="ce1">
            <text:p>100024300</text:p>
          </table:table-cell>
          <table:table-cell office:value-type="string" table:style-name="ce1">
            <text:p>ESCUELA N° 4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 120 PALO LABRADO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PALO LABRAD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244981812" table:style-name="ce2">
            <text:p>-283.244.981.812</text:p>
          </table:table-cell>
          <table:table-cell office:value-type="float" office:value="-656191866065" table:style-name="ce2">
            <text:p>-656.191.866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400" table:style-name="ce1">
            <text:p>100024400</text:p>
          </table:table-cell>
          <table:table-cell office:value-type="string" table:style-name="ce1">
            <text:p>ESCUELA N° 334 MARIA DEL CARMEN FUENZAL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AN JUAN COLPES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COLPES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0598700000043" table:style-name="ce2">
            <text:p>-280.598.700.000.043</text:p>
          </table:table-cell>
          <table:table-cell office:value-type="float" office:value="-6619849" table:style-name="ce2">
            <text:p>-6.619.8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500" table:style-name="ce1">
            <text:p>100024500</text:p>
          </table:table-cell>
          <table:table-cell office:value-type="string" table:style-name="ce1">
            <text:p>I.E.S. DE ANDALGA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LOPEZ S/N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office:value-type="string" table:style-name="ce1">
            <text:p>IESANDALGALA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75837543825144" table:style-name="ce2">
            <text:p>-275.837.543.825.144</text:p>
          </table:table-cell>
          <table:table-cell office:value-type="float" office:value="-663131933458342" table:style-name="ce2">
            <text:p>-663.131.933.458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600" table:style-name="ce1">
            <text:p>100024600</text:p>
          </table:table-cell>
          <table:table-cell office:value-type="string" table:style-name="ce1">
            <text:p>ESCUELA 703 REPÚ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IBERTAD S/Nº CENTRO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700" table:style-name="ce1">
            <text:p>100024700</text:p>
          </table:table-cell>
          <table:table-cell office:value-type="string" table:style-name="ce1">
            <text:p>ESCUELA N° 2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ROS</text:p>
          </table:table-cell>
          <table:table-cell office:value-type="string" table:style-name="ce1">
            <text:p>K5266</text:p>
          </table:table-cell>
          <table:table-cell table:style-name="ce1"/>
          <table:table-cell office:value-type="string" table:style-name="ce1">
            <text:p>QUIRO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8568583" table:style-name="ce2">
            <text:p>-2.878.568.583</text:p>
          </table:table-cell>
          <table:table-cell office:value-type="float" office:value="-6511278612" table:style-name="ce2">
            <text:p>-6.511.278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0" table:style-name="ce1">
            <text:p>100024800</text:p>
          </table:table-cell>
          <table:table-cell office:value-type="string" table:style-name="ce1">
            <text:p>ESCUELA SECUNDARIA N°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ROS</text:p>
          </table:table-cell>
          <table:table-cell office:value-type="string" table:style-name="ce1">
            <text:p>K5266</text:p>
          </table:table-cell>
          <table:table-cell table:style-name="ce1"/>
          <table:table-cell office:value-type="string" table:style-name="ce1">
            <text:p>QUIRO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8805305" table:style-name="ce2">
            <text:p>-2.878.805.305</text:p>
          </table:table-cell>
          <table:table-cell office:value-type="float" office:value="-6510943688" table:style-name="ce2">
            <text:p>-6.510.943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1" table:style-name="ce1">
            <text:p>100024801</text:p>
          </table:table-cell>
          <table:table-cell office:value-type="string" table:style-name="ce1">
            <text:p>ESCUELA N° 346 ANFILOQUIA MEDINA DE ZU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LBIGAS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8372379" table:style-name="ce2">
            <text:p>-2.858.372.379</text:p>
          </table:table-cell>
          <table:table-cell office:value-type="float" office:value="-6522219343" table:style-name="ce2">
            <text:p>-6.522.219.3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2" table:style-name="ce1">
            <text:p>100024802</text:p>
          </table:table-cell>
          <table:table-cell office:value-type="string" table:style-name="ce1">
            <text:p>ESCUELA N° 2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VALLEC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2224099" table:style-name="ce2">
            <text:p>-2.862.224.099</text:p>
          </table:table-cell>
          <table:table-cell office:value-type="float" office:value="-6525218254" table:style-name="ce2">
            <text:p>-6.525.218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3" table:style-name="ce1">
            <text:p>100024803</text:p>
          </table:table-cell>
          <table:table-cell office:value-type="string" table:style-name="ce1">
            <text:p>ESCUELA N° 2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IGUAN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5143432" table:style-name="ce2">
            <text:p>-2.865.143.432</text:p>
          </table:table-cell>
          <table:table-cell office:value-type="float" office:value="-6503051514" table:style-name="ce2">
            <text:p>-6.503.051.5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4" table:style-name="ce1">
            <text:p>100024804</text:p>
          </table:table-cell>
          <table:table-cell office:value-type="string" table:style-name="ce1">
            <text:p>ESCUELA N° 2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JULI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7426743" table:style-name="ce2">
            <text:p>-2.867.426.743</text:p>
          </table:table-cell>
          <table:table-cell office:value-type="float" office:value="-6527945557" table:style-name="ce2">
            <text:p>-6.527.945.5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5" table:style-name="ce1">
            <text:p>100024805</text:p>
          </table:table-cell>
          <table:table-cell office:value-type="string" table:style-name="ce1">
            <text:p>ESCUELA N° 2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QUIRO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8849444" table:style-name="ce2">
            <text:p>-2.878.849.444</text:p>
          </table:table-cell>
          <table:table-cell office:value-type="float" office:value="-6510996452" table:style-name="ce2">
            <text:p>-6.510.996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6" table:style-name="ce1">
            <text:p>100024806</text:p>
          </table:table-cell>
          <table:table-cell office:value-type="string" table:style-name="ce1">
            <text:p>ESCUELA N° 3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RENOVACION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869300000039" table:style-name="ce2">
            <text:p>-286.869.300.000.039</text:p>
          </table:table-cell>
          <table:table-cell office:value-type="float" office:value="-6502329" table:style-name="ce2">
            <text:p>-6.502.3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7" table:style-name="ce1">
            <text:p>100024807</text:p>
          </table:table-cell>
          <table:table-cell office:value-type="string" table:style-name="ce1">
            <text:p>ESCUELA N° 3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VIAN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8897607" table:style-name="ce2">
            <text:p>-2.878.897.607</text:p>
          </table:table-cell>
          <table:table-cell office:value-type="float" office:value="-6529965822" table:style-name="ce2">
            <text:p>-6.529.965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8" table:style-name="ce1">
            <text:p>100024808</text:p>
          </table:table-cell>
          <table:table-cell office:value-type="string" table:style-name="ce1">
            <text:p>ESCUELA Nº 3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TEJ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712400000038" table:style-name="ce2">
            <text:p>-287.712.400.000.038</text:p>
          </table:table-cell>
          <table:table-cell office:value-type="float" office:value="-648214299999999" table:style-name="ce2">
            <text:p>-648.214.2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09" table:style-name="ce1">
            <text:p>100024809</text:p>
          </table:table-cell>
          <table:table-cell office:value-type="string" table:style-name="ce1">
            <text:p>ESCUELA N° 3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PALMIT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366300000039" table:style-name="ce2">
            <text:p>-286.366.300.000.039</text:p>
          </table:table-cell>
          <table:table-cell office:value-type="float" office:value="-6498638" table:style-name="ce2">
            <text:p>-6.498.6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810" table:style-name="ce1">
            <text:p>100024810</text:p>
          </table:table-cell>
          <table:table-cell office:value-type="string" table:style-name="ce1">
            <text:p>ESCUELA N° 4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STANCIA LA ALBIGASTA</text:p>
          </table:table-cell>
          <table:table-cell table:number-columns-repeated="2" table:style-name="ce1"/>
          <table:table-cell office:value-type="string" table:style-name="ce1">
            <text:p>LA ALBIGAS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443200000039" table:style-name="ce2">
            <text:p>-286.443.200.000.039</text:p>
          </table:table-cell>
          <table:table-cell office:value-type="float" office:value="-6517819" table:style-name="ce2">
            <text:p>-6.517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4900" table:style-name="ce1">
            <text:p>100024900</text:p>
          </table:table-cell>
          <table:table-cell office:value-type="string" table:style-name="ce1">
            <text:p>ESCUELA N° 295 GRAL JULIO A.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RINCO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218942555" table:style-name="ce2">
            <text:p>-282.218.942.555</text:p>
          </table:table-cell>
          <table:table-cell office:value-type="float" office:value="-661435939632" table:style-name="ce2">
            <text:p>-661.435.939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0" table:style-name="ce1">
            <text:p>100025000</text:p>
          </table:table-cell>
          <table:table-cell office:value-type="string" table:style-name="ce1">
            <text:p>ESCUELA SECUNDARIA N°15 LIB.GRAL.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58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0669143733897" table:style-name="ce2">
            <text:p>-280.669.143.733.897</text:p>
          </table:table-cell>
          <table:table-cell office:value-type="float" office:value="-675675277934628" table:style-name="ce2">
            <text:p>-675.675.277.934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1" table:style-name="ce1">
            <text:p>100025001</text:p>
          </table:table-cell>
          <table:table-cell office:value-type="string" table:style-name="ce1">
            <text:p>ESCUELA N° 5 ADOLFO P. CAR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575200000043" table:style-name="ce2">
            <text:p>-280.575.200.000.043</text:p>
          </table:table-cell>
          <table:table-cell office:value-type="float" office:value="-675611500000003" table:style-name="ce2">
            <text:p>-675.611.5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2" table:style-name="ce1">
            <text:p>100025002</text:p>
          </table:table-cell>
          <table:table-cell office:value-type="string" table:style-name="ce1">
            <text:p>ESCUELA N°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602500000043" table:style-name="ce2">
            <text:p>-279.602.500.000.043</text:p>
          </table:table-cell>
          <table:table-cell office:value-type="float" office:value="-676320600000004" table:style-name="ce2">
            <text:p>-676.320.6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3" table:style-name="ce1">
            <text:p>100025003</text:p>
          </table:table-cell>
          <table:table-cell office:value-type="string" table:style-name="ce1">
            <text:p>ESCUELA N° 3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OS PALACI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892500000043" table:style-name="ce2">
            <text:p>-279.892.500.000.043</text:p>
          </table:table-cell>
          <table:table-cell office:value-type="float" office:value="-675950400000004" table:style-name="ce2">
            <text:p>-675.950.4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4" table:style-name="ce1">
            <text:p>100025004</text:p>
          </table:table-cell>
          <table:table-cell office:value-type="string" table:style-name="ce1">
            <text:p>ESCUELA N° 13 NICOLAS AVELLANEDA Y TU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SAN ROQU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2011356" table:style-name="ce2">
            <text:p>-2.802.011.356</text:p>
          </table:table-cell>
          <table:table-cell office:value-type="float" office:value="-6760505912" table:style-name="ce2">
            <text:p>-6.760.505.9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5" table:style-name="ce1">
            <text:p>100025005</text:p>
          </table:table-cell>
          <table:table-cell office:value-type="string" table:style-name="ce1">
            <text:p>ESCUELA N° 91 CORNELIO SAAVED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COLORAD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834186553976" table:style-name="ce2">
            <text:p>-282.834.186.553.976</text:p>
          </table:table-cell>
          <table:table-cell office:value-type="float" office:value="-673753051757813" table:style-name="ce2">
            <text:p>-673.753.051.757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6" table:style-name="ce1">
            <text:p>100025006</text:p>
          </table:table-cell>
          <table:table-cell office:value-type="string" table:style-name="ce1">
            <text:p>ESCUELA N° 1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DURAZN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487787358" table:style-name="ce2">
            <text:p>-277.487.787.358</text:p>
          </table:table-cell>
          <table:table-cell office:value-type="float" office:value="-673651015759" table:style-name="ce2">
            <text:p>-673.651.015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7" table:style-name="ce1">
            <text:p>100025007</text:p>
          </table:table-cell>
          <table:table-cell office:value-type="string" table:style-name="ce1">
            <text:p>ESCUELA N° 3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PALACI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843700000043" table:style-name="ce2">
            <text:p>-280.843.700.000.043</text:p>
          </table:table-cell>
          <table:table-cell office:value-type="float" office:value="-675756100000004" table:style-name="ce2">
            <text:p>-675.756.1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8" table:style-name="ce1">
            <text:p>100025008</text:p>
          </table:table-cell>
          <table:table-cell office:value-type="string" table:style-name="ce1">
            <text:p>ESCUELA N° 36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STA DE REYE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970119264" table:style-name="ce2">
            <text:p>-282.970.119.264</text:p>
          </table:table-cell>
          <table:table-cell office:value-type="float" office:value="-676950105951" table:style-name="ce2">
            <text:p>-676.950.105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09" table:style-name="ce1">
            <text:p>100025009</text:p>
          </table:table-cell>
          <table:table-cell office:value-type="string" table:style-name="ce1">
            <text:p>ESCUELA N° 431 ESCUADRON 23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ILLA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1227962" table:style-name="ce2">
            <text:p>-2.791.227.962</text:p>
          </table:table-cell>
          <table:table-cell office:value-type="float" office:value="-6762214646" table:style-name="ce2">
            <text:p>-6.762.214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10" table:style-name="ce1">
            <text:p>100025010</text:p>
          </table:table-cell>
          <table:table-cell office:value-type="string" table:style-name="ce1">
            <text:p>ESCUELA N° 4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CACHIYUY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006400000043" table:style-name="ce2">
            <text:p>-280.006.400.000.043</text:p>
          </table:table-cell>
          <table:table-cell office:value-type="float" office:value="-675483000000003" table:style-name="ce2">
            <text:p>-675.483.0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011" table:style-name="ce1">
            <text:p>100025011</text:p>
          </table:table-cell>
          <table:table-cell office:value-type="string" table:style-name="ce1">
            <text:p>ESCUELA Nº 704 LIBERTADOR GRAL.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575200000043" table:style-name="ce2">
            <text:p>-280.575.200.000.043</text:p>
          </table:table-cell>
          <table:table-cell office:value-type="float" office:value="-675611500000003" table:style-name="ce2">
            <text:p>-675.611.5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100" table:style-name="ce1">
            <text:p>100025100</text:p>
          </table:table-cell>
          <table:table-cell office:value-type="string" table:style-name="ce1">
            <text:p>ESCUELA AGROTECNICA CIUDAD DE TINOGA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ESQUINA CONSTITUCION S/N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280669139124628" table:style-name="ce2">
            <text:p>-280.669.139.124.628</text:p>
          </table:table-cell>
          <table:table-cell office:value-type="float" office:value="-675675681500863" table:style-name="ce2">
            <text:p>-675.675.681.500.8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200" table:style-name="ce1">
            <text:p>100025200</text:p>
          </table:table-cell>
          <table:table-cell office:value-type="string" table:style-name="ce1">
            <text:p>ESCUELA SECUNDARIA N°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ADO-RUTA PROVINCIAL N°60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EL SALAD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30134192" table:style-name="ce2">
            <text:p>-2.830.134.192</text:p>
          </table:table-cell>
          <table:table-cell office:value-type="float" office:value="-6725553149" table:style-name="ce2">
            <text:p>-6.725.553.1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201" table:style-name="ce1">
            <text:p>100025201</text:p>
          </table:table-cell>
          <table:table-cell office:value-type="string" table:style-name="ce1">
            <text:p>ESCUELA N° 233 HIPOLITO VIEY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SALAD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0134192" table:style-name="ce2">
            <text:p>-2.830.134.192</text:p>
          </table:table-cell>
          <table:table-cell office:value-type="float" office:value="-6725553149" table:style-name="ce2">
            <text:p>-6.725.553.1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300" table:style-name="ce1">
            <text:p>100025300</text:p>
          </table:table-cell>
          <table:table-cell office:value-type="string" table:style-name="ce1">
            <text:p>ESCUELA N° 309 MANUEL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60 LA PUNTILLA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LA PUNTILLA DE 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315200000042" table:style-name="ce2">
            <text:p>-281.315.200.000.042</text:p>
          </table:table-cell>
          <table:table-cell office:value-type="float" office:value="-674976400000003" table:style-name="ce2">
            <text:p>-674.976.4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400" table:style-name="ce1">
            <text:p>100025400</text:p>
          </table:table-cell>
          <table:table-cell office:value-type="string" table:style-name="ce1">
            <text:p>ESCUELA N° 233 HIPOLITO VIEY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ADO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EL SALAD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3013700000041" table:style-name="ce2">
            <text:p>-283.013.700.000.041</text:p>
          </table:table-cell>
          <table:table-cell office:value-type="float" office:value="-672554500000001" table:style-name="ce2">
            <text:p>-672.554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500" table:style-name="ce1">
            <text:p>100025500</text:p>
          </table:table-cell>
          <table:table-cell office:value-type="string" table:style-name="ce1">
            <text:p>ESCUELA N° 5 ADOLFO P. CAR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PIAPÓ 60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0665362563192" table:style-name="ce2">
            <text:p>-280.665.362.563.192</text:p>
          </table:table-cell>
          <table:table-cell office:value-type="float" office:value="-675661499570225" table:style-name="ce2">
            <text:p>-675.661.499.570.2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0" table:style-name="ce1">
            <text:p>100025600</text:p>
          </table:table-cell>
          <table:table-cell office:value-type="string" table:style-name="ce1">
            <text:p>ESCUELA SECUNDARIA N°18 EJERCITO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630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76546662212806" table:style-name="ce2">
            <text:p>-276.546.662.212.806</text:p>
          </table:table-cell>
          <table:table-cell office:value-type="float" office:value="-670268966385406" table:style-name="ce2">
            <text:p>-670.268.966.385.4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1" table:style-name="ce1">
            <text:p>100025601</text:p>
          </table:table-cell>
          <table:table-cell office:value-type="string" table:style-name="ce1">
            <text:p>ESCUELA N° 6 FRAY MAMERTO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379000000045" table:style-name="ce2">
            <text:p>-276.379.000.000.045</text:p>
          </table:table-cell>
          <table:table-cell office:value-type="float" office:value="-6702693" table:style-name="ce2">
            <text:p>-6.702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2" table:style-name="ce1">
            <text:p>100025602</text:p>
          </table:table-cell>
          <table:table-cell office:value-type="string" table:style-name="ce1">
            <text:p>ESCUELA N° 221 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HUA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988953782" table:style-name="ce2">
            <text:p>-276.988.953.782</text:p>
          </table:table-cell>
          <table:table-cell office:value-type="float" office:value="-670311429965" table:style-name="ce2">
            <text:p>-670.311.429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3" table:style-name="ce1">
            <text:p>100025603</text:p>
          </table:table-cell>
          <table:table-cell office:value-type="string" table:style-name="ce1">
            <text:p>ESCUELA Nº 4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HUA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2112554" table:style-name="ce2">
            <text:p>-2.752.112.554</text:p>
          </table:table-cell>
          <table:table-cell office:value-type="float" office:value="-6698697556" table:style-name="ce2">
            <text:p>-6.698.697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4" table:style-name="ce1">
            <text:p>100025604</text:p>
          </table:table-cell>
          <table:table-cell office:value-type="string" table:style-name="ce1">
            <text:p>ESCUELA N° 3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PUNTILL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662800000045" table:style-name="ce2">
            <text:p>-276.662.800.000.045</text:p>
          </table:table-cell>
          <table:table-cell office:value-type="float" office:value="-670243900000001" table:style-name="ce2">
            <text:p>-670.24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5" table:style-name="ce1">
            <text:p>100025605</text:p>
          </table:table-cell>
          <table:table-cell office:value-type="string" table:style-name="ce1">
            <text:p>ESCUELA N° 84 PBRO. MANUEL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BARRIO ARTAZ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894000000046" table:style-name="ce2">
            <text:p>-274.894.000.000.046</text:p>
          </table:table-cell>
          <table:table-cell office:value-type="float" office:value="-669777000000001" table:style-name="ce2">
            <text:p>-669.777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6" table:style-name="ce1">
            <text:p>100025606</text:p>
          </table:table-cell>
          <table:table-cell office:value-type="string" table:style-name="ce1">
            <text:p>ESCUELA N° 337 GENERA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451061058" table:style-name="ce2">
            <text:p>-271.451.061.058</text:p>
          </table:table-cell>
          <table:table-cell office:value-type="float" office:value="-669449501684" table:style-name="ce2">
            <text:p>-669.449.501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7" table:style-name="ce1">
            <text:p>100025607</text:p>
          </table:table-cell>
          <table:table-cell office:value-type="string" table:style-name="ce1">
            <text:p>ESCUELA N° 263 PROVINC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MOLIN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64468" table:style-name="ce2">
            <text:p>-27.664.468</text:p>
          </table:table-cell>
          <table:table-cell office:value-type="float" office:value="-67020528" table:style-name="ce2">
            <text:p>-67.020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8" table:style-name="ce1">
            <text:p>100025608</text:p>
          </table:table-cell>
          <table:table-cell office:value-type="string" table:style-name="ce1">
            <text:p>ESCUELA N° 337 GENERA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379000000045" table:style-name="ce2">
            <text:p>-276.379.000.000.045</text:p>
          </table:table-cell>
          <table:table-cell office:value-type="float" office:value="-6702693" table:style-name="ce2">
            <text:p>-6.702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09" table:style-name="ce1">
            <text:p>100025609</text:p>
          </table:table-cell>
          <table:table-cell office:value-type="string" table:style-name="ce1">
            <text:p>ESCUELA N° 3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PUNTILL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8548946" table:style-name="ce2">
            <text:p>-2.768.548.946</text:p>
          </table:table-cell>
          <table:table-cell office:value-type="float" office:value="-6699359819" table:style-name="ce2">
            <text:p>-6.699.359.8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10" table:style-name="ce1">
            <text:p>100025610</text:p>
          </table:table-cell>
          <table:table-cell office:value-type="string" table:style-name="ce1">
            <text:p>ESCUELA N° 4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SAMPAY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4611106" table:style-name="ce2">
            <text:p>-2.734.611.106</text:p>
          </table:table-cell>
          <table:table-cell office:value-type="float" office:value="-6705826801" table:style-name="ce2">
            <text:p>-6.705.826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11" table:style-name="ce1">
            <text:p>100025611</text:p>
          </table:table-cell>
          <table:table-cell office:value-type="string" table:style-name="ce1">
            <text:p>ESCUELA N° 4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MPUJA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420584309" table:style-name="ce2">
            <text:p>-274.420.584.309</text:p>
          </table:table-cell>
          <table:table-cell office:value-type="float" office:value="-667355952012" table:style-name="ce2">
            <text:p>-667.355.952.0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12" table:style-name="ce1">
            <text:p>100025612</text:p>
          </table:table-cell>
          <table:table-cell office:value-type="string" table:style-name="ce1">
            <text:p>ESCUELA N° 4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ESTANCI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334363643" table:style-name="ce2">
            <text:p>-275.334.363.643</text:p>
          </table:table-cell>
          <table:table-cell office:value-type="float" office:value="-67038513358" table:style-name="ce2">
            <text:p>-67.038.513.3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613" table:style-name="ce1">
            <text:p>100025613</text:p>
          </table:table-cell>
          <table:table-cell office:value-type="string" table:style-name="ce1">
            <text:p>ESCUELA Nº 4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HUA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662800000045" table:style-name="ce2">
            <text:p>-276.662.800.000.045</text:p>
          </table:table-cell>
          <table:table-cell office:value-type="float" office:value="-670243900000001" table:style-name="ce2">
            <text:p>-670.24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700" table:style-name="ce1">
            <text:p>100025700</text:p>
          </table:table-cell>
          <table:table-cell office:value-type="string" table:style-name="ce1">
            <text:p>INSTITUTO SUPERIOR VIRGEN DE BEL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519</text:p>
          </table:table-cell>
          <table:table-cell office:value-type="string" table:style-name="ce1">
            <text:p>K4750</text:p>
          </table:table-cell>
          <table:table-cell office:value-type="string" table:style-name="ce1">
            <text:p>461422/463332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76515963076717" table:style-name="ce2">
            <text:p>-276.515.963.076.717</text:p>
          </table:table-cell>
          <table:table-cell office:value-type="float" office:value="-670230227891808" table:style-name="ce2">
            <text:p>-670.230.227.891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5900" table:style-name="ce1">
            <text:p>100025900</text:p>
          </table:table-cell>
          <table:table-cell office:value-type="string" table:style-name="ce1">
            <text:p>ESCUELA N° 4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TE REDONDO-SOBRE RUTA PROVINCIAL NRO.27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MONTE REDOND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006287965" table:style-name="ce2">
            <text:p>-280.006.287.965</text:p>
          </table:table-cell>
          <table:table-cell office:value-type="float" office:value="-654447980443" table:style-name="ce2">
            <text:p>-654.447.980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000" table:style-name="ce1">
            <text:p>100026000</text:p>
          </table:table-cell>
          <table:table-cell office:value-type="string" table:style-name="ce1">
            <text:p>ESCUELA N° 4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NACIMIENTOS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LOS NACIMIENTOS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58248148892" table:style-name="ce2">
            <text:p>-258.248.148.892</text:p>
          </table:table-cell>
          <table:table-cell office:value-type="float" office:value="-673717271592" table:style-name="ce2">
            <text:p>-673.717.271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100" table:style-name="ce1">
            <text:p>100026100</text:p>
          </table:table-cell>
          <table:table-cell office:value-type="string" table:style-name="ce1">
            <text:p>COLEGIO POLIMODAL N°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SAJE CAPDEVILA S/N</text:p>
          </table:table-cell>
          <table:table-cell office:value-type="string" table:style-name="ce1">
            <text:p>K4705</text:p>
          </table:table-cell>
          <table:table-cell office:value-type="string" table:style-name="ce1">
            <text:p>471001/02 C.P.</text:p>
          </table:table-cell>
          <table:table-cell office:value-type="string" table:style-name="ce1">
            <text:p>ANTOFAGASTA DE LA SIERRA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60582256491" table:style-name="ce2">
            <text:p>-260.582.256.491</text:p>
          </table:table-cell>
          <table:table-cell office:value-type="float" office:value="-674064777143" table:style-name="ce2">
            <text:p>-674.064.777.1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101" table:style-name="ce1">
            <text:p>100026101</text:p>
          </table:table-cell>
          <table:table-cell office:value-type="string" table:style-name="ce1">
            <text:p>ESCUELA N° 142 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EÑON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4713835768034" table:style-name="ce2">
            <text:p>-264.713.835.768.034</text:p>
          </table:table-cell>
          <table:table-cell office:value-type="float" office:value="-672642239631587" table:style-name="ce2">
            <text:p>-672.642.239.631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102" table:style-name="ce1">
            <text:p>100026102</text:p>
          </table:table-cell>
          <table:table-cell office:value-type="string" table:style-name="ce1">
            <text:p>ESCUELA N° 1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Aguadita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SALAR DEL HOMBRE MUERTO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54137365882289" table:style-name="ce2">
            <text:p>-254.137.365.882.289</text:p>
          </table:table-cell>
          <table:table-cell office:value-type="float" office:value="-671785149974327" table:style-name="ce2">
            <text:p>-671.785.149.974.3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103" table:style-name="ce1">
            <text:p>100026103</text:p>
          </table:table-cell>
          <table:table-cell office:value-type="string" table:style-name="ce1">
            <text:p>ESCUELA N° 494 CAMARA DE DIPUTA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TOFAGASTA DE LA SIERRA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05818738" table:style-name="ce2">
            <text:p>-2.605.818.738</text:p>
          </table:table-cell>
          <table:table-cell office:value-type="float" office:value="-6740650289" table:style-name="ce2">
            <text:p>-6.740.650.2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104" table:style-name="ce1">
            <text:p>100026104</text:p>
          </table:table-cell>
          <table:table-cell office:value-type="string" table:style-name="ce1">
            <text:p>ESCUELA N° 4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NACIMIENTOS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58248148892" table:style-name="ce2">
            <text:p>-258.248.148.892</text:p>
          </table:table-cell>
          <table:table-cell office:value-type="float" office:value="-673717271592" table:style-name="ce2">
            <text:p>-673.717.271.5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200" table:style-name="ce1">
            <text:p>100026200</text:p>
          </table:table-cell>
          <table:table-cell office:value-type="string" table:style-name="ce1">
            <text:p>ESCUELA N° 3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VECENTE SAADI S/N CALLE SIN NOMBRE S/N°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145022" table:style-name="ce2">
            <text:p>-27.145.022</text:p>
          </table:table-cell>
          <table:table-cell office:value-type="float" office:value="-6694538255" table:style-name="ce2">
            <text:p>-6.694.538.2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300" table:style-name="ce1">
            <text:p>100026300</text:p>
          </table:table-cell>
          <table:table-cell office:value-type="string" table:style-name="ce1">
            <text:p>ESCUELA N° 217 FRAGATA 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OYA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CHOY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5182000000046" table:style-name="ce2">
            <text:p>-275.182.000.000.046</text:p>
          </table:table-cell>
          <table:table-cell office:value-type="float" office:value="-6637946" table:style-name="ce2">
            <text:p>-6.637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400" table:style-name="ce1">
            <text:p>100026400</text:p>
          </table:table-cell>
          <table:table-cell office:value-type="string" table:style-name="ce1">
            <text:p>ESCUELA N° 286 SANTA LUCÍ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EL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5102100000046" table:style-name="ce2">
            <text:p>-275.102.100.000.046</text:p>
          </table:table-cell>
          <table:table-cell office:value-type="float" office:value="-6632951" table:style-name="ce2">
            <text:p>-6.632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500" table:style-name="ce1">
            <text:p>100026500</text:p>
          </table:table-cell>
          <table:table-cell office:value-type="string" table:style-name="ce1">
            <text:p>ESCUELA N° 221 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BISPO ESQUIÚ S/Nº HUACO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ESC_PROV_221@COTELB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6611195094858" table:style-name="ce2">
            <text:p>-276.611.195.094.858</text:p>
          </table:table-cell>
          <table:table-cell office:value-type="float" office:value="-670258043120004" table:style-name="ce2">
            <text:p>-670.258.043.12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600" table:style-name="ce1">
            <text:p>100026600</text:p>
          </table:table-cell>
          <table:table-cell office:value-type="string" table:style-name="ce1">
            <text:p>ESCUELA DE EDUCACION ESPECIAL N° 6 VIDA NUE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M. DE LA QUINTANA 477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1161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66942447049509" table:style-name="ce2">
            <text:p>-266.942.447.049.509</text:p>
          </table:table-cell>
          <table:table-cell office:value-type="float" office:value="-660481465384796" table:style-name="ce2">
            <text:p>-660.481.465.384.7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700" table:style-name="ce1">
            <text:p>100026700</text:p>
          </table:table-cell>
          <table:table-cell office:value-type="string" table:style-name="ce1">
            <text:p>ESCUELA PROVINCIAL DE EDUCACION TECNICA N°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LAS AMERICAS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2" table:style-name="ce1">
            <text:p>2</text:p>
          </table:table-cell>
          <table:table-cell office:value-type="float" office:value="-267024839804091" table:style-name="ce2">
            <text:p>-267.024.839.804.091</text:p>
          </table:table-cell>
          <table:table-cell office:value-type="float" office:value="-660524271068145" table:style-name="ce2">
            <text:p>-660.524.271.068.1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800" table:style-name="ce1">
            <text:p>100026800</text:p>
          </table:table-cell>
          <table:table-cell office:value-type="string" table:style-name="ce1">
            <text:p>ESCUELA N° 396 CARLOS DOMINGO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AS AMÉRICAS S/Nº SAN PEDRO SAN PEDRO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7057837813255" table:style-name="ce2">
            <text:p>-277.057.837.813.255</text:p>
          </table:table-cell>
          <table:table-cell office:value-type="float" office:value="-676467442830512" table:style-name="ce2">
            <text:p>-676.467.442.830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6900" table:style-name="ce1">
            <text:p>100026900</text:p>
          </table:table-cell>
          <table:table-cell office:value-type="string" table:style-name="ce1">
            <text:p>ESCUELA N° 224 PROVINCIA DE ENTRE 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RESBITERO LUIS ARCH S/N CENTRO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6923600000045" table:style-name="ce2">
            <text:p>-276.923.600.000.045</text:p>
          </table:table-cell>
          <table:table-cell office:value-type="float" office:value="-676179200000004" table:style-name="ce2">
            <text:p>-676.179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000" table:style-name="ce1">
            <text:p>100027000</text:p>
          </table:table-cell>
          <table:table-cell office:value-type="string" table:style-name="ce1">
            <text:p>ESCUELA N° 406 MUNICIPALIDAD DE LA CIUDAD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LO BLAN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PALO BLAN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3357757882" table:style-name="ce2">
            <text:p>-273.357.757.882</text:p>
          </table:table-cell>
          <table:table-cell office:value-type="float" office:value="-677549063069" table:style-name="ce2">
            <text:p>-677.549.063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100" table:style-name="ce1">
            <text:p>100027100</text:p>
          </table:table-cell>
          <table:table-cell office:value-type="string" table:style-name="ce1">
            <text:p>ESCUELA PROVINCIAL DE EDUCACION TECNICA N°3 TELESFORO CHAN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TE.PERON 557</text:p>
          </table:table-cell>
          <table:table-cell office:value-type="string" table:style-name="ce1">
            <text:p>K5340</text:p>
          </table:table-cell>
          <table:table-cell office:value-type="string" table:style-name="ce1">
            <text:p>3837-420256</text:p>
          </table:table-cell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0627486040417" table:style-name="ce2">
            <text:p>-280.627.486.040.417</text:p>
          </table:table-cell>
          <table:table-cell office:value-type="float" office:value="-675623413872366" table:style-name="ce2">
            <text:p>-675.623.413.872.3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200" table:style-name="ce1">
            <text:p>100027200</text:p>
          </table:table-cell>
          <table:table-cell office:value-type="string" table:style-name="ce1">
            <text:p>ESCUELA SECUNDARIA N°14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237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0669102385429" table:style-name="ce2">
            <text:p>-280.669.102.385.429</text:p>
          </table:table-cell>
          <table:table-cell office:value-type="float" office:value="-675756481508485" table:style-name="ce2">
            <text:p>-675.756.481.508.4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201" table:style-name="ce1">
            <text:p>100027201</text:p>
          </table:table-cell>
          <table:table-cell office:value-type="string" table:style-name="ce1">
            <text:p>ESCUELA N° 183 CLUBES ARGENTINOS DE SERVI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575200000043" table:style-name="ce2">
            <text:p>-280.575.200.000.043</text:p>
          </table:table-cell>
          <table:table-cell office:value-type="float" office:value="-675611500000003" table:style-name="ce2">
            <text:p>-675.611.5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202" table:style-name="ce1">
            <text:p>100027202</text:p>
          </table:table-cell>
          <table:table-cell office:value-type="string" table:style-name="ce1">
            <text:p>ESCUELA N° 223 PROVINCIA DE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TA ROS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352475589938" table:style-name="ce2">
            <text:p>-280.352.475.589.938</text:p>
          </table:table-cell>
          <table:table-cell office:value-type="float" office:value="-675876073715941" table:style-name="ce2">
            <text:p>-675.876.073.715.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203" table:style-name="ce1">
            <text:p>100027203</text:p>
          </table:table-cell>
          <table:table-cell office:value-type="string" table:style-name="ce1">
            <text:p>ESCUELA N° 259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575200000043" table:style-name="ce2">
            <text:p>-280.575.200.000.043</text:p>
          </table:table-cell>
          <table:table-cell office:value-type="float" office:value="-675611500000003" table:style-name="ce2">
            <text:p>-675.611.5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300" table:style-name="ce1">
            <text:p>100027300</text:p>
          </table:table-cell>
          <table:table-cell office:value-type="string" table:style-name="ce1">
            <text:p>CENTRO DE FORMACION PROFESIONAL NRO.3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RINCIPAL S/N MIRAFLORES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85984800000039" table:style-name="ce2">
            <text:p>-285.984.800.000.039</text:p>
          </table:table-cell>
          <table:table-cell office:value-type="float" office:value="-6590501" table:style-name="ce2">
            <text:p>-6.590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400" table:style-name="ce1">
            <text:p>100027400</text:p>
          </table:table-cell>
          <table:table-cell office:value-type="string" table:style-name="ce1">
            <text:p>ESCUELA N° 13 NICOLAS AVELLANEDA Y TU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60 VILLA SAN ROQUE</text:p>
          </table:table-cell>
          <table:table-cell office:value-type="string" table:style-name="ce1">
            <text:p>K5343</text:p>
          </table:table-cell>
          <table:table-cell table:style-name="ce1"/>
          <table:table-cell office:value-type="string" table:style-name="ce1">
            <text:p>VILLA SAN ROQU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2011356" table:style-name="ce2">
            <text:p>-2.802.011.356</text:p>
          </table:table-cell>
          <table:table-cell office:value-type="float" office:value="-6760505912" table:style-name="ce2">
            <text:p>-6.760.505.9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500" table:style-name="ce1">
            <text:p>100027500</text:p>
          </table:table-cell>
          <table:table-cell office:value-type="string" table:style-name="ce1">
            <text:p>ESCUELA AGROGANADERA FRAY VICENTE ALCAR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JERCITO DEL NORTE S/N LA MERCED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LA MERCED</text:p>
          </table:table-cell>
          <table:table-cell office:value-type="string" table:style-name="ce1">
            <text:p>PACLIN</text:p>
          </table:table-cell>
          <table:table-cell office:value-type="string" table:style-name="ce1">
            <text:p>polimodal26_fva@yahoo.com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15428059" table:style-name="ce2">
            <text:p>-2.815.428.059</text:p>
          </table:table-cell>
          <table:table-cell office:value-type="float" office:value="-656583761" table:style-name="ce2">
            <text:p>-656.583.7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600" table:style-name="ce1">
            <text:p>100027600</text:p>
          </table:table-cell>
          <table:table-cell office:value-type="string" table:style-name="ce1">
            <text:p>ESCUELA N° 292 PCIA.DE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/N NUESTRA SRA.DEL ROSARIO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LA MERCED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553900000042" table:style-name="ce2">
            <text:p>-281.553.900.000.042</text:p>
          </table:table-cell>
          <table:table-cell office:value-type="float" office:value="-6566021" table:style-name="ce2">
            <text:p>-6.566.0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700" table:style-name="ce1">
            <text:p>100027700</text:p>
          </table:table-cell>
          <table:table-cell office:value-type="string" table:style-name="ce1">
            <text:p>ESCUELA N°211 GENARO GABRIEL LEI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OZNA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BALCOZNA DE AF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881077256" table:style-name="ce2">
            <text:p>-27.881.077.256</text:p>
          </table:table-cell>
          <table:table-cell office:value-type="float" office:value="-657276361501" table:style-name="ce2">
            <text:p>-657.276.361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7900" table:style-name="ce1">
            <text:p>100027900</text:p>
          </table:table-cell>
          <table:table-cell office:value-type="string" table:style-name="ce1">
            <text:p>ESCUELA N° 349 DOMINGO F.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UEBLITO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CERRO NEG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2869300000041" table:style-name="ce2">
            <text:p>-282.869.300.000.041</text:p>
          </table:table-cell>
          <table:table-cell office:value-type="float" office:value="-671591400000001" table:style-name="ce2">
            <text:p>-671.591.4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200" table:style-name="ce1">
            <text:p>100028200</text:p>
          </table:table-cell>
          <table:table-cell office:value-type="string" table:style-name="ce1">
            <text:p>ESCUELA N° 142 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EÑON</text:p>
          </table:table-cell>
          <table:table-cell office:value-type="string" table:style-name="ce1">
            <text:p>K4705</text:p>
          </table:table-cell>
          <table:table-cell office:value-type="string" table:style-name="ce1">
            <text:p>453001 CP</text:p>
          </table:table-cell>
          <table:table-cell office:value-type="string" table:style-name="ce1">
            <text:p>EL PEÑON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4784543879" table:style-name="ce2">
            <text:p>-264.784.543.879</text:p>
          </table:table-cell>
          <table:table-cell office:value-type="float" office:value="-672663744995" table:style-name="ce2">
            <text:p>-672.663.744.9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300" table:style-name="ce1">
            <text:p>100028300</text:p>
          </table:table-cell>
          <table:table-cell office:value-type="string" table:style-name="ce1">
            <text:p>ESCUELA N° 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AL BLANC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RRAL BLA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4960600000051" table:style-name="ce2">
            <text:p>-264.960.600.000.051</text:p>
          </table:table-cell>
          <table:table-cell office:value-type="float" office:value="-669198800000001" table:style-name="ce2">
            <text:p>-669.198.8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500" table:style-name="ce1">
            <text:p>100028500</text:p>
          </table:table-cell>
          <table:table-cell office:value-type="string" table:style-name="ce1">
            <text:p>ESCUELA SECUNDARIA N°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BRO.LUIS ARCH S/N CENTRO FIAMBALA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7692342641" table:style-name="ce2">
            <text:p>-27.692.342.641</text:p>
          </table:table-cell>
          <table:table-cell office:value-type="float" office:value="-676179621465" table:style-name="ce2">
            <text:p>-676.179.621.4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501" table:style-name="ce1">
            <text:p>100028501</text:p>
          </table:table-cell>
          <table:table-cell office:value-type="string" table:style-name="ce1">
            <text:p>ESCUELA N° 224 PROVINCIA DE ENTRE R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923600000045" table:style-name="ce2">
            <text:p>-276.923.600.000.045</text:p>
          </table:table-cell>
          <table:table-cell office:value-type="float" office:value="-676179200000004" table:style-name="ce2">
            <text:p>-676.179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502" table:style-name="ce1">
            <text:p>100028502</text:p>
          </table:table-cell>
          <table:table-cell office:value-type="string" table:style-name="ce1">
            <text:p>ESCUELA N° 1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íos</text:p>
          </table:table-cell>
          <table:table-cell table:number-columns-repeated="2"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923600000045" table:style-name="ce2">
            <text:p>-276.923.600.000.045</text:p>
          </table:table-cell>
          <table:table-cell office:value-type="float" office:value="-676179200000004" table:style-name="ce2">
            <text:p>-676.179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503" table:style-name="ce1">
            <text:p>100028503</text:p>
          </table:table-cell>
          <table:table-cell office:value-type="string" table:style-name="ce1">
            <text:p>ESCUELA N° 314 MARIA VERAZAY DE SALEM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RAMADI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4272" table:style-name="ce2">
            <text:p>-2.774.272</text:p>
          </table:table-cell>
          <table:table-cell office:value-type="float" office:value="-67549996" table:style-name="ce2">
            <text:p>-67.549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504" table:style-name="ce1">
            <text:p>100028504</text:p>
          </table:table-cell>
          <table:table-cell office:value-type="string" table:style-name="ce1">
            <text:p>ESCUELA N° 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AMPA BLANC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256977310007" table:style-name="ce2">
            <text:p>-276.256.977.310.007</text:p>
          </table:table-cell>
          <table:table-cell office:value-type="float" office:value="-676471314486355" table:style-name="ce2">
            <text:p>-676.471.314.486.3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505" table:style-name="ce1">
            <text:p>100028505</text:p>
          </table:table-cell>
          <table:table-cell office:value-type="string" table:style-name="ce1">
            <text:p>ESCUELA N° 396 CARLOS DOMINGO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PED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923600000045" table:style-name="ce2">
            <text:p>-276.923.600.000.045</text:p>
          </table:table-cell>
          <table:table-cell office:value-type="float" office:value="-676179200000004" table:style-name="ce2">
            <text:p>-676.179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0" table:style-name="ce1">
            <text:p>100028600</text:p>
          </table:table-cell>
          <table:table-cell office:value-type="string" table:style-name="ce1">
            <text:p>ESCUELA SECUNDARIA N°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MAMERTO ESQUIU S/N PALO BLAN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PALO BLAN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73357857014" table:style-name="ce2">
            <text:p>-273.357.857.014</text:p>
          </table:table-cell>
          <table:table-cell office:value-type="float" office:value="-677549229317" table:style-name="ce2">
            <text:p>-677.549.229.3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1" table:style-name="ce1">
            <text:p>100028601</text:p>
          </table:table-cell>
          <table:table-cell office:value-type="string" table:style-name="ce1">
            <text:p>ESCUELA N° 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PAPA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872951344" table:style-name="ce2">
            <text:p>-269.872.951.344</text:p>
          </table:table-cell>
          <table:table-cell office:value-type="float" office:value="-677828411136" table:style-name="ce2">
            <text:p>-677.828.411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2" table:style-name="ce1">
            <text:p>100028602</text:p>
          </table:table-cell>
          <table:table-cell office:value-type="string" table:style-name="ce1">
            <text:p>ESCUELA N° 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UNTA DEL AGU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242600000047" table:style-name="ce2">
            <text:p>-272.242.600.000.047</text:p>
          </table:table-cell>
          <table:table-cell office:value-type="float" office:value="-677567600000007" table:style-name="ce2">
            <text:p>-677.567.600.000.0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3" table:style-name="ce1">
            <text:p>100028603</text:p>
          </table:table-cell>
          <table:table-cell office:value-type="string" table:style-name="ce1">
            <text:p>ESCUELA N° 1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CIENAG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310600000048" table:style-name="ce2">
            <text:p>-271.310.600.000.048</text:p>
          </table:table-cell>
          <table:table-cell office:value-type="float" office:value="-676683700000005" table:style-name="ce2">
            <text:p>-676.683.70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4" table:style-name="ce1">
            <text:p>100028604</text:p>
          </table:table-cell>
          <table:table-cell office:value-type="string" table:style-name="ce1">
            <text:p>ESCUELA N° 1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HUQUISAC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148913657" table:style-name="ce2">
            <text:p>-271.148.913.657</text:p>
          </table:table-cell>
          <table:table-cell office:value-type="float" office:value="-677037229236" table:style-name="ce2">
            <text:p>-677.037.229.2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5" table:style-name="ce1">
            <text:p>100028605</text:p>
          </table:table-cell>
          <table:table-cell office:value-type="string" table:style-name="ce1">
            <text:p>ESCUELA N° 3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ESADA DE ZARAT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136336771" table:style-name="ce2">
            <text:p>-271.136.336.771</text:p>
          </table:table-cell>
          <table:table-cell office:value-type="float" office:value="-676803034789" table:style-name="ce2">
            <text:p>-676.803.034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6" table:style-name="ce1">
            <text:p>100028606</text:p>
          </table:table-cell>
          <table:table-cell office:value-type="string" table:style-name="ce1">
            <text:p>ESCUELA N° 406 MUNICIPALIDAD DE LA CIUDAD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LO BLAN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357857014" table:style-name="ce2">
            <text:p>-273.357.857.014</text:p>
          </table:table-cell>
          <table:table-cell office:value-type="float" office:value="-677549229317" table:style-name="ce2">
            <text:p>-677.549.229.3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607" table:style-name="ce1">
            <text:p>100028607</text:p>
          </table:table-cell>
          <table:table-cell office:value-type="string" table:style-name="ce1">
            <text:p>ESCUELA N° 476 RAFAEL RICARDO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TINA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193700000047" table:style-name="ce2">
            <text:p>-272.193.700.000.047</text:p>
          </table:table-cell>
          <table:table-cell office:value-type="float" office:value="-676127300000004" table:style-name="ce2">
            <text:p>-676.127.3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700" table:style-name="ce1">
            <text:p>100028700</text:p>
          </table:table-cell>
          <table:table-cell office:value-type="string" table:style-name="ce1">
            <text:p>ESCUELA N° 1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GUA NEGR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AGUA NEGR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0921084661774" table:style-name="ce2">
            <text:p>-270.921.084.661.774</text:p>
          </table:table-cell>
          <table:table-cell office:value-type="float" office:value="-678189615185549" table:style-name="ce2">
            <text:p>-678.189.615.185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800" table:style-name="ce1">
            <text:p>100028800</text:p>
          </table:table-cell>
          <table:table-cell office:value-type="string" table:style-name="ce1">
            <text:p>ESCUELA N° 10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IENAG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LA CIENAG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1310600000048" table:style-name="ce2">
            <text:p>-271.310.600.000.048</text:p>
          </table:table-cell>
          <table:table-cell office:value-type="float" office:value="-676683700000005" table:style-name="ce2">
            <text:p>-676.683.70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8900" table:style-name="ce1">
            <text:p>100028900</text:p>
          </table:table-cell>
          <table:table-cell office:value-type="string" table:style-name="ce1">
            <text:p>ESCUELA N° 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APAS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LAS PAPA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9872951344" table:style-name="ce2">
            <text:p>-269.872.951.344</text:p>
          </table:table-cell>
          <table:table-cell office:value-type="float" office:value="-677828411136" table:style-name="ce2">
            <text:p>-677.828.411.1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000" table:style-name="ce1">
            <text:p>100029000</text:p>
          </table:table-cell>
          <table:table-cell office:value-type="string" table:style-name="ce1">
            <text:p>ESCUELA N° 1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UQUISAC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CHUQUISAC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1148913657" table:style-name="ce2">
            <text:p>-271.148.913.657</text:p>
          </table:table-cell>
          <table:table-cell office:value-type="float" office:value="-677037229236" table:style-name="ce2">
            <text:p>-677.037.229.2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100" table:style-name="ce1">
            <text:p>100029100</text:p>
          </table:table-cell>
          <table:table-cell office:value-type="string" table:style-name="ce1">
            <text:p>ESCUELA N° 3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SADA DE ZARATE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MESADA DE ZARAT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1136336771" table:style-name="ce2">
            <text:p>-271.136.336.771</text:p>
          </table:table-cell>
          <table:table-cell office:value-type="float" office:value="-676803034789" table:style-name="ce2">
            <text:p>-676.803.034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200" table:style-name="ce1">
            <text:p>100029200</text:p>
          </table:table-cell>
          <table:table-cell office:value-type="string" table:style-name="ce1">
            <text:p>ESCUELA N° 2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TATON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ATON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3420200000047" table:style-name="ce2">
            <text:p>-273.420.200.000.047</text:p>
          </table:table-cell>
          <table:table-cell office:value-type="float" office:value="-675310600000003" table:style-name="ce2">
            <text:p>-675.310.6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300" table:style-name="ce1">
            <text:p>100029300</text:p>
          </table:table-cell>
          <table:table-cell office:value-type="string" table:style-name="ce1">
            <text:p>ESCUELA N° 1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HAGUARAL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EL QUIMI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903156652" table:style-name="ce2">
            <text:p>-292.903.156.652</text:p>
          </table:table-cell>
          <table:table-cell office:value-type="float" office:value="-65047937437" table:style-name="ce2">
            <text:p>-65.047.937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400" table:style-name="ce1">
            <text:p>100029400</text:p>
          </table:table-cell>
          <table:table-cell office:value-type="string" table:style-name="ce1">
            <text:p>ESCUELA N° 279 PTE.JUAN D.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GUARDIA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LA GUARDI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55496073" table:style-name="ce2">
            <text:p>-2.955.496.073</text:p>
          </table:table-cell>
          <table:table-cell office:value-type="float" office:value="-654519963" table:style-name="ce2">
            <text:p>-654.519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500" table:style-name="ce1">
            <text:p>100029500</text:p>
          </table:table-cell>
          <table:table-cell office:value-type="string" table:style-name="ce1">
            <text:p>ESCUELA PARA ADULTOS N° 30 GRAL.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MPA Y FEDERICO ARGERICH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797584905115" table:style-name="ce2">
            <text:p>-284.797.584.905.115</text:p>
          </table:table-cell>
          <table:table-cell office:value-type="float" office:value="-657899882331468" table:style-name="ce2">
            <text:p>-657.899.882.331.4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600" table:style-name="ce1">
            <text:p>100029600</text:p>
          </table:table-cell>
          <table:table-cell office:value-type="string" table:style-name="ce1">
            <text:p>ESCUELA PARA ADULTOS NO.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 S/N- (ESC.N°162)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695431187284" table:style-name="ce2">
            <text:p>-284.695.431.187.284</text:p>
          </table:table-cell>
          <table:table-cell office:value-type="float" office:value="-657630853097016" table:style-name="ce2">
            <text:p>-657.630.853.097.0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29700" table:style-name="ce1">
            <text:p>100029700</text:p>
          </table:table-cell>
          <table:table-cell office:value-type="string" table:style-name="ce1">
            <text:p>ESCUELA DE ADULTOS N° 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OB.RODRIGUEZ 780 - (PARROQ.SAN CAYETANO)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832707931226" table:style-name="ce2">
            <text:p>-284.832.707.931.226</text:p>
          </table:table-cell>
          <table:table-cell office:value-type="float" office:value="-657755503104103" table:style-name="ce2">
            <text:p>-657.755.503.104.1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000" table:style-name="ce1">
            <text:p>100030000</text:p>
          </table:table-cell>
          <table:table-cell office:value-type="string" table:style-name="ce1">
            <text:p>ESCUELA N° 487 DR. VICENTE LEONIDA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JADA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LA BAJAD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844555561" table:style-name="ce2">
            <text:p>-283.844.555.561</text:p>
          </table:table-cell>
          <table:table-cell office:value-type="float" office:value="-656209884825" table:style-name="ce2">
            <text:p>-656.209.884.8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100" table:style-name="ce1">
            <text:p>100030100</text:p>
          </table:table-cell>
          <table:table-cell office:value-type="string" table:style-name="ce1">
            <text:p>ESCUELA N° 375 NUESTRA SEÑORA DE LA MERCE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ÉROES DE MALVINAS S/Nº SAN ANTONIO</text:p>
          </table:table-cell>
          <table:table-cell office:value-type="string" table:style-name="ce1">
            <text:p>K4722</text:p>
          </table:table-cell>
          <table:table-cell office:value-type="string" table:style-name="ce1">
            <text:p>03833-439977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093711421" table:style-name="ce2">
            <text:p>-280.093.711.421</text:p>
          </table:table-cell>
          <table:table-cell office:value-type="float" office:value="-657111756743" table:style-name="ce2">
            <text:p>-657.111.756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200" table:style-name="ce1">
            <text:p>100030200</text:p>
          </table:table-cell>
          <table:table-cell office:value-type="string" table:style-name="ce1">
            <text:p>ESCUELA N° 3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VIÑA</text:p>
          </table:table-cell>
          <table:table-cell office:value-type="string" table:style-name="ce1">
            <text:p>K4722</text:p>
          </table:table-cell>
          <table:table-cell table:style-name="ce1"/>
          <table:table-cell office:value-type="string" table:style-name="ce1">
            <text:p>LA VIÑ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0352900000043" table:style-name="ce2">
            <text:p>-280.352.900.000.043</text:p>
          </table:table-cell>
          <table:table-cell office:value-type="float" office:value="-6559348" table:style-name="ce2">
            <text:p>-6.559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300" table:style-name="ce1">
            <text:p>100030300</text:p>
          </table:table-cell>
          <table:table-cell office:value-type="string" table:style-name="ce1">
            <text:p>ESCUELA N°212 TIERRA DEL FUE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ADORES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AMADORE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624488207" table:style-name="ce2">
            <text:p>-282.624.488.207</text:p>
          </table:table-cell>
          <table:table-cell office:value-type="float" office:value="-656368036654" table:style-name="ce2">
            <text:p>-656.368.036.6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400" table:style-name="ce1">
            <text:p>100030400</text:p>
          </table:table-cell>
          <table:table-cell office:value-type="string" table:style-name="ce1">
            <text:p>ESCUELA N° 203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NTE POTRERO - RUTA PCIAL.N°120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MONTE POTRER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807000000042" table:style-name="ce2">
            <text:p>-281.807.000.000.042</text:p>
          </table:table-cell>
          <table:table-cell office:value-type="float" office:value="-656625" table:style-name="ce2">
            <text:p>-656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500" table:style-name="ce1">
            <text:p>100030500</text:p>
          </table:table-cell>
          <table:table-cell office:value-type="string" table:style-name="ce1">
            <text:p>ESCUELA N°4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ROSARIO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EL ROSARI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99402505" table:style-name="ce2">
            <text:p>-2.799.402.505</text:p>
          </table:table-cell>
          <table:table-cell office:value-type="float" office:value="-6568759667" table:style-name="ce2">
            <text:p>-6.568.759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600" table:style-name="ce1">
            <text:p>100030600</text:p>
          </table:table-cell>
          <table:table-cell office:value-type="string" table:style-name="ce1">
            <text:p>ESCUELA N°23 EUSEBIO GREGORIO RU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OZNA DE AFUERA</text:p>
          </table:table-cell>
          <table:table-cell office:value-type="string" table:style-name="ce1">
            <text:p>K4718XAE</text:p>
          </table:table-cell>
          <table:table-cell table:style-name="ce1"/>
          <table:table-cell office:value-type="string" table:style-name="ce1">
            <text:p>BALCOZNA DE AF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8732900000044" table:style-name="ce2">
            <text:p>-278.732.900.000.044</text:p>
          </table:table-cell>
          <table:table-cell office:value-type="float" office:value="-6575505" table:style-name="ce2">
            <text:p>-6.575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700" table:style-name="ce1">
            <text:p>100030700</text:p>
          </table:table-cell>
          <table:table-cell office:value-type="string" table:style-name="ce1">
            <text:p>ESCUELA N°376 - NUESTRA SEÑORA DE TODAS LAS GRAC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COLLANTES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VILLA COLLANTE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684200000043" table:style-name="ce2">
            <text:p>-279.684.200.000.043</text:p>
          </table:table-cell>
          <table:table-cell office:value-type="float" office:value="-6572288" table:style-name="ce2">
            <text:p>-6.572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0800" table:style-name="ce1">
            <text:p>100030800</text:p>
          </table:table-cell>
          <table:table-cell office:value-type="string" table:style-name="ce1">
            <text:p>ESCUELA DE EDUCACION ESP.N°8 QUIERO SER FELI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LA CALLECITA S/N°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100" table:style-name="ce1">
            <text:p>100031100</text:p>
          </table:table-cell>
          <table:table-cell office:value-type="string" table:style-name="ce1">
            <text:p>ESCUELA N° 265 FRAY MAMERTO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A CALLECITA S/Nº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200" table:style-name="ce1">
            <text:p>100031200</text:p>
          </table:table-cell>
          <table:table-cell office:value-type="string" table:style-name="ce1">
            <text:p>ESCUELA N° 4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SPAR GUZMAN S/N LA FALD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4306793653692" table:style-name="ce2">
            <text:p>-284.306.793.653.692</text:p>
          </table:table-cell>
          <table:table-cell office:value-type="float" office:value="-657102296159134" table:style-name="ce2">
            <text:p>-657.102.296.159.1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400" table:style-name="ce1">
            <text:p>100031400</text:p>
          </table:table-cell>
          <table:table-cell office:value-type="string" table:style-name="ce1">
            <text:p>ESCUELA N° 2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22 POMANCILLO OESTE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POMANCILLO OEST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043750000041" table:style-name="ce2">
            <text:p>-283.043.750.000.041</text:p>
          </table:table-cell>
          <table:table-cell office:value-type="float" office:value="-6573129" table:style-name="ce2">
            <text:p>-6.573.1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500" table:style-name="ce1">
            <text:p>100031500</text:p>
          </table:table-cell>
          <table:table-cell office:value-type="string" table:style-name="ce1">
            <text:p>ESCUELA N° 3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LAGASTA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COLLAGAST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539150296715" table:style-name="ce2">
            <text:p>-283.539.150.296.715</text:p>
          </table:table-cell>
          <table:table-cell office:value-type="float" office:value="-657172764022522" table:style-name="ce2">
            <text:p>-657.172.764.022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600" table:style-name="ce1">
            <text:p>100031600</text:p>
          </table:table-cell>
          <table:table-cell office:value-type="string" table:style-name="ce1">
            <text:p>ESCUELA N° 368 DR. JOSÉ COLOMB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MANCILLO ESTE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POMANCILLO EST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0153294" table:style-name="ce2">
            <text:p>-2.830.153.294</text:p>
          </table:table-cell>
          <table:table-cell office:value-type="float" office:value="-6572161354" table:style-name="ce2">
            <text:p>-6.572.161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700" table:style-name="ce1">
            <text:p>100031700</text:p>
          </table:table-cell>
          <table:table-cell office:value-type="string" table:style-name="ce1">
            <text:p>ESCUELA N° 146 FRAY BUENAVENTURA RIZO PAT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ERCENA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LA TERCEN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3730166080567" table:style-name="ce2">
            <text:p>-283.730.166.080.567</text:p>
          </table:table-cell>
          <table:table-cell office:value-type="float" office:value="-657033968766296" table:style-name="ce2">
            <text:p>-657.033.968.766.2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800" table:style-name="ce1">
            <text:p>100031800</text:p>
          </table:table-cell>
          <table:table-cell office:value-type="string" table:style-name="ce1">
            <text:p>ESCUELA N° 238 MARÍA DE LAS NIEVES M. DE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41 LA CARRER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CARRER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83513918888988" table:style-name="ce2">
            <text:p>-283.513.918.888.988</text:p>
          </table:table-cell>
          <table:table-cell office:value-type="float" office:value="-656973291679628" table:style-name="ce2">
            <text:p>-656.973.291.679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1900" table:style-name="ce1">
            <text:p>100031900</text:p>
          </table:table-cell>
          <table:table-cell office:value-type="string" table:style-name="ce1">
            <text:p>ESCUELA N° 4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SAN MARTIN S/N VILLA LAS PIRQUITAS</text:p>
          </table:table-cell>
          <table:table-cell office:value-type="string" table:style-name="ce1">
            <text:p>K4713</text:p>
          </table:table-cell>
          <table:table-cell table:style-name="ce1"/>
          <table:table-cell office:value-type="string" table:style-name="ce1">
            <text:p>VILLA LAS PIRQUITAS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8037987" table:style-name="ce2">
            <text:p>-2.828.037.987</text:p>
          </table:table-cell>
          <table:table-cell office:value-type="float" office:value="-6573236299" table:style-name="ce2">
            <text:p>-6.573.236.2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000" table:style-name="ce1">
            <text:p>100032000</text:p>
          </table:table-cell>
          <table:table-cell office:value-type="string" table:style-name="ce1">
            <text:p>ESCUELA SECUNDARIA N°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LAS PIRQUITAS</text:p>
          </table:table-cell>
          <table:table-cell office:value-type="string" table:style-name="ce1">
            <text:p>K4713</text:p>
          </table:table-cell>
          <table:table-cell table:style-name="ce1"/>
          <table:table-cell office:value-type="string" table:style-name="ce1">
            <text:p>VILLA LAS PIRQUITAS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2803968" table:style-name="ce2">
            <text:p>-282.803.968</text:p>
          </table:table-cell>
          <table:table-cell office:value-type="float" office:value="-6573240784" table:style-name="ce2">
            <text:p>-6.573.240.7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001" table:style-name="ce1">
            <text:p>100032001</text:p>
          </table:table-cell>
          <table:table-cell office:value-type="string" table:style-name="ce1">
            <text:p>ESCUELA N° 238 MARÍA DE LAS NIEVES M. DE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CARRER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0438941" table:style-name="ce2">
            <text:p>-2.830.438.941</text:p>
          </table:table-cell>
          <table:table-cell office:value-type="float" office:value="-6573128743" table:style-name="ce2">
            <text:p>-6.573.128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002" table:style-name="ce1">
            <text:p>100032002</text:p>
          </table:table-cell>
          <table:table-cell office:value-type="string" table:style-name="ce1">
            <text:p>ESCUELA N° 368 DR. JOSÉ COLOMB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OMANCILLO EST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0151542" table:style-name="ce2">
            <text:p>-2.830.151.542</text:p>
          </table:table-cell>
          <table:table-cell office:value-type="float" office:value="-6572161471" table:style-name="ce2">
            <text:p>-6.572.161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003" table:style-name="ce1">
            <text:p>100032003</text:p>
          </table:table-cell>
          <table:table-cell office:value-type="string" table:style-name="ce1">
            <text:p>ESCUELA N° 3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LLAGAST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53746" table:style-name="ce2">
            <text:p>-28.353.746</text:p>
          </table:table-cell>
          <table:table-cell office:value-type="float" office:value="-6571730717" table:style-name="ce2">
            <text:p>-6.571.730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004" table:style-name="ce1">
            <text:p>100032004</text:p>
          </table:table-cell>
          <table:table-cell office:value-type="string" table:style-name="ce1">
            <text:p>ESCUELA N° 4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LAS PIRQUITAS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8037987" table:style-name="ce2">
            <text:p>-2.828.037.987</text:p>
          </table:table-cell>
          <table:table-cell office:value-type="float" office:value="-6573236299" table:style-name="ce2">
            <text:p>-6.573.236.2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100" table:style-name="ce1">
            <text:p>100032100</text:p>
          </table:table-cell>
          <table:table-cell office:value-type="string" table:style-name="ce1">
            <text:p>ESCUELA N° 101 PTE. HIPÓLITO YRIGOY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VIS VIS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VIS VI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4291846375" table:style-name="ce2">
            <text:p>-274.291.846.375</text:p>
          </table:table-cell>
          <table:table-cell office:value-type="float" office:value="-665303402544" table:style-name="ce2">
            <text:p>-665.303.402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200" table:style-name="ce1">
            <text:p>100032200</text:p>
          </table:table-cell>
          <table:table-cell office:value-type="string" table:style-name="ce1">
            <text:p>ESCUELA N° 4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ISLA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LA IS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7610110189" table:style-name="ce2">
            <text:p>-277.610.110.189</text:p>
          </table:table-cell>
          <table:table-cell office:value-type="float" office:value="-663970061378" table:style-name="ce2">
            <text:p>-663.970.061.3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300" table:style-name="ce1">
            <text:p>100032300</text:p>
          </table:table-cell>
          <table:table-cell office:value-type="string" table:style-name="ce1">
            <text:p>ESCUELA N° 1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APICRUZ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ZAPICRUZ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0094934076" table:style-name="ce2">
            <text:p>-280.094.934.076</text:p>
          </table:table-cell>
          <table:table-cell office:value-type="float" office:value="-66452753935" table:style-name="ce2">
            <text:p>-66.452.753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400" table:style-name="ce1">
            <text:p>100032400</text:p>
          </table:table-cell>
          <table:table-cell office:value-type="string" table:style-name="ce1">
            <text:p>ESCUELA N° 108 REGIMIENTO DE INF. AEROTRANSPORTADO 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47 HUACHASCHI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HUACHASCHI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500" table:style-name="ce1">
            <text:p>100032500</text:p>
          </table:table-cell>
          <table:table-cell office:value-type="string" table:style-name="ce1">
            <text:p>ESCUELA N° 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EBRACHIT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QUEBRACHIT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567192573" table:style-name="ce2">
            <text:p>-281.567.192.573</text:p>
          </table:table-cell>
          <table:table-cell office:value-type="float" office:value="-652254915273" table:style-name="ce2">
            <text:p>-652.254.915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700" table:style-name="ce1">
            <text:p>100032700</text:p>
          </table:table-cell>
          <table:table-cell office:value-type="string" table:style-name="ce1">
            <text:p>ESCUELA N° 2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64 - LAVALLE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LAVALL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932400000042" table:style-name="ce2">
            <text:p>-281.932.400.000.042</text:p>
          </table:table-cell>
          <table:table-cell office:value-type="float" office:value="-651141599999999" table:style-name="ce2">
            <text:p>-651.141.5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2800" table:style-name="ce1">
            <text:p>100032800</text:p>
          </table:table-cell>
          <table:table-cell office:value-type="string" table:style-name="ce1">
            <text:p>ESCUELA N° 2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TADERAS</text:p>
          </table:table-cell>
          <table:table-cell office:value-type="string" table:style-name="ce1">
            <text:p>K4237</text:p>
          </table:table-cell>
          <table:table-cell table:style-name="ce1"/>
          <table:table-cell office:value-type="string" table:style-name="ce1">
            <text:p>CORTADER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765014728" table:style-name="ce2">
            <text:p>-282.765.014.728</text:p>
          </table:table-cell>
          <table:table-cell office:value-type="float" office:value="-651707834593" table:style-name="ce2">
            <text:p>-651.707.834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100" table:style-name="ce1">
            <text:p>100033100</text:p>
          </table:table-cell>
          <table:table-cell office:value-type="string" table:style-name="ce1">
            <text:p>ESCUELA N° 2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ÑA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AS CAÑ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2054316209" table:style-name="ce2">
            <text:p>-282.054.316.209</text:p>
          </table:table-cell>
          <table:table-cell office:value-type="float" office:value="-652148400551" table:style-name="ce2">
            <text:p>-652.148.400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200" table:style-name="ce1">
            <text:p>100033200</text:p>
          </table:table-cell>
          <table:table-cell office:value-type="string" table:style-name="ce1">
            <text:p>ESCUELA N° 463 DR ALBERTO LACROZ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UCE HUACH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SAUCE HUACH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2974814027" table:style-name="ce2">
            <text:p>-282.974.814.027</text:p>
          </table:table-cell>
          <table:table-cell office:value-type="float" office:value="-654346318232" table:style-name="ce2">
            <text:p>-654.346.318.2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300" table:style-name="ce1">
            <text:p>100033300</text:p>
          </table:table-cell>
          <table:table-cell office:value-type="string" table:style-name="ce1">
            <text:p>ESCUELA NRO 4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AMPASACHA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TRAMPASA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417870167" table:style-name="ce2">
            <text:p>-288.417.870.167</text:p>
          </table:table-cell>
          <table:table-cell office:value-type="float" office:value="-662985492242" table:style-name="ce2">
            <text:p>-662.985.492.2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400" table:style-name="ce1">
            <text:p>100033400</text:p>
          </table:table-cell>
          <table:table-cell office:value-type="string" table:style-name="ce1">
            <text:p>ESCUELA N° 98 ANTONIA BENAVENTTI DE BULA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ERONIMO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SAN JERONIM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272142412" table:style-name="ce2">
            <text:p>-288.272.142.412</text:p>
          </table:table-cell>
          <table:table-cell office:value-type="float" office:value="-662443539777" table:style-name="ce2">
            <text:p>-662.443.539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500" table:style-name="ce1">
            <text:p>100033500</text:p>
          </table:table-cell>
          <table:table-cell office:value-type="string" table:style-name="ce1">
            <text:p>ESCUELA N° 3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ALMAS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LAS PALMA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416298894" table:style-name="ce2">
            <text:p>-287.416.298.894</text:p>
          </table:table-cell>
          <table:table-cell office:value-type="float" office:value="-661817051689" table:style-name="ce2">
            <text:p>-661.817.051.6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0" table:style-name="ce1">
            <text:p>100033600</text:p>
          </table:table-cell>
          <table:table-cell office:value-type="string" table:style-name="ce1">
            <text:p>ESCUELA SECUNDARIA N°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DE ANCASTI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CASTI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1162271" table:style-name="ce2">
            <text:p>-2.881.162.271</text:p>
          </table:table-cell>
          <table:table-cell office:value-type="float" office:value="-6550086891" table:style-name="ce2">
            <text:p>-6.550.086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1" table:style-name="ce1">
            <text:p>100033601</text:p>
          </table:table-cell>
          <table:table-cell office:value-type="string" table:style-name="ce1">
            <text:p>ESCUELA Nª20 JOSE M. FIGUEROA CACE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ÑADA DE IPIZC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CAÑADA DE IPIZC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003900000038" table:style-name="ce2">
            <text:p>-288.003.900.000.038</text:p>
          </table:table-cell>
          <table:table-cell office:value-type="float" office:value="-655460156171442" table:style-name="ce2">
            <text:p>-655.460.156.171.4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2" table:style-name="ce1">
            <text:p>100033602</text:p>
          </table:table-cell>
          <table:table-cell office:value-type="string" table:style-name="ce1">
            <text:p>ESCUELA Nª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OTRERO DE LOS CORDOB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POTRERO DE LOS CORDOB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927700000037" table:style-name="ce2">
            <text:p>-288.927.700.000.037</text:p>
          </table:table-cell>
          <table:table-cell office:value-type="float" office:value="-6547126" table:style-name="ce2">
            <text:p>-6.547.1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3" table:style-name="ce1">
            <text:p>100033603</text:p>
          </table:table-cell>
          <table:table-cell office:value-type="string" table:style-name="ce1">
            <text:p>ESCUELA Nª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JUNTAS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762706156" table:style-name="ce2">
            <text:p>-290.762.706.156</text:p>
          </table:table-cell>
          <table:table-cell office:value-type="float" office:value="-655231812096" table:style-name="ce2">
            <text:p>-655.231.812.0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4" table:style-name="ce1">
            <text:p>100033604</text:p>
          </table:table-cell>
          <table:table-cell office:value-type="string" table:style-name="ce1">
            <text:p>ESCUELA Nª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840700000039" table:style-name="ce2">
            <text:p>-286.840.700.000.039</text:p>
          </table:table-cell>
          <table:table-cell office:value-type="float" office:value="-6547709" table:style-name="ce2">
            <text:p>-6.547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5" table:style-name="ce1">
            <text:p>100033605</text:p>
          </table:table-cell>
          <table:table-cell office:value-type="string" table:style-name="ce1">
            <text:p>ESCUELA Nª78 JUAN LEON CO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ESTANCIT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LA ESTANCIT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203600000038" table:style-name="ce2">
            <text:p>-288.203.600.000.038</text:p>
          </table:table-cell>
          <table:table-cell office:value-type="float" office:value="-6543609" table:style-name="ce2">
            <text:p>-6.543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6" table:style-name="ce1">
            <text:p>100033606</text:p>
          </table:table-cell>
          <table:table-cell office:value-type="string" table:style-name="ce1">
            <text:p>ESCUELA Nª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TALIT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TALIT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976200000037" table:style-name="ce2">
            <text:p>-288.976.200.000.037</text:p>
          </table:table-cell>
          <table:table-cell office:value-type="float" office:value="-6562059" table:style-name="ce2">
            <text:p>-6.562.0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7" table:style-name="ce1">
            <text:p>100033607</text:p>
          </table:table-cell>
          <table:table-cell office:value-type="string" table:style-name="ce1">
            <text:p>ESCUELA Nª214 DINA PEREA DE APARI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NQUINCIL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QUINCIL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4752257" table:style-name="ce2">
            <text:p>-2.874.752.257</text:p>
          </table:table-cell>
          <table:table-cell office:value-type="float" office:value="-6554760921" table:style-name="ce2">
            <text:p>-6.554.760.9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8" table:style-name="ce1">
            <text:p>100033608</text:p>
          </table:table-cell>
          <table:table-cell office:value-type="string" table:style-name="ce1">
            <text:p>ESCUELA Nª2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INCON DE IPIZC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RINCO DE IPIZC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509725601" table:style-name="ce2">
            <text:p>-288.509.725.601</text:p>
          </table:table-cell>
          <table:table-cell office:value-type="float" office:value="-655614275133" table:style-name="ce2">
            <text:p>-655.614.275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09" table:style-name="ce1">
            <text:p>100033609</text:p>
          </table:table-cell>
          <table:table-cell office:value-type="string" table:style-name="ce1">
            <text:p>ESCUELA Nª249 DR.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VILLA DE ANCASTI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CASTI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11625395" table:style-name="ce2">
            <text:p>-28.811.625.395</text:p>
          </table:table-cell>
          <table:table-cell office:value-type="float" office:value="-6550085395" table:style-name="ce2">
            <text:p>-6.550.085.3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0" table:style-name="ce1">
            <text:p>100033610</text:p>
          </table:table-cell>
          <table:table-cell office:value-type="string" table:style-name="ce1">
            <text:p>ESCUELA Nª262 JOSE LISANDRO ARGAÑAR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MAN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MAN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269353194" table:style-name="ce2">
            <text:p>-289.269.353.194</text:p>
          </table:table-cell>
          <table:table-cell office:value-type="float" office:value="-655207722909" table:style-name="ce2">
            <text:p>-655.207.722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1" table:style-name="ce1">
            <text:p>100033611</text:p>
          </table:table-cell>
          <table:table-cell office:value-type="string" table:style-name="ce1">
            <text:p>ESCUELA Nª2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TACAN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TACAN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402500000039" table:style-name="ce2">
            <text:p>-286.402.500.000.039</text:p>
          </table:table-cell>
          <table:table-cell office:value-type="float" office:value="-6557978" table:style-name="ce2">
            <text:p>-6.557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2" table:style-name="ce1">
            <text:p>100033612</text:p>
          </table:table-cell>
          <table:table-cell office:value-type="string" table:style-name="ce1">
            <text:p>ESCUELA Nª2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TACO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TAC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092" table:style-name="ce2">
            <text:p>-287.092</text:p>
          </table:table-cell>
          <table:table-cell office:value-type="float" office:value="-656036" table:style-name="ce2">
            <text:p>-656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3" table:style-name="ce1">
            <text:p>100033613</text:p>
          </table:table-cell>
          <table:table-cell office:value-type="string" table:style-name="ce1">
            <text:p>ESCUELA Nª3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ÑADA DE PAEZ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CAÑADA DE PAEZ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002445393" table:style-name="ce2">
            <text:p>-287.002.445.393</text:p>
          </table:table-cell>
          <table:table-cell office:value-type="float" office:value="-654986404718" table:style-name="ce2">
            <text:p>-654.986.404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4" table:style-name="ce1">
            <text:p>100033614</text:p>
          </table:table-cell>
          <table:table-cell office:value-type="string" table:style-name="ce1">
            <text:p>ESCUELA Nª 359 DR. LEONIDA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MAJAD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 MAJAD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364400000036" table:style-name="ce2">
            <text:p>-290.364.400.000.036</text:p>
          </table:table-cell>
          <table:table-cell office:value-type="float" office:value="-6554362" table:style-name="ce2">
            <text:p>-6.554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5" table:style-name="ce1">
            <text:p>100033615</text:p>
          </table:table-cell>
          <table:table-cell office:value-type="string" table:style-name="ce1">
            <text:p>ESCUELA Nª3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 FRANCISC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SAN FRANCISC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649176712" table:style-name="ce2">
            <text:p>-289.649.176.712</text:p>
          </table:table-cell>
          <table:table-cell office:value-type="float" office:value="-654233676834" table:style-name="ce2">
            <text:p>-654.233.676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6" table:style-name="ce1">
            <text:p>100033616</text:p>
          </table:table-cell>
          <table:table-cell office:value-type="string" table:style-name="ce1">
            <text:p>ESCUELA Nª3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MOJON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MOJON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2642062" table:style-name="ce2">
            <text:p>-2.862.642.062</text:p>
          </table:table-cell>
          <table:table-cell office:value-type="float" office:value="-6534825834" table:style-name="ce2">
            <text:p>-6.534.825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7" table:style-name="ce1">
            <text:p>100033617</text:p>
          </table:table-cell>
          <table:table-cell office:value-type="string" table:style-name="ce1">
            <text:p>ESCUELA Nª 3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YERBA BUEN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YERBA BUEN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05746621" table:style-name="ce2">
            <text:p>-29.005.746.621</text:p>
          </table:table-cell>
          <table:table-cell office:value-type="float" office:value="-65463509496" table:style-name="ce2">
            <text:p>-65.463.509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618" table:style-name="ce1">
            <text:p>100033618</text:p>
          </table:table-cell>
          <table:table-cell office:value-type="string" table:style-name="ce1">
            <text:p>ESCUELA Nª402 LUIS EDUARDO BULA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COMEDERO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COMEDER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931358924" table:style-name="ce2">
            <text:p>-28.931.358.924</text:p>
          </table:table-cell>
          <table:table-cell office:value-type="float" office:value="-655785016833" table:style-name="ce2">
            <text:p>-655.785.016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700" table:style-name="ce1">
            <text:p>100033700</text:p>
          </table:table-cell>
          <table:table-cell office:value-type="string" table:style-name="ce1">
            <text:p>I.E.S DE BEL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31</text:p>
          </table:table-cell>
          <table:table-cell office:value-type="string" table:style-name="ce1">
            <text:p>K4750</text:p>
          </table:table-cell>
          <table:table-cell office:value-type="string" table:style-name="ce1">
            <text:p>03835-461813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IESBELEN@COTELBE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76501598703887" table:style-name="ce2">
            <text:p>-276.501.598.703.887</text:p>
          </table:table-cell>
          <table:table-cell office:value-type="float" office:value="-670277254234897" table:style-name="ce2">
            <text:p>-670.277.254.234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800" table:style-name="ce1">
            <text:p>100033800</text:p>
          </table:table-cell>
          <table:table-cell office:value-type="string" table:style-name="ce1">
            <text:p>ESCUELA N° 488 FUNDACIÓN EUSKAL ECH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SOLEDAD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4978394087" table:style-name="ce2">
            <text:p>-274.978.394.087</text:p>
          </table:table-cell>
          <table:table-cell office:value-type="float" office:value="-675876600834" table:style-name="ce2">
            <text:p>-675.876.600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3900" table:style-name="ce1">
            <text:p>100033900</text:p>
          </table:table-cell>
          <table:table-cell office:value-type="string" table:style-name="ce1">
            <text:p>ESCUELA N° 63 HUMBERTO C. CU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NACIMIENTOS - MEDANITOS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LOS NACIMIEN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47384398" table:style-name="ce2">
            <text:p>-2.747.384.398</text:p>
          </table:table-cell>
          <table:table-cell office:value-type="float" office:value="-676031177" table:style-name="ce2">
            <text:p>-676.031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000" table:style-name="ce1">
            <text:p>100034000</text:p>
          </table:table-cell>
          <table:table-cell office:value-type="string" table:style-name="ce1">
            <text:p>ESCUELA N° 308 GRAL.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UJIL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SAUJIL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6650717" table:style-name="ce2">
            <text:p>-2.756.650.717</text:p>
          </table:table-cell>
          <table:table-cell office:value-type="float" office:value="-6762274493" table:style-name="ce2">
            <text:p>-6.762.274.4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100" table:style-name="ce1">
            <text:p>100034100</text:p>
          </table:table-cell>
          <table:table-cell office:value-type="string" table:style-name="ce1">
            <text:p>ESCUELA N° 1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GRANDE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RIO GRAND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22713129" table:style-name="ce2">
            <text:p>-2.722.713.129</text:p>
          </table:table-cell>
          <table:table-cell office:value-type="float" office:value="-6737874723" table:style-name="ce2">
            <text:p>-6.737.874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300" table:style-name="ce1">
            <text:p>100034300</text:p>
          </table:table-cell>
          <table:table-cell office:value-type="string" table:style-name="ce1">
            <text:p>ESCUELA DE ADULTOS N° 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ARTIN DE ZUVIRIA 25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577614131887" table:style-name="ce2">
            <text:p>-284.577.614.131.887</text:p>
          </table:table-cell>
          <table:table-cell office:value-type="float" office:value="-657924038075554" table:style-name="ce2">
            <text:p>-657.924.038.075.5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400" table:style-name="ce1">
            <text:p>100034400</text:p>
          </table:table-cell>
          <table:table-cell office:value-type="string" table:style-name="ce1">
            <text:p>ESCUELA N° 428 DR. ENRIQUE OCA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TOLOMÉ DE CASTRO 250 GENERAL PAZ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577259488175" table:style-name="ce2">
            <text:p>-284.577.259.488.175</text:p>
          </table:table-cell>
          <table:table-cell office:value-type="float" office:value="-657924034469038" table:style-name="ce2">
            <text:p>-657.924.034.469.0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500" table:style-name="ce1">
            <text:p>100034500</text:p>
          </table:table-cell>
          <table:table-cell office:value-type="string" table:style-name="ce1">
            <text:p>COLEGIO SANTA ROSA DE LIM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VIRGEN DEL VALLE 246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42197423773" table:style-name="ce2">
            <text:p>-284.642.197.423.773</text:p>
          </table:table-cell>
          <table:table-cell office:value-type="float" office:value="-657873028702418" table:style-name="ce2">
            <text:p>-657.873.028.702.4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600" table:style-name="ce1">
            <text:p>100034600</text:p>
          </table:table-cell>
          <table:table-cell office:value-type="string" table:style-name="ce1">
            <text:p>ESCUELA SECUNDARIA N°7GRAL. JOSE MARIA P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B. DE CASTRO ESQ. J.P.VERA CHOY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574401192928" table:style-name="ce2">
            <text:p>-284.574.401.192.928</text:p>
          </table:table-cell>
          <table:table-cell office:value-type="float" office:value="-657926802682412" table:style-name="ce2">
            <text:p>-657.926.802.682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601" table:style-name="ce1">
            <text:p>100034601</text:p>
          </table:table-cell>
          <table:table-cell office:value-type="string" table:style-name="ce1">
            <text:p>ESCUELA N° 428 DR. ENRIQUE OCA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55977" table:style-name="ce2">
            <text:p>-28.455.977</text:p>
          </table:table-cell>
          <table:table-cell office:value-type="float" office:value="-65793568" table:style-name="ce2">
            <text:p>-65.793.5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700" table:style-name="ce1">
            <text:p>100034700</text:p>
          </table:table-cell>
          <table:table-cell office:value-type="string" table:style-name="ce1">
            <text:p>ESCUELA SECUNDARIA N°48 PBRO.RAMON ROSA OLM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GNACIO DE AGUERO 23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4694470021633" table:style-name="ce2">
            <text:p>-284.694.470.021.633</text:p>
          </table:table-cell>
          <table:table-cell office:value-type="float" office:value="-657745912863635" table:style-name="ce2">
            <text:p>-657.745.912.863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701" table:style-name="ce1">
            <text:p>100034701</text:p>
          </table:table-cell>
          <table:table-cell office:value-type="string" table:style-name="ce1">
            <text:p>ESCUELA N° 1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633916" table:style-name="ce2">
            <text:p>-284.633.916</text:p>
          </table:table-cell>
          <table:table-cell office:value-type="float" office:value="-657907664" table:style-name="ce2">
            <text:p>-657.907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702" table:style-name="ce1">
            <text:p>100034702</text:p>
          </table:table-cell>
          <table:table-cell office:value-type="string" table:style-name="ce1">
            <text:p>ESCUELA N° 1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66456" table:style-name="ce2">
            <text:p>-28.466.456</text:p>
          </table:table-cell>
          <table:table-cell office:value-type="float" office:value="-658039" table:style-name="ce2">
            <text:p>-658.0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4800" table:style-name="ce1">
            <text:p>100034800</text:p>
          </table:table-cell>
          <table:table-cell office:value-type="string" table:style-name="ce1">
            <text:p>ESCUELA DE ADULTOS N° 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ESQUIU (ESC. N° 139)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660360981783" table:style-name="ce2">
            <text:p>-284.660.360.981.783</text:p>
          </table:table-cell>
          <table:table-cell office:value-type="float" office:value="-657710325457272" table:style-name="ce2">
            <text:p>-657.710.325.457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100" table:style-name="ce1">
            <text:p>100035100</text:p>
          </table:table-cell>
          <table:table-cell office:value-type="string" table:style-name="ce1">
            <text:p>ESCUELA N° 493 ADAN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RESIDENTE CASTILLO 4200 VILLA PARQUE CHACABUC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495830052772" table:style-name="ce2">
            <text:p>-284.495.830.052.772</text:p>
          </table:table-cell>
          <table:table-cell office:value-type="float" office:value="-657359123953011" table:style-name="ce2">
            <text:p>-657.359.123.953.0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300" table:style-name="ce1">
            <text:p>100035300</text:p>
          </table:table-cell>
          <table:table-cell office:value-type="string" table:style-name="ce1">
            <text:p>ESCUELA N° 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5701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840700000039" table:style-name="ce2">
            <text:p>-286.840.700.000.039</text:p>
          </table:table-cell>
          <table:table-cell office:value-type="float" office:value="-6547709" table:style-name="ce2">
            <text:p>-6.547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400" table:style-name="ce1">
            <text:p>100035400</text:p>
          </table:table-cell>
          <table:table-cell office:value-type="string" table:style-name="ce1">
            <text:p>ESCUELA N° 3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OJON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MOJON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62642062" table:style-name="ce2">
            <text:p>-2.862.642.062</text:p>
          </table:table-cell>
          <table:table-cell office:value-type="float" office:value="-6534825834" table:style-name="ce2">
            <text:p>-6.534.825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500" table:style-name="ce1">
            <text:p>100035500</text:p>
          </table:table-cell>
          <table:table-cell office:value-type="string" table:style-name="ce1">
            <text:p>ESCUELA N° 4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NDELARI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LA CANDELARI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940900000039" table:style-name="ce2">
            <text:p>-286.940.900.000.039</text:p>
          </table:table-cell>
          <table:table-cell office:value-type="float" office:value="-6543071" table:style-name="ce2">
            <text:p>-6.543.0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600" table:style-name="ce1">
            <text:p>100035600</text:p>
          </table:table-cell>
          <table:table-cell office:value-type="string" table:style-name="ce1">
            <text:p>ESCUELA N° 3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ÑADA DE PAEZ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CAÑADA DE PAEZ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002445393" table:style-name="ce2">
            <text:p>-287.002.445.393</text:p>
          </table:table-cell>
          <table:table-cell office:value-type="float" office:value="-654986404718" table:style-name="ce2">
            <text:p>-654.986.404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700" table:style-name="ce1">
            <text:p>100035700</text:p>
          </table:table-cell>
          <table:table-cell office:value-type="string" table:style-name="ce1">
            <text:p>ESCUELA N° 4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 ARMAD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CASA ARMAD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666165142012" table:style-name="ce2">
            <text:p>-286.666.165.142.012</text:p>
          </table:table-cell>
          <table:table-cell office:value-type="float" office:value="-655198396348516" table:style-name="ce2">
            <text:p>-655.198.396.348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800" table:style-name="ce1">
            <text:p>100035800</text:p>
          </table:table-cell>
          <table:table-cell office:value-type="string" table:style-name="ce1">
            <text:p>ESCUELA N° 2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CAN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TACAN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6402500000039" table:style-name="ce2">
            <text:p>-286.402.500.000.039</text:p>
          </table:table-cell>
          <table:table-cell office:value-type="float" office:value="-6557978" table:style-name="ce2">
            <text:p>-6.557.9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5900" table:style-name="ce1">
            <text:p>100035900</text:p>
          </table:table-cell>
          <table:table-cell office:value-type="string" table:style-name="ce1">
            <text:p>ESCUELA N° 118 MONSEÑOR ARTURO M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S VIEJAS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CASAS VIEJAS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7611800000038" table:style-name="ce2">
            <text:p>-287.611.800.000.038</text:p>
          </table:table-cell>
          <table:table-cell office:value-type="float" office:value="-655125" table:style-name="ce2">
            <text:p>-655.1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000" table:style-name="ce1">
            <text:p>100036000</text:p>
          </table:table-cell>
          <table:table-cell office:value-type="string" table:style-name="ce1">
            <text:p>ESCUELA N° 2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NCON DE IPIZC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RINCO DE IPIZCA</text:p>
          </table:table-cell>
          <table:table-cell office:value-type="string" table:style-name="ce1">
            <text:p>ANCASTI</text:p>
          </table:table-cell>
          <table:table-cell office:value-type="string" table:style-name="ce1">
            <text:p>FELIXMONTALVAN_8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509725601" table:style-name="ce2">
            <text:p>-288.509.725.601</text:p>
          </table:table-cell>
          <table:table-cell office:value-type="float" office:value="-655614275133" table:style-name="ce2">
            <text:p>-655.614.275.1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100" table:style-name="ce1">
            <text:p>100036100</text:p>
          </table:table-cell>
          <table:table-cell office:value-type="string" table:style-name="ce1">
            <text:p>ESCUELA N° 4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HUAYCO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HUAYC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7479100000038" table:style-name="ce2">
            <text:p>-287.479.100.000.038</text:p>
          </table:table-cell>
          <table:table-cell office:value-type="float" office:value="-6563759" table:style-name="ce2">
            <text:p>-6.563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200" table:style-name="ce1">
            <text:p>100036200</text:p>
          </table:table-cell>
          <table:table-cell office:value-type="string" table:style-name="ce1">
            <text:p>ESCUELA N° 298 POLIC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ACO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TAC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092" table:style-name="ce2">
            <text:p>-287.092</text:p>
          </table:table-cell>
          <table:table-cell office:value-type="float" office:value="-656036" table:style-name="ce2">
            <text:p>-656.0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300" table:style-name="ce1">
            <text:p>100036300</text:p>
          </table:table-cell>
          <table:table-cell office:value-type="string" table:style-name="ce1">
            <text:p>ESCUELA N° 20 JOSE M.FIGUEROA CACE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ÑADA DE IPIZC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CAÑADA DE IPIZC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8003900000038" table:style-name="ce2">
            <text:p>-288.003.900.000.038</text:p>
          </table:table-cell>
          <table:table-cell office:value-type="float" office:value="-655460156171442" table:style-name="ce2">
            <text:p>-655.460.156.171.4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400" table:style-name="ce1">
            <text:p>100036400</text:p>
          </table:table-cell>
          <table:table-cell office:value-type="string" table:style-name="ce1">
            <text:p>ESCUELA N° 455 LISANDRO SEGUNDO VERGA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SAUCE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SAUCE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7651100000038" table:style-name="ce2">
            <text:p>-287.651.100.000.038</text:p>
          </table:table-cell>
          <table:table-cell office:value-type="float" office:value="-6547706" table:style-name="ce2">
            <text:p>-6.547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500" table:style-name="ce1">
            <text:p>100036500</text:p>
          </table:table-cell>
          <table:table-cell office:value-type="string" table:style-name="ce1">
            <text:p>ESCUELA N° 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ALIT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EL TALIT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8976200000037" table:style-name="ce2">
            <text:p>-288.976.200.000.037</text:p>
          </table:table-cell>
          <table:table-cell office:value-type="float" office:value="-6562059" table:style-name="ce2">
            <text:p>-6.562.0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6600" table:style-name="ce1">
            <text:p>100036600</text:p>
          </table:table-cell>
          <table:table-cell office:value-type="string" table:style-name="ce1">
            <text:p>ESCUELA N° 262 JOSÉ LISANDRO ARGAÑARA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AN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MAN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9269353194" table:style-name="ce2">
            <text:p>-289.269.353.194</text:p>
          </table:table-cell>
          <table:table-cell office:value-type="float" office:value="-655207722909" table:style-name="ce2">
            <text:p>-655.207.722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100" table:style-name="ce1">
            <text:p>100037100</text:p>
          </table:table-cell>
          <table:table-cell office:value-type="string" table:style-name="ce1">
            <text:p>COLEGIO PRIVADO INMACULADA CONCEPCIO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BELGRANO 350 3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200" table:style-name="ce1">
            <text:p>100037200</text:p>
          </table:table-cell>
          <table:table-cell office:value-type="string" table:style-name="ce1">
            <text:p>ESCUELA DE ADULTOS NRO.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E DE LUNA 102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733951309777" table:style-name="ce2">
            <text:p>-284.733.951.309.777</text:p>
          </table:table-cell>
          <table:table-cell office:value-type="float" office:value="-65772034390578" table:style-name="ce2">
            <text:p>-65.772.034.390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201" table:style-name="ce1">
            <text:p>100037201</text:p>
          </table:table-cell>
          <table:table-cell office:value-type="string" table:style-name="ce1">
            <text:p>ESCUELA PARA JOVENES Y ADULTOS Nª1 - ANEXO LA CHACA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RESIDENTE CASTILLO 1420 LA CHACARITA LA CHACARIT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300" table:style-name="ce1">
            <text:p>100037300</text:p>
          </table:table-cell>
          <table:table-cell office:value-type="string" table:style-name="ce1">
            <text:p>ESCUELA N° 360 JUAN BAUTISTA LENC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LA VIST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BELLA VIS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6248600000039" table:style-name="ce2">
            <text:p>-286.248.600.000.039</text:p>
          </table:table-cell>
          <table:table-cell office:value-type="float" office:value="-6549142" table:style-name="ce2">
            <text:p>-6.549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400" table:style-name="ce1">
            <text:p>100037400</text:p>
          </table:table-cell>
          <table:table-cell office:value-type="string" table:style-name="ce1">
            <text:p>ESCUELA N° 96 DR. JUSTO PASTOR IBA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LINDER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LINDER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5897600000039" table:style-name="ce2">
            <text:p>-285.897.600.000.039</text:p>
          </table:table-cell>
          <table:table-cell office:value-type="float" office:value="-6552254" table:style-name="ce2">
            <text:p>-6.552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500" table:style-name="ce1">
            <text:p>100037500</text:p>
          </table:table-cell>
          <table:table-cell office:value-type="string" table:style-name="ce1">
            <text:p>ESCUELA N° 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YCO HOND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HUAICO HOND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600" table:style-name="ce1">
            <text:p>100037600</text:p>
          </table:table-cell>
          <table:table-cell office:value-type="string" table:style-name="ce1">
            <text:p>ESCUELA N° 397 GERARDO DENET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FANZON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INFANZON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580120000004" table:style-name="ce2">
            <text:p>-28.580.120.000.004</text:p>
          </table:table-cell>
          <table:table-cell office:value-type="float" office:value="-6540576" table:style-name="ce2">
            <text:p>-6.540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700" table:style-name="ce1">
            <text:p>100037700</text:p>
          </table:table-cell>
          <table:table-cell office:value-type="string" table:style-name="ce1">
            <text:p>ESCUELA N° 205 PEDRO GREGORIO GRAMA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IZMAN</text:p>
          </table:table-cell>
          <table:table-cell office:value-type="string" table:style-name="ce1">
            <text:p>K4235</text:p>
          </table:table-cell>
          <table:table-cell office:value-type="string" table:style-name="ce1">
            <text:p>439979 CP</text:p>
          </table:table-cell>
          <table:table-cell office:value-type="string" table:style-name="ce1">
            <text:p>VILISMAN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98120000004" table:style-name="ce2">
            <text:p>-28.498.120.000.004</text:p>
          </table:table-cell>
          <table:table-cell office:value-type="float" office:value="-6543241" table:style-name="ce2">
            <text:p>-6.543.2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800" table:style-name="ce1">
            <text:p>100037800</text:p>
          </table:table-cell>
          <table:table-cell office:value-type="string" table:style-name="ce1">
            <text:p>ESCUELA N° 2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ERONIM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SAN JERONIM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30157167" table:style-name="ce2">
            <text:p>-28.430.157.167</text:p>
          </table:table-cell>
          <table:table-cell office:value-type="float" office:value="-654424116771" table:style-name="ce2">
            <text:p>-654.424.116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7900" table:style-name="ce1">
            <text:p>100037900</text:p>
          </table:table-cell>
          <table:table-cell office:value-type="string" table:style-name="ce1">
            <text:p>ESCUELA N° 415 MAESTRO MIGUEL ÁNGEL ARÉVA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OYOL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OYOL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831992822" table:style-name="ce2">
            <text:p>-284.831.992.822</text:p>
          </table:table-cell>
          <table:table-cell office:value-type="float" office:value="-654053434509" table:style-name="ce2">
            <text:p>-654.053.434.5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000" table:style-name="ce1">
            <text:p>100038000</text:p>
          </table:table-cell>
          <table:table-cell office:value-type="string" table:style-name="ce1">
            <text:p>ESCUELA N° 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ANTANILL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CERRO NEGR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119800000041" table:style-name="ce2">
            <text:p>-284.119.800.000.041</text:p>
          </table:table-cell>
          <table:table-cell office:value-type="float" office:value="-6548484" table:style-name="ce2">
            <text:p>-6.548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100" table:style-name="ce1">
            <text:p>100038100</text:p>
          </table:table-cell>
          <table:table-cell office:value-type="string" table:style-name="ce1">
            <text:p>ESCUELA N° 206 DOMINGA CARRIZO DE BULA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AYAMB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GUAYAMB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4981161" table:style-name="ce2">
            <text:p>-2.834.981.161</text:p>
          </table:table-cell>
          <table:table-cell office:value-type="float" office:value="-6540993741" table:style-name="ce2">
            <text:p>-6.540.993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200" table:style-name="ce1">
            <text:p>100038200</text:p>
          </table:table-cell>
          <table:table-cell office:value-type="string" table:style-name="ce1">
            <text:p>ESCUELA N° 17 MARÍA ISOLINA ARÉVA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ORRALE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OS CORRALE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493400000004" table:style-name="ce2">
            <text:p>-28.493.400.000.004</text:p>
          </table:table-cell>
          <table:table-cell office:value-type="float" office:value="-6532612" table:style-name="ce2">
            <text:p>-6.532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300" table:style-name="ce1">
            <text:p>100038300</text:p>
          </table:table-cell>
          <table:table-cell office:value-type="string" table:style-name="ce1">
            <text:p>ESCUELA N° 303 MARÍA LUISA VILLAG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DE AVILA</text:p>
          </table:table-cell>
          <table:table-cell office:value-type="string" table:style-name="ce1">
            <text:p>K4703</text:p>
          </table:table-cell>
          <table:table-cell table:style-name="ce1"/>
          <table:table-cell office:value-type="string" table:style-name="ce1">
            <text:p>RIO DE AVIL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30735572" table:style-name="ce2">
            <text:p>-28.430.735.572</text:p>
          </table:table-cell>
          <table:table-cell office:value-type="float" office:value="-653944704868" table:style-name="ce2">
            <text:p>-653.944.704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400" table:style-name="ce1">
            <text:p>100038400</text:p>
          </table:table-cell>
          <table:table-cell office:value-type="string" table:style-name="ce1">
            <text:p>ESCUELA N°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GUAYAMB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TINTIGAS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698568553" table:style-name="ce2">
            <text:p>-283.698.568.553</text:p>
          </table:table-cell>
          <table:table-cell office:value-type="float" office:value="-65445756503" table:style-name="ce2">
            <text:p>-65.445.756.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500" table:style-name="ce1">
            <text:p>100038500</text:p>
          </table:table-cell>
          <table:table-cell office:value-type="string" table:style-name="ce1">
            <text:p>ESCUELA N° 4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OS POCI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DOS POCI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0713200000043" table:style-name="ce2">
            <text:p>-280.713.200.000.043</text:p>
          </table:table-cell>
          <table:table-cell office:value-type="float" office:value="-6526508" table:style-name="ce2">
            <text:p>-6.526.5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600" table:style-name="ce1">
            <text:p>100038600</text:p>
          </table:table-cell>
          <table:table-cell office:value-type="string" table:style-name="ce1">
            <text:p>ESCUELA N° 3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STO DEL MEDIO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PUESTO DEL MEDI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043254098" table:style-name="ce2">
            <text:p>-281.043.254.098</text:p>
          </table:table-cell>
          <table:table-cell office:value-type="float" office:value="-652373676254" table:style-name="ce2">
            <text:p>-652.373.676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8800" table:style-name="ce1">
            <text:p>100038800</text:p>
          </table:table-cell>
          <table:table-cell office:value-type="string" table:style-name="ce1">
            <text:p>ESCUELA N° 4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L BAJO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POZO DEL BAJ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0235900000043" table:style-name="ce2">
            <text:p>-280.235.900.000.043</text:p>
          </table:table-cell>
          <table:table-cell office:value-type="float" office:value="-6523971" table:style-name="ce2">
            <text:p>-6.523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000" table:style-name="ce1">
            <text:p>100039000</text:p>
          </table:table-cell>
          <table:table-cell office:value-type="string" table:style-name="ce1">
            <text:p>ESCUELA N° 213 PCIA.DE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FELIPE VARELA S/N SAN PEDRO - RUTA PCIAL.N° 30</text:p>
          </table:table-cell>
          <table:table-cell office:value-type="string" table:style-name="ce1">
            <text:p>K4238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580000000043" table:style-name="ce2">
            <text:p>-279.580.000.000.043</text:p>
          </table:table-cell>
          <table:table-cell office:value-type="float" office:value="-6517101" table:style-name="ce2">
            <text:p>-6.517.1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0" table:style-name="ce1">
            <text:p>100039100</text:p>
          </table:table-cell>
          <table:table-cell office:value-type="string" table:style-name="ce1">
            <text:p>ESCUELA SECUNDARIA N°64 GDOR.JUAN M.SAL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ÑADO DE OVANTA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BAÑADO DE OVANT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1052342518" table:style-name="ce2">
            <text:p>-281.052.342.518</text:p>
          </table:table-cell>
          <table:table-cell office:value-type="float" office:value="-653192336058" table:style-name="ce2">
            <text:p>-653.192.336.0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1" table:style-name="ce1">
            <text:p>100039101</text:p>
          </table:table-cell>
          <table:table-cell office:value-type="string" table:style-name="ce1">
            <text:p>ESCUELA N° 213 PCIA.DE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9 DE JULIO S/N SAN PEDRO</text:p>
          </table:table-cell>
          <table:table-cell office:value-type="string" table:style-name="ce1">
            <text:p>K4238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95785907" table:style-name="ce2">
            <text:p>-2.795.785.907</text:p>
          </table:table-cell>
          <table:table-cell office:value-type="float" office:value="-6517103859" table:style-name="ce2">
            <text:p>-6.517.103.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2" table:style-name="ce1">
            <text:p>100039102</text:p>
          </table:table-cell>
          <table:table-cell office:value-type="string" table:style-name="ce1">
            <text:p>ESCUELA N°2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AVALL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19324303" table:style-name="ce2">
            <text:p>-2.819.324.303</text:p>
          </table:table-cell>
          <table:table-cell office:value-type="float" office:value="-6511402128" table:style-name="ce2">
            <text:p>-6.511.402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3" table:style-name="ce1">
            <text:p>100039103</text:p>
          </table:table-cell>
          <table:table-cell office:value-type="string" table:style-name="ce1">
            <text:p>ESCUELA N° 8 PROFESOR ALEJANDRO RU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ÑADO DE OVANT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0492685" table:style-name="ce2">
            <text:p>-2.810.492.685</text:p>
          </table:table-cell>
          <table:table-cell office:value-type="float" office:value="-6531935804" table:style-name="ce2">
            <text:p>-6.531.935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4" table:style-name="ce1">
            <text:p>100039104</text:p>
          </table:table-cell>
          <table:table-cell office:value-type="string" table:style-name="ce1">
            <text:p>ESCUELA N° 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QUEBRACHIT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567192573" table:style-name="ce2">
            <text:p>-281.567.192.573</text:p>
          </table:table-cell>
          <table:table-cell office:value-type="float" office:value="-652254915273" table:style-name="ce2">
            <text:p>-652.254.915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5" table:style-name="ce1">
            <text:p>100039105</text:p>
          </table:table-cell>
          <table:table-cell office:value-type="string" table:style-name="ce1">
            <text:p>ESCUELA N° 2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MPOLL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677544951" table:style-name="ce2">
            <text:p>-281.677.544.951</text:p>
          </table:table-cell>
          <table:table-cell office:value-type="float" office:value="-653153243897" table:style-name="ce2">
            <text:p>-653.153.243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6" table:style-name="ce1">
            <text:p>100039106</text:p>
          </table:table-cell>
          <table:table-cell office:value-type="string" table:style-name="ce1">
            <text:p>ESCUELA N° 2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RTADER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765014728" table:style-name="ce2">
            <text:p>-282.765.014.728</text:p>
          </table:table-cell>
          <table:table-cell office:value-type="float" office:value="-651707834593" table:style-name="ce2">
            <text:p>-651.707.834.5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7" table:style-name="ce1">
            <text:p>100039107</text:p>
          </table:table-cell>
          <table:table-cell office:value-type="string" table:style-name="ce1">
            <text:p>ESCUELA N° 213 PCIA.DE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PEDR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5785907" table:style-name="ce2">
            <text:p>-2.795.785.907</text:p>
          </table:table-cell>
          <table:table-cell office:value-type="float" office:value="-6517103859" table:style-name="ce2">
            <text:p>-6.517.103.8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8" table:style-name="ce1">
            <text:p>100039108</text:p>
          </table:table-cell>
          <table:table-cell office:value-type="string" table:style-name="ce1">
            <text:p>ESCUELA N° 2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CAÑ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0557046" table:style-name="ce2">
            <text:p>-2.820.557.046</text:p>
          </table:table-cell>
          <table:table-cell office:value-type="float" office:value="-6521480721" table:style-name="ce2">
            <text:p>-6.521.480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09" table:style-name="ce1">
            <text:p>100039109</text:p>
          </table:table-cell>
          <table:table-cell office:value-type="string" table:style-name="ce1">
            <text:p>ESCUELA N° 2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VALL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932400000042" table:style-name="ce2">
            <text:p>-281.932.400.000.042</text:p>
          </table:table-cell>
          <table:table-cell office:value-type="float" office:value="-651141599999999" table:style-name="ce2">
            <text:p>-651.141.599.999.9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10" table:style-name="ce1">
            <text:p>100039110</text:p>
          </table:table-cell>
          <table:table-cell office:value-type="string" table:style-name="ce1">
            <text:p>ESCUELA N° 3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LTA GRACI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450319382" table:style-name="ce2">
            <text:p>-280.450.319.382</text:p>
          </table:table-cell>
          <table:table-cell office:value-type="float" office:value="-652784561508" table:style-name="ce2">
            <text:p>-652.784.561.5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11" table:style-name="ce1">
            <text:p>100039111</text:p>
          </table:table-cell>
          <table:table-cell office:value-type="string" table:style-name="ce1">
            <text:p>ESCUELA N°327 NUESTRA SEÑORA DEL ROS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TUN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520364689" table:style-name="ce2">
            <text:p>-281.520.364.689</text:p>
          </table:table-cell>
          <table:table-cell office:value-type="float" office:value="-653757234057" table:style-name="ce2">
            <text:p>-653.757.234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12" table:style-name="ce1">
            <text:p>100039112</text:p>
          </table:table-cell>
          <table:table-cell office:value-type="string" table:style-name="ce1">
            <text:p>ESCUELA N° 3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UESTO DEL MEDI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043254098" table:style-name="ce2">
            <text:p>-281.043.254.098</text:p>
          </table:table-cell>
          <table:table-cell office:value-type="float" office:value="-652373676254" table:style-name="ce2">
            <text:p>-652.373.676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113" table:style-name="ce1">
            <text:p>100039113</text:p>
          </table:table-cell>
          <table:table-cell office:value-type="string" table:style-name="ce1">
            <text:p>ESCUELA N° 4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DOS POCI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713200000043" table:style-name="ce2">
            <text:p>-280.713.200.000.043</text:p>
          </table:table-cell>
          <table:table-cell office:value-type="float" office:value="-6526508" table:style-name="ce2">
            <text:p>-6.526.5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200" table:style-name="ce1">
            <text:p>100039200</text:p>
          </table:table-cell>
          <table:table-cell office:value-type="string" table:style-name="ce1">
            <text:p>ESCUELA N° 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ZANJ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LA ZANJ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5088160843" table:style-name="ce2">
            <text:p>-295.088.160.843</text:p>
          </table:table-cell>
          <table:table-cell office:value-type="float" office:value="-651507489193" table:style-name="ce2">
            <text:p>-651.507.489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300" table:style-name="ce1">
            <text:p>100039300</text:p>
          </table:table-cell>
          <table:table-cell office:value-type="string" table:style-name="ce1">
            <text:p>ESCUELA N° 82 LUIS BRAY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RAY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GARAY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537953047" table:style-name="ce2">
            <text:p>-294.537.953.047</text:p>
          </table:table-cell>
          <table:table-cell office:value-type="float" office:value="-651421802495" table:style-name="ce2">
            <text:p>-651.421.802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400" table:style-name="ce1">
            <text:p>100039400</text:p>
          </table:table-cell>
          <table:table-cell office:value-type="string" table:style-name="ce1">
            <text:p>ESCUELA N° 3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LO CRUZ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PALO CRUZ DE ABAJ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3229657459" table:style-name="ce2">
            <text:p>-293.229.657.459</text:p>
          </table:table-cell>
          <table:table-cell office:value-type="float" office:value="-652431890423" table:style-name="ce2">
            <text:p>-652.431.890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500" table:style-name="ce1">
            <text:p>100039500</text:p>
          </table:table-cell>
          <table:table-cell office:value-type="string" table:style-name="ce1">
            <text:p>ESCUELA N° 2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ESQUIU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SQUIU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37888737" table:style-name="ce2">
            <text:p>-2.937.888.737</text:p>
          </table:table-cell>
          <table:table-cell office:value-type="float" office:value="-652903233" table:style-name="ce2">
            <text:p>-652.903.2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700" table:style-name="ce1">
            <text:p>100039700</text:p>
          </table:table-cell>
          <table:table-cell office:value-type="string" table:style-name="ce1">
            <text:p>ESCUELA N° 355 DR. SEGUNDO ENRIQUE MUÑÍ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EDRA LARGA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6030100000046" table:style-name="ce2">
            <text:p>-276.030.100.000.046</text:p>
          </table:table-cell>
          <table:table-cell office:value-type="float" office:value="-671970000000001" table:style-name="ce2">
            <text:p>-671.970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39800" table:style-name="ce1">
            <text:p>100039800</text:p>
          </table:table-cell>
          <table:table-cell office:value-type="string" table:style-name="ce1">
            <text:p>ESCUELA N° 439 PEDRO NOLASCO GERV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OM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TOM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5870300000046" table:style-name="ce2">
            <text:p>-275.870.300.000.046</text:p>
          </table:table-cell>
          <table:table-cell office:value-type="float" office:value="-671026500000001" table:style-name="ce2">
            <text:p>-671.026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000" table:style-name="ce1">
            <text:p>100040000</text:p>
          </table:table-cell>
          <table:table-cell office:value-type="string" table:style-name="ce1">
            <text:p>ESCUELA N° 1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 DE LA TOM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AGUADA DE LA TOM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6077405153" table:style-name="ce2">
            <text:p>-276.077.405.153</text:p>
          </table:table-cell>
          <table:table-cell office:value-type="float" office:value="-671320068598" table:style-name="ce2">
            <text:p>-671.320.068.5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100" table:style-name="ce1">
            <text:p>100040100</text:p>
          </table:table-cell>
          <table:table-cell office:value-type="string" table:style-name="ce1">
            <text:p>ESCUELA N° 1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VALL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VALL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5991422" table:style-name="ce2">
            <text:p>-2.755.991.422</text:p>
          </table:table-cell>
          <table:table-cell office:value-type="float" office:value="-672564789" table:style-name="ce2">
            <text:p>-672.564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0" table:style-name="ce1">
            <text:p>100040200</text:p>
          </table:table-cell>
          <table:table-cell office:value-type="string" table:style-name="ce1">
            <text:p>ESCUELA SECUNDARIA N°42 DR.ARTURO H.ILL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 PIEDR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OZO DE PIED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6616075" table:style-name="ce2">
            <text:p>-2.756.616.075</text:p>
          </table:table-cell>
          <table:table-cell office:value-type="float" office:value="-671405073" table:style-name="ce2">
            <text:p>-671.405.0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1" table:style-name="ce1">
            <text:p>100040201</text:p>
          </table:table-cell>
          <table:table-cell office:value-type="string" table:style-name="ce1">
            <text:p>ESCUELA N° 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JUNT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363895599" table:style-name="ce2">
            <text:p>-275.363.895.599</text:p>
          </table:table-cell>
          <table:table-cell office:value-type="float" office:value="-671188529103" table:style-name="ce2">
            <text:p>-671.188.529.1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2" table:style-name="ce1">
            <text:p>100040202</text:p>
          </table:table-cell>
          <table:table-cell office:value-type="string" table:style-name="ce1">
            <text:p>ESCUELA N° 1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AGUAD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514300000045" table:style-name="ce2">
            <text:p>-277.514.300.000.045</text:p>
          </table:table-cell>
          <table:table-cell office:value-type="float" office:value="-672083900000001" table:style-name="ce2">
            <text:p>-672.08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3" table:style-name="ce1">
            <text:p>100040203</text:p>
          </table:table-cell>
          <table:table-cell office:value-type="string" table:style-name="ce1">
            <text:p>ESCUELA N° 1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VALL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5991422" table:style-name="ce2">
            <text:p>-2.755.991.422</text:p>
          </table:table-cell>
          <table:table-cell office:value-type="float" office:value="-672564789" table:style-name="ce2">
            <text:p>-672.564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4" table:style-name="ce1">
            <text:p>100040204</text:p>
          </table:table-cell>
          <table:table-cell office:value-type="string" table:style-name="ce1">
            <text:p>ESCUELA N° 3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OZO DE PIED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6616796" table:style-name="ce2">
            <text:p>-2.756.616.796</text:p>
          </table:table-cell>
          <table:table-cell office:value-type="float" office:value="-6714046925" table:style-name="ce2">
            <text:p>-6.714.04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5" table:style-name="ce1">
            <text:p>100040205</text:p>
          </table:table-cell>
          <table:table-cell office:value-type="string" table:style-name="ce1">
            <text:p>ESCUELA N° 336 JULIO RICARDO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NDOR HUASI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9458768" table:style-name="ce2">
            <text:p>-2.749.458.768</text:p>
          </table:table-cell>
          <table:table-cell office:value-type="float" office:value="-6709760814" table:style-name="ce2">
            <text:p>-6.709.760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6" table:style-name="ce1">
            <text:p>100040206</text:p>
          </table:table-cell>
          <table:table-cell office:value-type="string" table:style-name="ce1">
            <text:p>ESCUELA N° 355 DR. SEGUNDO ENRIQUE MUÑÍ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IEDRA LAR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030100000046" table:style-name="ce2">
            <text:p>-276.030.100.000.046</text:p>
          </table:table-cell>
          <table:table-cell office:value-type="float" office:value="-671970000000001" table:style-name="ce2">
            <text:p>-671.970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7" table:style-name="ce1">
            <text:p>100040207</text:p>
          </table:table-cell>
          <table:table-cell office:value-type="string" table:style-name="ce1">
            <text:p>ESCUELA N° 358 LAS BARRANC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BARRANC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2660881" table:style-name="ce2">
            <text:p>-2.752.660.881</text:p>
          </table:table-cell>
          <table:table-cell office:value-type="float" office:value="-6711254586" table:style-name="ce2">
            <text:p>-6.711.254.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208" table:style-name="ce1">
            <text:p>100040208</text:p>
          </table:table-cell>
          <table:table-cell office:value-type="string" table:style-name="ce1">
            <text:p>ESCUELA N° 439 PEDRO NOLASCO GERV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TOM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870300000046" table:style-name="ce2">
            <text:p>-275.870.300.000.046</text:p>
          </table:table-cell>
          <table:table-cell office:value-type="float" office:value="-671026500000001" table:style-name="ce2">
            <text:p>-671.026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300" table:style-name="ce1">
            <text:p>100040300</text:p>
          </table:table-cell>
          <table:table-cell office:value-type="string" table:style-name="ce1">
            <text:p>ESCUELA SECUNDARIA N°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TOR MAUVECIN ESQ. A. Y BARRO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4806802787567" table:style-name="ce2">
            <text:p>-284.806.802.787.567</text:p>
          </table:table-cell>
          <table:table-cell office:value-type="float" office:value="-65797016813256" table:style-name="ce2">
            <text:p>-65.797.016.813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301" table:style-name="ce1">
            <text:p>100040301</text:p>
          </table:table-cell>
          <table:table-cell office:value-type="string" table:style-name="ce1">
            <text:p>ESCUELA N° 3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81159" table:style-name="ce2">
            <text:p>-28.481.159</text:p>
          </table:table-cell>
          <table:table-cell office:value-type="float" office:value="-65804543" table:style-name="ce2">
            <text:p>-65.804.5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302" table:style-name="ce1">
            <text:p>100040302</text:p>
          </table:table-cell>
          <table:table-cell office:value-type="string" table:style-name="ce1">
            <text:p>ESCUELA N° 3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0332" table:style-name="ce2">
            <text:p>-28.470.332</text:p>
          </table:table-cell>
          <table:table-cell office:value-type="float" office:value="-65821774" table:style-name="ce2">
            <text:p>-65.821.7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400" table:style-name="ce1">
            <text:p>100040400</text:p>
          </table:table-cell>
          <table:table-cell office:value-type="string" table:style-name="ce1">
            <text:p>ESCUELA N° 126 BARRIO APO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TOR MAUVECIN S/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806802787567" table:style-name="ce2">
            <text:p>-284.806.802.787.567</text:p>
          </table:table-cell>
          <table:table-cell office:value-type="float" office:value="-65797016813256" table:style-name="ce2">
            <text:p>-65.797.016.813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500" table:style-name="ce1">
            <text:p>100040500</text:p>
          </table:table-cell>
          <table:table-cell office:value-type="string" table:style-name="ce1">
            <text:p>ESCUELA DE ADULTOS N° 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TOR MAUBECIN Y AVDA.AHUMADA Y BARRO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806802787567" table:style-name="ce2">
            <text:p>-284.806.802.787.567</text:p>
          </table:table-cell>
          <table:table-cell office:value-type="float" office:value="-65797016813256" table:style-name="ce2">
            <text:p>-65.797.016.813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600" table:style-name="ce1">
            <text:p>100040600</text:p>
          </table:table-cell>
          <table:table-cell office:value-type="string" table:style-name="ce1">
            <text:p>ESCUELA N° 162 9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S S/Nº 9 DE JULI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95820351685" table:style-name="ce2">
            <text:p>-284.695.820.351.685</text:p>
          </table:table-cell>
          <table:table-cell office:value-type="float" office:value="-657630855317685" table:style-name="ce2">
            <text:p>-657.630.855.317.6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700" table:style-name="ce1">
            <text:p>100040700</text:p>
          </table:table-cell>
          <table:table-cell office:value-type="string" table:style-name="ce1">
            <text:p>ESCUELA SECUNDARIA N°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LIBERTADOR II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694470021633" table:style-name="ce2">
            <text:p>-284.694.470.021.633</text:p>
          </table:table-cell>
          <table:table-cell office:value-type="float" office:value="-657745912863635" table:style-name="ce2">
            <text:p>-657.745.912.863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701" table:style-name="ce1">
            <text:p>100040701</text:p>
          </table:table-cell>
          <table:table-cell office:value-type="string" table:style-name="ce1">
            <text:p>ESCUELA N° 161 ISLAS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87336" table:style-name="ce2">
            <text:p>-28.487.336</text:p>
          </table:table-cell>
          <table:table-cell office:value-type="float" office:value="-65793246" table:style-name="ce2">
            <text:p>-65.793.2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0" table:style-name="ce1">
            <text:p>100040800</text:p>
          </table:table-cell>
          <table:table-cell office:value-type="string" table:style-name="ce1">
            <text:p>ESCUELA SECUNDARIA N°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OZNA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VILLA DE BALCOZN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88112903" table:style-name="ce2">
            <text:p>-2.788.112.903</text:p>
          </table:table-cell>
          <table:table-cell office:value-type="float" office:value="-6572761741" table:style-name="ce2">
            <text:p>-6.572.761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1" table:style-name="ce1">
            <text:p>100040801</text:p>
          </table:table-cell>
          <table:table-cell office:value-type="string" table:style-name="ce1">
            <text:p>ESCUELA N° 292 PCIA.DE TUCU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ERCED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LA MERCED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502114949922" table:style-name="ce2">
            <text:p>-281.502.114.949.922</text:p>
          </table:table-cell>
          <table:table-cell office:value-type="float" office:value="-656049831821171" table:style-name="ce2">
            <text:p>-656.049.831.821.1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2" table:style-name="ce1">
            <text:p>100040802</text:p>
          </table:table-cell>
          <table:table-cell office:value-type="string" table:style-name="ce1">
            <text:p>ESCUELA N°211 GENARO GABRIEL LEI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LCOZNA DE AF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7329254" table:style-name="ce2">
            <text:p>-2.787.329.254</text:p>
          </table:table-cell>
          <table:table-cell office:value-type="float" office:value="-6575505322" table:style-name="ce2">
            <text:p>-6.575.505.3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3" table:style-name="ce1">
            <text:p>100040803</text:p>
          </table:table-cell>
          <table:table-cell office:value-type="string" table:style-name="ce1">
            <text:p>ESCUELA N° 330 MARIA AGUAISOL DE BARRIONUE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HIG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4889638" table:style-name="ce2">
            <text:p>-2.794.889.638</text:p>
          </table:table-cell>
          <table:table-cell office:value-type="float" office:value="-6569504031" table:style-name="ce2">
            <text:p>-6.569.504.0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4" table:style-name="ce1">
            <text:p>100040804</text:p>
          </table:table-cell>
          <table:table-cell office:value-type="string" table:style-name="ce1">
            <text:p>ESCUELA N°4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ROSARI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9402505" table:style-name="ce2">
            <text:p>-2.799.402.505</text:p>
          </table:table-cell>
          <table:table-cell office:value-type="float" office:value="-6568759667" table:style-name="ce2">
            <text:p>-6.568.759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5" table:style-name="ce1">
            <text:p>100040805</text:p>
          </table:table-cell>
          <table:table-cell office:value-type="string" table:style-name="ce1">
            <text:p>ESCUELA N° 203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ONTE POTRER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1807000000042" table:style-name="ce2">
            <text:p>-281.807.000.000.042</text:p>
          </table:table-cell>
          <table:table-cell office:value-type="float" office:value="-656625" table:style-name="ce2">
            <text:p>-656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6" table:style-name="ce1">
            <text:p>100040806</text:p>
          </table:table-cell>
          <table:table-cell office:value-type="string" table:style-name="ce1">
            <text:p>ESCUELA N°212 TIERRA DEL FUE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MADORE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2624100000042" table:style-name="ce2">
            <text:p>-282.624.100.000.042</text:p>
          </table:table-cell>
          <table:table-cell office:value-type="float" office:value="-656368" table:style-name="ce2">
            <text:p>-656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7" table:style-name="ce1">
            <text:p>100040807</text:p>
          </table:table-cell>
          <table:table-cell office:value-type="string" table:style-name="ce1">
            <text:p>ESCUELA N° 375 NUESTRA SEÑORA DE LA MERCE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ANTONI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0093711421" table:style-name="ce2">
            <text:p>-280.093.711.421</text:p>
          </table:table-cell>
          <table:table-cell office:value-type="float" office:value="-657111756743" table:style-name="ce2">
            <text:p>-657.111.756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8" table:style-name="ce1">
            <text:p>100040808</text:p>
          </table:table-cell>
          <table:table-cell office:value-type="string" table:style-name="ce1">
            <text:p>ESCUELA N°376 - NUESTRA SEÑORA DE TODAS LAS GRAC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COLLANTE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9684200000043" table:style-name="ce2">
            <text:p>-279.684.200.000.043</text:p>
          </table:table-cell>
          <table:table-cell office:value-type="float" office:value="-6572288" table:style-name="ce2">
            <text:p>-6.572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09" table:style-name="ce1">
            <text:p>100040809</text:p>
          </table:table-cell>
          <table:table-cell office:value-type="string" table:style-name="ce1">
            <text:p>ESCUELA N° 4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LO LABRAD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2449299" table:style-name="ce2">
            <text:p>-2.832.449.299</text:p>
          </table:table-cell>
          <table:table-cell office:value-type="float" office:value="-6561912868" table:style-name="ce2">
            <text:p>-6.561.912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810" table:style-name="ce1">
            <text:p>100040810</text:p>
          </table:table-cell>
          <table:table-cell office:value-type="string" table:style-name="ce1">
            <text:p>ESCUELA N° 487 DR. VICENTE LEONIDA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BAJAD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843700000041" table:style-name="ce2">
            <text:p>-283.843.700.000.041</text:p>
          </table:table-cell>
          <table:table-cell office:value-type="float" office:value="-6562102" table:style-name="ce2">
            <text:p>-6.562.1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0900" table:style-name="ce1">
            <text:p>100040900</text:p>
          </table:table-cell>
          <table:table-cell office:value-type="string" table:style-name="ce1">
            <text:p>ESCUELA DE ADULTOS N° 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LIBERTADOR II (CTRO. CIVICO)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864870414619" table:style-name="ce2">
            <text:p>-284.864.870.414.619</text:p>
          </table:table-cell>
          <table:table-cell office:value-type="float" office:value="-657963647092324" table:style-name="ce2">
            <text:p>-657.963.647.092.3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000" table:style-name="ce1">
            <text:p>100041000</text:p>
          </table:table-cell>
          <table:table-cell office:value-type="string" table:style-name="ce1">
            <text:p>ESCUELA N° 161 ISLAS MALVIN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LIBERTADOR II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864870414619" table:style-name="ce2">
            <text:p>-284.864.870.414.619</text:p>
          </table:table-cell>
          <table:table-cell office:value-type="float" office:value="-657963647092324" table:style-name="ce2">
            <text:p>-657.963.647.092.3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100" table:style-name="ce1">
            <text:p>100041100</text:p>
          </table:table-cell>
          <table:table-cell office:value-type="string" table:style-name="ce1">
            <text:p>ESCUELA N° 330 MARIA AGUAISOL DE BARRIONUE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HIGUERA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LA HIG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9489400000044" table:style-name="ce2">
            <text:p>-279.489.400.000.044</text:p>
          </table:table-cell>
          <table:table-cell office:value-type="float" office:value="-6569507" table:style-name="ce2">
            <text:p>-6.569.5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200" table:style-name="ce1">
            <text:p>100041200</text:p>
          </table:table-cell>
          <table:table-cell office:value-type="string" table:style-name="ce1">
            <text:p>ESCUELA SECUNDARIA N°10ESTANISLAO MALD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IEDRA BLANCA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-283911" table:style-name="ce2">
            <text:p>-283.911</text:p>
          </table:table-cell>
          <table:table-cell office:value-type="float" office:value="-657035" table:style-name="ce2">
            <text:p>-657.0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201" table:style-name="ce1">
            <text:p>100041201</text:p>
          </table:table-cell>
          <table:table-cell office:value-type="string" table:style-name="ce1">
            <text:p>ESCUELA N° 265 FRAY MAMERTO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730166080567" table:style-name="ce2">
            <text:p>-283.730.166.080.567</text:p>
          </table:table-cell>
          <table:table-cell office:value-type="float" office:value="-657033968766296" table:style-name="ce2">
            <text:p>-657.033.968.766.2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202" table:style-name="ce1">
            <text:p>100041202</text:p>
          </table:table-cell>
          <table:table-cell office:value-type="string" table:style-name="ce1">
            <text:p>ESCUELA N° 146 FRAY BUENAVENTURA RIZO PAT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TERCEN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563232421895" table:style-name="ce2">
            <text:p>-283.563.232.421.895</text:p>
          </table:table-cell>
          <table:table-cell office:value-type="float" office:value="-657077941894531" table:style-name="ce2">
            <text:p>-657.077.941.894.5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203" table:style-name="ce1">
            <text:p>100041203</text:p>
          </table:table-cell>
          <table:table-cell office:value-type="string" table:style-name="ce1">
            <text:p>ESCUELA N° 265 FRAY MAMERTO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300" table:style-name="ce1">
            <text:p>100041300</text:p>
          </table:table-cell>
          <table:table-cell office:value-type="string" table:style-name="ce1">
            <text:p>ESCUELA N° 264 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41 SAN ANTONI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842538621" table:style-name="ce2">
            <text:p>-2.842.538.621</text:p>
          </table:table-cell>
          <table:table-cell office:value-type="float" office:value="-6570883432" table:style-name="ce2">
            <text:p>-6.570.883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400" table:style-name="ce1">
            <text:p>100041400</text:p>
          </table:table-cell>
          <table:table-cell office:value-type="string" table:style-name="ce1">
            <text:p>ESCUELA SECUNDARIA N°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SAADI S/N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CHAQUIAG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5063051" table:style-name="ce2">
            <text:p>-2.755.063.051</text:p>
          </table:table-cell>
          <table:table-cell office:value-type="float" office:value="-6632825521" table:style-name="ce2">
            <text:p>-6.632.825.5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401" table:style-name="ce1">
            <text:p>100041401</text:p>
          </table:table-cell>
          <table:table-cell office:value-type="string" table:style-name="ce1">
            <text:p>ESCUELA N° 217 FRAGATA 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HOY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1810026" table:style-name="ce2">
            <text:p>-2.751.810.026</text:p>
          </table:table-cell>
          <table:table-cell office:value-type="float" office:value="-6637986703" table:style-name="ce2">
            <text:p>-6.637.986.7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402" table:style-name="ce1">
            <text:p>100041402</text:p>
          </table:table-cell>
          <table:table-cell office:value-type="string" table:style-name="ce1">
            <text:p>ESCUELA N° 286 SANTA LUCÍ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102100000046" table:style-name="ce2">
            <text:p>-275.102.100.000.046</text:p>
          </table:table-cell>
          <table:table-cell office:value-type="float" office:value="-6632951" table:style-name="ce2">
            <text:p>-6.632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600" table:style-name="ce1">
            <text:p>100041600</text:p>
          </table:table-cell>
          <table:table-cell office:value-type="string" table:style-name="ce1">
            <text:p>I.E.S SANTA R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°64 - KM 104 LAVALLE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LAVALL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1" table:style-name="ce1">
            <text:p>41</text:p>
          </table:table-cell>
          <table:table-cell office:value-type="float" office:value="-2819324303" table:style-name="ce2">
            <text:p>-2.819.324.303</text:p>
          </table:table-cell>
          <table:table-cell office:value-type="float" office:value="-6511402128" table:style-name="ce2">
            <text:p>-6.511.402.1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601" table:style-name="ce1">
            <text:p>100041601</text:p>
          </table:table-cell>
          <table:table-cell office:value-type="string" table:style-name="ce1">
            <text:p>I.E.S. SANTA ROSA - ANEXO LOS A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0420126415" table:style-name="ce2">
            <text:p>-280.420.126.415</text:p>
          </table:table-cell>
          <table:table-cell office:value-type="float" office:value="-655023885855" table:style-name="ce2">
            <text:p>-655.023.885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700" table:style-name="ce1">
            <text:p>100041700</text:p>
          </table:table-cell>
          <table:table-cell office:value-type="string" table:style-name="ce1">
            <text:p>ESCUELA N° 29 AUTONOMÍ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CIVICO CENTRO CIVICO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LONIA NUEVA 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7877336" table:style-name="ce2">
            <text:p>-2.857.877.336</text:p>
          </table:table-cell>
          <table:table-cell office:value-type="float" office:value="-6583682883" table:style-name="ce2">
            <text:p>-6.583.682.8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800" table:style-name="ce1">
            <text:p>100041800</text:p>
          </table:table-cell>
          <table:table-cell office:value-type="string" table:style-name="ce1">
            <text:p>ESCUELA N°225 FUNDACION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TA OESTE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7991942" table:style-name="ce2">
            <text:p>-2.857.991.942</text:p>
          </table:table-cell>
          <table:table-cell office:value-type="float" office:value="-6588809155" table:style-name="ce2">
            <text:p>-6.588.809.1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1900" table:style-name="ce1">
            <text:p>100041900</text:p>
          </table:table-cell>
          <table:table-cell office:value-type="string" table:style-name="ce1">
            <text:p>ESCUELA N° 1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D.FELIX NAZAR S/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000" table:style-name="ce1">
            <text:p>100042000</text:p>
          </table:table-cell>
          <table:table-cell office:value-type="string" table:style-name="ce1">
            <text:p>ESCUELA N° 266 DR.FELIX ANTONIO N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S/N CENTRO MITRE ESQ.SAN MARTI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office:value-type="string" table:style-name="ce1">
            <text:p>ESCUELA_266NAZAR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100" table:style-name="ce1">
            <text:p>100042100</text:p>
          </table:table-cell>
          <table:table-cell office:value-type="string" table:style-name="ce1">
            <text:p>COLEGIO PRIVADO CLORINDA ORELLANA HERRER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SAN MARTI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200" table:style-name="ce1">
            <text:p>100042200</text:p>
          </table:table-cell>
          <table:table-cell office:value-type="string" table:style-name="ce1">
            <text:p>I.E.S. CAPAY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SAN MARTI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office:value-type="string" table:style-name="ce1">
            <text:p>iescapayahui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1" table:style-name="ce1">
            <text:p>41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201" table:style-name="ce1">
            <text:p>100042201</text:p>
          </table:table-cell>
          <table:table-cell office:value-type="string" table:style-name="ce1">
            <text:p>I.E.S. CAPAYAN - HUILLAPIM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ORTE HUILLAPIMA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office:value-type="string" table:style-name="ce1">
            <text:p>IESCAPAYANHUI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72454186" table:style-name="ce2">
            <text:p>-2.872.454.186</text:p>
          </table:table-cell>
          <table:table-cell office:value-type="float" office:value="-6597571915" table:style-name="ce2">
            <text:p>-6.597.571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300" table:style-name="ce1">
            <text:p>100042300</text:p>
          </table:table-cell>
          <table:table-cell office:value-type="string" table:style-name="ce1">
            <text:p>ESCUELA N° 263 PROVINC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BARRIO EL MOLINO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6379000000045" table:style-name="ce2">
            <text:p>-276.379.000.000.045</text:p>
          </table:table-cell>
          <table:table-cell office:value-type="float" office:value="-6702693" table:style-name="ce2">
            <text:p>-6.702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400" table:style-name="ce1">
            <text:p>100042400</text:p>
          </table:table-cell>
          <table:table-cell office:value-type="string" table:style-name="ce1">
            <text:p>ESCUELA N° 6 FRAY MAMERTO ESQUIÚ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31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ESC_PROV_6@COTELBE.COM.AR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6501228726924" table:style-name="ce2">
            <text:p>-276.501.228.726.924</text:p>
          </table:table-cell>
          <table:table-cell office:value-type="float" office:value="-670277231795887" table:style-name="ce2">
            <text:p>-670.277.231.795.8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500" table:style-name="ce1">
            <text:p>100042500</text:p>
          </table:table-cell>
          <table:table-cell office:value-type="string" table:style-name="ce1">
            <text:p>ESCUELA PROVINCIAL DE EDUCACION TECNICA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ROCA 278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76485004135624" table:style-name="ce2">
            <text:p>-276.485.004.135.624</text:p>
          </table:table-cell>
          <table:table-cell office:value-type="float" office:value="-670263108092298" table:style-name="ce2">
            <text:p>-670.263.108.092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600" table:style-name="ce1">
            <text:p>100042600</text:p>
          </table:table-cell>
          <table:table-cell office:value-type="string" table:style-name="ce1">
            <text:p>ESCUELA N° 3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OCAMPO 3001 LA QUEBRAD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99761519653" table:style-name="ce2">
            <text:p>-284.699.761.519.653</text:p>
          </table:table-cell>
          <table:table-cell office:value-type="float" office:value="-65821767770988" table:style-name="ce2">
            <text:p>-65.821.767.770.9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700" table:style-name="ce1">
            <text:p>100042700</text:p>
          </table:table-cell>
          <table:table-cell office:value-type="string" table:style-name="ce1">
            <text:p>ESCUELA N° 28 CLORINDA ORELLANA HERR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GNACIO DE AGUERO 239 GOBERNADOR AVELLANEDA Y TUL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36438713136" table:style-name="ce2">
            <text:p>-284.636.438.713.136</text:p>
          </table:table-cell>
          <table:table-cell office:value-type="float" office:value="-657909990827116" table:style-name="ce2">
            <text:p>-657.909.990.827.1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800" table:style-name="ce1">
            <text:p>100042800</text:p>
          </table:table-cell>
          <table:table-cell office:value-type="string" table:style-name="ce1">
            <text:p>COLEGIO PRIVADO CRISTO REY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VIRGEN DEL VALLE 286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42554932429" table:style-name="ce2">
            <text:p>-284.642.554.932.429</text:p>
          </table:table-cell>
          <table:table-cell office:value-type="float" office:value="-657873032118256" table:style-name="ce2">
            <text:p>-657.873.032.118.2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2900" table:style-name="ce1">
            <text:p>100042900</text:p>
          </table:table-cell>
          <table:table-cell office:value-type="string" table:style-name="ce1">
            <text:p>ESCUELA N° 2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CARDO BALBÍN S/Nº BANDA DE VAREL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338494147683" table:style-name="ce2">
            <text:p>-284.338.494.147.683</text:p>
          </table:table-cell>
          <table:table-cell office:value-type="float" office:value="-657319327474733" table:style-name="ce2">
            <text:p>-657.319.327.474.7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000" table:style-name="ce1">
            <text:p>100043000</text:p>
          </table:table-cell>
          <table:table-cell office:value-type="string" table:style-name="ce1">
            <text:p>ESCUELA SECUNDARIA N°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NDA DE VAREL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338137130254" table:style-name="ce2">
            <text:p>-284.338.137.130.254</text:p>
          </table:table-cell>
          <table:table-cell office:value-type="float" office:value="-657319736999046" table:style-name="ce2">
            <text:p>-657.319.736.999.0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001" table:style-name="ce1">
            <text:p>100043001</text:p>
          </table:table-cell>
          <table:table-cell office:value-type="string" table:style-name="ce1">
            <text:p>ESCUELA N° 296 PTE. DR.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4735845453873" table:style-name="ce2">
            <text:p>-284.735.845.453.873</text:p>
          </table:table-cell>
          <table:table-cell office:value-type="float" office:value="-657869435547845" table:style-name="ce2">
            <text:p>-657.869.435.547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002" table:style-name="ce1">
            <text:p>100043002</text:p>
          </table:table-cell>
          <table:table-cell office:value-type="string" table:style-name="ce1">
            <text:p>ESCUELA N° 2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NDA DE VAREL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307384490987" table:style-name="ce2">
            <text:p>-284.307.384.490.987</text:p>
          </table:table-cell>
          <table:table-cell office:value-type="float" office:value="-657334594726562" table:style-name="ce2">
            <text:p>-657.334.594.726.5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003" table:style-name="ce1">
            <text:p>100043003</text:p>
          </table:table-cell>
          <table:table-cell office:value-type="string" table:style-name="ce1">
            <text:p>ESCUELA N° 296 PTE. DR.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59524" table:style-name="ce2">
            <text:p>-28.459.524</text:p>
          </table:table-cell>
          <table:table-cell office:value-type="float" office:value="-65753399" table:style-name="ce2">
            <text:p>-65.753.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004" table:style-name="ce1">
            <text:p>100043004</text:p>
          </table:table-cell>
          <table:table-cell office:value-type="string" table:style-name="ce1">
            <text:p>ESCUELA N° 493 ADAN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54732" table:style-name="ce2">
            <text:p>-28.454.732</text:p>
          </table:table-cell>
          <table:table-cell office:value-type="float" office:value="-65742681" table:style-name="ce2">
            <text:p>-65.742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200" table:style-name="ce1">
            <text:p>100043200</text:p>
          </table:table-cell>
          <table:table-cell office:value-type="string" table:style-name="ce1">
            <text:p>ESCUELA N° 172 DOCENTE MARIA ESTHER QUINTE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DEL TRABAJO S/N CENTRAL NORTE</text:p>
          </table:table-cell>
          <table:table-cell office:value-type="string" table:style-name="ce1">
            <text:p>K5260</text:p>
          </table:table-cell>
          <table:table-cell office:value-type="string" table:style-name="ce1">
            <text:p>03832-15463183</text:p>
          </table:table-cell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300" table:style-name="ce1">
            <text:p>100043300</text:p>
          </table:table-cell>
          <table:table-cell office:value-type="string" table:style-name="ce1">
            <text:p>ESCUELA SECUNDARIA N°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RECRE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400" table:style-name="ce1">
            <text:p>100043400</text:p>
          </table:table-cell>
          <table:table-cell office:value-type="string" table:style-name="ce1">
            <text:p>ESCUELA PROVINCIAL DE EDUCACION TECNICA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QUE SAENZ PEÑA 351 RECRE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500" table:style-name="ce1">
            <text:p>100043500</text:p>
          </table:table-cell>
          <table:table-cell office:value-type="string" table:style-name="ce1">
            <text:p>CENTRO EDUCATIVO DE NIVEL SECUNDARIO N° 1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50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700" table:style-name="ce1">
            <text:p>100043700</text:p>
          </table:table-cell>
          <table:table-cell office:value-type="string" table:style-name="ce1">
            <text:p>C.E.N.S. NRO.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VIRGEN DEL VALLE 995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7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-284735845453873" table:style-name="ce2">
            <text:p>-284.735.845.453.873</text:p>
          </table:table-cell>
          <table:table-cell office:value-type="float" office:value="-657869435547845" table:style-name="ce2">
            <text:p>-657.869.435.547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800" table:style-name="ce1">
            <text:p>100043800</text:p>
          </table:table-cell>
          <table:table-cell office:value-type="string" table:style-name="ce1">
            <text:p>ESCUELA SECUNDARIA N°47 PTE.RAMON S.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781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704878841835" table:style-name="ce2">
            <text:p>-284.704.878.841.835</text:p>
          </table:table-cell>
          <table:table-cell office:value-type="float" office:value="-657800845218811" table:style-name="ce2">
            <text:p>-657.800.845.218.8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801" table:style-name="ce1">
            <text:p>100043801</text:p>
          </table:table-cell>
          <table:table-cell office:value-type="string" table:style-name="ce1">
            <text:p>ESCUELA N° 257 CAPITAL FEDE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3089" table:style-name="ce2">
            <text:p>-28.473.089</text:p>
          </table:table-cell>
          <table:table-cell office:value-type="float" office:value="-657721441" table:style-name="ce2">
            <text:p>-657.721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802" table:style-name="ce1">
            <text:p>100043802</text:p>
          </table:table-cell>
          <table:table-cell office:value-type="string" table:style-name="ce1">
            <text:p>ESCUELA N°994 (ESC.N°1-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2386" table:style-name="ce2">
            <text:p>-28.472.386</text:p>
          </table:table-cell>
          <table:table-cell office:value-type="float" office:value="-657783521" table:style-name="ce2">
            <text:p>-657.783.5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900" table:style-name="ce1">
            <text:p>100043900</text:p>
          </table:table-cell>
          <table:table-cell office:value-type="string" table:style-name="ce1">
            <text:p>ESCUELA SECUNDARIA N°3DR.FIDEL M.CAST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781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4704523990781" table:style-name="ce2">
            <text:p>-284.704.523.990.781</text:p>
          </table:table-cell>
          <table:table-cell office:value-type="float" office:value="-657800439345295" table:style-name="ce2">
            <text:p>-657.800.439.345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3901" table:style-name="ce1">
            <text:p>100043901</text:p>
          </table:table-cell>
          <table:table-cell office:value-type="string" table:style-name="ce1">
            <text:p>ESCUELA N° 9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4749" table:style-name="ce2">
            <text:p>-28.474.749</text:p>
          </table:table-cell>
          <table:table-cell office:value-type="float" office:value="-657784672" table:style-name="ce2">
            <text:p>-657.784.6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000" table:style-name="ce1">
            <text:p>100044000</text:p>
          </table:table-cell>
          <table:table-cell office:value-type="string" table:style-name="ce1">
            <text:p>CENTRO EDUCATIVO NIVEL SECUNDARIO N°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E DE LUNA Y 9 DE JULI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4734314094311" table:style-name="ce2">
            <text:p>-284.734.314.094.311</text:p>
          </table:table-cell>
          <table:table-cell office:value-type="float" office:value="-657720346573506" table:style-name="ce2">
            <text:p>-657.720.346.573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100" table:style-name="ce1">
            <text:p>100044100</text:p>
          </table:table-cell>
          <table:table-cell office:value-type="string" table:style-name="ce1">
            <text:p>ESCUELA N° 257 CAPITAL FEDE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E DE LUNA 1021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33944847976" table:style-name="ce2">
            <text:p>-284.733.944.847.976</text:p>
          </table:table-cell>
          <table:table-cell office:value-type="float" office:value="-657720748356052" table:style-name="ce2">
            <text:p>-657.720.748.356.0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200" table:style-name="ce1">
            <text:p>100044200</text:p>
          </table:table-cell>
          <table:table-cell office:value-type="string" table:style-name="ce1">
            <text:p>ESCUELA PRIVADA VIRGEN NIÑ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995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92174482646" table:style-name="ce2">
            <text:p>-284.692.174.482.646</text:p>
          </table:table-cell>
          <table:table-cell office:value-type="float" office:value="-657729335570845" table:style-name="ce2">
            <text:p>-657.729.335.570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300" table:style-name="ce1">
            <text:p>100044300</text:p>
          </table:table-cell>
          <table:table-cell office:value-type="string" table:style-name="ce1">
            <text:p>ESCUELA N°313 DON PEDRO CANTALICIO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EDRAZA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OS PEDRAZ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507080000004" table:style-name="ce2">
            <text:p>-28.507.080.000.004</text:p>
          </table:table-cell>
          <table:table-cell office:value-type="float" office:value="-6551532" table:style-name="ce2">
            <text:p>-6.551.5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500" table:style-name="ce1">
            <text:p>100044500</text:p>
          </table:table-cell>
          <table:table-cell office:value-type="string" table:style-name="ce1">
            <text:p>ESCUELA N° 482 ÁNGEL GARRI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ERRIT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CERR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4128436592" table:style-name="ce2">
            <text:p>-294.128.436.592</text:p>
          </table:table-cell>
          <table:table-cell office:value-type="float" office:value="-654054425095" table:style-name="ce2">
            <text:p>-654.054.425.0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600" table:style-name="ce1">
            <text:p>100044600</text:p>
          </table:table-cell>
          <table:table-cell office:value-type="string" table:style-name="ce1">
            <text:p>ESCUELA N° 456 25 DE FEB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SAN MIGUE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458430802" table:style-name="ce2">
            <text:p>-29.458.430.802</text:p>
          </table:table-cell>
          <table:table-cell office:value-type="float" office:value="-652974896082" table:style-name="ce2">
            <text:p>-652.974.896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0" table:style-name="ce1">
            <text:p>100044700</text:p>
          </table:table-cell>
          <table:table-cell office:value-type="string" table:style-name="ce1">
            <text:p>ESCUELA SECUNDARIA N°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QUIU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SQUIU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37888821" table:style-name="ce2">
            <text:p>-2.937.888.821</text:p>
          </table:table-cell>
          <table:table-cell office:value-type="float" office:value="-6529033729" table:style-name="ce2">
            <text:p>-6.529.033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1" table:style-name="ce1">
            <text:p>100044701</text:p>
          </table:table-cell>
          <table:table-cell office:value-type="string" table:style-name="ce1">
            <text:p>ESCUELA N° 62 25 DE AGOS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LORENZ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6801938821" table:style-name="ce2">
            <text:p>-296.801.938.821</text:p>
          </table:table-cell>
          <table:table-cell office:value-type="float" office:value="-654559102123" table:style-name="ce2">
            <text:p>-654.559.102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2" table:style-name="ce1">
            <text:p>100044702</text:p>
          </table:table-cell>
          <table:table-cell office:value-type="string" table:style-name="ce1">
            <text:p>ESCUELA N° 74 DR.ARTURO M.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SA DE PIEDR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6010113" table:style-name="ce2">
            <text:p>-296.010.113</text:p>
          </table:table-cell>
          <table:table-cell office:value-type="float" office:value="-655250931" table:style-name="ce2">
            <text:p>-655.250.9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3" table:style-name="ce1">
            <text:p>100044703</text:p>
          </table:table-cell>
          <table:table-cell office:value-type="string" table:style-name="ce1">
            <text:p>ESCUELA N° 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ZANJ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088160843" table:style-name="ce2">
            <text:p>-295.088.160.843</text:p>
          </table:table-cell>
          <table:table-cell office:value-type="float" office:value="-651507489193" table:style-name="ce2">
            <text:p>-651.507.489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4" table:style-name="ce1">
            <text:p>100044704</text:p>
          </table:table-cell>
          <table:table-cell office:value-type="string" table:style-name="ce1">
            <text:p>ESCUELA N° 82 LUIS BRAY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GARAY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537953047" table:style-name="ce2">
            <text:p>-294.537.953.047</text:p>
          </table:table-cell>
          <table:table-cell office:value-type="float" office:value="-651421802495" table:style-name="ce2">
            <text:p>-651.421.802.4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5" table:style-name="ce1">
            <text:p>100044705</text:p>
          </table:table-cell>
          <table:table-cell office:value-type="string" table:style-name="ce1">
            <text:p>ESCUELA N° 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BOSQUECIL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736600000032" table:style-name="ce2">
            <text:p>-295.736.600.000.032</text:p>
          </table:table-cell>
          <table:table-cell office:value-type="float" office:value="-6532068" table:style-name="ce2">
            <text:p>-6.532.0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6" table:style-name="ce1">
            <text:p>100044706</text:p>
          </table:table-cell>
          <table:table-cell office:value-type="string" table:style-name="ce1">
            <text:p>ESCUELA N° 1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QUIMI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9020405" table:style-name="ce2">
            <text:p>-299.020.405</text:p>
          </table:table-cell>
          <table:table-cell office:value-type="float" office:value="-6539888" table:style-name="ce2">
            <text:p>-6.539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7" table:style-name="ce1">
            <text:p>100044707</text:p>
          </table:table-cell>
          <table:table-cell office:value-type="string" table:style-name="ce1">
            <text:p>ESCUELA N° 1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LO SAN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8862421909" table:style-name="ce2">
            <text:p>-298.862.421.909</text:p>
          </table:table-cell>
          <table:table-cell office:value-type="float" office:value="-652949376732" table:style-name="ce2">
            <text:p>-652.949.376.7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8" table:style-name="ce1">
            <text:p>100044708</text:p>
          </table:table-cell>
          <table:table-cell office:value-type="string" table:style-name="ce1">
            <text:p>ESCUELA N° 1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JOSE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7306600000031" table:style-name="ce2">
            <text:p>-297.306.600.000.031</text:p>
          </table:table-cell>
          <table:table-cell office:value-type="float" office:value="-6551798" table:style-name="ce2">
            <text:p>-6.551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09" table:style-name="ce1">
            <text:p>100044709</text:p>
          </table:table-cell>
          <table:table-cell office:value-type="string" table:style-name="ce1">
            <text:p>ESCUELA N° 2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SQUIU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3829403" table:style-name="ce2">
            <text:p>-293.829.403</text:p>
          </table:table-cell>
          <table:table-cell office:value-type="float" office:value="-652835083" table:style-name="ce2">
            <text:p>-652.835.0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0" table:style-name="ce1">
            <text:p>100044710</text:p>
          </table:table-cell>
          <table:table-cell office:value-type="string" table:style-name="ce1">
            <text:p>ESCUELA N° 2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AMBLONE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1666698" table:style-name="ce2">
            <text:p>-291.666.698</text:p>
          </table:table-cell>
          <table:table-cell office:value-type="float" office:value="-654166718" table:style-name="ce2">
            <text:p>-654.166.7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1" table:style-name="ce1">
            <text:p>100044711</text:p>
          </table:table-cell>
          <table:table-cell office:value-type="string" table:style-name="ce1">
            <text:p>ESCUELA N° 279 PTE.JUAN D.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GUARDI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504799" table:style-name="ce2">
            <text:p>-295.504.799</text:p>
          </table:table-cell>
          <table:table-cell office:value-type="float" office:value="-654510498" table:style-name="ce2">
            <text:p>-654.510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2" table:style-name="ce1">
            <text:p>100044712</text:p>
          </table:table-cell>
          <table:table-cell office:value-type="string" table:style-name="ce1">
            <text:p>ESCUELA N° 3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DO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-29.25</text:p>
          </table:table-cell>
          <table:table-cell office:value-type="float" office:value="-654666672" table:style-name="ce2">
            <text:p>-654.666.6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3" table:style-name="ce1">
            <text:p>100044713</text:p>
          </table:table-cell>
          <table:table-cell office:value-type="string" table:style-name="ce1">
            <text:p>ESCUELA N° 3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LO CRUZ DE ABAJ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3229657459" table:style-name="ce2">
            <text:p>-293.229.657.459</text:p>
          </table:table-cell>
          <table:table-cell office:value-type="float" office:value="-652431890423" table:style-name="ce2">
            <text:p>-652.431.890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4" table:style-name="ce1">
            <text:p>100044714</text:p>
          </table:table-cell>
          <table:table-cell office:value-type="string" table:style-name="ce1">
            <text:p>ESCUELA N° 3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MOREN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-29.25</text:p>
          </table:table-cell>
          <table:table-cell office:value-type="float" office:value="-654000015" table:style-name="ce2">
            <text:p>-654.00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5" table:style-name="ce1">
            <text:p>100044715</text:p>
          </table:table-cell>
          <table:table-cell office:value-type="string" table:style-name="ce1">
            <text:p>ESCUELA Nº 385 HONORATO ORT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DEL MISTOL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3385100000034" table:style-name="ce2">
            <text:p>-293.385.100.000.034</text:p>
          </table:table-cell>
          <table:table-cell office:value-type="float" office:value="-654949" table:style-name="ce2">
            <text:p>-654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6" table:style-name="ce1">
            <text:p>100044716</text:p>
          </table:table-cell>
          <table:table-cell office:value-type="string" table:style-name="ce1">
            <text:p>ESCUELA N° 3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DIVISADER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166691" table:style-name="ce2">
            <text:p>-292.166.691</text:p>
          </table:table-cell>
          <table:table-cell office:value-type="float" office:value="-654499969" table:style-name="ce2">
            <text:p>-654.499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7" table:style-name="ce1">
            <text:p>100044717</text:p>
          </table:table-cell>
          <table:table-cell office:value-type="string" table:style-name="ce1">
            <text:p>ESCUELA N° 3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DE LA DO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999992" table:style-name="ce2">
            <text:p>-292.999.992</text:p>
          </table:table-cell>
          <table:table-cell office:value-type="float" office:value="-654833298" table:style-name="ce2">
            <text:p>-654.833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8" table:style-name="ce1">
            <text:p>100044718</text:p>
          </table:table-cell>
          <table:table-cell office:value-type="string" table:style-name="ce1">
            <text:p>ESCUELA N° 4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PEÑ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81830162" table:style-name="ce2">
            <text:p>-29.481.830.162</text:p>
          </table:table-cell>
          <table:table-cell office:value-type="float" office:value="-655237322836" table:style-name="ce2">
            <text:p>-655.237.322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19" table:style-name="ce1">
            <text:p>100044719</text:p>
          </table:table-cell>
          <table:table-cell office:value-type="string" table:style-name="ce1">
            <text:p>ESCUELA N° 4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LO PARAD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9758046" table:style-name="ce2">
            <text:p>-2.869.758.046</text:p>
          </table:table-cell>
          <table:table-cell office:value-type="float" office:value="-6496933228" table:style-name="ce2">
            <text:p>-6.496.933.2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20" table:style-name="ce1">
            <text:p>100044720</text:p>
          </table:table-cell>
          <table:table-cell office:value-type="string" table:style-name="ce1">
            <text:p>ESCUELA N° 4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HORQUE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166702" table:style-name="ce2">
            <text:p>-295.166.702</text:p>
          </table:table-cell>
          <table:table-cell office:value-type="float" office:value="-653666687" table:style-name="ce2">
            <text:p>-653.666.6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21" table:style-name="ce1">
            <text:p>100044721</text:p>
          </table:table-cell>
          <table:table-cell office:value-type="string" table:style-name="ce1">
            <text:p>ESCUELA N° 4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JUMEA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166698" table:style-name="ce2">
            <text:p>-294.166.698</text:p>
          </table:table-cell>
          <table:table-cell office:value-type="string" table:style-name="ce1">
            <text:p>-65.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22" table:style-name="ce1">
            <text:p>100044722</text:p>
          </table:table-cell>
          <table:table-cell office:value-type="string" table:style-name="ce1">
            <text:p>ESCUELA N° 446 REMEDIOS E. DE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QUIMI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9020405" table:style-name="ce2">
            <text:p>-299.020.405</text:p>
          </table:table-cell>
          <table:table-cell office:value-type="float" office:value="-6539888" table:style-name="ce2">
            <text:p>-6.539.8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23" table:style-name="ce1">
            <text:p>100044723</text:p>
          </table:table-cell>
          <table:table-cell office:value-type="string" table:style-name="ce1">
            <text:p>ESCUELA N° 456 25 DE FEB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MIGUE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58430802" table:style-name="ce2">
            <text:p>-29.458.430.802</text:p>
          </table:table-cell>
          <table:table-cell office:value-type="float" office:value="-652974896082" table:style-name="ce2">
            <text:p>-652.974.896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724" table:style-name="ce1">
            <text:p>100044724</text:p>
          </table:table-cell>
          <table:table-cell office:value-type="string" table:style-name="ce1">
            <text:p>ESCUELA N° 482 ÁNGEL GARRI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CERR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-29.4</text:p>
          </table:table-cell>
          <table:table-cell office:value-type="string" table:style-name="ce1">
            <text:p>-65.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800" table:style-name="ce1">
            <text:p>100044800</text:p>
          </table:table-cell>
          <table:table-cell office:value-type="string" table:style-name="ce1">
            <text:p>ESCUELA N° 3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125 EL CENTRO POZO DE PIEDR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OZO DE PIED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5663000000046" table:style-name="ce2">
            <text:p>-275.663.000.000.046</text:p>
          </table:table-cell>
          <table:table-cell office:value-type="float" office:value="-671408800000001" table:style-name="ce2">
            <text:p>-671.408.8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4900" table:style-name="ce1">
            <text:p>100044900</text:p>
          </table:table-cell>
          <table:table-cell office:value-type="string" table:style-name="ce1">
            <text:p>ESCUELA N° 353 GENE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IAGO DEL ESTERO 157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808345103684" table:style-name="ce2">
            <text:p>-284.808.345.103.684</text:p>
          </table:table-cell>
          <table:table-cell office:value-type="float" office:value="-657750852590225" table:style-name="ce2">
            <text:p>-657.750.852.590.2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000" table:style-name="ce1">
            <text:p>100045000</text:p>
          </table:table-cell>
          <table:table-cell office:value-type="string" table:style-name="ce1">
            <text:p>ESCUELA N° 4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 124 LAS LAJAS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LAS LAJA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8443000000044" table:style-name="ce2">
            <text:p>-278.443.000.000.044</text:p>
          </table:table-cell>
          <table:table-cell office:value-type="float" office:value="-657288" table:style-name="ce2">
            <text:p>-657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200" table:style-name="ce1">
            <text:p>100045200</text:p>
          </table:table-cell>
          <table:table-cell office:value-type="string" table:style-name="ce1">
            <text:p>ESCUELA N° 410 GDOR. ARMANDO LUIS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ÚBLICA S/Nº AMANA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AMANA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348664419" table:style-name="ce2">
            <text:p>-275.348.664.419</text:p>
          </table:table-cell>
          <table:table-cell office:value-type="float" office:value="-665050535399" table:style-name="ce2">
            <text:p>-665.050.535.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300" table:style-name="ce1">
            <text:p>100045300</text:p>
          </table:table-cell>
          <table:table-cell office:value-type="string" table:style-name="ce1">
            <text:p>ESCUELA N° 129 CLEMENTINA D.JEREZ DE ARAG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IGUERITA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AS HIGUERIT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096843393" table:style-name="ce2">
            <text:p>-283.096.843.393</text:p>
          </table:table-cell>
          <table:table-cell office:value-type="float" office:value="-651680089784" table:style-name="ce2">
            <text:p>-651.680.089.7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400" table:style-name="ce1">
            <text:p>100045400</text:p>
          </table:table-cell>
          <table:table-cell office:value-type="string" table:style-name="ce1">
            <text:p>ESCUELA N° 270 GOB. DR. PACIFIC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EL ALT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ALT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831020721" table:style-name="ce2">
            <text:p>-2.831.020.721</text:p>
          </table:table-cell>
          <table:table-cell office:value-type="float" office:value="-6536479885" table:style-name="ce2">
            <text:p>-6.536.479.8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500" table:style-name="ce1">
            <text:p>100045500</text:p>
          </table:table-cell>
          <table:table-cell office:value-type="string" table:style-name="ce1">
            <text:p>ESCUELA AGROTECNICA NUEVA CONE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RO.38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LONIA NUEVA 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5" table:style-name="ce1">
            <text:p>5</text:p>
          </table:table-cell>
          <table:table-cell office:value-type="float" office:value="-285485962200189" table:style-name="ce2">
            <text:p>-285.485.962.200.189</text:p>
          </table:table-cell>
          <table:table-cell office:value-type="float" office:value="-658285253931754" table:style-name="ce2">
            <text:p>-658.285.253.931.7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600" table:style-name="ce1">
            <text:p>100045600</text:p>
          </table:table-cell>
          <table:table-cell office:value-type="string" table:style-name="ce1">
            <text:p>ESCUELA DE EDUC.ESP.N°1 VIRGEN DEL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FELIX ANTONIO NAZAR S/N°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1" table:style-name="ce1">
            <text:p>41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700" table:style-name="ce1">
            <text:p>100045700</text:p>
          </table:table-cell>
          <table:table-cell office:value-type="string" table:style-name="ce1">
            <text:p>ESCUELA DE ADULTOS N° 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DR.FELIX ANTONIO NAZAR S/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1" table:style-name="ce1">
            <text:p>41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800" table:style-name="ce1">
            <text:p>100045800</text:p>
          </table:table-cell>
          <table:table-cell office:value-type="string" table:style-name="ce1">
            <text:p>ESCUELA N° 337 GENERAL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CALCHAQUÍ 1200 BARRIO LA CAÑADA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76612321120706" table:style-name="ce2">
            <text:p>-276.612.321.120.706</text:p>
          </table:table-cell>
          <table:table-cell office:value-type="float" office:value="-67033738244471" table:style-name="ce2">
            <text:p>-67.033.738.244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5900" table:style-name="ce1">
            <text:p>100045900</text:p>
          </table:table-cell>
          <table:table-cell office:value-type="string" table:style-name="ce1">
            <text:p>ESCUELA N° 93 DR. RICARDO BALB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NDA LA BANDA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2174647" table:style-name="ce2">
            <text:p>-2.752.174.647</text:p>
          </table:table-cell>
          <table:table-cell office:value-type="float" office:value="-6758184041" table:style-name="ce2">
            <text:p>-6.758.184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000" table:style-name="ce1">
            <text:p>100046000</text:p>
          </table:table-cell>
          <table:table-cell office:value-type="string" table:style-name="ce1">
            <text:p>ESCUELA N° 255 INDEPENDENC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DANITOS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2683311" table:style-name="ce2">
            <text:p>-2.752.683.311</text:p>
          </table:table-cell>
          <table:table-cell office:value-type="float" office:value="-6759763292" table:style-name="ce2">
            <text:p>-6.759.763.2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0" table:style-name="ce1">
            <text:p>100046100</text:p>
          </table:table-cell>
          <table:table-cell office:value-type="string" table:style-name="ce1">
            <text:p>ESCUELA SECUNDARIA N°6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LOMAS BARRIO LAS LOMAS MEDANITOS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2682649" table:style-name="ce2">
            <text:p>-2.752.682.649</text:p>
          </table:table-cell>
          <table:table-cell office:value-type="float" office:value="-6759763619" table:style-name="ce2">
            <text:p>-6.759.763.6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1" table:style-name="ce1">
            <text:p>100046101</text:p>
          </table:table-cell>
          <table:table-cell office:value-type="string" table:style-name="ce1">
            <text:p>ESCUELA N° 63 HUMBERTO C. CUE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NACIMIEN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7398" table:style-name="ce2">
            <text:p>-2.747.398</text:p>
          </table:table-cell>
          <table:table-cell office:value-type="float" office:value="-6760315" table:style-name="ce2">
            <text:p>-6.760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2" table:style-name="ce1">
            <text:p>100046102</text:p>
          </table:table-cell>
          <table:table-cell office:value-type="string" table:style-name="ce1">
            <text:p>ESCUELA N° 93 DR. RICARDO BALB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BAND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2174647" table:style-name="ce2">
            <text:p>-2.752.174.647</text:p>
          </table:table-cell>
          <table:table-cell office:value-type="float" office:value="-6758184041" table:style-name="ce2">
            <text:p>-6.758.184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3" table:style-name="ce1">
            <text:p>100046103</text:p>
          </table:table-cell>
          <table:table-cell office:value-type="string" table:style-name="ce1">
            <text:p>ESCUELA N° 1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PUERTA DE TATON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627000000047" table:style-name="ce2">
            <text:p>-273.627.000.000.047</text:p>
          </table:table-cell>
          <table:table-cell office:value-type="float" office:value="-675054900000003" table:style-name="ce2">
            <text:p>-675.054.9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4" table:style-name="ce1">
            <text:p>100046104</text:p>
          </table:table-cell>
          <table:table-cell office:value-type="string" table:style-name="ce1">
            <text:p>ESCUELA N° 15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GRAND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2713129" table:style-name="ce2">
            <text:p>-2.722.713.129</text:p>
          </table:table-cell>
          <table:table-cell office:value-type="float" office:value="-6737874723" table:style-name="ce2">
            <text:p>-6.737.874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5" table:style-name="ce1">
            <text:p>100046105</text:p>
          </table:table-cell>
          <table:table-cell office:value-type="string" table:style-name="ce1">
            <text:p>ESCUELA N° 255 INDEPENDENCI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125103" table:style-name="ce2">
            <text:p>-275.125.103</text:p>
          </table:table-cell>
          <table:table-cell office:value-type="float" office:value="-675961304" table:style-name="ce2">
            <text:p>-675.961.3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6" table:style-name="ce1">
            <text:p>100046106</text:p>
          </table:table-cell>
          <table:table-cell office:value-type="string" table:style-name="ce1">
            <text:p>ESCUELA N° 2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ATON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333302" table:style-name="ce2">
            <text:p>-273.333.302</text:p>
          </table:table-cell>
          <table:table-cell office:value-type="float" office:value="-675666809" table:style-name="ce2">
            <text:p>-675.666.8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7" table:style-name="ce1">
            <text:p>100046107</text:p>
          </table:table-cell>
          <table:table-cell office:value-type="string" table:style-name="ce1">
            <text:p>ESCUELA N° 308 GRAL.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UJIL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7384398" table:style-name="ce2">
            <text:p>-2.747.384.398</text:p>
          </table:table-cell>
          <table:table-cell office:value-type="float" office:value="-676031177" table:style-name="ce2">
            <text:p>-676.031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108" table:style-name="ce1">
            <text:p>100046108</text:p>
          </table:table-cell>
          <table:table-cell office:value-type="string" table:style-name="ce1">
            <text:p>ESCUELA N° 488 FUNDACIÓN EUSKAL ECH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SOLEDAD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9777791" table:style-name="ce2">
            <text:p>-2.749.777.791</text:p>
          </table:table-cell>
          <table:table-cell office:value-type="float" office:value="-675875769" table:style-name="ce2">
            <text:p>-675.875.7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200" table:style-name="ce1">
            <text:p>100046200</text:p>
          </table:table-cell>
          <table:table-cell office:value-type="string" table:style-name="ce1">
            <text:p>ESCUELA N° 296 PTE. DR.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TE. CASTILLO 1412 LA CHACARIT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296ptecastillo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589470733646" table:style-name="ce2">
            <text:p>-284.589.470.733.646</text:p>
          </table:table-cell>
          <table:table-cell office:value-type="float" office:value="-65752966576184" table:style-name="ce2">
            <text:p>-65.752.966.576.1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300" table:style-name="ce1">
            <text:p>100046300</text:p>
          </table:table-cell>
          <table:table-cell office:value-type="string" table:style-name="ce1">
            <text:p>ESCUELA N° 214 DINA PEREA DE APARI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QUINCILA</text:p>
          </table:table-cell>
          <table:table-cell office:value-type="string" table:style-name="ce1">
            <text:p>K4701</text:p>
          </table:table-cell>
          <table:table-cell office:value-type="string" table:style-name="ce1">
            <text:p>03833-15684198</text:p>
          </table:table-cell>
          <table:table-cell office:value-type="string" table:style-name="ce1">
            <text:p>ANQUINCIL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4733536" table:style-name="ce2">
            <text:p>-2.874.733.536</text:p>
          </table:table-cell>
          <table:table-cell office:value-type="float" office:value="-655475458" table:style-name="ce2">
            <text:p>-655.475.4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500" table:style-name="ce1">
            <text:p>100046500</text:p>
          </table:table-cell>
          <table:table-cell office:value-type="string" table:style-name="ce1">
            <text:p>ESCUELA N° 346 ANFILOQUIA MEDINA DE ZU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BIGASTA</text:p>
          </table:table-cell>
          <table:table-cell office:value-type="string" table:style-name="ce1">
            <text:p>K4231</text:p>
          </table:table-cell>
          <table:table-cell table:style-name="ce1"/>
          <table:table-cell office:value-type="string" table:style-name="ce1">
            <text:p>ALBIGAS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8372379" table:style-name="ce2">
            <text:p>-2.858.372.379</text:p>
          </table:table-cell>
          <table:table-cell office:value-type="float" office:value="-6522219343" table:style-name="ce2">
            <text:p>-6.522.219.3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600" table:style-name="ce1">
            <text:p>100046600</text:p>
          </table:table-cell>
          <table:table-cell office:value-type="string" table:style-name="ce1">
            <text:p>ESCUELA N° 174 CIUDAD DE BON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SAUCE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SAUCE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336816607" table:style-name="ce2">
            <text:p>-284.336.816.607</text:p>
          </table:table-cell>
          <table:table-cell office:value-type="float" office:value="-65350299551" table:style-name="ce2">
            <text:p>-65.350.299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800" table:style-name="ce1">
            <text:p>100046800</text:p>
          </table:table-cell>
          <table:table-cell office:value-type="string" table:style-name="ce1">
            <text:p>ESCUELA N° 3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TA GRACIA - RUTA PCIAL N°30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ALTA GRACI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450319382" table:style-name="ce2">
            <text:p>-280.450.319.382</text:p>
          </table:table-cell>
          <table:table-cell office:value-type="float" office:value="-652784561508" table:style-name="ce2">
            <text:p>-652.784.561.5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6900" table:style-name="ce1">
            <text:p>100046900</text:p>
          </table:table-cell>
          <table:table-cell office:value-type="string" table:style-name="ce1">
            <text:p>ESCUELA N° 3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OREN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MOREN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549799699" table:style-name="ce2">
            <text:p>-292.549.799.699</text:p>
          </table:table-cell>
          <table:table-cell office:value-type="float" office:value="-653993723091" table:style-name="ce2">
            <text:p>-653.993.723.0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000" table:style-name="ce1">
            <text:p>100047000</text:p>
          </table:table-cell>
          <table:table-cell office:value-type="string" table:style-name="ce1">
            <text:p>ESCUELA N° 4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HORQUET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LA HORQUE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5039900000033" table:style-name="ce2">
            <text:p>-295.039.900.000.033</text:p>
          </table:table-cell>
          <table:table-cell office:value-type="float" office:value="-6538459" table:style-name="ce2">
            <text:p>-6.538.4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100" table:style-name="ce1">
            <text:p>100047100</text:p>
          </table:table-cell>
          <table:table-cell office:value-type="string" table:style-name="ce1">
            <text:p>ESCUELA N° 289 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AESTRO 189 LONDRES ESTE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77132800000045" table:style-name="ce2">
            <text:p>-277.132.800.000.045</text:p>
          </table:table-cell>
          <table:table-cell office:value-type="float" office:value="-671489300000001" table:style-name="ce2">
            <text:p>-671.489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200" table:style-name="ce1">
            <text:p>100047200</text:p>
          </table:table-cell>
          <table:table-cell office:value-type="string" table:style-name="ce1">
            <text:p>ESCUELA SECUNDARIAL N°30 JOSE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IEVA Y CASTILLA S/N OESTE LONDRES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77132800000045" table:style-name="ce2">
            <text:p>-277.132.800.000.045</text:p>
          </table:table-cell>
          <table:table-cell office:value-type="float" office:value="-671489300000001" table:style-name="ce2">
            <text:p>-671.489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201" table:style-name="ce1">
            <text:p>100047201</text:p>
          </table:table-cell>
          <table:table-cell office:value-type="string" table:style-name="ce1">
            <text:p>ESCUELA N° 40 JUAN PEREZ DE ZU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SAN JOS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951168774" table:style-name="ce2">
            <text:p>-276.951.168.774</text:p>
          </table:table-cell>
          <table:table-cell office:value-type="float" office:value="-671720501633" table:style-name="ce2">
            <text:p>-671.720.501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202" table:style-name="ce1">
            <text:p>100047202</text:p>
          </table:table-cell>
          <table:table-cell office:value-type="string" table:style-name="ce1">
            <text:p>ESCUELA N° 222 PBRO. DR. MANUEL A. DE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157593" table:style-name="ce2">
            <text:p>-277.157.593</text:p>
          </table:table-cell>
          <table:table-cell office:value-type="float" office:value="-671154785" table:style-name="ce2">
            <text:p>-671.154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203" table:style-name="ce1">
            <text:p>100047203</text:p>
          </table:table-cell>
          <table:table-cell office:value-type="string" table:style-name="ce1">
            <text:p>ESCUELA N° 289 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ONDRES ESTE</text:p>
          </table:table-cell>
          <table:table-cell table:number-columns-repeated="2"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157593" table:style-name="ce2">
            <text:p>-277.157.593</text:p>
          </table:table-cell>
          <table:table-cell office:value-type="float" office:value="-671154785" table:style-name="ce2">
            <text:p>-671.154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204" table:style-name="ce1">
            <text:p>100047204</text:p>
          </table:table-cell>
          <table:table-cell office:value-type="string" table:style-name="ce1">
            <text:p>ESCUELA N° 409 DR. GUSTAVO M. ZUVIRÍ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AGUAD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514300000045" table:style-name="ce2">
            <text:p>-277.514.300.000.045</text:p>
          </table:table-cell>
          <table:table-cell office:value-type="float" office:value="-672083900000001" table:style-name="ce2">
            <text:p>-672.08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500" table:style-name="ce1">
            <text:p>100047500</text:p>
          </table:table-cell>
          <table:table-cell office:value-type="string" table:style-name="ce1">
            <text:p>ESCUELA DE EDUCACION ESPECIAL N°4 SAN JOS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MITRE OESTE S/N MONUMENTO</text:p>
          </table:table-cell>
          <table:table-cell office:value-type="string" table:style-name="ce1">
            <text:p>K4750</text:p>
          </table:table-cell>
          <table:table-cell office:value-type="string" table:style-name="ce1">
            <text:p>03835-463025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76471774343899" table:style-name="ce2">
            <text:p>-276.471.774.343.899</text:p>
          </table:table-cell>
          <table:table-cell office:value-type="float" office:value="-670309777822825" table:style-name="ce2">
            <text:p>-670.309.777.822.8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700" table:style-name="ce1">
            <text:p>100047700</text:p>
          </table:table-cell>
          <table:table-cell office:value-type="string" table:style-name="ce1">
            <text:p>ESCUELA DE EDUCACION ESP.N°5 MARIA AUXILIADO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RROUY 590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77132800000045" table:style-name="ce2">
            <text:p>-277.132.800.000.045</text:p>
          </table:table-cell>
          <table:table-cell office:value-type="float" office:value="-671489300000001" table:style-name="ce2">
            <text:p>-671.489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7900" table:style-name="ce1">
            <text:p>100047900</text:p>
          </table:table-cell>
          <table:table-cell office:value-type="string" table:style-name="ce1">
            <text:p>ESCUELA N° 409 DR. GUSTAVO M. ZUVIRÍ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LA AGUAD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7514300000045" table:style-name="ce2">
            <text:p>-277.514.300.000.045</text:p>
          </table:table-cell>
          <table:table-cell office:value-type="float" office:value="-672083900000001" table:style-name="ce2">
            <text:p>-672.08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000" table:style-name="ce1">
            <text:p>100048000</text:p>
          </table:table-cell>
          <table:table-cell office:value-type="string" table:style-name="ce1">
            <text:p>ESCUELA N° 40 JUAN PEREZ DE ZU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HINCAL VILLA SAN JOSÉ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6951168774" table:style-name="ce2">
            <text:p>-276.951.168.774</text:p>
          </table:table-cell>
          <table:table-cell office:value-type="float" office:value="-671720501633" table:style-name="ce2">
            <text:p>-671.720.501.6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100" table:style-name="ce1">
            <text:p>100048100</text:p>
          </table:table-cell>
          <table:table-cell office:value-type="string" table:style-name="ce1">
            <text:p>ESCUELA N° 222 PBRO. DR. MANUEL A. DE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PEREZ DE ZURITA 151 LONDRES OESTE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ESCUELA222LONDRES@G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7132800000045" table:style-name="ce2">
            <text:p>-277.132.800.000.045</text:p>
          </table:table-cell>
          <table:table-cell office:value-type="float" office:value="-671489300000001" table:style-name="ce2">
            <text:p>-671.489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300" table:style-name="ce1">
            <text:p>100048300</text:p>
          </table:table-cell>
          <table:table-cell office:value-type="string" table:style-name="ce1">
            <text:p>ESCUELA N° 381 PEDRO CALIXTO BUSTAM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OSORE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OS OSORE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768210429" table:style-name="ce2">
            <text:p>-283.768.210.429</text:p>
          </table:table-cell>
          <table:table-cell office:value-type="float" office:value="-652930095785" table:style-name="ce2">
            <text:p>-652.930.095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400" table:style-name="ce1">
            <text:p>100048400</text:p>
          </table:table-cell>
          <table:table-cell office:value-type="string" table:style-name="ce1">
            <text:p>ESCUELA N° 2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OZO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OS POZO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2637356819" table:style-name="ce2">
            <text:p>-282.637.356.819</text:p>
          </table:table-cell>
          <table:table-cell office:value-type="float" office:value="-653527049382" table:style-name="ce2">
            <text:p>-653.527.049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500" table:style-name="ce1">
            <text:p>100048500</text:p>
          </table:table-cell>
          <table:table-cell office:value-type="string" table:style-name="ce1">
            <text:p>ESCUELA N° 361 AMALIA REYES ORIBE DE LACROZ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ERA DEL SAUCE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CALERA DEL SAUCE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2948000000041" table:style-name="ce2">
            <text:p>-282.948.000.000.041</text:p>
          </table:table-cell>
          <table:table-cell office:value-type="float" office:value="-6530026" table:style-name="ce2">
            <text:p>-6.530.0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600" table:style-name="ce1">
            <text:p>100048600</text:p>
          </table:table-cell>
          <table:table-cell office:value-type="string" table:style-name="ce1">
            <text:p>ESCUELA N° 1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HUERT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A HUER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2500000000042" table:style-name="ce2">
            <text:p>-282.500.000.000.042</text:p>
          </table:table-cell>
          <table:table-cell office:value-type="float" office:value="-6528082" table:style-name="ce2">
            <text:p>-6.528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8800" table:style-name="ce1">
            <text:p>100048800</text:p>
          </table:table-cell>
          <table:table-cell office:value-type="string" table:style-name="ce1">
            <text:p>CENTRO EDUCATIVO DE NIVEL SECUNDARIO N° 2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EL ALT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ALTO</text:p>
          </table:table-cell>
          <table:table-cell office:value-type="string" table:style-name="ce1">
            <text:p>EL ALT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40141069" table:style-name="ce2">
            <text:p>-2.840.141.069</text:p>
          </table:table-cell>
          <table:table-cell office:value-type="float" office:value="-651019474" table:style-name="ce2">
            <text:p>-651.019.4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0" table:style-name="ce1">
            <text:p>100049000</text:p>
          </table:table-cell>
          <table:table-cell office:value-type="string" table:style-name="ce1">
            <text:p>ESCUELA SECUNDARIA N°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M. DE PUEYRREDON S/N VILLA EL ALT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ALT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31020721" table:style-name="ce2">
            <text:p>-2.831.020.721</text:p>
          </table:table-cell>
          <table:table-cell office:value-type="float" office:value="-6536479885" table:style-name="ce2">
            <text:p>-6.536.479.8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1" table:style-name="ce1">
            <text:p>100049001</text:p>
          </table:table-cell>
          <table:table-cell office:value-type="string" table:style-name="ce1">
            <text:p>ESCUELA N° 270 GOB. DR. PACIFIC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ALT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93400000004" table:style-name="ce2">
            <text:p>-28.493.400.000.004</text:p>
          </table:table-cell>
          <table:table-cell office:value-type="float" office:value="-6532612" table:style-name="ce2">
            <text:p>-6.532.6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2" table:style-name="ce1">
            <text:p>100049002</text:p>
          </table:table-cell>
          <table:table-cell office:value-type="string" table:style-name="ce1">
            <text:p>ESCUELA N° 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INTIGAS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698568553" table:style-name="ce2">
            <text:p>-283.698.568.553</text:p>
          </table:table-cell>
          <table:table-cell office:value-type="float" office:value="-65445756503" table:style-name="ce2">
            <text:p>-65.445.756.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3" table:style-name="ce1">
            <text:p>100049003</text:p>
          </table:table-cell>
          <table:table-cell office:value-type="string" table:style-name="ce1">
            <text:p>ESCUELA N° 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ANTANILL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119800000041" table:style-name="ce2">
            <text:p>-284.119.800.000.041</text:p>
          </table:table-cell>
          <table:table-cell office:value-type="float" office:value="-6548484" table:style-name="ce2">
            <text:p>-6.548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4" table:style-name="ce1">
            <text:p>100049004</text:p>
          </table:table-cell>
          <table:table-cell office:value-type="string" table:style-name="ce1">
            <text:p>ESCUELA N° 96 DR. JUSTO PASTOR IBAÑ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LINDER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897600000039" table:style-name="ce2">
            <text:p>-285.897.600.000.039</text:p>
          </table:table-cell>
          <table:table-cell office:value-type="float" office:value="-6552254" table:style-name="ce2">
            <text:p>-6.552.2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5" table:style-name="ce1">
            <text:p>100049005</text:p>
          </table:table-cell>
          <table:table-cell office:value-type="string" table:style-name="ce1">
            <text:p>ESCUELA N° 1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HUER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500000000042" table:style-name="ce2">
            <text:p>-282.500.000.000.042</text:p>
          </table:table-cell>
          <table:table-cell office:value-type="float" office:value="-6528082" table:style-name="ce2">
            <text:p>-6.528.0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6" table:style-name="ce1">
            <text:p>100049006</text:p>
          </table:table-cell>
          <table:table-cell office:value-type="string" table:style-name="ce1">
            <text:p>ESCUELA N° 174 CIUDAD DE BON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SAUCE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651100000038" table:style-name="ce2">
            <text:p>-287.651.100.000.038</text:p>
          </table:table-cell>
          <table:table-cell office:value-type="float" office:value="-6547706" table:style-name="ce2">
            <text:p>-6.547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7" table:style-name="ce1">
            <text:p>100049007</text:p>
          </table:table-cell>
          <table:table-cell office:value-type="string" table:style-name="ce1">
            <text:p>ESCUELA N° 205 PEDRO GREGORIO GRAMA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ISMAN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980917226" table:style-name="ce2">
            <text:p>-284.980.917.226</text:p>
          </table:table-cell>
          <table:table-cell office:value-type="float" office:value="-654324770669" table:style-name="ce2">
            <text:p>-654.324.770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8" table:style-name="ce1">
            <text:p>100049008</text:p>
          </table:table-cell>
          <table:table-cell office:value-type="string" table:style-name="ce1">
            <text:p>ESCUELA N° 206 DOMINGA CARRIZO DE BULA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GUAYAMB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498000000041" table:style-name="ce2">
            <text:p>-283.498.000.000.041</text:p>
          </table:table-cell>
          <table:table-cell office:value-type="float" office:value="-6540991" table:style-name="ce2">
            <text:p>-6.540.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09" table:style-name="ce1">
            <text:p>100049009</text:p>
          </table:table-cell>
          <table:table-cell office:value-type="string" table:style-name="ce1">
            <text:p>ESCUELA N° 2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JERONIM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30157167" table:style-name="ce2">
            <text:p>-28.430.157.167</text:p>
          </table:table-cell>
          <table:table-cell office:value-type="float" office:value="-654424116771" table:style-name="ce2">
            <text:p>-654.424.116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0" table:style-name="ce1">
            <text:p>100049010</text:p>
          </table:table-cell>
          <table:table-cell office:value-type="string" table:style-name="ce1">
            <text:p>ESCUELA N° 270 GOB. DR. PACIFIC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VILLA EL ALTO</text:p>
          </table:table-cell>
          <table:table-cell table:number-columns-repeated="2" table:style-name="ce1"/>
          <table:table-cell office:value-type="string" table:style-name="ce1">
            <text:p>EL ALT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0141069" table:style-name="ce2">
            <text:p>-2.840.141.069</text:p>
          </table:table-cell>
          <table:table-cell office:value-type="float" office:value="-651019474" table:style-name="ce2">
            <text:p>-651.019.4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1" table:style-name="ce1">
            <text:p>100049011</text:p>
          </table:table-cell>
          <table:table-cell office:value-type="string" table:style-name="ce1">
            <text:p>ESCUELA N° 2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POZO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637356819" table:style-name="ce2">
            <text:p>-282.637.356.819</text:p>
          </table:table-cell>
          <table:table-cell office:value-type="float" office:value="-653527049382" table:style-name="ce2">
            <text:p>-653.527.049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2" table:style-name="ce1">
            <text:p>100049012</text:p>
          </table:table-cell>
          <table:table-cell office:value-type="string" table:style-name="ce1">
            <text:p>ESCUELA N° 303 MARÍA LUISA VILLAG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IO DE AVIL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30735572" table:style-name="ce2">
            <text:p>-28.430.735.572</text:p>
          </table:table-cell>
          <table:table-cell office:value-type="float" office:value="-653944704868" table:style-name="ce2">
            <text:p>-653.944.704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3" table:style-name="ce1">
            <text:p>100049013</text:p>
          </table:table-cell>
          <table:table-cell office:value-type="string" table:style-name="ce1">
            <text:p>ESCUELA N°313 DON PEDRO CANTALICIO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PEDRAZ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07080000004" table:style-name="ce2">
            <text:p>-28.507.080.000.004</text:p>
          </table:table-cell>
          <table:table-cell office:value-type="float" office:value="-6551532" table:style-name="ce2">
            <text:p>-6.551.5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4" table:style-name="ce1">
            <text:p>100049014</text:p>
          </table:table-cell>
          <table:table-cell office:value-type="string" table:style-name="ce1">
            <text:p>ESCUELA N° 360 JUAN BAUTISTA LENC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ELLA VIST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248600000039" table:style-name="ce2">
            <text:p>-286.248.600.000.039</text:p>
          </table:table-cell>
          <table:table-cell office:value-type="float" office:value="-6549142" table:style-name="ce2">
            <text:p>-6.549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5" table:style-name="ce1">
            <text:p>100049015</text:p>
          </table:table-cell>
          <table:table-cell office:value-type="string" table:style-name="ce1">
            <text:p>ESCUELA N° 361 AMALIA REYES ORIBE DE LACROZ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LERA DEL SAUCE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948000000041" table:style-name="ce2">
            <text:p>-282.948.000.000.041</text:p>
          </table:table-cell>
          <table:table-cell office:value-type="float" office:value="-6530026" table:style-name="ce2">
            <text:p>-6.530.0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6" table:style-name="ce1">
            <text:p>100049016</text:p>
          </table:table-cell>
          <table:table-cell office:value-type="string" table:style-name="ce1">
            <text:p>ESCUELA N° 397 GERARDO DENETT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INFANZON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80120000004" table:style-name="ce2">
            <text:p>-28.580.120.000.004</text:p>
          </table:table-cell>
          <table:table-cell office:value-type="float" office:value="-6540576" table:style-name="ce2">
            <text:p>-6.540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7" table:style-name="ce1">
            <text:p>100049017</text:p>
          </table:table-cell>
          <table:table-cell office:value-type="string" table:style-name="ce1">
            <text:p>ESCUELA N° 415 MAESTRO MIGUEL ÁNGEL ARÉVA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OYOL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831992822" table:style-name="ce2">
            <text:p>-284.831.992.822</text:p>
          </table:table-cell>
          <table:table-cell office:value-type="float" office:value="-654053434509" table:style-name="ce2">
            <text:p>-654.053.434.5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018" table:style-name="ce1">
            <text:p>100049018</text:p>
          </table:table-cell>
          <table:table-cell office:value-type="string" table:style-name="ce1">
            <text:p>ESCUELA N° 463 DR ALBERTO LACROZ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UCE HUACH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974814027" table:style-name="ce2">
            <text:p>-282.974.814.027</text:p>
          </table:table-cell>
          <table:table-cell office:value-type="float" office:value="-654346318232" table:style-name="ce2">
            <text:p>-654.346.318.2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100" table:style-name="ce1">
            <text:p>100049100</text:p>
          </table:table-cell>
          <table:table-cell office:value-type="string" table:style-name="ce1">
            <text:p>ESCUELA N°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TRERO DE LOS CORDOB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POTRERO DE LOS CORDOB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8927700000037" table:style-name="ce2">
            <text:p>-288.927.700.000.037</text:p>
          </table:table-cell>
          <table:table-cell office:value-type="float" office:value="-6547126" table:style-name="ce2">
            <text:p>-6.547.1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200" table:style-name="ce1">
            <text:p>100049200</text:p>
          </table:table-cell>
          <table:table-cell office:value-type="string" table:style-name="ce1">
            <text:p>ESCUELA N° 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JUNTAS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0762706156" table:style-name="ce2">
            <text:p>-290.762.706.156</text:p>
          </table:table-cell>
          <table:table-cell office:value-type="float" office:value="-655231812096" table:style-name="ce2">
            <text:p>-655.231.812.0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300" table:style-name="ce1">
            <text:p>100049300</text:p>
          </table:table-cell>
          <table:table-cell office:value-type="string" table:style-name="ce1">
            <text:p>ESCUELA N° 1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EBILARCIT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EL CEIBILARCIT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1380800000035" table:style-name="ce2">
            <text:p>-291.380.800.000.035</text:p>
          </table:table-cell>
          <table:table-cell office:value-type="float" office:value="-6553979" table:style-name="ce2">
            <text:p>-6.553.97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400" table:style-name="ce1">
            <text:p>100049400</text:p>
          </table:table-cell>
          <table:table-cell office:value-type="string" table:style-name="ce1">
            <text:p>ESCUELA N° 389 GRAL. JUAN D.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GOTES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LOS MOGOTES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3072700000034" table:style-name="ce2">
            <text:p>-293.072.700.000.034</text:p>
          </table:table-cell>
          <table:table-cell office:value-type="float" office:value="-6555448" table:style-name="ce2">
            <text:p>-6.555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500" table:style-name="ce1">
            <text:p>100049500</text:p>
          </table:table-cell>
          <table:table-cell office:value-type="string" table:style-name="ce1">
            <text:p>ESCUELA N° 402 LUIS EDUARDO BULACI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OMEDER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COMEDER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931358924" table:style-name="ce2">
            <text:p>-28.931.358.924</text:p>
          </table:table-cell>
          <table:table-cell office:value-type="float" office:value="-655785016833" table:style-name="ce2">
            <text:p>-655.785.016.8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600" table:style-name="ce1">
            <text:p>100049600</text:p>
          </table:table-cell>
          <table:table-cell office:value-type="string" table:style-name="ce1">
            <text:p>ESCUELA N° 43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ÑADA LARG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CAÑADA LARG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0988582428" table:style-name="ce2">
            <text:p>-290.988.582.428</text:p>
          </table:table-cell>
          <table:table-cell office:value-type="float" office:value="-65559015147" table:style-name="ce2">
            <text:p>-65.559.015.1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700" table:style-name="ce1">
            <text:p>100049700</text:p>
          </table:table-cell>
          <table:table-cell office:value-type="string" table:style-name="ce1">
            <text:p>ESCUELA N° 3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RANCISCO-ICAÑO-LA PAZ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SAN FRANCISCO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9649176712" table:style-name="ce2">
            <text:p>-289.649.176.712</text:p>
          </table:table-cell>
          <table:table-cell office:value-type="float" office:value="-654233676834" table:style-name="ce2">
            <text:p>-654.233.676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800" table:style-name="ce1">
            <text:p>100049800</text:p>
          </table:table-cell>
          <table:table-cell office:value-type="string" table:style-name="ce1">
            <text:p>ESCUELA N° 35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AJAD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 MAJAD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0364400000036" table:style-name="ce2">
            <text:p>-290.364.400.000.036</text:p>
          </table:table-cell>
          <table:table-cell office:value-type="float" office:value="-6554362" table:style-name="ce2">
            <text:p>-6.554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49900" table:style-name="ce1">
            <text:p>100049900</text:p>
          </table:table-cell>
          <table:table-cell office:value-type="string" table:style-name="ce1">
            <text:p>ESCUELA N° 3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RAMBLONES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NAVAGUIN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0892766089" table:style-name="ce2">
            <text:p>-290.892.766.089</text:p>
          </table:table-cell>
          <table:table-cell office:value-type="float" office:value="-654338977529" table:style-name="ce2">
            <text:p>-654.338.977.5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000" table:style-name="ce1">
            <text:p>100050000</text:p>
          </table:table-cell>
          <table:table-cell office:value-type="string" table:style-name="ce1">
            <text:p>ESCUELA N° 4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EBRACHAL ESTAFETA LA DORAD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QUEBRACHAL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2113888384" table:style-name="ce2">
            <text:p>-292.113.888.384</text:p>
          </table:table-cell>
          <table:table-cell office:value-type="float" office:value="-655563112984" table:style-name="ce2">
            <text:p>-655.563.112.9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200" table:style-name="ce1">
            <text:p>100050200</text:p>
          </table:table-cell>
          <table:table-cell office:value-type="string" table:style-name="ce1">
            <text:p>ESCUELA N° 42 11 DE SETIEMB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L CAMPO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POZO DEL CAMP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313180795" table:style-name="ce2">
            <text:p>-280.313.180.795</text:p>
          </table:table-cell>
          <table:table-cell office:value-type="float" office:value="-65316386259" table:style-name="ce2">
            <text:p>-65.316.386.2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400" table:style-name="ce1">
            <text:p>100050400</text:p>
          </table:table-cell>
          <table:table-cell office:value-type="string" table:style-name="ce1">
            <text:p>ESCUELA N° 2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POLLA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AMPOLL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677544951" table:style-name="ce2">
            <text:p>-281.677.544.951</text:p>
          </table:table-cell>
          <table:table-cell office:value-type="float" office:value="-653153243897" table:style-name="ce2">
            <text:p>-653.153.243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500" table:style-name="ce1">
            <text:p>100050500</text:p>
          </table:table-cell>
          <table:table-cell office:value-type="string" table:style-name="ce1">
            <text:p>ESCUELA N° 8 PROFESOR ALEJANDRO RU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 DE JULIO S/N BAÑADO DE OVANTA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BAÑADO DE OVANT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0529314" table:style-name="ce2">
            <text:p>-2.810.529.314</text:p>
          </table:table-cell>
          <table:table-cell office:value-type="float" office:value="-6531927464" table:style-name="ce2">
            <text:p>-6.531.927.4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600" table:style-name="ce1">
            <text:p>100050600</text:p>
          </table:table-cell>
          <table:table-cell office:value-type="string" table:style-name="ce1">
            <text:p>ESCUELA N° 294 PCIA.DE LA RIO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SEBASTIAN 188 CENTRO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39216185" table:style-name="ce2">
            <text:p>-2.839.216.185</text:p>
          </table:table-cell>
          <table:table-cell office:value-type="float" office:value="-6621778365" table:style-name="ce2">
            <text:p>-6.621.778.3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700" table:style-name="ce1">
            <text:p>100050700</text:p>
          </table:table-cell>
          <table:table-cell office:value-type="string" table:style-name="ce1">
            <text:p>ESCUELA AGROTECNICA HU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CO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276166504818" table:style-name="ce2">
            <text:p>-276.166.504.818</text:p>
          </table:table-cell>
          <table:table-cell office:value-type="float" office:value="-66336294714" table:style-name="ce2">
            <text:p>-66.336.294.7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0800" table:style-name="ce1">
            <text:p>100050800</text:p>
          </table:table-cell>
          <table:table-cell office:value-type="string" table:style-name="ce1">
            <text:p>ESCUELA ADULTOS N° 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SEBASTIAN 188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1" table:style-name="ce1">
            <text:p>41</text:p>
          </table:table-cell>
          <table:table-cell office:value-type="float" office:value="-2839216185" table:style-name="ce2">
            <text:p>-2.839.216.185</text:p>
          </table:table-cell>
          <table:table-cell office:value-type="float" office:value="-6621778365" table:style-name="ce2">
            <text:p>-6.621.778.3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100" table:style-name="ce1">
            <text:p>100051100</text:p>
          </table:table-cell>
          <table:table-cell office:value-type="string" table:style-name="ce1">
            <text:p>ESCUELA N° 4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QUEBRAD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A QUEBRAD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66806850061182" table:style-name="ce2">
            <text:p>-266.806.850.061.182</text:p>
          </table:table-cell>
          <table:table-cell office:value-type="float" office:value="-664449177575454" table:style-name="ce2">
            <text:p>-664.449.177.575.4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200" table:style-name="ce1">
            <text:p>100051200</text:p>
          </table:table-cell>
          <table:table-cell office:value-type="string" table:style-name="ce1">
            <text:p>ESCUELA N° 458 TEOFILO SEGUNDO ALANCA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OVEJERIA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LA OVEJE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6235347161062" table:style-name="ce2">
            <text:p>-26.235.347.161.062</text:p>
          </table:table-cell>
          <table:table-cell office:value-type="float" office:value="-662013813238763" table:style-name="ce2">
            <text:p>-662.013.813.238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400" table:style-name="ce1">
            <text:p>100051400</text:p>
          </table:table-cell>
          <table:table-cell office:value-type="string" table:style-name="ce1">
            <text:p>ESCUELA N° 2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CAJO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EL CAJON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4074339451" table:style-name="ce2">
            <text:p>-264.074.339.451</text:p>
          </table:table-cell>
          <table:table-cell office:value-type="float" office:value="-66253513616" table:style-name="ce2">
            <text:p>-66.253.513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500" table:style-name="ce1">
            <text:p>100051500</text:p>
          </table:table-cell>
          <table:table-cell office:value-type="string" table:style-name="ce1">
            <text:p>ESCUELA N° 4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PUNTA DE BALAST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FAMABALA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856048309" table:style-name="ce2">
            <text:p>-267.856.048.309</text:p>
          </table:table-cell>
          <table:table-cell office:value-type="float" office:value="-662944210064" table:style-name="ce2">
            <text:p>-662.944.210.0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600" table:style-name="ce1">
            <text:p>100051600</text:p>
          </table:table-cell>
          <table:table-cell office:value-type="string" table:style-name="ce1">
            <text:p>ESCUELA N° 4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 AMARILL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AGUA AMARILL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946892493" table:style-name="ce2">
            <text:p>-267.946.892.493</text:p>
          </table:table-cell>
          <table:table-cell office:value-type="float" office:value="-664834964374" table:style-name="ce2">
            <text:p>-664.834.964.3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700" table:style-name="ce1">
            <text:p>100051700</text:p>
          </table:table-cell>
          <table:table-cell office:value-type="string" table:style-name="ce1">
            <text:p>ESCUELA N° 408 GRAL. ISIDRO JOSÉ ARRO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CO HUAC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61474268" table:style-name="ce2">
            <text:p>-2.761.474.268</text:p>
          </table:table-cell>
          <table:table-cell office:value-type="float" office:value="-663345423" table:style-name="ce2">
            <text:p>-663.345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800" table:style-name="ce1">
            <text:p>100051800</text:p>
          </table:table-cell>
          <table:table-cell office:value-type="string" table:style-name="ce1">
            <text:p>ESCUELA N° 218 PROVINCIA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PROLONGACION SUR S/Nº MALLI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MALLI 2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6044813" table:style-name="ce2">
            <text:p>-276.044.813</text:p>
          </table:table-cell>
          <table:table-cell office:value-type="float" office:value="-6632304778" table:style-name="ce2">
            <text:p>-6.632.304.7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1900" table:style-name="ce1">
            <text:p>100051900</text:p>
          </table:table-cell>
          <table:table-cell office:value-type="string" table:style-name="ce1">
            <text:p>ESCUELA DE ADULTOS N° 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Y NUÑEZ DEL PRADO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75818561584971" table:style-name="ce2">
            <text:p>-275.818.561.584.971</text:p>
          </table:table-cell>
          <table:table-cell office:value-type="float" office:value="-663169671222769" table:style-name="ce2">
            <text:p>-663.169.671.222.7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000" table:style-name="ce1">
            <text:p>100052000</text:p>
          </table:table-cell>
          <table:table-cell office:value-type="string" table:style-name="ce1">
            <text:p>ESCUELA N° 3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AJONAL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EL PAJONA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3718960255111" table:style-name="ce2">
            <text:p>-283.718.960.255.111</text:p>
          </table:table-cell>
          <table:table-cell office:value-type="float" office:value="-662967952760116" table:style-name="ce2">
            <text:p>-662.967.952.760.1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100" table:style-name="ce1">
            <text:p>100052100</text:p>
          </table:table-cell>
          <table:table-cell office:value-type="string" table:style-name="ce1">
            <text:p>ESCUELA N° 393 SEGUNDO T.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 ROSARIO DE COLANA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ROSARIO DE COLANA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6309752" table:style-name="ce2">
            <text:p>-2.836.309.752</text:p>
          </table:table-cell>
          <table:table-cell office:value-type="float" office:value="-6616040768" table:style-name="ce2">
            <text:p>-6.616.040.7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200" table:style-name="ce1">
            <text:p>100052200</text:p>
          </table:table-cell>
          <table:table-cell office:value-type="string" table:style-name="ce1">
            <text:p>ESCUELA N° 2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DALHUAL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ANDALHUAL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88150888" table:style-name="ce2">
            <text:p>-2.688.150.888</text:p>
          </table:table-cell>
          <table:table-cell office:value-type="float" office:value="-6604690212" table:style-name="ce2">
            <text:p>-6.604.690.2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300" table:style-name="ce1">
            <text:p>100052300</text:p>
          </table:table-cell>
          <table:table-cell office:value-type="string" table:style-name="ce1">
            <text:p>ESCUELA N° 4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RO YAC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TORO YA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5190909428" table:style-name="ce2">
            <text:p>-265.190.909.428</text:p>
          </table:table-cell>
          <table:table-cell office:value-type="float" office:value="-66268570618" table:style-name="ce2">
            <text:p>-66.268.570.6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400" table:style-name="ce1">
            <text:p>100052400</text:p>
          </table:table-cell>
          <table:table-cell office:value-type="string" table:style-name="ce1">
            <text:p>ESCUELA N° 3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 CASA DE PIEDRA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3128</text:p>
          </table:table-cell>
          <table:table-cell office:value-type="string" table:style-name="ce1">
            <text:p>CASA DE PIEDR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8327700000049" table:style-name="ce2">
            <text:p>-268.327.700.000.049</text:p>
          </table:table-cell>
          <table:table-cell office:value-type="float" office:value="-6609051" table:style-name="ce2">
            <text:p>-6.609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500" table:style-name="ce1">
            <text:p>100052500</text:p>
          </table:table-cell>
          <table:table-cell office:value-type="string" table:style-name="ce1">
            <text:p>ESCUELA N° 319 ANGELICA RIVERO DE AGÜ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EL DESMON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AMPAJANG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90902826" table:style-name="ce2">
            <text:p>-2.690.902.826</text:p>
          </table:table-cell>
          <table:table-cell office:value-type="float" office:value="-6608500533" table:style-name="ce2">
            <text:p>-6.608.500.5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600" table:style-name="ce1">
            <text:p>100052600</text:p>
          </table:table-cell>
          <table:table-cell office:value-type="string" table:style-name="ce1">
            <text:p>ESCUELA N° 3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º 40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PUNTA DE BALA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9528249772" table:style-name="ce2">
            <text:p>-269.528.249.772</text:p>
          </table:table-cell>
          <table:table-cell office:value-type="float" office:value="-661355437093" table:style-name="ce2">
            <text:p>-661.355.437.0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700" table:style-name="ce1">
            <text:p>100052700</text:p>
          </table:table-cell>
          <table:table-cell office:value-type="string" table:style-name="ce1">
            <text:p>ESCUELA N° 4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DE BALAST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OS CERRILLO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1353770974" table:style-name="ce2">
            <text:p>-271.353.770.974</text:p>
          </table:table-cell>
          <table:table-cell office:value-type="float" office:value="-661462090989" table:style-name="ce2">
            <text:p>-661.462.090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701" table:style-name="ce1">
            <text:p>100052701</text:p>
          </table:table-cell>
          <table:table-cell office:value-type="string" table:style-name="ce1">
            <text:p>ANEXO EL TESO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TESOR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OS CERRILLO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0902079225" table:style-name="ce2">
            <text:p>-270.902.079.225</text:p>
          </table:table-cell>
          <table:table-cell office:value-type="float" office:value="-661560531849" table:style-name="ce2">
            <text:p>-661.560.531.8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2800" table:style-name="ce1">
            <text:p>100052800</text:p>
          </table:table-cell>
          <table:table-cell office:value-type="string" table:style-name="ce1">
            <text:p>ESCUELA N° 88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CASA DE PIEDR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YAPE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8395300000049" table:style-name="ce2">
            <text:p>-268.395.300.000.049</text:p>
          </table:table-cell>
          <table:table-cell office:value-type="float" office:value="-6608228" table:style-name="ce2">
            <text:p>-6.608.2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100" table:style-name="ce1">
            <text:p>100053100</text:p>
          </table:table-cell>
          <table:table-cell office:value-type="string" table:style-name="ce1">
            <text:p>ESCUELA N° 1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JANGUILL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PAJANGUILL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979008244" table:style-name="ce2">
            <text:p>-26.979.008.244</text:p>
          </table:table-cell>
          <table:table-cell office:value-type="float" office:value="-661164422798" table:style-name="ce2">
            <text:p>-661.164.422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200" table:style-name="ce1">
            <text:p>100053200</text:p>
          </table:table-cell>
          <table:table-cell office:value-type="string" table:style-name="ce1">
            <text:p>ESCUELA N° 1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ANIMAS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LAS ANIMA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0854500000036" table:style-name="ce2">
            <text:p>-290.854.500.000.036</text:p>
          </table:table-cell>
          <table:table-cell office:value-type="float" office:value="-6576688" table:style-name="ce2">
            <text:p>-6.576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300" table:style-name="ce1">
            <text:p>100053300</text:p>
          </table:table-cell>
          <table:table-cell office:value-type="string" table:style-name="ce1">
            <text:p>ESCUELA N° 326 BALDE DE LA PU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60 TELARITOS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BALDE DE LA PUN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51544115" table:style-name="ce2">
            <text:p>-2.951.544.115</text:p>
          </table:table-cell>
          <table:table-cell office:value-type="float" office:value="-6557888884" table:style-name="ce2">
            <text:p>-6.557.888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500" table:style-name="ce1">
            <text:p>100053500</text:p>
          </table:table-cell>
          <table:table-cell office:value-type="string" table:style-name="ce1">
            <text:p>ESCUELA N°33 MARTIN MIGUEL DE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ESQUINA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LAS ESQUIN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10874" table:style-name="ce2">
            <text:p>-28.710.874</text:p>
          </table:table-cell>
          <table:table-cell office:value-type="float" office:value="-65765928" table:style-name="ce2">
            <text:p>-65.765.9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700" table:style-name="ce1">
            <text:p>100053700</text:p>
          </table:table-cell>
          <table:table-cell office:value-type="string" table:style-name="ce1">
            <text:p>ESCUELA N° 31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STIN LOBO S/N POZO EL MISTOL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POZO EL MISTOL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479771675158" table:style-name="ce2">
            <text:p>-284.479.771.675.158</text:p>
          </table:table-cell>
          <table:table-cell office:value-type="float" office:value="-657142926180103" table:style-name="ce2">
            <text:p>-657.142.926.180.1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800" table:style-name="ce1">
            <text:p>100053800</text:p>
          </table:table-cell>
          <table:table-cell office:value-type="string" table:style-name="ce1">
            <text:p>ESCUELA N° 1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A COLORAD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AGUA COLORAD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606085321" table:style-name="ce2">
            <text:p>-285.606.085.321</text:p>
          </table:table-cell>
          <table:table-cell office:value-type="float" office:value="-657803370848" table:style-name="ce2">
            <text:p>-657.803.370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3900" table:style-name="ce1">
            <text:p>100053900</text:p>
          </table:table-cell>
          <table:table-cell office:value-type="string" table:style-name="ce1">
            <text:p>ESCUELA N° 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APOC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ANTAPOC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138481803" table:style-name="ce2">
            <text:p>-285.138.481.803</text:p>
          </table:table-cell>
          <table:table-cell office:value-type="float" office:value="-657619933981" table:style-name="ce2">
            <text:p>-657.619.933.9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000" table:style-name="ce1">
            <text:p>100054000</text:p>
          </table:table-cell>
          <table:table-cell office:value-type="string" table:style-name="ce1">
            <text:p>ESCUELA N° 312 ELIAS URBANO SELEM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EJA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LAS TEJ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599832478888" table:style-name="ce2">
            <text:p>-286.599.832.478.888</text:p>
          </table:table-cell>
          <table:table-cell office:value-type="float" office:value="-657850406590525" table:style-name="ce2">
            <text:p>-657.850.406.590.5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100" table:style-name="ce1">
            <text:p>100054100</text:p>
          </table:table-cell>
          <table:table-cell office:value-type="string" table:style-name="ce1">
            <text:p>ESCUELA N° 201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MUEL MOLINA S/N SUMALAO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SUMALA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9335" table:style-name="ce2">
            <text:p>-28.469.335</text:p>
          </table:table-cell>
          <table:table-cell office:value-type="float" office:value="-65738799" table:style-name="ce2">
            <text:p>-65.738.7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400" table:style-name="ce1">
            <text:p>100054400</text:p>
          </table:table-cell>
          <table:table-cell office:value-type="string" table:style-name="ce1">
            <text:p>ESCUELA N° 336 JULIO RICARDO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DOR HUASI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NDOR HUASI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4945400000046" table:style-name="ce2">
            <text:p>-274.945.400.000.046</text:p>
          </table:table-cell>
          <table:table-cell office:value-type="float" office:value="-670976000000001" table:style-name="ce2">
            <text:p>-670.976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500" table:style-name="ce1">
            <text:p>100054500</text:p>
          </table:table-cell>
          <table:table-cell office:value-type="string" table:style-name="ce1">
            <text:p>ESCUELA N° 4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SAMPAY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ASAMPAY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346130019" table:style-name="ce2">
            <text:p>-27.346.130.019</text:p>
          </table:table-cell>
          <table:table-cell office:value-type="float" office:value="-670583078332" table:style-name="ce2">
            <text:p>-670.583.078.3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600" table:style-name="ce1">
            <text:p>100054600</text:p>
          </table:table-cell>
          <table:table-cell office:value-type="string" table:style-name="ce1">
            <text:p>ESCUELA N° 358 LAS BARRANC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132 LAS BARRANC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BARRANC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5268200000046" table:style-name="ce2">
            <text:p>-275.268.200.000.046</text:p>
          </table:table-cell>
          <table:table-cell office:value-type="float" office:value="-671124700000001" table:style-name="ce2">
            <text:p>-671.124.7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700" table:style-name="ce1">
            <text:p>100054700</text:p>
          </table:table-cell>
          <table:table-cell office:value-type="string" table:style-name="ce1">
            <text:p>ESCUELA N° 92 PBRO. PEDRO A. ZENT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° 40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CIENAGA DE ABAJ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2112554" table:style-name="ce2">
            <text:p>-2.752.112.554</text:p>
          </table:table-cell>
          <table:table-cell office:value-type="float" office:value="-6698697556" table:style-name="ce2">
            <text:p>-6.698.697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800" table:style-name="ce1">
            <text:p>100054800</text:p>
          </table:table-cell>
          <table:table-cell office:value-type="string" table:style-name="ce1">
            <text:p>ESCUELA N° 253 CIRILO BUENAVENTURA C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IENAG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CIENAGA DE ARRIB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4894000000046" table:style-name="ce2">
            <text:p>-274.894.000.000.046</text:p>
          </table:table-cell>
          <table:table-cell office:value-type="float" office:value="-669776900000001" table:style-name="ce2">
            <text:p>-669.776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4900" table:style-name="ce1">
            <text:p>100054900</text:p>
          </table:table-cell>
          <table:table-cell office:value-type="string" table:style-name="ce1">
            <text:p>ESCUELA N° 4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ESTANCI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UERTA DE SAN JOS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5334300000046" table:style-name="ce2">
            <text:p>-275.334.300.000.046</text:p>
          </table:table-cell>
          <table:table-cell office:value-type="float" office:value="-670383900000001" table:style-name="ce2">
            <text:p>-670.38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000" table:style-name="ce1">
            <text:p>100055000</text:p>
          </table:table-cell>
          <table:table-cell office:value-type="string" table:style-name="ce1">
            <text:p>ESCUELA N° 2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 DE SAN JOSE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UERTA DE SAN JOS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5477500000046" table:style-name="ce2">
            <text:p>-275.477.500.000.046</text:p>
          </table:table-cell>
          <table:table-cell office:value-type="float" office:value="-670106000000001" table:style-name="ce2">
            <text:p>-670.106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100" table:style-name="ce1">
            <text:p>100055100</text:p>
          </table:table-cell>
          <table:table-cell office:value-type="string" table:style-name="ce1">
            <text:p>ESCUELA N° 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UNT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3640558" table:style-name="ce2">
            <text:p>-2.753.640.558</text:p>
          </table:table-cell>
          <table:table-cell office:value-type="float" office:value="-6711882667" table:style-name="ce2">
            <text:p>-6.711.882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200" table:style-name="ce1">
            <text:p>100055200</text:p>
          </table:table-cell>
          <table:table-cell office:value-type="string" table:style-name="ce1">
            <text:p>ESCUELA N° 4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EL EJE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EL EJ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27686355" table:style-name="ce2">
            <text:p>-2.727.686.355</text:p>
          </table:table-cell>
          <table:table-cell office:value-type="float" office:value="-6687507531" table:style-name="ce2">
            <text:p>-6.687.507.5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300" table:style-name="ce1">
            <text:p>100055300</text:p>
          </table:table-cell>
          <table:table-cell office:value-type="string" table:style-name="ce1">
            <text:p>ESCUELA N° 348 VICENTE LEONIDE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ERNANDO NORTE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SAN FERNAN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28847316" table:style-name="ce2">
            <text:p>-2.728.847.316</text:p>
          </table:table-cell>
          <table:table-cell office:value-type="float" office:value="-6690221156" table:style-name="ce2">
            <text:p>-6.690.221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400" table:style-name="ce1">
            <text:p>100055400</text:p>
          </table:table-cell>
          <table:table-cell office:value-type="string" table:style-name="ce1">
            <text:p>ESCUELA N° 67 JOSÉ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QUEBRADA DE HUALFÍN</text:p>
          </table:table-cell>
          <table:table-cell office:value-type="string" table:style-name="ce1">
            <text:p>K4751</text:p>
          </table:table-cell>
          <table:table-cell office:value-type="string" table:style-name="ce1">
            <text:p>15411720/15406974</text:p>
          </table:table-cell>
          <table:table-cell office:value-type="string" table:style-name="ce1">
            <text:p>QUEBRADA DE HUALFI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2077300000048" table:style-name="ce2">
            <text:p>-272.077.300.000.048</text:p>
          </table:table-cell>
          <table:table-cell office:value-type="float" office:value="-6685905" table:style-name="ce2">
            <text:p>-6.685.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500" table:style-name="ce1">
            <text:p>100055500</text:p>
          </table:table-cell>
          <table:table-cell office:value-type="string" table:style-name="ce1">
            <text:p>ESCUELA N° 4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ERNAND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SAN FERNAN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3351700000047" table:style-name="ce2">
            <text:p>-273.351.700.000.047</text:p>
          </table:table-cell>
          <table:table-cell office:value-type="float" office:value="-669008400000001" table:style-name="ce2">
            <text:p>-669.008.4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0" table:style-name="ce1">
            <text:p>100055700</text:p>
          </table:table-cell>
          <table:table-cell office:value-type="string" table:style-name="ce1">
            <text:p>ESCUELA SECUNDARIA N°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7 DE OCTUBRE S/N ALIANZA HUALFI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HUALFIN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polimodal40hualfin@yahoo.com.ar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2256093" table:style-name="ce2">
            <text:p>-272.256.093</text:p>
          </table:table-cell>
          <table:table-cell office:value-type="float" office:value="-6683147349" table:style-name="ce2">
            <text:p>-6.683.147.3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1" table:style-name="ce1">
            <text:p>100055701</text:p>
          </table:table-cell>
          <table:table-cell office:value-type="string" table:style-name="ce1">
            <text:p>ESCUELA N° 67 JOSÉ MANUEL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QUEBRADA DE HUALFI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077300000048" table:style-name="ce2">
            <text:p>-272.077.300.000.048</text:p>
          </table:table-cell>
          <table:table-cell office:value-type="float" office:value="-6685905" table:style-name="ce2">
            <text:p>-6.685.9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2" table:style-name="ce1">
            <text:p>100055702</text:p>
          </table:table-cell>
          <table:table-cell office:value-type="string" table:style-name="ce1">
            <text:p>ESCUELA N° 288 JUAN DOMINGO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HUALFI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254885417" table:style-name="ce2">
            <text:p>-272.254.885.417</text:p>
          </table:table-cell>
          <table:table-cell office:value-type="float" office:value="-668325182157" table:style-name="ce2">
            <text:p>-668.325.182.1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3" table:style-name="ce1">
            <text:p>100055703</text:p>
          </table:table-cell>
          <table:table-cell office:value-type="string" table:style-name="ce1">
            <text:p>ESCUELA N° 348 VICENTE LEONIDE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NORT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8847316" table:style-name="ce2">
            <text:p>-2.728.847.316</text:p>
          </table:table-cell>
          <table:table-cell office:value-type="float" office:value="-6690221156" table:style-name="ce2">
            <text:p>-6.690.221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4" table:style-name="ce1">
            <text:p>100055704</text:p>
          </table:table-cell>
          <table:table-cell office:value-type="string" table:style-name="ce1">
            <text:p>ESCUELA N° 4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NACIMIENTO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1645900000048" table:style-name="ce2">
            <text:p>-271.645.900.000.048</text:p>
          </table:table-cell>
          <table:table-cell office:value-type="float" office:value="-667351" table:style-name="ce2">
            <text:p>-667.3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5" table:style-name="ce1">
            <text:p>100055705</text:p>
          </table:table-cell>
          <table:table-cell office:value-type="string" table:style-name="ce1">
            <text:p>ESCUELA N° 4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EJ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7686355" table:style-name="ce2">
            <text:p>-2.727.686.355</text:p>
          </table:table-cell>
          <table:table-cell office:value-type="float" office:value="-6687507531" table:style-name="ce2">
            <text:p>-6.687.507.5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706" table:style-name="ce1">
            <text:p>100055706</text:p>
          </table:table-cell>
          <table:table-cell office:value-type="string" table:style-name="ce1">
            <text:p>ESCUELA N° 4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N FERNANDO SUR</text:p>
          </table:table-cell>
          <table:table-cell table:number-columns-repeated="2" table:style-name="ce1"/>
          <table:table-cell office:value-type="string" table:style-name="ce1">
            <text:p>SAN FERNAN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351555" table:style-name="ce2">
            <text:p>-273.351.555</text:p>
          </table:table-cell>
          <table:table-cell office:value-type="float" office:value="-668979034" table:style-name="ce2">
            <text:p>-668.979.0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5800" table:style-name="ce1">
            <text:p>100055800</text:p>
          </table:table-cell>
          <table:table-cell office:value-type="string" table:style-name="ce1">
            <text:p>ESCUELA N°32 GRAL.JUAN JOSE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CIVICO COLONIA DEL VALLE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COLONIA DEL VALLE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546626796" table:style-name="ce2">
            <text:p>-286.546.626.796</text:p>
          </table:table-cell>
          <table:table-cell office:value-type="float" office:value="-658678981701" table:style-name="ce2">
            <text:p>-658.678.981.7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6000" table:style-name="ce1">
            <text:p>100056000</text:p>
          </table:table-cell>
          <table:table-cell office:value-type="string" table:style-name="ce1">
            <text:p>ESCUELA N°46 EJERCITO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TIRO DE COLONA - RUTA PROVINCIAL N°25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RETIR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5428663" table:style-name="ce2">
            <text:p>-2.835.428.663</text:p>
          </table:table-cell>
          <table:table-cell office:value-type="float" office:value="-6615444496" table:style-name="ce2">
            <text:p>-6.615.444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6100" table:style-name="ce1">
            <text:p>100056100</text:p>
          </table:table-cell>
          <table:table-cell office:value-type="string" table:style-name="ce1">
            <text:p>ESCUELA DE EDUCACION ESPECIAL N°2 - UN NUEVO D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EZ ZURITA 748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2" table:style-name="ce1">
            <text:p>2</text:p>
          </table:table-cell>
          <table:table-cell office:value-type="float" office:value="-275837543825144" table:style-name="ce2">
            <text:p>-275.837.543.825.144</text:p>
          </table:table-cell>
          <table:table-cell office:value-type="float" office:value="-663131933458342" table:style-name="ce2">
            <text:p>-663.131.933.458.3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6300" table:style-name="ce1">
            <text:p>100056300</text:p>
          </table:table-cell>
          <table:table-cell office:value-type="string" table:style-name="ce1">
            <text:p>ESCUELA N° 491 NACIONE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VIRGEN DEL VALLE 995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36337539691" table:style-name="ce2">
            <text:p>-284.736.337.539.691</text:p>
          </table:table-cell>
          <table:table-cell office:value-type="float" office:value="-657872145979152" table:style-name="ce2">
            <text:p>-657.872.145.979.1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6800" table:style-name="ce1">
            <text:p>100056800</text:p>
          </table:table-cell>
          <table:table-cell office:value-type="string" table:style-name="ce1">
            <text:p>ESCUELA N° 320 YACHAY HUAS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ENTRE RIO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83492159" table:style-name="ce2">
            <text:p>-2.683.492.159</text:p>
          </table:table-cell>
          <table:table-cell office:value-type="float" office:value="-6603333224" table:style-name="ce2">
            <text:p>-6.603.333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6900" table:style-name="ce1">
            <text:p>100056900</text:p>
          </table:table-cell>
          <table:table-cell office:value-type="string" table:style-name="ce1">
            <text:p>ESCUELA N° 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ESMON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EL DESMONT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8798600000049" table:style-name="ce2">
            <text:p>-268.798.600.000.049</text:p>
          </table:table-cell>
          <table:table-cell office:value-type="float" office:value="-6610145" table:style-name="ce2">
            <text:p>-6.610.1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000" table:style-name="ce1">
            <text:p>100057000</text:p>
          </table:table-cell>
          <table:table-cell office:value-type="string" table:style-name="ce1">
            <text:p>ESCUELA N° 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EBRADA DE JUJUY</text:p>
          </table:table-cell>
          <table:table-cell office:value-type="string" table:style-name="ce1">
            <text:p>K4011</text:p>
          </table:table-cell>
          <table:table-cell table:style-name="ce1"/>
          <table:table-cell office:value-type="string" table:style-name="ce1">
            <text:p>QUEBRADA DE JUJUY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782630000005" table:style-name="ce2">
            <text:p>-26.782.630.000.005</text:p>
          </table:table-cell>
          <table:table-cell office:value-type="float" office:value="-6601568" table:style-name="ce2">
            <text:p>-6.601.5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200" table:style-name="ce1">
            <text:p>100057200</text:p>
          </table:table-cell>
          <table:table-cell office:value-type="string" table:style-name="ce1">
            <text:p>ESCUELA N° 2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DEL LABRADOR S/Nº LORO HUASI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ORO HUASI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74896785" table:style-name="ce2">
            <text:p>-2.674.896.785</text:p>
          </table:table-cell>
          <table:table-cell office:value-type="float" office:value="-6605517322" table:style-name="ce2">
            <text:p>-6.605.517.3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400" table:style-name="ce1">
            <text:p>100057400</text:p>
          </table:table-cell>
          <table:table-cell office:value-type="string" table:style-name="ce1">
            <text:p>ESCUELA N° 227 PCIA.DE RIO NEG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MAMERTO ESQUIU 736 SAUJIL</text:p>
          </table:table-cell>
          <table:table-cell office:value-type="string" table:style-name="ce1">
            <text:p>K5321</text:p>
          </table:table-cell>
          <table:table-cell office:value-type="string" table:style-name="ce1">
            <text:p>03835-492076</text:p>
          </table:table-cell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7549468" table:style-name="ce2">
            <text:p>-2.817.549.468</text:p>
          </table:table-cell>
          <table:table-cell office:value-type="float" office:value="-6621229954" table:style-name="ce2">
            <text:p>-6.621.229.9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500" table:style-name="ce1">
            <text:p>100057500</text:p>
          </table:table-cell>
          <table:table-cell office:value-type="string" table:style-name="ce1">
            <text:p>ESCUELA N° 3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SAN MIGUE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3936466" table:style-name="ce2">
            <text:p>-2.813.936.466</text:p>
          </table:table-cell>
          <table:table-cell office:value-type="float" office:value="-6620709412" table:style-name="ce2">
            <text:p>-6.620.709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600" table:style-name="ce1">
            <text:p>100057600</text:p>
          </table:table-cell>
          <table:table-cell office:value-type="string" table:style-name="ce1">
            <text:p>ESCUELA N°4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SI HUASI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SISI HUASI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975200000039" table:style-name="ce2">
            <text:p>-286.975.200.000.039</text:p>
          </table:table-cell>
          <table:table-cell office:value-type="float" office:value="-6582864" table:style-name="ce2">
            <text:p>-6.582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700" table:style-name="ce1">
            <text:p>100057700</text:p>
          </table:table-cell>
          <table:table-cell office:value-type="string" table:style-name="ce1">
            <text:p>ESCUELA N°374 ORG.DE LOS ESTADOS AMERIC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NGELES (SUR)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LOS ANGEL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153600229" table:style-name="ce2">
            <text:p>-285.153.600.229</text:p>
          </table:table-cell>
          <table:table-cell office:value-type="float" office:value="-659551774895" table:style-name="ce2">
            <text:p>-659.551.774.8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800" table:style-name="ce1">
            <text:p>100057800</text:p>
          </table:table-cell>
          <table:table-cell office:value-type="string" table:style-name="ce1">
            <text:p>ESCUELA N° 2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ÑAR LAGUN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CHAÑAR LAGUN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0001255" table:style-name="ce2">
            <text:p>-2.850.001.255</text:p>
          </table:table-cell>
          <table:table-cell office:value-type="float" office:value="-6513175705" table:style-name="ce2">
            <text:p>-6.513.175.7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7900" table:style-name="ce1">
            <text:p>100057900</text:p>
          </table:table-cell>
          <table:table-cell office:value-type="string" table:style-name="ce1">
            <text:p>ESCUELA N° 1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DE ACHALCO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COLONIA DE ACHALCO</text:p>
          </table:table-cell>
          <table:table-cell office:value-type="string" table:style-name="ce1">
            <text:p>EL ALTO</text:p>
          </table:table-cell>
          <table:table-cell office:value-type="string" table:style-name="ce1">
            <text:p>escuela132coloniaachalco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4690917" table:style-name="ce2">
            <text:p>-2.844.690.917</text:p>
          </table:table-cell>
          <table:table-cell office:value-type="float" office:value="-6510011721" table:style-name="ce2">
            <text:p>-6.510.011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000" table:style-name="ce1">
            <text:p>100058000</text:p>
          </table:table-cell>
          <table:table-cell office:value-type="string" table:style-name="ce1">
            <text:p>ESCUELA N° 3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LER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A CALER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658216" table:style-name="ce2">
            <text:p>-284.658.216</text:p>
          </table:table-cell>
          <table:table-cell office:value-type="float" office:value="-6519855998" table:style-name="ce2">
            <text:p>-6.519.855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200" table:style-name="ce1">
            <text:p>100058200</text:p>
          </table:table-cell>
          <table:table-cell office:value-type="string" table:style-name="ce1">
            <text:p>ESCUELA N° 441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PASO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AYAPASO</text:p>
          </table:table-cell>
          <table:table-cell office:value-type="string" table:style-name="ce1">
            <text:p>EL ALTO</text:p>
          </table:table-cell>
          <table:table-cell office:value-type="string" table:style-name="ce1">
            <text:p>ayapasoescuela.441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343900000041" table:style-name="ce2">
            <text:p>-283.343.900.000.041</text:p>
          </table:table-cell>
          <table:table-cell office:value-type="float" office:value="-652066" table:style-name="ce2">
            <text:p>-652.0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400" table:style-name="ce1">
            <text:p>100058400</text:p>
          </table:table-cell>
          <table:table-cell office:value-type="string" table:style-name="ce1">
            <text:p>ESCUELA N° 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 DE MOLLE YAC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PUERTA DE MOLLE YA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479866115" table:style-name="ce2">
            <text:p>-284.479.866.115</text:p>
          </table:table-cell>
          <table:table-cell office:value-type="float" office:value="-652657179935" table:style-name="ce2">
            <text:p>-652.657.179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500" table:style-name="ce1">
            <text:p>100058500</text:p>
          </table:table-cell>
          <table:table-cell office:value-type="string" table:style-name="ce1">
            <text:p>ESCUELA N° 332 FRANCISCA OFELIA PACHECO DE CASTELL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RTEROS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LOS MORTERO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34320000004" table:style-name="ce2">
            <text:p>-28.434.320.000.004</text:p>
          </table:table-cell>
          <table:table-cell office:value-type="float" office:value="-6516695" table:style-name="ce2">
            <text:p>-6.516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600" table:style-name="ce1">
            <text:p>100058600</text:p>
          </table:table-cell>
          <table:table-cell office:value-type="string" table:style-name="ce1">
            <text:p>ESCUELA N° 4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7 SN LA QUINT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LA QUIN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0456007374" table:style-name="ce2">
            <text:p>-290.456.007.374</text:p>
          </table:table-cell>
          <table:table-cell office:value-type="float" office:value="-653519031421" table:style-name="ce2">
            <text:p>-653.519.031.4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700" table:style-name="ce1">
            <text:p>100058700</text:p>
          </table:table-cell>
          <table:table-cell office:value-type="string" table:style-name="ce1">
            <text:p>ESCUELA N° 4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JUMEAL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EL JUMEA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4152949967" table:style-name="ce2">
            <text:p>-294.152.949.967</text:p>
          </table:table-cell>
          <table:table-cell office:value-type="float" office:value="-65502643145" table:style-name="ce2">
            <text:p>-65.502.643.1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800" table:style-name="ce1">
            <text:p>100058800</text:p>
          </table:table-cell>
          <table:table-cell office:value-type="string" table:style-name="ce1">
            <text:p>ESCUELA N° 3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IVISADER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DIVISADER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021931786" table:style-name="ce2">
            <text:p>-292.021.931.786</text:p>
          </table:table-cell>
          <table:table-cell office:value-type="float" office:value="-654531527717" table:style-name="ce2">
            <text:p>-654.531.527.7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8900" table:style-name="ce1">
            <text:p>100058900</text:p>
          </table:table-cell>
          <table:table-cell office:value-type="string" table:style-name="ce1">
            <text:p>ESCUELA N° 38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DE LA DORAD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RIO DE LA DO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889080312" table:style-name="ce2">
            <text:p>-292.889.080.312</text:p>
          </table:table-cell>
          <table:table-cell office:value-type="float" office:value="-654870252544" table:style-name="ce2">
            <text:p>-654.870.252.5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000" table:style-name="ce1">
            <text:p>100059000</text:p>
          </table:table-cell>
          <table:table-cell office:value-type="string" table:style-name="ce1">
            <text:p>ESCUELA N° 300 PRIMITIVO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YBAL</text:p>
          </table:table-cell>
          <table:table-cell office:value-type="string" table:style-name="ce1">
            <text:p>K5261</text:p>
          </table:table-cell>
          <table:table-cell office:value-type="string" table:style-name="ce1">
            <text:p>03832-15689519</text:p>
          </table:table-cell>
          <table:table-cell office:value-type="string" table:style-name="ce1">
            <text:p>EL AYBA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1089454884" table:style-name="ce2">
            <text:p>-291.089.454.884</text:p>
          </table:table-cell>
          <table:table-cell office:value-type="float" office:value="-65361820711" table:style-name="ce2">
            <text:p>-65.361.820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100" table:style-name="ce1">
            <text:p>100059100</text:p>
          </table:table-cell>
          <table:table-cell office:value-type="string" table:style-name="ce1">
            <text:p>ESCUELA N° 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33 LOS CHAÑARITOS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796952" table:style-name="ce2">
            <text:p>-287.796.952</text:p>
          </table:table-cell>
          <table:table-cell office:value-type="float" office:value="-6576250004" table:style-name="ce2">
            <text:p>-6.576.25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200" table:style-name="ce1">
            <text:p>100059200</text:p>
          </table:table-cell>
          <table:table-cell office:value-type="string" table:style-name="ce1">
            <text:p>ESCUELA N° 25 CLEMENTINA DEL VALLE DE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CION TELARITOS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TELARITO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47719276" table:style-name="ce2">
            <text:p>-2.947.719.276</text:p>
          </table:table-cell>
          <table:table-cell office:value-type="float" office:value="-6565244197" table:style-name="ce2">
            <text:p>-6.565.244.1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300" table:style-name="ce1">
            <text:p>100059300</text:p>
          </table:table-cell>
          <table:table-cell office:value-type="string" table:style-name="ce1">
            <text:p>ESCUELA N° 13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MEDANO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EL MEDANO,ESTACION KILOMETRO 99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3341050000034" table:style-name="ce2">
            <text:p>-293.341.050.000.034</text:p>
          </table:table-cell>
          <table:table-cell office:value-type="float" office:value="-65715835" table:style-name="ce2">
            <text:p>-65.715.8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400" table:style-name="ce1">
            <text:p>100059400</text:p>
          </table:table-cell>
          <table:table-cell office:value-type="string" table:style-name="ce1">
            <text:p>ESCUELA N° 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SAN MARTI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215575315" table:style-name="ce2">
            <text:p>-292.215.575.315</text:p>
          </table:table-cell>
          <table:table-cell office:value-type="float" office:value="-657755174759" table:style-name="ce2">
            <text:p>-657.755.174.7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500" table:style-name="ce1">
            <text:p>100059500</text:p>
          </table:table-cell>
          <table:table-cell office:value-type="string" table:style-name="ce1">
            <text:p>ESCUELA N° 1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STO DE RU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PUESTO DE RU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447900000038" table:style-name="ce2">
            <text:p>-288.447.900.000.038</text:p>
          </table:table-cell>
          <table:table-cell office:value-type="float" office:value="-6575135" table:style-name="ce2">
            <text:p>-6.575.1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600" table:style-name="ce1">
            <text:p>100059600</text:p>
          </table:table-cell>
          <table:table-cell office:value-type="string" table:style-name="ce1">
            <text:p>ESCUELA N° 24 ADOLFO E. CAR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RANZA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CARRANZ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0253468107" table:style-name="ce2">
            <text:p>-290.253.468.107</text:p>
          </table:table-cell>
          <table:table-cell office:value-type="float" office:value="-660038354594" table:style-name="ce2">
            <text:p>-660.038.354.5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700" table:style-name="ce1">
            <text:p>100059700</text:p>
          </table:table-cell>
          <table:table-cell office:value-type="string" table:style-name="ce1">
            <text:p>ESCUELA N° 467 FUNDACIÓN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EMADO-PARADA KM.62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EL QUEMAD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5781500000032" table:style-name="ce2">
            <text:p>-295.781.500.000.032</text:p>
          </table:table-cell>
          <table:table-cell office:value-type="float" office:value="-6558549" table:style-name="ce2">
            <text:p>-6.558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800" table:style-name="ce1">
            <text:p>100059800</text:p>
          </table:table-cell>
          <table:table-cell office:value-type="string" table:style-name="ce1">
            <text:p>ESCUELA N° 367 MIDEMIA TAIRE DE TAI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SANTA CRUZ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5012585704" table:style-name="ce2">
            <text:p>-285.012.585.704</text:p>
          </table:table-cell>
          <table:table-cell office:value-type="float" office:value="-65668336396" table:style-name="ce2">
            <text:p>-65.668.336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59900" table:style-name="ce1">
            <text:p>100059900</text:p>
          </table:table-cell>
          <table:table-cell office:value-type="string" table:style-name="ce1">
            <text:p>ESCUELA N° 246 CORONEL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YCAMA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HUAYCAM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514720000004" table:style-name="ce2">
            <text:p>-28.514.720.000.004</text:p>
          </table:table-cell>
          <table:table-cell office:value-type="float" office:value="-656713" table:style-name="ce2">
            <text:p>-656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0200" table:style-name="ce1">
            <text:p>100060200</text:p>
          </table:table-cell>
          <table:table-cell office:value-type="string" table:style-name="ce1">
            <text:p>ESCUELA N° 3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LFONSO CARRIZO S/N POLCO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POLCO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4297807322159" table:style-name="ce2">
            <text:p>-284.297.807.322.159</text:p>
          </table:table-cell>
          <table:table-cell office:value-type="float" office:value="-657208484724494" table:style-name="ce2">
            <text:p>-657.208.484.724.4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0300" table:style-name="ce1">
            <text:p>100060300</text:p>
          </table:table-cell>
          <table:table-cell office:value-type="string" table:style-name="ce1">
            <text:p>ESCUELA DE EDUC.ESPECIAL N° 7- SAN FRANCISCO DE AS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RNARDINO AHUMADA 1051</text:p>
          </table:table-cell>
          <table:table-cell office:value-type="string" table:style-name="ce1">
            <text:p>K4707</text:p>
          </table:table-cell>
          <table:table-cell office:value-type="string" table:style-name="ce1">
            <text:p>03833-443986</text:p>
          </table:table-cell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office:value-type="string" table:style-name="ce1">
            <text:p>MONIBEZ@UBBI.COM Y OLGUITAESTANI@HOTMAIL.COM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0400" table:style-name="ce1">
            <text:p>100060400</text:p>
          </table:table-cell>
          <table:table-cell office:value-type="string" table:style-name="ce1">
            <text:p>COLEGIO PRIVADO NUESTRA SRA.DE GUADALUP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ERMIDIO NARVAEZ S/N SAN ISIDR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0500" table:style-name="ce1">
            <text:p>100060500</text:p>
          </table:table-cell>
          <table:table-cell office:value-type="string" table:style-name="ce1">
            <text:p>ESCUELA DE ADULTOS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31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7650120310021" table:style-name="ce2">
            <text:p>-27.650.120.310.021</text:p>
          </table:table-cell>
          <table:table-cell office:value-type="float" office:value="-670277654108968" table:style-name="ce2">
            <text:p>-670.277.654.108.9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0700" table:style-name="ce1">
            <text:p>100060700</text:p>
          </table:table-cell>
          <table:table-cell office:value-type="string" table:style-name="ce1">
            <text:p>COLEGIO PRIVADO PIA DIDOMENIC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TA BOTELLO 676 REPUBLICA 195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719319761056" table:style-name="ce2">
            <text:p>-284.719.319.761.056</text:p>
          </table:table-cell>
          <table:table-cell office:value-type="float" office:value="-65777637741376" table:style-name="ce2">
            <text:p>-65.777.637.741.3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000" table:style-name="ce1">
            <text:p>100061000</text:p>
          </table:table-cell>
          <table:table-cell office:value-type="string" table:style-name="ce1">
            <text:p>COLEGIO PRIVADO F.A.S.T.A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561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80145205505" table:style-name="ce2">
            <text:p>-284.680.145.205.505</text:p>
          </table:table-cell>
          <table:table-cell office:value-type="float" office:value="-657818746397383" table:style-name="ce2">
            <text:p>-657.818.746.397.3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100" table:style-name="ce1">
            <text:p>100061100</text:p>
          </table:table-cell>
          <table:table-cell office:value-type="string" table:style-name="ce1">
            <text:p>COLEGIO F.A.S.T.A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561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EUN_FASTACATAMARCA@HOTMAIL.COM</text:p>
          </table:table-cell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80139938627" table:style-name="ce2">
            <text:p>-284.680.139.938.627</text:p>
          </table:table-cell>
          <table:table-cell office:value-type="float" office:value="-657819148673268" table:style-name="ce2">
            <text:p>-657.819.148.673.2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200" table:style-name="ce1">
            <text:p>100061200</text:p>
          </table:table-cell>
          <table:table-cell office:value-type="string" table:style-name="ce1">
            <text:p>COLEGIO PRIVADO PADRE RAMON DE LA QUINTA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47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65446153637" table:style-name="ce2">
            <text:p>-284.665.446.153.637</text:p>
          </table:table-cell>
          <table:table-cell office:value-type="float" office:value="-657787221613584" table:style-name="ce2">
            <text:p>-657.787.221.613.5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300" table:style-name="ce1">
            <text:p>100061300</text:p>
          </table:table-cell>
          <table:table-cell office:value-type="string" table:style-name="ce1">
            <text:p>COLEGIO PRIVADO PADRE RAMON DE LA QUINTAN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47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65810833866" table:style-name="ce2">
            <text:p>-284.665.810.833.866</text:p>
          </table:table-cell>
          <table:table-cell office:value-type="float" office:value="-657786821791476" table:style-name="ce2">
            <text:p>-657.786.821.791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400" table:style-name="ce1">
            <text:p>100061400</text:p>
          </table:table-cell>
          <table:table-cell office:value-type="string" table:style-name="ce1">
            <text:p>INSTITUTO SUPERIOR DE ENSEÑANZA ARTISTICA RUBINSTE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QUIU 65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2" table:style-name="ce1">
            <text:p>2</text:p>
          </table:table-cell>
          <table:table-cell office:value-type="float" office:value="-284671664753149" table:style-name="ce2">
            <text:p>-284.671.664.753.149</text:p>
          </table:table-cell>
          <table:table-cell office:value-type="float" office:value="-657779214241221" table:style-name="ce2">
            <text:p>-657.779.214.241.2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600" table:style-name="ce1">
            <text:p>100061600</text:p>
          </table:table-cell>
          <table:table-cell office:value-type="string" table:style-name="ce1">
            <text:p>ESCUELA N°327 NUESTRA SEÑORA DEL ROSAR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UNA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AS TUN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520364689" table:style-name="ce2">
            <text:p>-281.520.364.689</text:p>
          </table:table-cell>
          <table:table-cell office:value-type="float" office:value="-653757234057" table:style-name="ce2">
            <text:p>-653.757.234.05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700" table:style-name="ce1">
            <text:p>100061700</text:p>
          </table:table-cell>
          <table:table-cell office:value-type="string" table:style-name="ce1">
            <text:p>ESCUELA N° 274 GOBERNACION DE NEU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 ALIJILAN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ALIJILAN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17919714" table:style-name="ce2">
            <text:p>-2.817.919.714</text:p>
          </table:table-cell>
          <table:table-cell office:value-type="float" office:value="-6549291448" table:style-name="ce2">
            <text:p>-6.549.291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800" table:style-name="ce1">
            <text:p>100061800</text:p>
          </table:table-cell>
          <table:table-cell office:value-type="string" table:style-name="ce1">
            <text:p>ESCUELA AGROTECNICA ALIJIL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ALIJILAN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ALIJILAN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-2816755342" table:style-name="ce2">
            <text:p>-2.816.755.342</text:p>
          </table:table-cell>
          <table:table-cell office:value-type="float" office:value="-6548981921" table:style-name="ce2">
            <text:p>-6.548.981.9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801" table:style-name="ce1">
            <text:p>100061801</text:p>
          </table:table-cell>
          <table:table-cell office:value-type="string" table:style-name="ce1">
            <text:p>ESCUELA AGROTECNICA ALIJILAN - ANEXO LOS MOL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OS MOLLE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MOL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654800000044" table:style-name="ce2">
            <text:p>-278.654.800.000.044</text:p>
          </table:table-cell>
          <table:table-cell office:value-type="float" office:value="-6533882" table:style-name="ce2">
            <text:p>-6.533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1900" table:style-name="ce1">
            <text:p>100061900</text:p>
          </table:table-cell>
          <table:table-cell office:value-type="string" table:style-name="ce1">
            <text:p>ESCUELA N° 345 SANTA RITA DE CASS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PETUO SOCORRO S/Nº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480101 CP</text:p>
          </table:table-cell>
          <table:table-cell office:value-type="string" table:style-name="ce1">
            <text:p>LA HOYAD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65427376714" table:style-name="ce2">
            <text:p>-265.427.376.714</text:p>
          </table:table-cell>
          <table:table-cell office:value-type="float" office:value="-663629680845" table:style-name="ce2">
            <text:p>-663.629.680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100" table:style-name="ce1">
            <text:p>100062100</text:p>
          </table:table-cell>
          <table:table-cell office:value-type="string" table:style-name="ce1">
            <text:p>ESCUELA N° 702 GOBERNADOR JOSE CU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MEDINA S/N SAN ISIDR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200" table:style-name="ce1">
            <text:p>100062200</text:p>
          </table:table-cell>
          <table:table-cell office:value-type="string" table:style-name="ce1">
            <text:p>ESCUELA N° 272 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BRO.DR.JOAQUIN ACUÑA 790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VILLA DOLORE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4536364" table:style-name="ce2">
            <text:p>-2.844.536.364</text:p>
          </table:table-cell>
          <table:table-cell office:value-type="float" office:value="-6570708865" table:style-name="ce2">
            <text:p>-6.570.708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300" table:style-name="ce1">
            <text:p>100062300</text:p>
          </table:table-cell>
          <table:table-cell office:value-type="string" table:style-name="ce1">
            <text:p>ESCUELA N° 288 JUAN DOMINGO PERÓ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CHELEMÍN S/Nº ALIANZA HUALFIN</text:p>
          </table:table-cell>
          <table:table-cell office:value-type="string" table:style-name="ce1">
            <text:p>K4751</text:p>
          </table:table-cell>
          <table:table-cell office:value-type="string" table:style-name="ce1">
            <text:p>424707/9020</text:p>
          </table:table-cell>
          <table:table-cell office:value-type="string" table:style-name="ce1">
            <text:p>HUALFI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72254900000048" table:style-name="ce2">
            <text:p>-272.254.900.000.048</text:p>
          </table:table-cell>
          <table:table-cell office:value-type="float" office:value="-6683251" table:style-name="ce2">
            <text:p>-6.683.2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0" table:style-name="ce1">
            <text:p>100062500</text:p>
          </table:table-cell>
          <table:table-cell office:value-type="string" table:style-name="ce1">
            <text:p>ESCUELA SECUNDARIA N°45 PTE.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ILLAPIMA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72669484" table:style-name="ce2">
            <text:p>-2.872.669.484</text:p>
          </table:table-cell>
          <table:table-cell office:value-type="float" office:value="-6597922773" table:style-name="ce2">
            <text:p>-6.597.922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1" table:style-name="ce1">
            <text:p>100062501</text:p>
          </table:table-cell>
          <table:table-cell office:value-type="string" table:style-name="ce1">
            <text:p>ESCUELA N° 285 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2454186" table:style-name="ce2">
            <text:p>-2.872.454.186</text:p>
          </table:table-cell>
          <table:table-cell office:value-type="float" office:value="-6597571915" table:style-name="ce2">
            <text:p>-6.597.571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2" table:style-name="ce1">
            <text:p>100062502</text:p>
          </table:table-cell>
          <table:table-cell office:value-type="string" table:style-name="ce1">
            <text:p>ESCUELA N° 2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APAYA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272142412" table:style-name="ce2">
            <text:p>-288.272.142.412</text:p>
          </table:table-cell>
          <table:table-cell office:value-type="float" office:value="-662443539777" table:style-name="ce2">
            <text:p>-662.443.539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3" table:style-name="ce1">
            <text:p>100062503</text:p>
          </table:table-cell>
          <table:table-cell office:value-type="string" table:style-name="ce1">
            <text:p>ESCUELA N° 36 PAULA ALBARRACI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015800000039" table:style-name="ce2">
            <text:p>-287.015.800.000.039</text:p>
          </table:table-cell>
          <table:table-cell office:value-type="float" office:value="-6603578" table:style-name="ce2">
            <text:p>-6.603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4" table:style-name="ce1">
            <text:p>100062504</text:p>
          </table:table-cell>
          <table:table-cell office:value-type="string" table:style-name="ce1">
            <text:p>ESCUELA N° 260 MAESTROS ARGENT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NCEPCIO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8577279" table:style-name="ce2">
            <text:p>-2.868.577.279</text:p>
          </table:table-cell>
          <table:table-cell office:value-type="float" office:value="-6606637614" table:style-name="ce2">
            <text:p>-6.606.637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5" table:style-name="ce1">
            <text:p>100062505</text:p>
          </table:table-cell>
          <table:table-cell office:value-type="string" table:style-name="ce1">
            <text:p>ESCUELA N°2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PEDR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4447378" table:style-name="ce2">
            <text:p>-2.874.447.378</text:p>
          </table:table-cell>
          <table:table-cell office:value-type="float" office:value="-6612491669" table:style-name="ce2">
            <text:p>-6.612.491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6" table:style-name="ce1">
            <text:p>100062506</text:p>
          </table:table-cell>
          <table:table-cell office:value-type="string" table:style-name="ce1">
            <text:p>ESCUELA N° 285 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2454186" table:style-name="ce2">
            <text:p>-2.872.454.186</text:p>
          </table:table-cell>
          <table:table-cell office:value-type="float" office:value="-6597571915" table:style-name="ce2">
            <text:p>-6.597.571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7" table:style-name="ce1">
            <text:p>100062507</text:p>
          </table:table-cell>
          <table:table-cell office:value-type="string" table:style-name="ce1">
            <text:p>ESCUELA N° 3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PALMA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416298894" table:style-name="ce2">
            <text:p>-287.416.298.894</text:p>
          </table:table-cell>
          <table:table-cell office:value-type="float" office:value="-661817051689" table:style-name="ce2">
            <text:p>-661.817.051.6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8" table:style-name="ce1">
            <text:p>100062508</text:p>
          </table:table-cell>
          <table:table-cell office:value-type="string" table:style-name="ce1">
            <text:p>ESCUELA N°4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MILAGR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474037076" table:style-name="ce2">
            <text:p>-288.474.037.076</text:p>
          </table:table-cell>
          <table:table-cell office:value-type="float" office:value="-659053936623" table:style-name="ce2">
            <text:p>-659.053.936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509" table:style-name="ce1">
            <text:p>100062509</text:p>
          </table:table-cell>
          <table:table-cell office:value-type="string" table:style-name="ce1">
            <text:p>ESCUELA NRO 4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RAMPASA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417870167" table:style-name="ce2">
            <text:p>-288.417.870.167</text:p>
          </table:table-cell>
          <table:table-cell office:value-type="float" office:value="-662985492242" table:style-name="ce2">
            <text:p>-662.985.492.2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600" table:style-name="ce1">
            <text:p>100062600</text:p>
          </table:table-cell>
          <table:table-cell office:value-type="string" table:style-name="ce1">
            <text:p>ESCUELA N° 285 PROVINCIA DEL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CENTRO HUILLAPIMA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72669484" table:style-name="ce2">
            <text:p>-2.872.669.484</text:p>
          </table:table-cell>
          <table:table-cell office:value-type="float" office:value="-6597922773" table:style-name="ce2">
            <text:p>-6.597.922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700" table:style-name="ce1">
            <text:p>100062700</text:p>
          </table:table-cell>
          <table:table-cell office:value-type="string" table:style-name="ce1">
            <text:p>I.E.S. DE POM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SEÑOR DEL MILAGRO 642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office:value-type="string" table:style-name="ce1">
            <text:p>iespoman06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1" table:style-name="ce1">
            <text:p>41</text:p>
          </table:table-cell>
          <table:table-cell office:value-type="float" office:value="-2817549468" table:style-name="ce2">
            <text:p>-2.817.549.468</text:p>
          </table:table-cell>
          <table:table-cell office:value-type="float" office:value="-6621229954" table:style-name="ce2">
            <text:p>-6.621.229.9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800" table:style-name="ce1">
            <text:p>100062800</text:p>
          </table:table-cell>
          <table:table-cell office:value-type="string" table:style-name="ce1">
            <text:p>ESCUELA PROVINCIAL DE EDUCACION TECNICA Nº4 DR. FEDERICO SCHICKENDANT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IBERTAD S/N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2900" table:style-name="ce1">
            <text:p>100062900</text:p>
          </table:table-cell>
          <table:table-cell office:value-type="string" table:style-name="ce1">
            <text:p>ESCUELA N° 260 MAESTROS ARGENT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8559267" table:style-name="ce2">
            <text:p>-2.868.559.267</text:p>
          </table:table-cell>
          <table:table-cell office:value-type="float" office:value="-6606621135" table:style-name="ce2">
            <text:p>-6.606.621.1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000" table:style-name="ce1">
            <text:p>100063000</text:p>
          </table:table-cell>
          <table:table-cell office:value-type="string" table:style-name="ce1">
            <text:p>ESCUELA N° 2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DE CAPAYA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APAYA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75982691" table:style-name="ce2">
            <text:p>-2.875.982.691</text:p>
          </table:table-cell>
          <table:table-cell office:value-type="float" office:value="-6604672418" table:style-name="ce2">
            <text:p>-6.604.672.4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100" table:style-name="ce1">
            <text:p>100063100</text:p>
          </table:table-cell>
          <table:table-cell office:value-type="string" table:style-name="ce1">
            <text:p>ESCUELA SECUNDARIA N°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ROCA 24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737171190936" table:style-name="ce2">
            <text:p>-284.737.171.190.936</text:p>
          </table:table-cell>
          <table:table-cell office:value-type="float" office:value="-657907672369323" table:style-name="ce2">
            <text:p>-657.907.672.369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101" table:style-name="ce1">
            <text:p>100063101</text:p>
          </table:table-cell>
          <table:table-cell office:value-type="string" table:style-name="ce1">
            <text:p>ESCUELA N° 491 NACIONE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3403" table:style-name="ce2">
            <text:p>-28.473.403</text:p>
          </table:table-cell>
          <table:table-cell office:value-type="float" office:value="-657907114" table:style-name="ce2">
            <text:p>-657.907.1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102" table:style-name="ce1">
            <text:p>100063102</text:p>
          </table:table-cell>
          <table:table-cell office:value-type="string" table:style-name="ce1">
            <text:p>ESCUELA N° 271 PCIA. SGO.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666696" table:style-name="ce2">
            <text:p>-284.666.696</text:p>
          </table:table-cell>
          <table:table-cell office:value-type="float" office:value="-657939537" table:style-name="ce2">
            <text:p>-657.939.5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103" table:style-name="ce1">
            <text:p>100063103</text:p>
          </table:table-cell>
          <table:table-cell office:value-type="string" table:style-name="ce1">
            <text:p>ESCUELA N° 491 NACIONE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738191" table:style-name="ce2">
            <text:p>-284.738.191</text:p>
          </table:table-cell>
          <table:table-cell office:value-type="float" office:value="-657869215" table:style-name="ce2">
            <text:p>-657.869.2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200" table:style-name="ce1">
            <text:p>100063200</text:p>
          </table:table-cell>
          <table:table-cell office:value-type="string" table:style-name="ce1">
            <text:p>ESCUELA N° 271 PCIA. SGO.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191 VILLA CUBA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24866534585" table:style-name="ce2">
            <text:p>-284.724.866.534.585</text:p>
          </table:table-cell>
          <table:table-cell office:value-type="float" office:value="-657937197237567" table:style-name="ce2">
            <text:p>-657.937.197.237.5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300" table:style-name="ce1">
            <text:p>100063300</text:p>
          </table:table-cell>
          <table:table-cell office:value-type="string" table:style-name="ce1">
            <text:p>ESCUELA N° 15 NTRA.SRA.DEL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ROCA 24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36817380316" table:style-name="ce2">
            <text:p>-284.736.817.380.316</text:p>
          </table:table-cell>
          <table:table-cell office:value-type="float" office:value="-65790726755731" table:style-name="ce2">
            <text:p>-65.790.726.755.7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400" table:style-name="ce1">
            <text:p>100063400</text:p>
          </table:table-cell>
          <table:table-cell office:value-type="string" table:style-name="ce1">
            <text:p>I.E.S. JUAN MANUEL CHAVAR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TA BOTELLO 553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4533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84723430899771" table:style-name="ce2">
            <text:p>-284.723.430.899.771</text:p>
          </table:table-cell>
          <table:table-cell office:value-type="float" office:value="-657791332163462" table:style-name="ce2">
            <text:p>-657.791.332.163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800" table:style-name="ce1">
            <text:p>100063800</text:p>
          </table:table-cell>
          <table:table-cell office:value-type="string" table:style-name="ce1">
            <text:p>ESCUELA N° 290 GOBERNACION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16 DE AGOSTO S/Nº CENTR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68022700000049" table:style-name="ce2">
            <text:p>-268.022.700.000.049</text:p>
          </table:table-cell>
          <table:table-cell office:value-type="float" office:value="-6606925" table:style-name="ce2">
            <text:p>-6.60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3900" table:style-name="ce1">
            <text:p>100063900</text:p>
          </table:table-cell>
          <table:table-cell office:value-type="string" table:style-name="ce1">
            <text:p>ESCUELA N° 3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NOR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6780550000005" table:style-name="ce2">
            <text:p>-26.780.550.000.005</text:p>
          </table:table-cell>
          <table:table-cell office:value-type="float" office:value="-660632" table:style-name="ce2">
            <text:p>-660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000" table:style-name="ce1">
            <text:p>100064000</text:p>
          </table:table-cell>
          <table:table-cell office:value-type="string" table:style-name="ce1">
            <text:p>ESCUELA PROVINCIAL DE EDUCACION TECNICA N°13 GRAL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4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68022700000049" table:style-name="ce2">
            <text:p>-268.022.700.000.049</text:p>
          </table:table-cell>
          <table:table-cell office:value-type="float" office:value="-6606925" table:style-name="ce2">
            <text:p>-6.60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200" table:style-name="ce1">
            <text:p>100064200</text:p>
          </table:table-cell>
          <table:table-cell office:value-type="string" table:style-name="ce1">
            <text:p>COLEGIO PRIVADO JUAN CAYETANO BIANCH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QUIU 735</text:p>
          </table:table-cell>
          <table:table-cell office:value-type="string" table:style-name="ce1">
            <text:p>K5321</text:p>
          </table:table-cell>
          <table:table-cell office:value-type="string" table:style-name="ce1">
            <text:p>492130/1</text:p>
          </table:table-cell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1" table:style-name="ce1">
            <text:p>41</text:p>
          </table:table-cell>
          <table:table-cell office:value-type="float" office:value="-2817549468" table:style-name="ce2">
            <text:p>-2.817.549.468</text:p>
          </table:table-cell>
          <table:table-cell office:value-type="float" office:value="-6621229954" table:style-name="ce2">
            <text:p>-6.621.229.9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300" table:style-name="ce1">
            <text:p>100064300</text:p>
          </table:table-cell>
          <table:table-cell office:value-type="string" table:style-name="ce1">
            <text:p>ESCUELA N° 284 DOMINGO F.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 OESTE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5984800000039" table:style-name="ce2">
            <text:p>-285.984.800.000.039</text:p>
          </table:table-cell>
          <table:table-cell office:value-type="float" office:value="-6590501" table:style-name="ce2">
            <text:p>-6.590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400" table:style-name="ce1">
            <text:p>100064400</text:p>
          </table:table-cell>
          <table:table-cell office:value-type="string" table:style-name="ce1">
            <text:p>ESCUELA N° 277 NICOLÁ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PSO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TAPS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4014100000041" table:style-name="ce2">
            <text:p>-284.014.100.000.041</text:p>
          </table:table-cell>
          <table:table-cell office:value-type="float" office:value="-6510193" table:style-name="ce2">
            <text:p>-6.510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0" table:style-name="ce1">
            <text:p>100064500</text:p>
          </table:table-cell>
          <table:table-cell office:value-type="string" table:style-name="ce1">
            <text:p>ESCUELA SECUNDARIA N°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 TAPS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TAPS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014251586" table:style-name="ce2">
            <text:p>-284.014.251.586</text:p>
          </table:table-cell>
          <table:table-cell office:value-type="float" office:value="-651019913188" table:style-name="ce2">
            <text:p>-651.019.913.1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1" table:style-name="ce1">
            <text:p>100064501</text:p>
          </table:table-cell>
          <table:table-cell office:value-type="string" table:style-name="ce1">
            <text:p>ESCUELA N° 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UERTA DE MOLLE YA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79866115" table:style-name="ce2">
            <text:p>-284.479.866.115</text:p>
          </table:table-cell>
          <table:table-cell office:value-type="float" office:value="-652657179935" table:style-name="ce2">
            <text:p>-652.657.179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2" table:style-name="ce1">
            <text:p>100064502</text:p>
          </table:table-cell>
          <table:table-cell office:value-type="string" table:style-name="ce1">
            <text:p>ESCUELA N° 1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LONIA DE ACHAL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690917" table:style-name="ce2">
            <text:p>-2.844.690.917</text:p>
          </table:table-cell>
          <table:table-cell office:value-type="float" office:value="-6510011721" table:style-name="ce2">
            <text:p>-6.510.011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3" table:style-name="ce1">
            <text:p>100064503</text:p>
          </table:table-cell>
          <table:table-cell office:value-type="string" table:style-name="ce1">
            <text:p>ESCUELA N° 2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HAÑAR LAGUN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0001255" table:style-name="ce2">
            <text:p>-2.850.001.255</text:p>
          </table:table-cell>
          <table:table-cell office:value-type="float" office:value="-6513175705" table:style-name="ce2">
            <text:p>-6.513.175.7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4" table:style-name="ce1">
            <text:p>100064504</text:p>
          </table:table-cell>
          <table:table-cell office:value-type="string" table:style-name="ce1">
            <text:p>ESCUELA N° 277 NICOLÁ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APS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023628" table:style-name="ce2">
            <text:p>-284.023.628</text:p>
          </table:table-cell>
          <table:table-cell office:value-type="float" office:value="-650953522" table:style-name="ce2">
            <text:p>-650.953.5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5" table:style-name="ce1">
            <text:p>100064505</text:p>
          </table:table-cell>
          <table:table-cell office:value-type="string" table:style-name="ce1">
            <text:p>ESCUELA N° 332 FRANCISCA OFELIA PACHECO DE CASTELL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MORTERO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34320000004" table:style-name="ce2">
            <text:p>-28.434.320.000.004</text:p>
          </table:table-cell>
          <table:table-cell office:value-type="float" office:value="-6516695" table:style-name="ce2">
            <text:p>-6.516.6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6" table:style-name="ce1">
            <text:p>100064506</text:p>
          </table:table-cell>
          <table:table-cell office:value-type="string" table:style-name="ce1">
            <text:p>ESCUELA N° 3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CALER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658216" table:style-name="ce2">
            <text:p>-284.658.216</text:p>
          </table:table-cell>
          <table:table-cell office:value-type="float" office:value="-6519855998" table:style-name="ce2">
            <text:p>-6.519.855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7" table:style-name="ce1">
            <text:p>100064507</text:p>
          </table:table-cell>
          <table:table-cell office:value-type="string" table:style-name="ce1">
            <text:p>ESCUELA N° 380 DR. MANUEL TAPIA A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CHAL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747800000041" table:style-name="ce2">
            <text:p>-283.747.800.000.041</text:p>
          </table:table-cell>
          <table:table-cell office:value-type="float" office:value="-6515865" table:style-name="ce2">
            <text:p>-6.515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8" table:style-name="ce1">
            <text:p>100064508</text:p>
          </table:table-cell>
          <table:table-cell office:value-type="string" table:style-name="ce1">
            <text:p>ESCUELA N° 381 PEDRO CALIXTO BUSTAMAN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OSORES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768210429" table:style-name="ce2">
            <text:p>-283.768.210.429</text:p>
          </table:table-cell>
          <table:table-cell office:value-type="float" office:value="-652930095785" table:style-name="ce2">
            <text:p>-652.930.095.7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509" table:style-name="ce1">
            <text:p>100064509</text:p>
          </table:table-cell>
          <table:table-cell office:value-type="string" table:style-name="ce1">
            <text:p>ESCUELA N° 441 EJERCITO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YAPAS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343900000041" table:style-name="ce2">
            <text:p>-283.343.900.000.041</text:p>
          </table:table-cell>
          <table:table-cell office:value-type="float" office:value="-652066" table:style-name="ce2">
            <text:p>-652.0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600" table:style-name="ce1">
            <text:p>100064600</text:p>
          </table:table-cell>
          <table:table-cell office:value-type="string" table:style-name="ce1">
            <text:p>ESCUELA N° 4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EÑAS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LAS PEÑ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481830162" table:style-name="ce2">
            <text:p>-29.481.830.162</text:p>
          </table:table-cell>
          <table:table-cell office:value-type="float" office:value="-655237322836" table:style-name="ce2">
            <text:p>-655.237.322.8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700" table:style-name="ce1">
            <text:p>100064700</text:p>
          </table:table-cell>
          <table:table-cell office:value-type="string" table:style-name="ce1">
            <text:p>ESCUELA N° 2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RTEZUELO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EL PORTEZUEL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693759383" table:style-name="ce2">
            <text:p>-284.693.759.383</text:p>
          </table:table-cell>
          <table:table-cell office:value-type="float" office:value="-656387094216" table:style-name="ce2">
            <text:p>-656.387.094.2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800" table:style-name="ce1">
            <text:p>100064800</text:p>
          </table:table-cell>
          <table:table-cell office:value-type="string" table:style-name="ce1">
            <text:p>ESCUELA N° 202 WILFRID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NAVARRO S/N VILLA BEATRIZ SANTA ROS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4533136" table:style-name="ce2">
            <text:p>-2.844.533.136</text:p>
          </table:table-cell>
          <table:table-cell office:value-type="float" office:value="-6570661664" table:style-name="ce2">
            <text:p>-6.570.661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900" table:style-name="ce1">
            <text:p>100064900</text:p>
          </table:table-cell>
          <table:table-cell office:value-type="string" table:style-name="ce1">
            <text:p>ESCUELA SECUNDARIA N°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BRO.DR.JOSE JOAQUIN ACUÑA 790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VILLA DOLORE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44536364" table:style-name="ce2">
            <text:p>-2.844.536.364</text:p>
          </table:table-cell>
          <table:table-cell office:value-type="float" office:value="-6570708865" table:style-name="ce2">
            <text:p>-6.570.708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901" table:style-name="ce1">
            <text:p>100064901</text:p>
          </table:table-cell>
          <table:table-cell office:value-type="string" table:style-name="ce1">
            <text:p>ESCUELA N° 272 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VILLA DOLORE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533136" table:style-name="ce2">
            <text:p>-2.844.533.136</text:p>
          </table:table-cell>
          <table:table-cell office:value-type="float" office:value="-6570661664" table:style-name="ce2">
            <text:p>-6.570.661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4902" table:style-name="ce1">
            <text:p>100064902</text:p>
          </table:table-cell>
          <table:table-cell office:value-type="string" table:style-name="ce1">
            <text:p>ESCUELA N° 272 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DOLORE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536364" table:style-name="ce2">
            <text:p>-2.844.536.364</text:p>
          </table:table-cell>
          <table:table-cell office:value-type="float" office:value="-6570708865" table:style-name="ce2">
            <text:p>-6.570.708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000" table:style-name="ce1">
            <text:p>100065000</text:p>
          </table:table-cell>
          <table:table-cell office:value-type="string" table:style-name="ce1">
            <text:p>ESCUELA N° 229 DR.GUILLERMO COR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VERGARA S/N EL BAÑAD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EL BAÑAD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598432002122" table:style-name="ce2">
            <text:p>-284.598.432.002.122</text:p>
          </table:table-cell>
          <table:table-cell office:value-type="float" office:value="-657225372748655" table:style-name="ce2">
            <text:p>-657.225.372.748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100" table:style-name="ce1">
            <text:p>100065100</text:p>
          </table:table-cell>
          <table:table-cell office:value-type="string" table:style-name="ce1">
            <text:p>ESCUELA N° 366 PROVINCIA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ESQUIU 730 76 VIVIENDA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1" table:style-name="ce1">
            <text:p>41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0" table:style-name="ce1">
            <text:p>100065200</text:p>
          </table:table-cell>
          <table:table-cell office:value-type="string" table:style-name="ce1">
            <text:p>ESCUELA SECUNDARIA N°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ESQUIU 730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EL BAÑAD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4598432002122" table:style-name="ce2">
            <text:p>-284.598.432.002.122</text:p>
          </table:table-cell>
          <table:table-cell office:value-type="float" office:value="-657225372748655" table:style-name="ce2">
            <text:p>-657.225.372.748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1" table:style-name="ce1">
            <text:p>100065201</text:p>
          </table:table-cell>
          <table:table-cell office:value-type="string" table:style-name="ce1">
            <text:p>ESCUELA N° 229 DR.GUILLERMO COR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BAÑAD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138481803" table:style-name="ce2">
            <text:p>-285.138.481.803</text:p>
          </table:table-cell>
          <table:table-cell office:value-type="float" office:value="-657619933981" table:style-name="ce2">
            <text:p>-657.619.933.9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2" table:style-name="ce1">
            <text:p>100065202</text:p>
          </table:table-cell>
          <table:table-cell office:value-type="string" table:style-name="ce1">
            <text:p>ESCUELA N° 229 DR.GUILLERMO COR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BAÑAD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66111" table:style-name="ce2">
            <text:p>-28.466.111</text:p>
          </table:table-cell>
          <table:table-cell office:value-type="float" office:value="-65718889" table:style-name="ce2">
            <text:p>-65.718.8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3" table:style-name="ce1">
            <text:p>100065203</text:p>
          </table:table-cell>
          <table:table-cell office:value-type="string" table:style-name="ce1">
            <text:p>ESCUELA N° 2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ORTEZUEL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666691" table:style-name="ce2">
            <text:p>-284.666.691</text:p>
          </table:table-cell>
          <table:table-cell office:value-type="float" office:value="-656333313" table:style-name="ce2">
            <text:p>-656.333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4" table:style-name="ce1">
            <text:p>100065204</text:p>
          </table:table-cell>
          <table:table-cell office:value-type="string" table:style-name="ce1">
            <text:p>ESCUELA N° 246 CORONEL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HUAYCAM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14720000004" table:style-name="ce2">
            <text:p>-28.514.720.000.004</text:p>
          </table:table-cell>
          <table:table-cell office:value-type="float" office:value="-656713" table:style-name="ce2">
            <text:p>-656.7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5" table:style-name="ce1">
            <text:p>100065205</text:p>
          </table:table-cell>
          <table:table-cell office:value-type="string" table:style-name="ce1">
            <text:p>ESCUELA N° 366 PROVINCIA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92062" table:style-name="ce2">
            <text:p>-284.492.062</text:p>
          </table:table-cell>
          <table:table-cell office:value-type="float" office:value="-657261238" table:style-name="ce2">
            <text:p>-657.261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206" table:style-name="ce1">
            <text:p>100065206</text:p>
          </table:table-cell>
          <table:table-cell office:value-type="string" table:style-name="ce1">
            <text:p>ESCUELA N° 367 MIDEMIA TAIRE DE TAI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TA CRUZ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0132181" table:style-name="ce2">
            <text:p>-2.850.132.181</text:p>
          </table:table-cell>
          <table:table-cell office:value-type="float" office:value="-6566844763" table:style-name="ce2">
            <text:p>-6.566.844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400" table:style-name="ce1">
            <text:p>100065400</text:p>
          </table:table-cell>
          <table:table-cell office:value-type="string" table:style-name="ce1">
            <text:p>ESCUELA N° 78 GDOR. JUAN LEÓN CÓ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ESTANCIT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LA ESTANCIT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8203600000038" table:style-name="ce2">
            <text:p>-288.203.600.000.038</text:p>
          </table:table-cell>
          <table:table-cell office:value-type="float" office:value="-6543609" table:style-name="ce2">
            <text:p>-6.543.6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500" table:style-name="ce1">
            <text:p>100065500</text:p>
          </table:table-cell>
          <table:table-cell office:value-type="string" table:style-name="ce1">
            <text:p>ESCUELA N° 249 PTE.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CASTI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CASTI</text:p>
          </table:table-cell>
          <table:table-cell office:value-type="string" table:style-name="ce1">
            <text:p>ANCASTI</text:p>
          </table:table-cell>
          <table:table-cell office:value-type="string" table:style-name="ce1">
            <text:p>shily2669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8116821705" table:style-name="ce2">
            <text:p>-288.116.821.705</text:p>
          </table:table-cell>
          <table:table-cell office:value-type="float" office:value="-65501058052" table:style-name="ce2">
            <text:p>-65.501.058.0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600" table:style-name="ce1">
            <text:p>100065600</text:p>
          </table:table-cell>
          <table:table-cell office:value-type="string" table:style-name="ce1">
            <text:p>ESCUELA N° 3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YERBA BUEN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YERBA BUEN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9005746621" table:style-name="ce2">
            <text:p>-29.005.746.621</text:p>
          </table:table-cell>
          <table:table-cell office:value-type="float" office:value="-65463509496" table:style-name="ce2">
            <text:p>-65.463.509.4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700" table:style-name="ce1">
            <text:p>100065700</text:p>
          </table:table-cell>
          <table:table-cell office:value-type="string" table:style-name="ce1">
            <text:p>ESCUELA N° 1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LOMA YAC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PALOMA YA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0076708026" table:style-name="ce2">
            <text:p>-270.076.708.026</text:p>
          </table:table-cell>
          <table:table-cell office:value-type="float" office:value="-665329824653" table:style-name="ce2">
            <text:p>-665.329.824.6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800" table:style-name="ce1">
            <text:p>100065800</text:p>
          </table:table-cell>
          <table:table-cell office:value-type="string" table:style-name="ce1">
            <text:p>ESCUELA SECUNDARIA N°9 GRAL.GUILLERMO BRI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9 Y 1 COLONIA NUEVA CONET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LONIA NUEVA 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6896636" table:style-name="ce2">
            <text:p>-2.856.896.636</text:p>
          </table:table-cell>
          <table:table-cell office:value-type="float" office:value="-6583926889" table:style-name="ce2">
            <text:p>-6.583.926.8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801" table:style-name="ce1">
            <text:p>100065801</text:p>
          </table:table-cell>
          <table:table-cell office:value-type="string" table:style-name="ce1">
            <text:p>ESCUELA N°32 GRAL.JUAN JOSE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LONIA DEL VALLE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205950282" table:style-name="ce2">
            <text:p>-286.205.950.282</text:p>
          </table:table-cell>
          <table:table-cell office:value-type="float" office:value="-658582040069" table:style-name="ce2">
            <text:p>-658.582.040.0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802" table:style-name="ce1">
            <text:p>100065802</text:p>
          </table:table-cell>
          <table:table-cell office:value-type="string" table:style-name="ce1">
            <text:p>ESCUELA N° 29 AUTONOMÍ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LONIA NUEVA 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6896636" table:style-name="ce2">
            <text:p>-2.856.896.636</text:p>
          </table:table-cell>
          <table:table-cell office:value-type="float" office:value="-6583926889" table:style-name="ce2">
            <text:p>-6.583.926.8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803" table:style-name="ce1">
            <text:p>100065803</text:p>
          </table:table-cell>
          <table:table-cell office:value-type="string" table:style-name="ce1">
            <text:p>ESCUELA N°32 GRAL.JUAN JOSE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LONIA DEL VALLE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549065535" table:style-name="ce2">
            <text:p>-286.549.065.535</text:p>
          </table:table-cell>
          <table:table-cell office:value-type="float" office:value="-658680580755" table:style-name="ce2">
            <text:p>-658.680.580.7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804" table:style-name="ce1">
            <text:p>100065804</text:p>
          </table:table-cell>
          <table:table-cell office:value-type="string" table:style-name="ce1">
            <text:p>ESCUELA N° 2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PARAGUAY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348300000039" table:style-name="ce2">
            <text:p>-286.348.300.000.039</text:p>
          </table:table-cell>
          <table:table-cell office:value-type="float" office:value="-6582516" table:style-name="ce2">
            <text:p>-6.582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5805" table:style-name="ce1">
            <text:p>100065805</text:p>
          </table:table-cell>
          <table:table-cell office:value-type="string" table:style-name="ce1">
            <text:p>ESCUELA N°4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ISI HUASI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975200000039" table:style-name="ce2">
            <text:p>-286.975.200.000.039</text:p>
          </table:table-cell>
          <table:table-cell office:value-type="float" office:value="-6582864" table:style-name="ce2">
            <text:p>-6.582.8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0" table:style-name="ce1">
            <text:p>100066000</text:p>
          </table:table-cell>
          <table:table-cell office:value-type="string" table:style-name="ce1">
            <text:p>ESCUELA SECUNDARIA N°20 ALTE. 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ESTRA JUANA S. PEREA DE NIEVA 95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39216185" table:style-name="ce2">
            <text:p>-2.839.216.185</text:p>
          </table:table-cell>
          <table:table-cell office:value-type="float" office:value="-6621778365" table:style-name="ce2">
            <text:p>-6.621.778.3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1" table:style-name="ce1">
            <text:p>100066001</text:p>
          </table:table-cell>
          <table:table-cell office:value-type="string" table:style-name="ce1">
            <text:p>ESCUELA N° 3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JONAL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EL PAJONA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8372663" table:style-name="ce2">
            <text:p>-28.372.663</text:p>
          </table:table-cell>
          <table:table-cell office:value-type="float" office:value="-66294402" table:style-name="ce2">
            <text:p>-66.294.4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3" table:style-name="ce1">
            <text:p>100066003</text:p>
          </table:table-cell>
          <table:table-cell office:value-type="string" table:style-name="ce1">
            <text:p>ESCUELA N°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CIENAGOS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84960000004" table:style-name="ce2">
            <text:p>-28.484.960.000.004</text:p>
          </table:table-cell>
          <table:table-cell office:value-type="float" office:value="-6616788" table:style-name="ce2">
            <text:p>-6.616.7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4" table:style-name="ce1">
            <text:p>100066004</text:p>
          </table:table-cell>
          <table:table-cell office:value-type="string" table:style-name="ce1">
            <text:p>ESCUELA N° 6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LDE DE LA PAMPA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3781745" table:style-name="ce2">
            <text:p>-2.833.781.745</text:p>
          </table:table-cell>
          <table:table-cell office:value-type="float" office:value="-6654987231" table:style-name="ce2">
            <text:p>-6.654.987.23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5" table:style-name="ce1">
            <text:p>100066005</text:p>
          </table:table-cell>
          <table:table-cell office:value-type="string" table:style-name="ce1">
            <text:p>ESCUELA N° 1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ADERERA SAN ANTONI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874700000042" table:style-name="ce2">
            <text:p>-281.874.700.000.042</text:p>
          </table:table-cell>
          <table:table-cell office:value-type="float" office:value="-6639077" table:style-name="ce2">
            <text:p>-6.639.0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6" table:style-name="ce1">
            <text:p>100066006</text:p>
          </table:table-cell>
          <table:table-cell office:value-type="string" table:style-name="ce1">
            <text:p>ESCUELA N° 294 PCIA.DE LA RIO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996601" table:style-name="ce2">
            <text:p>-283.996.601</text:p>
          </table:table-cell>
          <table:table-cell office:value-type="float" office:value="-662173462" table:style-name="ce2">
            <text:p>-662.173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7" table:style-name="ce1">
            <text:p>100066007</text:p>
          </table:table-cell>
          <table:table-cell office:value-type="string" table:style-name="ce1">
            <text:p>ESCUELA N° 3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PAJONA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721905" table:style-name="ce2">
            <text:p>-283.721.905</text:p>
          </table:table-cell>
          <table:table-cell office:value-type="float" office:value="-662969971" table:style-name="ce2">
            <text:p>-662.969.9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008" table:style-name="ce1">
            <text:p>100066008</text:p>
          </table:table-cell>
          <table:table-cell office:value-type="string" table:style-name="ce1">
            <text:p>ESCUELA N°165 - ANEXO GUANACO Y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GUANACO YAC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7872674" table:style-name="ce2">
            <text:p>-2.817.872.674</text:p>
          </table:table-cell>
          <table:table-cell office:value-type="float" office:value="-6647875932" table:style-name="ce2">
            <text:p>-6.647.875.9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100" table:style-name="ce1">
            <text:p>100066100</text:p>
          </table:table-cell>
          <table:table-cell office:value-type="string" table:style-name="ce1">
            <text:p>ESCUELA N° 395 MARÍA DEL ROSARI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VIL S/Nº VILLA VIL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VILLA VIL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75764423088" table:style-name="ce2">
            <text:p>-275.764.423.088</text:p>
          </table:table-cell>
          <table:table-cell office:value-type="float" office:value="-662491090435" table:style-name="ce2">
            <text:p>-662.491.090.4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200" table:style-name="ce1">
            <text:p>100066200</text:p>
          </table:table-cell>
          <table:table-cell office:value-type="string" table:style-name="ce1">
            <text:p>ESCUELA N°4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ILAGRO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EL MILAGR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8474037076" table:style-name="ce2">
            <text:p>-288.474.037.076</text:p>
          </table:table-cell>
          <table:table-cell office:value-type="float" office:value="-659053936623" table:style-name="ce2">
            <text:p>-659.053.936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300" table:style-name="ce1">
            <text:p>100066300</text:p>
          </table:table-cell>
          <table:table-cell office:value-type="string" table:style-name="ce1">
            <text:p>ESCUELA N° 239 JESUS MARIA SE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ABLO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SAN PABL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7015800000039" table:style-name="ce2">
            <text:p>-287.015.800.000.039</text:p>
          </table:table-cell>
          <table:table-cell office:value-type="float" office:value="-6603578" table:style-name="ce2">
            <text:p>-6.603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400" table:style-name="ce1">
            <text:p>100066400</text:p>
          </table:table-cell>
          <table:table-cell office:value-type="string" table:style-name="ce1">
            <text:p>ESCUELA N°2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4418418" table:style-name="ce2">
            <text:p>-2.874.418.418</text:p>
          </table:table-cell>
          <table:table-cell office:value-type="float" office:value="-661246224" table:style-name="ce2">
            <text:p>-661.246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500" table:style-name="ce1">
            <text:p>100066500</text:p>
          </table:table-cell>
          <table:table-cell office:value-type="string" table:style-name="ce1">
            <text:p>ESCUELA N° 36 PAULA ALBARRACI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BLICA S/N B° ESPAÑA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office:value-type="string" table:style-name="ce1">
            <text:p>HUILLAPIMAESC36@HOTMAIL.COM</text:p>
          </table:table-cell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7381000000038" table:style-name="ce2">
            <text:p>-287.381.000.000.038</text:p>
          </table:table-cell>
          <table:table-cell office:value-type="float" office:value="-6596711" table:style-name="ce2">
            <text:p>-6.596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6800" table:style-name="ce1">
            <text:p>100066800</text:p>
          </table:table-cell>
          <table:table-cell office:value-type="string" table:style-name="ce1">
            <text:p>ESCUELA DE ADULTOS N° 74 (ESC.N°290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6 DE AGOSTO S/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68022700000049" table:style-name="ce2">
            <text:p>-268.022.700.000.049</text:p>
          </table:table-cell>
          <table:table-cell office:value-type="float" office:value="-6606925" table:style-name="ce2">
            <text:p>-6.60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000" table:style-name="ce1">
            <text:p>100067000</text:p>
          </table:table-cell>
          <table:table-cell office:value-type="string" table:style-name="ce1">
            <text:p>ESCUELA N° 2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ARAGUAY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LA PARAGUAY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348300000039" table:style-name="ce2">
            <text:p>-286.348.300.000.039</text:p>
          </table:table-cell>
          <table:table-cell office:value-type="float" office:value="-6582516" table:style-name="ce2">
            <text:p>-6.582.5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100" table:style-name="ce1">
            <text:p>100067100</text:p>
          </table:table-cell>
          <table:table-cell office:value-type="string" table:style-name="ce1">
            <text:p>ESCUELA N° 416 GREGORIA MATOR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NGELES VILLA NORTE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LOS ANGEL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4528690747" table:style-name="ce2">
            <text:p>-284.528.690.747</text:p>
          </table:table-cell>
          <table:table-cell office:value-type="float" office:value="-659508404394" table:style-name="ce2">
            <text:p>-659.508.404.3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200" table:style-name="ce1">
            <text:p>100067200</text:p>
          </table:table-cell>
          <table:table-cell office:value-type="string" table:style-name="ce1">
            <text:p>ESCUELA N° 22 SARGENTO MARIO A CISN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AÑADO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EL BAÑAD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6205067126" table:style-name="ce2">
            <text:p>-286.205.067.126</text:p>
          </table:table-cell>
          <table:table-cell office:value-type="float" office:value="-658582136552" table:style-name="ce2">
            <text:p>-658.582.136.5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300" table:style-name="ce1">
            <text:p>100067300</text:p>
          </table:table-cell>
          <table:table-cell office:value-type="string" table:style-name="ce1">
            <text:p>ESCUELA SECUNDARIA N°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59536785" table:style-name="ce2">
            <text:p>-2.859.536.785</text:p>
          </table:table-cell>
          <table:table-cell office:value-type="float" office:value="-6590080706" table:style-name="ce2">
            <text:p>-6.590.080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301" table:style-name="ce1">
            <text:p>100067301</text:p>
          </table:table-cell>
          <table:table-cell office:value-type="string" table:style-name="ce1">
            <text:p>ESCUELA N° 284 DOMINGO F.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7997557" table:style-name="ce2">
            <text:p>-2.857.997.557</text:p>
          </table:table-cell>
          <table:table-cell office:value-type="float" office:value="-6588834929" table:style-name="ce2">
            <text:p>-6.588.834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302" table:style-name="ce1">
            <text:p>100067302</text:p>
          </table:table-cell>
          <table:table-cell office:value-type="string" table:style-name="ce1">
            <text:p>ESCUELA N° 284 DOMINGO F.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984800000039" table:style-name="ce2">
            <text:p>-285.984.800.000.039</text:p>
          </table:table-cell>
          <table:table-cell office:value-type="float" office:value="-6590501" table:style-name="ce2">
            <text:p>-6.590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303" table:style-name="ce1">
            <text:p>100067303</text:p>
          </table:table-cell>
          <table:table-cell office:value-type="string" table:style-name="ce1">
            <text:p>ESCUELA N°374 ORG.DE LOS ESTADOS AMERIC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ANGEL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5293216" table:style-name="ce2">
            <text:p>-2.845.293.216</text:p>
          </table:table-cell>
          <table:table-cell office:value-type="float" office:value="-6595069749" table:style-name="ce2">
            <text:p>-6.595.069.7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304" table:style-name="ce1">
            <text:p>100067304</text:p>
          </table:table-cell>
          <table:table-cell office:value-type="string" table:style-name="ce1">
            <text:p>ESCUELA N° 416 GREGORIA MATORR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OS ANGELES VILLA NORTE</text:p>
          </table:table-cell>
          <table:table-cell table:number-columns-repeated="2" table:style-name="ce1"/>
          <table:table-cell office:value-type="string" table:style-name="ce1">
            <text:p>LOS ANGEL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5293216" table:style-name="ce2">
            <text:p>-2.845.293.216</text:p>
          </table:table-cell>
          <table:table-cell office:value-type="float" office:value="-6595069749" table:style-name="ce2">
            <text:p>-6.595.069.7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305" table:style-name="ce1">
            <text:p>100067305</text:p>
          </table:table-cell>
          <table:table-cell office:value-type="string" table:style-name="ce1">
            <text:p>ESCUELA NRO. 4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IRAFLORES ESTE</text:p>
          </table:table-cell>
          <table:table-cell table:number-columns-repeated="2"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984800000039" table:style-name="ce2">
            <text:p>-285.984.800.000.039</text:p>
          </table:table-cell>
          <table:table-cell office:value-type="float" office:value="-6590501" table:style-name="ce2">
            <text:p>-6.590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400" table:style-name="ce1">
            <text:p>100067400</text:p>
          </table:table-cell>
          <table:table-cell office:value-type="string" table:style-name="ce1">
            <text:p>ESCUELA N° 380 DR. MANUEL TAPIA A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HALCO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ACHAL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3747800000041" table:style-name="ce2">
            <text:p>-283.747.800.000.041</text:p>
          </table:table-cell>
          <table:table-cell office:value-type="float" office:value="-6515865" table:style-name="ce2">
            <text:p>-6.515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500" table:style-name="ce1">
            <text:p>100067500</text:p>
          </table:table-cell>
          <table:table-cell office:value-type="string" table:style-name="ce1">
            <text:p>ESCUELA N° 3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DORAD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LA DO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924367346" table:style-name="ce2">
            <text:p>-2.924.367.346</text:p>
          </table:table-cell>
          <table:table-cell office:value-type="float" office:value="-654824838051" table:style-name="ce2">
            <text:p>-654.824.838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600" table:style-name="ce1">
            <text:p>100067600</text:p>
          </table:table-cell>
          <table:table-cell office:value-type="string" table:style-name="ce1">
            <text:p>ESCUELA Nº 385 HONORATO ORT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O DEL MISTOLIT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RIO DEL MISTOLIT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3385100000034" table:style-name="ce2">
            <text:p>-293.385.100.000.034</text:p>
          </table:table-cell>
          <table:table-cell office:value-type="float" office:value="-654949" table:style-name="ce2">
            <text:p>-654.9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700" table:style-name="ce1">
            <text:p>100067700</text:p>
          </table:table-cell>
          <table:table-cell office:value-type="string" table:style-name="ce1">
            <text:p>ESCUELA N° 3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7 CABALL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CABALL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0006100000037" table:style-name="ce2">
            <text:p>-290.006.100.000.037</text:p>
          </table:table-cell>
          <table:table-cell office:value-type="float" office:value="-6535047" table:style-name="ce2">
            <text:p>-6.535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800" table:style-name="ce1">
            <text:p>100067800</text:p>
          </table:table-cell>
          <table:table-cell office:value-type="string" table:style-name="ce1">
            <text:p>ESCUELA N° 2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7 SN RAMBLONES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RAMBLONE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91619400000035" table:style-name="ce2">
            <text:p>-291.619.400.000.035</text:p>
          </table:table-cell>
          <table:table-cell office:value-type="float" office:value="-6541074" table:style-name="ce2">
            <text:p>-6.541.0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7900" table:style-name="ce1">
            <text:p>100067900</text:p>
          </table:table-cell>
          <table:table-cell office:value-type="string" table:style-name="ce1">
            <text:p>ESCUELA N° 343 EL FUERTE DE ANDALGALÁ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LA AGUAD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56255226" table:style-name="ce2">
            <text:p>-2.756.255.226</text:p>
          </table:table-cell>
          <table:table-cell office:value-type="float" office:value="-6630570001" table:style-name="ce2">
            <text:p>-6.630.57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000" table:style-name="ce1">
            <text:p>100068000</text:p>
          </table:table-cell>
          <table:table-cell office:value-type="string" table:style-name="ce1">
            <text:p>ESCUELA NRO. 4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 ESTE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6026300000039" table:style-name="ce2">
            <text:p>-286.026.300.000.039</text:p>
          </table:table-cell>
          <table:table-cell office:value-type="float" office:value="-6589035" table:style-name="ce2">
            <text:p>-6.589.0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200" table:style-name="ce1">
            <text:p>100068200</text:p>
          </table:table-cell>
          <table:table-cell office:value-type="string" table:style-name="ce1">
            <text:p>ESCUELA SEDE N° 994 RIVADAVIA-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91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4714823560444" table:style-name="ce2">
            <text:p>-284.714.823.560.444</text:p>
          </table:table-cell>
          <table:table-cell office:value-type="float" office:value="-657799319138758" table:style-name="ce2">
            <text:p>-657.799.319.138.7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201" table:style-name="ce1">
            <text:p>100068201</text:p>
          </table:table-cell>
          <table:table-cell office:value-type="string" table:style-name="ce1">
            <text:p>SARMIENTO -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572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2978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202" table:style-name="ce1">
            <text:p>100068202</text:p>
          </table:table-cell>
          <table:table-cell office:value-type="string" table:style-name="ce1">
            <text:p>RITA VERA DE VILLARROE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URIT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300" table:style-name="ce1">
            <text:p>100068300</text:p>
          </table:table-cell>
          <table:table-cell office:value-type="string" table:style-name="ce1">
            <text:p>ESCUELA SEDE N° 257 CAPITAL FEDER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TE DE LUNA 1021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4785643289156" table:style-name="ce2">
            <text:p>-284.785.643.289.156</text:p>
          </table:table-cell>
          <table:table-cell office:value-type="float" office:value="-657727966532095" table:style-name="ce2">
            <text:p>-657.727.966.532.0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301" table:style-name="ce1">
            <text:p>100068301</text:p>
          </table:table-cell>
          <table:table-cell office:value-type="string" table:style-name="ce1">
            <text:p>GRAL.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157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302" table:style-name="ce1">
            <text:p>100068302</text:p>
          </table:table-cell>
          <table:table-cell office:value-type="string" table:style-name="ce1">
            <text:p>JAVIER CAST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LORIDA Y JUNI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303" table:style-name="ce1">
            <text:p>100068303</text:p>
          </table:table-cell>
          <table:table-cell office:value-type="string" table:style-name="ce1">
            <text:p>JUAN ALFONS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HIPOLITO YRIGOYEN 2005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304" table:style-name="ce1">
            <text:p>100068304</text:p>
          </table:table-cell>
          <table:table-cell office:value-type="string" table:style-name="ce1">
            <text:p>9 DE JUL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LVINAS ARGENTIN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0" table:style-name="ce1">
            <text:p>100068400</text:p>
          </table:table-cell>
          <table:table-cell office:value-type="string" table:style-name="ce1">
            <text:p>ESCUELA SEDE N°272 PROVINCIA DE CORRI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RSBITERO JOSE JOAQUIN ACUÑA 790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VILLA DOLORE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7411335663618" table:style-name="ce2">
            <text:p>-287.411.335.663.618</text:p>
          </table:table-cell>
          <table:table-cell office:value-type="float" office:value="-657630366708817" table:style-name="ce2">
            <text:p>-657.630.366.708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1" table:style-name="ce1">
            <text:p>100068401</text:p>
          </table:table-cell>
          <table:table-cell office:value-type="string" table:style-name="ce1">
            <text:p>ESCUELA N°3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LFONSO CARRIZO S/N POLCO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POLCO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169661092112" table:style-name="ce2">
            <text:p>-284.169.661.092.112</text:p>
          </table:table-cell>
          <table:table-cell office:value-type="float" office:value="-657156920556666" table:style-name="ce2">
            <text:p>-657.156.920.556.66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2" table:style-name="ce1">
            <text:p>100068402</text:p>
          </table:table-cell>
          <table:table-cell office:value-type="string" table:style-name="ce1">
            <text:p>ESCUELA Nº 245 EL PORTEZUE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RTEZUELO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EL PORTEZUEL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693202" table:style-name="ce2">
            <text:p>-284.693.202</text:p>
          </table:table-cell>
          <table:table-cell office:value-type="float" office:value="-6563854041" table:style-name="ce2">
            <text:p>-6.563.854.0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3" table:style-name="ce1">
            <text:p>100068403</text:p>
          </table:table-cell>
          <table:table-cell office:value-type="string" table:style-name="ce1">
            <text:p>DR. GUILLRMO CORR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OMAS A. VERGARA S/N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EL BAÑAD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598432002122" table:style-name="ce2">
            <text:p>-284.598.432.002.122</text:p>
          </table:table-cell>
          <table:table-cell office:value-type="float" office:value="-657225372748655" table:style-name="ce2">
            <text:p>-657.225.372.748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4" table:style-name="ce1">
            <text:p>100068404</text:p>
          </table:table-cell>
          <table:table-cell office:value-type="string" table:style-name="ce1">
            <text:p>WILFREDO ROJ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44533136" table:style-name="ce2">
            <text:p>-2.844.533.136</text:p>
          </table:table-cell>
          <table:table-cell office:value-type="float" office:value="-6570661664" table:style-name="ce2">
            <text:p>-6.570.661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5" table:style-name="ce1">
            <text:p>100068405</text:p>
          </table:table-cell>
          <table:table-cell office:value-type="string" table:style-name="ce1">
            <text:p>ESCUELA N°246 CORONEL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YCAMA</text:p>
          </table:table-cell>
          <table:table-cell office:value-type="string" table:style-name="ce1">
            <text:p>K4716</text:p>
          </table:table-cell>
          <table:table-cell office:value-type="string" table:style-name="ce1">
            <text:p>03833-15682135</text:p>
          </table:table-cell>
          <table:table-cell office:value-type="string" table:style-name="ce1">
            <text:p>HUAYCAM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4770978" table:style-name="ce2">
            <text:p>-2.874.770.978</text:p>
          </table:table-cell>
          <table:table-cell office:value-type="float" office:value="-6554767262" table:style-name="ce2">
            <text:p>-6.554.767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406" table:style-name="ce1">
            <text:p>100068406</text:p>
          </table:table-cell>
          <table:table-cell office:value-type="string" table:style-name="ce1">
            <text:p>ESCUELA N° 367 MIDEMIA TAIRE DE TAI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CRUZ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TA CRUZ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1165222" table:style-name="ce2">
            <text:p>-2.881.165.222</text:p>
          </table:table-cell>
          <table:table-cell office:value-type="float" office:value="-6550099983" table:style-name="ce2">
            <text:p>-6.550.099.9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500" table:style-name="ce1">
            <text:p>100068500</text:p>
          </table:table-cell>
          <table:table-cell office:value-type="string" table:style-name="ce1">
            <text:p>ESCUELA SEDE N°28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DR. RAUL SABAGH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90857043314818" table:style-name="ce2">
            <text:p>-290.857.043.314.818</text:p>
          </table:table-cell>
          <table:table-cell office:value-type="float" office:value="-651695020200507" table:style-name="ce2">
            <text:p>-651.695.020.200.5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501" table:style-name="ce1">
            <text:p>100068501</text:p>
          </table:table-cell>
          <table:table-cell office:value-type="string" table:style-name="ce1">
            <text:p>DR. VICENTE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Y PUEYRREDON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502" table:style-name="ce1">
            <text:p>100068502</text:p>
          </table:table-cell>
          <table:table-cell office:value-type="string" table:style-name="ce1">
            <text:p>ESCUELA Nª1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S/N RECRE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28032398" table:style-name="ce2">
            <text:p>-2.928.032.398</text:p>
          </table:table-cell>
          <table:table-cell office:value-type="float" office:value="-6506562182" table:style-name="ce2">
            <text:p>-6.506.562.1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600" table:style-name="ce1">
            <text:p>100068600</text:p>
          </table:table-cell>
          <table:table-cell office:value-type="string" table:style-name="ce1">
            <text:p>ESCUELA SEDE N° 1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ª HUAYRAPUNCO - 920 VIVIENDA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4656119208378" table:style-name="ce2">
            <text:p>-284.656.119.208.378</text:p>
          </table:table-cell>
          <table:table-cell office:value-type="float" office:value="-657953230995792" table:style-name="ce2">
            <text:p>-657.953.230.995.7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601" table:style-name="ce1">
            <text:p>100068601</text:p>
          </table:table-cell>
          <table:table-cell office:value-type="string" table:style-name="ce1">
            <text:p>DR ENRIQUE OCAMP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ARTIN ZUVIRI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602" table:style-name="ce1">
            <text:p>100068602</text:p>
          </table:table-cell>
          <table:table-cell office:value-type="string" table:style-name="ce1">
            <text:p>NACIONES UNID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VIRGEN DEL VALLE 995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603" table:style-name="ce1">
            <text:p>100068603</text:p>
          </table:table-cell>
          <table:table-cell office:value-type="string" table:style-name="ce1">
            <text:p>NUESTRA SRA. DEL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. ROCA 24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604" table:style-name="ce1">
            <text:p>100068604</text:p>
          </table:table-cell>
          <table:table-cell office:value-type="string" table:style-name="ce1">
            <text:p>PROVINCIA SANTIAGO DEL EST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DA 191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605" table:style-name="ce1">
            <text:p>100068605</text:p>
          </table:table-cell>
          <table:table-cell office:value-type="string" table:style-name="ce1">
            <text:p>ESCUELA Nº 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GUERO 23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4714684313" table:style-name="ce2">
            <text:p>-284.234.714.684.313</text:p>
          </table:table-cell>
          <table:table-cell office:value-type="float" office:value="-657239612284922" table:style-name="ce2">
            <text:p>-657.239.612.284.9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700" table:style-name="ce1">
            <text:p>100068700</text:p>
          </table:table-cell>
          <table:table-cell office:value-type="string" table:style-name="ce1">
            <text:p>ESCUELA SEDE N° 180 REPUBLIC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GUAY Y PUERTO RICO PARQUE AMERIC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4493165331924" table:style-name="ce2">
            <text:p>-284.493.165.331.924</text:p>
          </table:table-cell>
          <table:table-cell office:value-type="float" office:value="-657760096615261" table:style-name="ce2">
            <text:p>-657.760.096.615.26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701" table:style-name="ce1">
            <text:p>100068701</text:p>
          </table:table-cell>
          <table:table-cell office:value-type="string" table:style-name="ce1">
            <text:p>ESCUELA Nª182 LUIS LEOPOLDO FRAN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CARANDA S/N LOS CEIBO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702" table:style-name="ce1">
            <text:p>100068702</text:p>
          </table:table-cell>
          <table:table-cell office:value-type="string" table:style-name="ce1">
            <text:p>ESCUELA Nº 196 DR. ALFONSO MARIA DE LA VE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OS TEREBINTOS S/N LOS CEIBOS BARRIO LOS CEIBOS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15236982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800" table:style-name="ce1">
            <text:p>100068800</text:p>
          </table:table-cell>
          <table:table-cell office:value-type="string" table:style-name="ce1">
            <text:p>ESCUELA SEDE N° 16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LIBERTADOR II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694470021633" table:style-name="ce2">
            <text:p>-284.694.470.021.633</text:p>
          </table:table-cell>
          <table:table-cell office:value-type="float" office:value="-657745912863635" table:style-name="ce2">
            <text:p>-657.745.912.863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801" table:style-name="ce1">
            <text:p>100068801</text:p>
          </table:table-cell>
          <table:table-cell office:value-type="string" table:style-name="ce1">
            <text:p>ESCUELA N°199 SAN JORG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INO AUGIER S/N SAN JORG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0" table:style-name="ce1">
            <text:p>100068900</text:p>
          </table:table-cell>
          <table:table-cell office:value-type="string" table:style-name="ce1">
            <text:p>ESCUELA SEDE N° 7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58</text:p>
          </table:table-cell>
          <table:table-cell office:value-type="string" table:style-name="ce1">
            <text:p>K5340</text:p>
          </table:table-cell>
          <table:table-cell office:value-type="string" table:style-name="ce1">
            <text:p>03837-15470473</text:p>
          </table:table-cell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0808964069441" table:style-name="ce2">
            <text:p>-280.808.964.069.441</text:p>
          </table:table-cell>
          <table:table-cell office:value-type="float" office:value="-675610830668998" table:style-name="ce2">
            <text:p>-675.610.830.668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1" table:style-name="ce1">
            <text:p>100068901</text:p>
          </table:table-cell>
          <table:table-cell office:value-type="string" table:style-name="ce1">
            <text:p>ESCUELA N°259 - BERNARDINO RIVADAV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ROBLEDOS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LOS ROBLED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0608633029937" table:style-name="ce2">
            <text:p>-280.608.633.029.937</text:p>
          </table:table-cell>
          <table:table-cell office:value-type="float" office:value="-675800326027726" table:style-name="ce2">
            <text:p>-675.800.326.027.7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2" table:style-name="ce1">
            <text:p>100068902</text:p>
          </table:table-cell>
          <table:table-cell office:value-type="string" table:style-name="ce1">
            <text:p>PROVINCIA DE MISI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K5343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0352475589938" table:style-name="ce2">
            <text:p>-280.352.475.589.938</text:p>
          </table:table-cell>
          <table:table-cell office:value-type="float" office:value="-675876073715941" table:style-name="ce2">
            <text:p>-675.876.073.715.9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3" table:style-name="ce1">
            <text:p>100068903</text:p>
          </table:table-cell>
          <table:table-cell office:value-type="string" table:style-name="ce1">
            <text:p>ESCUELA N° 5 ADOLFO P.CAR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PIAPO 60 TINOGASTA</text:p>
          </table:table-cell>
          <table:table-cell office:value-type="string" table:style-name="ce1">
            <text:p>K5340</text:p>
          </table:table-cell>
          <table:table-cell office:value-type="string" table:style-name="ce1">
            <text:p>03837-420327</text:p>
          </table:table-cell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0843700000043" table:style-name="ce2">
            <text:p>-280.843.700.000.043</text:p>
          </table:table-cell>
          <table:table-cell office:value-type="float" office:value="-675756100000004" table:style-name="ce2">
            <text:p>-675.756.1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4" table:style-name="ce1">
            <text:p>100068904</text:p>
          </table:table-cell>
          <table:table-cell office:value-type="string" table:style-name="ce1">
            <text:p>ESCUELA N°13 - NICOLAS AVELLANEDA Y TU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SAN ROQUE</text:p>
          </table:table-cell>
          <table:table-cell office:value-type="string" table:style-name="ce1">
            <text:p>K5343</text:p>
          </table:table-cell>
          <table:table-cell table:style-name="ce1"/>
          <table:table-cell office:value-type="string" table:style-name="ce1">
            <text:p>VILLA SAN ROQU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0200200000043" table:style-name="ce2">
            <text:p>-280.200.200.000.043</text:p>
          </table:table-cell>
          <table:table-cell office:value-type="float" office:value="-676051700000004" table:style-name="ce2">
            <text:p>-676.051.7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5" table:style-name="ce1">
            <text:p>100068905</text:p>
          </table:table-cell>
          <table:table-cell office:value-type="string" table:style-name="ce1">
            <text:p>ESCUELA N°183 CLUBES ARGENTINOS DE SERVICIO-V ESC.FRONT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EL PROGRESO BARRIO EL PROGRESO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1315200000042" table:style-name="ce2">
            <text:p>-281.315.200.000.042</text:p>
          </table:table-cell>
          <table:table-cell office:value-type="float" office:value="-674976400000003" table:style-name="ce2">
            <text:p>-674.976.4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6" table:style-name="ce1">
            <text:p>100068906</text:p>
          </table:table-cell>
          <table:table-cell office:value-type="string" table:style-name="ce1">
            <text:p>LINDOR SOTOMAY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9602500000043" table:style-name="ce2">
            <text:p>-279.602.500.000.043</text:p>
          </table:table-cell>
          <table:table-cell office:value-type="float" office:value="-676320600000004" table:style-name="ce2">
            <text:p>-676.320.6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8907" table:style-name="ce1">
            <text:p>100068907</text:p>
          </table:table-cell>
          <table:table-cell office:value-type="string" table:style-name="ce1">
            <text:p>ESCUELA Nº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RINCIPAL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1781700000042" table:style-name="ce2">
            <text:p>-281.781.700.000.042</text:p>
          </table:table-cell>
          <table:table-cell office:value-type="float" office:value="-674874100000003" table:style-name="ce2">
            <text:p>-674.874.1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000" table:style-name="ce1">
            <text:p>100069000</text:p>
          </table:table-cell>
          <table:table-cell office:value-type="string" table:style-name="ce1">
            <text:p>ESCUELA SEDE N° 9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ÑEZ DEL PRADO Y RIVADAVIA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002" table:style-name="ce1">
            <text:p>100069002</text:p>
          </table:table-cell>
          <table:table-cell office:value-type="string" table:style-name="ce1">
            <text:p>GRAL.ISIDRO ARRO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C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HUAC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6146400000045" table:style-name="ce2">
            <text:p>-276.146.400.000.045</text:p>
          </table:table-cell>
          <table:table-cell office:value-type="float" office:value="-6633484" table:style-name="ce2">
            <text:p>-6.633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003" table:style-name="ce1">
            <text:p>100069003</text:p>
          </table:table-cell>
          <table:table-cell office:value-type="string" table:style-name="ce1">
            <text:p>ESCUELA N°218 - PROVINCIA DE SAN JUA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PROLONG. SUR S/N MALLI 2</text:p>
          </table:table-cell>
          <table:table-cell office:value-type="string" table:style-name="ce1">
            <text:p>K4741</text:p>
          </table:table-cell>
          <table:table-cell office:value-type="string" table:style-name="ce1">
            <text:p>03835-422648</text:p>
          </table:table-cell>
          <table:table-cell office:value-type="string" table:style-name="ce1">
            <text:p>MALLI 2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6045600000046" table:style-name="ce2">
            <text:p>-276.045.600.000.046</text:p>
          </table:table-cell>
          <table:table-cell office:value-type="float" office:value="-6632295" table:style-name="ce2">
            <text:p>-6.632.29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004" table:style-name="ce1">
            <text:p>100069004</text:p>
          </table:table-cell>
          <table:table-cell office:value-type="string" table:style-name="ce1">
            <text:p>ESCUELA N395 MARIA DEL ROSARI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VIL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VILLA VIL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5506300000046" table:style-name="ce2">
            <text:p>-275.506.300.000.046</text:p>
          </table:table-cell>
          <table:table-cell office:value-type="float" office:value="-6632849" table:style-name="ce2">
            <text:p>-6.632.8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0" table:style-name="ce1">
            <text:p>100069100</text:p>
          </table:table-cell>
          <table:table-cell office:value-type="string" table:style-name="ce1">
            <text:p>ESCUELA SEDE N° 1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692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838-20384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67051097707405" table:style-name="ce2">
            <text:p>-267.051.097.707.405</text:p>
          </table:table-cell>
          <table:table-cell office:value-type="float" office:value="-660547652901813" table:style-name="ce2">
            <text:p>-660.547.652.901.8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1" table:style-name="ce1">
            <text:p>100069101</text:p>
          </table:table-cell>
          <table:table-cell office:value-type="string" table:style-name="ce1">
            <text:p>PRESBITERO BAUDILIO VAZQ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67023753468854" table:style-name="ce2">
            <text:p>-267.023.753.468.854</text:p>
          </table:table-cell>
          <table:table-cell office:value-type="float" office:value="-660524890505405" table:style-name="ce2">
            <text:p>-660.524.890.505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2" table:style-name="ce1">
            <text:p>100069102</text:p>
          </table:table-cell>
          <table:table-cell office:value-type="string" table:style-name="ce1">
            <text:p>ESCUELA N°2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S/N EL RECRE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72164444" table:style-name="ce2">
            <text:p>-2.672.164.444</text:p>
          </table:table-cell>
          <table:table-cell office:value-type="float" office:value="-6605743549" table:style-name="ce2">
            <text:p>-6.605.743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3" table:style-name="ce1">
            <text:p>100069103</text:p>
          </table:table-cell>
          <table:table-cell office:value-type="string" table:style-name="ce1">
            <text:p>ESCUELA N° 2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MOJARRAS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AS MOJARRA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67109008" table:style-name="ce2">
            <text:p>-2.667.109.008</text:p>
          </table:table-cell>
          <table:table-cell office:value-type="float" office:value="-6606048684" table:style-name="ce2">
            <text:p>-6.606.048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4" table:style-name="ce1">
            <text:p>100069104</text:p>
          </table:table-cell>
          <table:table-cell office:value-type="string" table:style-name="ce1">
            <text:p>ESCUELA N° 2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RO HUASI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ORO HUASI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748950000005" table:style-name="ce2">
            <text:p>-26.748.950.000.005</text:p>
          </table:table-cell>
          <table:table-cell office:value-type="float" office:value="-6605519" table:style-name="ce2">
            <text:p>-6.605.5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5" table:style-name="ce1">
            <text:p>100069105</text:p>
          </table:table-cell>
          <table:table-cell office:value-type="string" table:style-name="ce1">
            <text:p>GOBERNACION DE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RAL JUAN D. PERO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8022700000049" table:style-name="ce2">
            <text:p>-268.022.700.000.049</text:p>
          </table:table-cell>
          <table:table-cell office:value-type="float" office:value="-6606925" table:style-name="ce2">
            <text:p>-6.60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6" table:style-name="ce1">
            <text:p>100069106</text:p>
          </table:table-cell>
          <table:table-cell office:value-type="string" table:style-name="ce1">
            <text:p>ESCUELA Nª319 ANGELICA RIVERO DE AGU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PAJANG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AMPAJANG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90891041" table:style-name="ce2">
            <text:p>-2.690.891.041</text:p>
          </table:table-cell>
          <table:table-cell office:value-type="float" office:value="-6608504817" table:style-name="ce2">
            <text:p>-6.608.504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7" table:style-name="ce1">
            <text:p>100069107</text:p>
          </table:table-cell>
          <table:table-cell office:value-type="string" table:style-name="ce1">
            <text:p>ESCUELA Nª3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DE BALAST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PUNTA DE BALA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95299804" table:style-name="ce2">
            <text:p>-2.695.299.804</text:p>
          </table:table-cell>
          <table:table-cell office:value-type="float" office:value="-6613557604" table:style-name="ce2">
            <text:p>-6.613.557.6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108" table:style-name="ce1">
            <text:p>100069108</text:p>
          </table:table-cell>
          <table:table-cell office:value-type="string" table:style-name="ce1">
            <text:p>ESCUELA Nª6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ESMON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EL DESMONT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87988916" table:style-name="ce2">
            <text:p>-2.687.988.916</text:p>
          </table:table-cell>
          <table:table-cell office:value-type="float" office:value="-661014865" table:style-name="ce2">
            <text:p>-661.014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0" table:style-name="ce1">
            <text:p>100069200</text:p>
          </table:table-cell>
          <table:table-cell office:value-type="string" table:style-name="ce1">
            <text:p>ESCUELA SEDE N° 4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C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6662800000045" table:style-name="ce2">
            <text:p>-276.662.800.000.045</text:p>
          </table:table-cell>
          <table:table-cell office:value-type="float" office:value="-670243900000001" table:style-name="ce2">
            <text:p>-670.24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1" table:style-name="ce1">
            <text:p>100069201</text:p>
          </table:table-cell>
          <table:table-cell office:value-type="string" table:style-name="ce1">
            <text:p>PROVINCIA DE JUJUY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° HUACO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76610825117836" table:style-name="ce2">
            <text:p>-276.610.825.117.836</text:p>
          </table:table-cell>
          <table:table-cell office:value-type="float" office:value="-670258020687528" table:style-name="ce2">
            <text:p>-670.258.020.687.5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2" table:style-name="ce1">
            <text:p>100069202</text:p>
          </table:table-cell>
          <table:table-cell office:value-type="string" table:style-name="ce1">
            <text:p>GRAL. BELGRA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° LA CAÑADA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76612665449881" table:style-name="ce2">
            <text:p>-276.612.665.449.881</text:p>
          </table:table-cell>
          <table:table-cell office:value-type="float" office:value="-670337827257029" table:style-name="ce2">
            <text:p>-670.337.827.257.0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3" table:style-name="ce1">
            <text:p>100069203</text:p>
          </table:table-cell>
          <table:table-cell office:value-type="string" table:style-name="ce1">
            <text:p>PROVINCIA DE MENDO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MAESTRO 189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7132800000045" table:style-name="ce2">
            <text:p>-277.132.800.000.045</text:p>
          </table:table-cell>
          <table:table-cell office:value-type="float" office:value="-671489300000001" table:style-name="ce2">
            <text:p>-671.489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4" table:style-name="ce1">
            <text:p>100069204</text:p>
          </table:table-cell>
          <table:table-cell office:value-type="string" table:style-name="ce1">
            <text:p>PRESBITERO MANUEL ACEVE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URITA S/N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LONDRE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7132800000045" table:style-name="ce2">
            <text:p>-277.132.800.000.045</text:p>
          </table:table-cell>
          <table:table-cell office:value-type="float" office:value="-671489300000001" table:style-name="ce2">
            <text:p>-671.489.3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5" table:style-name="ce1">
            <text:p>100069205</text:p>
          </table:table-cell>
          <table:table-cell office:value-type="string" table:style-name="ce1">
            <text:p>ESCUELA N° 2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° EL MOLINO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76374224001613" table:style-name="ce2">
            <text:p>-276.374.224.001.613</text:p>
          </table:table-cell>
          <table:table-cell office:value-type="float" office:value="-670271224652472" table:style-name="ce2">
            <text:p>-670.271.224.652.4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6" table:style-name="ce1">
            <text:p>100069206</text:p>
          </table:table-cell>
          <table:table-cell office:value-type="string" table:style-name="ce1">
            <text:p>ESCUELA N° 3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NTILL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PUNTILL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68547144" table:style-name="ce2">
            <text:p>-2.768.547.144</text:p>
          </table:table-cell>
          <table:table-cell office:value-type="float" office:value="-6699357112" table:style-name="ce2">
            <text:p>-6.699.357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7" table:style-name="ce1">
            <text:p>100069207</text:p>
          </table:table-cell>
          <table:table-cell office:value-type="string" table:style-name="ce1">
            <text:p>ESCUELA N°4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ESTANCI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ESTANCI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4945400000046" table:style-name="ce2">
            <text:p>-274.945.400.000.046</text:p>
          </table:table-cell>
          <table:table-cell office:value-type="float" office:value="-670976000000001" table:style-name="ce2">
            <text:p>-670.976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8" table:style-name="ce1">
            <text:p>100069208</text:p>
          </table:table-cell>
          <table:table-cell office:value-type="string" table:style-name="ce1">
            <text:p>ESCUELA N°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ARTAZ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FARALLON NEGR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6988953782" table:style-name="ce2">
            <text:p>-276.988.953.782</text:p>
          </table:table-cell>
          <table:table-cell office:value-type="float" office:value="-670311429965" table:style-name="ce2">
            <text:p>-670.311.429.9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09" table:style-name="ce1">
            <text:p>100069209</text:p>
          </table:table-cell>
          <table:table-cell office:value-type="string" table:style-name="ce1">
            <text:p>ESCUELA N°40 JUAN PEREZ DE ZURI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SAN JOSE</text:p>
          </table:table-cell>
          <table:table-cell office:value-type="string" table:style-name="ce1">
            <text:p>K4753</text:p>
          </table:table-cell>
          <table:table-cell table:style-name="ce1"/>
          <table:table-cell office:value-type="string" table:style-name="ce1">
            <text:p>EL SHINCHAL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4894000000046" table:style-name="ce2">
            <text:p>-274.894.000.000.046</text:p>
          </table:table-cell>
          <table:table-cell office:value-type="float" office:value="-669777000000001" table:style-name="ce2">
            <text:p>-669.777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210" table:style-name="ce1">
            <text:p>100069210</text:p>
          </table:table-cell>
          <table:table-cell office:value-type="string" table:style-name="ce1">
            <text:p>ESCUELA N°409 DR.GUSTAVO M. ZUVI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K4753</text:p>
          </table:table-cell>
          <table:table-cell office:value-type="string" table:style-name="ce1">
            <text:p>03835-461266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7514300000045" table:style-name="ce2">
            <text:p>-277.514.300.000.045</text:p>
          </table:table-cell>
          <table:table-cell office:value-type="float" office:value="-672083900000001" table:style-name="ce2">
            <text:p>-672.083.9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300" table:style-name="ce1">
            <text:p>100069300</text:p>
          </table:table-cell>
          <table:table-cell office:value-type="string" table:style-name="ce1">
            <text:p>ESCUELA N° 991 (ESC.N° 7-6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ZURITA 585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51030546796" table:style-name="ce2">
            <text:p>-284.751.030.546.796</text:p>
          </table:table-cell>
          <table:table-cell office:value-type="float" office:value="-657785114272396" table:style-name="ce2">
            <text:p>-657.785.114.272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400" table:style-name="ce1">
            <text:p>100069400</text:p>
          </table:table-cell>
          <table:table-cell office:value-type="string" table:style-name="ce1">
            <text:p>ESCUELA N°992 (ESC. N°44-139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98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60000328774" table:style-name="ce2">
            <text:p>-284.660.000.328.774</text:p>
          </table:table-cell>
          <table:table-cell office:value-type="float" office:value="-657710322977491" table:style-name="ce2">
            <text:p>-657.710.322.977.4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500" table:style-name="ce1">
            <text:p>100069500</text:p>
          </table:table-cell>
          <table:table-cell office:value-type="string" table:style-name="ce1">
            <text:p>ESCUELA N° 993 SARMIENTO - MOR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572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78764788" table:style-name="ce2">
            <text:p>-284.678.764.788</text:p>
          </table:table-cell>
          <table:table-cell office:value-type="float" office:value="-657814308346737" table:style-name="ce2">
            <text:p>-657.814.308.346.7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600" table:style-name="ce1">
            <text:p>100069600</text:p>
          </table:table-cell>
          <table:table-cell office:value-type="string" table:style-name="ce1">
            <text:p>ESCUELA N°994 (ESC.N°1-2)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VADAVIA 919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717012751809" table:style-name="ce2">
            <text:p>-284.717.012.751.809</text:p>
          </table:table-cell>
          <table:table-cell office:value-type="float" office:value="-657785633771149" table:style-name="ce2">
            <text:p>-657.785.633.771.1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700" table:style-name="ce1">
            <text:p>100069700</text:p>
          </table:table-cell>
          <table:table-cell office:value-type="string" table:style-name="ce1">
            <text:p>ESCUELA N° 995 SAMUEL L. QUEVEDO - JOSÉ P. ZISN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ÑEZ DEL PRADO Y RIVADAVIA S/Nº CENTRO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800" table:style-name="ce1">
            <text:p>100069800</text:p>
          </table:table-cell>
          <table:table-cell office:value-type="string" table:style-name="ce1">
            <text:p>ESCUELA DE CAPACITACION LABORAL PARA JOVENES ESPECI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FUERTE Y RIVADAVIA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15640085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ESCUELAE34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69900" table:style-name="ce1">
            <text:p>100069900</text:p>
          </table:table-cell>
          <table:table-cell office:value-type="string" table:style-name="ce1">
            <text:p>ESCUELA PRIVADA DE EDUCACION ESPECIAL- A.P.A.N.E.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220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5119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APANE@ARNETBIZ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4637468597809" table:style-name="ce2">
            <text:p>-284.637.468.597.809</text:p>
          </table:table-cell>
          <table:table-cell office:value-type="float" office:value="-657815560963876" table:style-name="ce2">
            <text:p>-657.815.560.963.8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100" table:style-name="ce1">
            <text:p>100070100</text:p>
          </table:table-cell>
          <table:table-cell office:value-type="string" table:style-name="ce1">
            <text:p>ESCUELA DE ADULTOS N° 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 (ESC.N°378)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0420126415" table:style-name="ce2">
            <text:p>-280.420.126.415</text:p>
          </table:table-cell>
          <table:table-cell office:value-type="float" office:value="-655023885855" table:style-name="ce2">
            <text:p>-655.023.885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200" table:style-name="ce1">
            <text:p>100070200</text:p>
          </table:table-cell>
          <table:table-cell office:value-type="string" table:style-name="ce1">
            <text:p>ESCUELA DE ADULTOS N° 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</text:p>
          </table:table-cell>
          <table:table-cell office:value-type="string" table:style-name="ce1">
            <text:p>K4723</text:p>
          </table:table-cell>
          <table:table-cell office:value-type="string" table:style-name="ce1">
            <text:p>03833-481078</text:p>
          </table:table-cell>
          <table:table-cell office:value-type="string" table:style-name="ce1">
            <text:p>ALIJILAN</text:p>
          </table:table-cell>
          <table:table-cell office:value-type="string" table:style-name="ce1">
            <text:p>SANTA ROS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17919714" table:style-name="ce2">
            <text:p>-2.817.919.714</text:p>
          </table:table-cell>
          <table:table-cell office:value-type="float" office:value="-6549291448" table:style-name="ce2">
            <text:p>-6.549.291.4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300" table:style-name="ce1">
            <text:p>100070300</text:p>
          </table:table-cell>
          <table:table-cell office:value-type="string" table:style-name="ce1">
            <text:p>ESCUELA DE ADULTOS N°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IAMBALA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771157646" table:style-name="ce2">
            <text:p>-2.771.157.646</text:p>
          </table:table-cell>
          <table:table-cell office:value-type="float" office:value="-6762971901" table:style-name="ce2">
            <text:p>-6.762.971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500" table:style-name="ce1">
            <text:p>100070500</text:p>
          </table:table-cell>
          <table:table-cell office:value-type="string" table:style-name="ce1">
            <text:p>CONSERVATORIO PROV.DE MUSICA MTRO. MARIO ZAMBONIN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TA BOTELL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600" table:style-name="ce1">
            <text:p>100070600</text:p>
          </table:table-cell>
          <table:table-cell office:value-type="string" table:style-name="ce1">
            <text:p>ESCUELA N° 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AO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TUCUMANA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0825391359" table:style-name="ce2">
            <text:p>-280.825.391.359</text:p>
          </table:table-cell>
          <table:table-cell office:value-type="float" office:value="-665616591084" table:style-name="ce2">
            <text:p>-665.616.591.0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700" table:style-name="ce1">
            <text:p>100070700</text:p>
          </table:table-cell>
          <table:table-cell office:value-type="string" table:style-name="ce1">
            <text:p>ESCUELA N° 10 DR. ANTONIO DEL P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60</text:p>
          </table:table-cell>
          <table:table-cell office:value-type="string" table:style-name="ce1">
            <text:p>K5333</text:p>
          </table:table-cell>
          <table:table-cell table:style-name="ce1"/>
          <table:table-cell office:value-type="string" table:style-name="ce1">
            <text:p>COPACABAN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1781700000042" table:style-name="ce2">
            <text:p>-281.781.700.000.042</text:p>
          </table:table-cell>
          <table:table-cell office:value-type="float" office:value="-674874100000003" table:style-name="ce2">
            <text:p>-674.874.1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800" table:style-name="ce1">
            <text:p>100070800</text:p>
          </table:table-cell>
          <table:table-cell office:value-type="string" table:style-name="ce1">
            <text:p>MISION MONOTECNICA N° 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AJONAL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EL PAJONAL</text:p>
          </table:table-cell>
          <table:table-cell office:value-type="string" table:style-name="ce1">
            <text:p>POM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-28372663" table:style-name="ce2">
            <text:p>-28.372.663</text:p>
          </table:table-cell>
          <table:table-cell office:value-type="float" office:value="-66294402" table:style-name="ce2">
            <text:p>-66.294.4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0900" table:style-name="ce1">
            <text:p>100070900</text:p>
          </table:table-cell>
          <table:table-cell office:value-type="string" table:style-name="ce1">
            <text:p>CENTRO DE EDUCACION AGRICO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VA CONET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LONIA NUEVA CONETA</text:p>
          </table:table-cell>
          <table:table-cell office:value-type="string" table:style-name="ce1">
            <text:p>CAPAY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857880219" table:style-name="ce2">
            <text:p>-2.857.880.219</text:p>
          </table:table-cell>
          <table:table-cell office:value-type="float" office:value="-6583680184" table:style-name="ce2">
            <text:p>-6.583.680.1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1100" table:style-name="ce1">
            <text:p>100071100</text:p>
          </table:table-cell>
          <table:table-cell office:value-type="string" table:style-name="ce1">
            <text:p>UNIVERSIDAD POPULAR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Y ESQUIU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1200" table:style-name="ce1">
            <text:p>100071200</text:p>
          </table:table-cell>
          <table:table-cell office:value-type="string" table:style-name="ce1">
            <text:p>CENTRO DE FORM. PROFESIONAL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LLANEDA Y TULA ESQ. RIOJ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1300" table:style-name="ce1">
            <text:p>100071300</text:p>
          </table:table-cell>
          <table:table-cell office:value-type="string" table:style-name="ce1">
            <text:p>CENTRO DE FORMACION PROFESIONAL N°2-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BO 1° MARCIAL ESQ. MAESTRO ARGENTINO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83320065-20990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6699244542268" table:style-name="ce2">
            <text:p>-26.699.244.542.268</text:p>
          </table:table-cell>
          <table:table-cell office:value-type="float" office:value="-660537381433606" table:style-name="ce2">
            <text:p>-660.537.381.433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1400" table:style-name="ce1">
            <text:p>100071400</text:p>
          </table:table-cell>
          <table:table-cell office:value-type="string" table:style-name="ce1">
            <text:p>MISION DE CULT. RURAL Y DOMESTICA N° 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° EL PUEST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TINO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-279602500000043" table:style-name="ce2">
            <text:p>-279.602.500.000.043</text:p>
          </table:table-cell>
          <table:table-cell office:value-type="float" office:value="-676320600000004" table:style-name="ce2">
            <text:p>-676.320.6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1900" table:style-name="ce1">
            <text:p>100071900</text:p>
          </table:table-cell>
          <table:table-cell office:value-type="string" table:style-name="ce1">
            <text:p>ESCUELA DE TEATRO JUAN O. PONFER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PUBLICA 219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000" table:style-name="ce1">
            <text:p>100072000</text:p>
          </table:table-cell>
          <table:table-cell office:value-type="string" table:style-name="ce1">
            <text:p>ESC. DANZAS NATIVAS Y FOLKLORE J.A.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1122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001" table:style-name="ce1">
            <text:p>100072001</text:p>
          </table:table-cell>
          <table:table-cell office:value-type="string" table:style-name="ce1">
            <text:p>ANEXO BANDA D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NDA DE VAREL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1567192573" table:style-name="ce2">
            <text:p>-281.567.192.573</text:p>
          </table:table-cell>
          <table:table-cell office:value-type="float" office:value="-652254915273" table:style-name="ce2">
            <text:p>-652.254.915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100" table:style-name="ce1">
            <text:p>100072100</text:p>
          </table:table-cell>
          <table:table-cell office:value-type="string" table:style-name="ce1">
            <text:p>INSTITUTO SUPERIOR SAN PIO X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954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8085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ANPIOX@ARNET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4637612925615" table:style-name="ce2">
            <text:p>-284.637.612.925.615</text:p>
          </table:table-cell>
          <table:table-cell office:value-type="float" office:value="-657802691602898" table:style-name="ce2">
            <text:p>-657.802.691.602.8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200" table:style-name="ce1">
            <text:p>100072200</text:p>
          </table:table-cell>
          <table:table-cell office:value-type="string" table:style-name="ce1">
            <text:p>ESCUELA PRIVADA VALLIST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1° DE MAYO 850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66915177715003" table:style-name="ce2">
            <text:p>-266.915.177.715.003</text:p>
          </table:table-cell>
          <table:table-cell office:value-type="float" office:value="-660447197002984" table:style-name="ce2">
            <text:p>-660.447.197.002.9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300" table:style-name="ce1">
            <text:p>100072300</text:p>
          </table:table-cell>
          <table:table-cell office:value-type="string" table:style-name="ce1">
            <text:p>ESCUELA SEDE N° 7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717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694470021633" table:style-name="ce2">
            <text:p>-284.694.470.021.633</text:p>
          </table:table-cell>
          <table:table-cell office:value-type="float" office:value="-657745912863635" table:style-name="ce2">
            <text:p>-657.745.912.863.6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301" table:style-name="ce1">
            <text:p>100072301</text:p>
          </table:table-cell>
          <table:table-cell office:value-type="string" table:style-name="ce1">
            <text:p>PTE. DR.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TE. CASTILLO S/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302" table:style-name="ce1">
            <text:p>100072302</text:p>
          </table:table-cell>
          <table:table-cell office:value-type="string" table:style-name="ce1">
            <text:p>ESCUELA N°493 ADAN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PRESIDENTE CASTILLO 4200 VILLA PARQUE CHACABUCO VILLA PARQUE CHACABUC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45078128" table:style-name="ce2">
            <text:p>-2.845.078.128</text:p>
          </table:table-cell>
          <table:table-cell office:value-type="float" office:value="-6573583729" table:style-name="ce2">
            <text:p>-6.573.583.7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303" table:style-name="ce1">
            <text:p>100072303</text:p>
          </table:table-cell>
          <table:table-cell office:value-type="string" table:style-name="ce1">
            <text:p>ESCUELA N°2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CARDO BALBIN S/N BANDA DE VAREL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4198864784068" table:style-name="ce2">
            <text:p>-284.198.864.784.068</text:p>
          </table:table-cell>
          <table:table-cell office:value-type="float" office:value="-657225000032439" table:style-name="ce2">
            <text:p>-657.225.000.032.4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400" table:style-name="ce1">
            <text:p>100072400</text:p>
          </table:table-cell>
          <table:table-cell office:value-type="string" table:style-name="ce1">
            <text:p>ESCUELA SEDE N°7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ISIDR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401" table:style-name="ce1">
            <text:p>100072401</text:p>
          </table:table-cell>
          <table:table-cell office:value-type="string" table:style-name="ce1">
            <text:p>ESCUELA N° 366 PROVINCIA DE LA PAMP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ESQUIU 730 SAN ISIDR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402" table:style-name="ce1">
            <text:p>100072402</text:p>
          </table:table-cell>
          <table:table-cell office:value-type="string" table:style-name="ce1">
            <text:p>ESCUELA N°31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EL MISTOL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POZO EL MISTOL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50132181" table:style-name="ce2">
            <text:p>-2.850.132.181</text:p>
          </table:table-cell>
          <table:table-cell office:value-type="float" office:value="-6566844763" table:style-name="ce2">
            <text:p>-6.566.844.7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404" table:style-name="ce1">
            <text:p>100072404</text:p>
          </table:table-cell>
          <table:table-cell office:value-type="string" table:style-name="ce1">
            <text:p>ESCUELA N° 33 MARTIN MIGUEL DE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ESQUINA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LAS ESQUIN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7109400000039" table:style-name="ce2">
            <text:p>-287.109.400.000.039</text:p>
          </table:table-cell>
          <table:table-cell office:value-type="float" office:value="-6576571" table:style-name="ce2">
            <text:p>-6.576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405" table:style-name="ce1">
            <text:p>100072405</text:p>
          </table:table-cell>
          <table:table-cell office:value-type="string" table:style-name="ce1">
            <text:p>WOLF SCH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LINA S/N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SUMALA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469335" table:style-name="ce2">
            <text:p>-28.469.335</text:p>
          </table:table-cell>
          <table:table-cell office:value-type="float" office:value="-65738799" table:style-name="ce2">
            <text:p>-65.738.7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406" table:style-name="ce1">
            <text:p>100072406</text:p>
          </table:table-cell>
          <table:table-cell office:value-type="string" table:style-name="ce1">
            <text:p>ESC. Nº3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EJAS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LAS TEJ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6600400000039" table:style-name="ce2">
            <text:p>-286.600.400.000.039</text:p>
          </table:table-cell>
          <table:table-cell office:value-type="float" office:value="-6578523" table:style-name="ce2">
            <text:p>-6.578.5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500" table:style-name="ce1">
            <text:p>100072500</text:p>
          </table:table-cell>
          <table:table-cell office:value-type="string" table:style-name="ce1">
            <text:p>ESCUELA SEDE N°146 FRAY BUENAVENTURA RIZO PAT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ERCENA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LA TERCEN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659134143386" table:style-name="ce2">
            <text:p>-283.659.134.143.386</text:p>
          </table:table-cell>
          <table:table-cell office:value-type="float" office:value="-656951811628276" table:style-name="ce2">
            <text:p>-656.951.811.628.2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501" table:style-name="ce1">
            <text:p>100072501</text:p>
          </table:table-cell>
          <table:table-cell office:value-type="string" table:style-name="ce1">
            <text:p>ESCUELA N° 265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LLECITA S/N SAN JOSE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502" table:style-name="ce1">
            <text:p>100072502</text:p>
          </table:table-cell>
          <table:table-cell office:value-type="string" table:style-name="ce1">
            <text:p>PROVINCIA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538621" table:style-name="ce2">
            <text:p>-2.842.538.621</text:p>
          </table:table-cell>
          <table:table-cell office:value-type="float" office:value="-6570883432" table:style-name="ce2">
            <text:p>-6.570.883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503" table:style-name="ce1">
            <text:p>100072503</text:p>
          </table:table-cell>
          <table:table-cell office:value-type="string" table:style-name="ce1">
            <text:p>ESCUELA N°4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ASPAR GUZMAN S/N LA FALDA DE SAN ANTONI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LA FALD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30151542" table:style-name="ce2">
            <text:p>-2.830.151.542</text:p>
          </table:table-cell>
          <table:table-cell office:value-type="float" office:value="-6572161471" table:style-name="ce2">
            <text:p>-6.572.161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0" table:style-name="ce1">
            <text:p>100072600</text:p>
          </table:table-cell>
          <table:table-cell office:value-type="string" table:style-name="ce1">
            <text:p>ESCUELA SEDE N° 49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 ESTE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7180726453514" table:style-name="ce2">
            <text:p>-287.180.726.453.514</text:p>
          </table:table-cell>
          <table:table-cell office:value-type="float" office:value="-660481377078546" table:style-name="ce2">
            <text:p>-660.481.377.078.5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1" table:style-name="ce1">
            <text:p>100072601</text:p>
          </table:table-cell>
          <table:table-cell office:value-type="string" table:style-name="ce1">
            <text:p>AUTONOM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TRO. CIVICO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LONIA NUEVA 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57880219" table:style-name="ce2">
            <text:p>-2.857.880.219</text:p>
          </table:table-cell>
          <table:table-cell office:value-type="float" office:value="-6583680184" table:style-name="ce2">
            <text:p>-6.583.680.1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2" table:style-name="ce1">
            <text:p>100072602</text:p>
          </table:table-cell>
          <table:table-cell office:value-type="string" table:style-name="ce1">
            <text:p>FUNDACION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T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NE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57997557" table:style-name="ce2">
            <text:p>-2.857.997.557</text:p>
          </table:table-cell>
          <table:table-cell office:value-type="float" office:value="-6588834929" table:style-name="ce2">
            <text:p>-6.588.834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3" table:style-name="ce1">
            <text:p>100072603</text:p>
          </table:table-cell>
          <table:table-cell office:value-type="string" table:style-name="ce1">
            <text:p>DOMINGO F.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 DE ADENTRO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5984800000039" table:style-name="ce2">
            <text:p>-285.984.800.000.039</text:p>
          </table:table-cell>
          <table:table-cell office:value-type="float" office:value="-6590501" table:style-name="ce2">
            <text:p>-6.590.5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4" table:style-name="ce1">
            <text:p>100072604</text:p>
          </table:table-cell>
          <table:table-cell office:value-type="string" table:style-name="ce1">
            <text:p>ESCUELA N° 22 SARGENTO MARIO ANTONIO CISN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BAÑADO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EL BAÑAD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72454186" table:style-name="ce2">
            <text:p>-2.872.454.186</text:p>
          </table:table-cell>
          <table:table-cell office:value-type="float" office:value="-6597571915" table:style-name="ce2">
            <text:p>-6.597.571.9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5" table:style-name="ce1">
            <text:p>100072605</text:p>
          </table:table-cell>
          <table:table-cell office:value-type="string" table:style-name="ce1">
            <text:p>GRAL. JUAN J. VALL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DEL VALLE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LONIA DEL VALLE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6549065535" table:style-name="ce2">
            <text:p>-286.549.065.535</text:p>
          </table:table-cell>
          <table:table-cell office:value-type="float" office:value="-658680580755" table:style-name="ce2">
            <text:p>-658.680.580.7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6" table:style-name="ce1">
            <text:p>100072606</text:p>
          </table:table-cell>
          <table:table-cell office:value-type="string" table:style-name="ce1">
            <text:p>ESCUELA N237 LA PARAGUAY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OCITOS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LOS POCITO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2669484" table:style-name="ce2">
            <text:p>-2.872.669.484</text:p>
          </table:table-cell>
          <table:table-cell office:value-type="float" office:value="-6597922773" table:style-name="ce2">
            <text:p>-6.597.922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7" table:style-name="ce1">
            <text:p>100072607</text:p>
          </table:table-cell>
          <table:table-cell office:value-type="string" table:style-name="ce1">
            <text:p>ESCUELA N° 4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SI HUASI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SISI HUASI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75942483" table:style-name="ce2">
            <text:p>-2.875.942.483</text:p>
          </table:table-cell>
          <table:table-cell office:value-type="float" office:value="-6604617273" table:style-name="ce2">
            <text:p>-6.604.617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608" table:style-name="ce1">
            <text:p>100072608</text:p>
          </table:table-cell>
          <table:table-cell office:value-type="string" table:style-name="ce1">
            <text:p>ESCUELA Nº 374 ORGANIZACION DE LOS ESTADOS AMERICA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. Nº 5 - KM.36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LOS ANGEL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8563800000038" table:style-name="ce2">
            <text:p>-288.563.800.000.038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700" table:style-name="ce1">
            <text:p>100072700</text:p>
          </table:table-cell>
          <table:table-cell office:value-type="string" table:style-name="ce1">
            <text:p>ESCUELA SEDE N° 294 - PROVINCIA DE LA RIOJ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SEBASTIAN 188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2064765619037" table:style-name="ce2">
            <text:p>-282.064.765.619.037</text:p>
          </table:table-cell>
          <table:table-cell office:value-type="float" office:value="-661663460784459" table:style-name="ce2">
            <text:p>-661.663.460.784.4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701" table:style-name="ce1">
            <text:p>100072701</text:p>
          </table:table-cell>
          <table:table-cell office:value-type="string" table:style-name="ce1">
            <text:p>ESCUELA Nº 46 EJÉRCITO DE LOS AND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º 25 RETIRO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RETIR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1754800000042" table:style-name="ce2">
            <text:p>-281.754.800.000.042</text:p>
          </table:table-cell>
          <table:table-cell office:value-type="float" office:value="-6621222" table:style-name="ce2">
            <text:p>-6.621.2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702" table:style-name="ce1">
            <text:p>100072702</text:p>
          </table:table-cell>
          <table:table-cell office:value-type="string" table:style-name="ce1">
            <text:p>ESCUELA Nº 393 SEGUNDO T.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SARIO DE COLANA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ROSARIO DE COLANA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3150700000041" table:style-name="ce2">
            <text:p>-283.150.700.000.041</text:p>
          </table:table-cell>
          <table:table-cell office:value-type="float" office:value="-6614775" table:style-name="ce2">
            <text:p>-6.614.77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703" table:style-name="ce1">
            <text:p>100072703</text:p>
          </table:table-cell>
          <table:table-cell office:value-type="string" table:style-name="ce1">
            <text:p>ESCUELA Nº 3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RINIDAD NIEVA S/Nº EL PAJONAL</text:p>
          </table:table-cell>
          <table:table-cell office:value-type="string" table:style-name="ce1">
            <text:p>K5315</text:p>
          </table:table-cell>
          <table:table-cell office:value-type="string" table:style-name="ce1">
            <text:p>03835-497023</text:p>
          </table:table-cell>
          <table:table-cell office:value-type="string" table:style-name="ce1">
            <text:p>EL PAJONA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2219300000042" table:style-name="ce2">
            <text:p>-282.219.300.000.042</text:p>
          </table:table-cell>
          <table:table-cell office:value-type="float" office:value="-6614368" table:style-name="ce2">
            <text:p>-6.614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704" table:style-name="ce1">
            <text:p>100072704</text:p>
          </table:table-cell>
          <table:table-cell office:value-type="string" table:style-name="ce1">
            <text:p>ESCUELA N° 392 DANIEL DE JESUS OVEJ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JAN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2652300000042" table:style-name="ce2">
            <text:p>-282.652.300.000.042</text:p>
          </table:table-cell>
          <table:table-cell office:value-type="string" table:style-name="ce1">
            <text:p>-66.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0" table:style-name="ce1">
            <text:p>100072800</text:p>
          </table:table-cell>
          <table:table-cell office:value-type="string" table:style-name="ce1">
            <text:p>ESCUELA SEDE N° 705- ESC. NORMAL ABEL ACO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IUDAD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6694441473652" table:style-name="ce2">
            <text:p>-26.694.441.473.652</text:p>
          </table:table-cell>
          <table:table-cell office:value-type="float" office:value="-660465117992445" table:style-name="ce2">
            <text:p>-660.465.117.992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1" table:style-name="ce1">
            <text:p>100072801</text:p>
          </table:table-cell>
          <table:table-cell office:value-type="string" table:style-name="ce1">
            <text:p>ESCUELA N° 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- BANDA OES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7971300000049" table:style-name="ce2">
            <text:p>-267.971.300.000.049</text:p>
          </table:table-cell>
          <table:table-cell office:value-type="float" office:value="-6608572" table:style-name="ce2">
            <text:p>-6.608.5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2" table:style-name="ce1">
            <text:p>100072802</text:p>
          </table:table-cell>
          <table:table-cell office:value-type="string" table:style-name="ce1">
            <text:p>ESCUELA N° 2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ÑAR PUNC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CHAÑAR PUN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72222975" table:style-name="ce2">
            <text:p>-2.672.222.975</text:p>
          </table:table-cell>
          <table:table-cell office:value-type="float" office:value="-6606709405" table:style-name="ce2">
            <text:p>-6.606.709.4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3" table:style-name="ce1">
            <text:p>100072803</text:p>
          </table:table-cell>
          <table:table-cell office:value-type="string" table:style-name="ce1">
            <text:p>ESCUELA N° 3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AMATANC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FAMATANC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769580000005" table:style-name="ce2">
            <text:p>-26.769.580.000.005</text:p>
          </table:table-cell>
          <table:table-cell office:value-type="float" office:value="-6608298" table:style-name="ce2">
            <text:p>-6.608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4" table:style-name="ce1">
            <text:p>100072804</text:p>
          </table:table-cell>
          <table:table-cell office:value-type="string" table:style-name="ce1">
            <text:p>ESCUELA N° 3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NOR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780550000005" table:style-name="ce2">
            <text:p>-26.780.550.000.005</text:p>
          </table:table-cell>
          <table:table-cell office:value-type="float" office:value="-660632" table:style-name="ce2">
            <text:p>-660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5" table:style-name="ce1">
            <text:p>100072805</text:p>
          </table:table-cell>
          <table:table-cell office:value-type="string" table:style-name="ce1">
            <text:p>ESCUELA N° 3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 DE PIEDR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CASA DE PIEDR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8327700000049" table:style-name="ce2">
            <text:p>-268.327.700.000.049</text:p>
          </table:table-cell>
          <table:table-cell office:value-type="float" office:value="-6609051" table:style-name="ce2">
            <text:p>-6.609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6" table:style-name="ce1">
            <text:p>100072806</text:p>
          </table:table-cell>
          <table:table-cell office:value-type="string" table:style-name="ce1">
            <text:p>ESCUELA N° 2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DALHUAL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ANDALHUAL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8815155" table:style-name="ce2">
            <text:p>-268.815.155</text:p>
          </table:table-cell>
          <table:table-cell office:value-type="float" office:value="-6604689441" table:style-name="ce2">
            <text:p>-6.604.689.4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7" table:style-name="ce1">
            <text:p>100072807</text:p>
          </table:table-cell>
          <table:table-cell office:value-type="string" table:style-name="ce1">
            <text:p>ESCUELA N°3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HOYAD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LA HOYAD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5427398592" table:style-name="ce2">
            <text:p>-265.427.398.592</text:p>
          </table:table-cell>
          <table:table-cell office:value-type="float" office:value="-663629631553" table:style-name="ce2">
            <text:p>-663.629.631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8" table:style-name="ce1">
            <text:p>100072808</text:p>
          </table:table-cell>
          <table:table-cell office:value-type="string" table:style-name="ce1">
            <text:p>ESCUELA N° 2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UERTE QUEMADO</text:p>
          </table:table-cell>
          <table:table-cell office:value-type="string" table:style-name="ce1">
            <text:p>K4141</text:p>
          </table:table-cell>
          <table:table-cell table:style-name="ce1"/>
          <table:table-cell office:value-type="string" table:style-name="ce1">
            <text:p>FUERTE QUEMAD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6622330000005" table:style-name="ce2">
            <text:p>-26.622.330.000.005</text:p>
          </table:table-cell>
          <table:table-cell office:value-type="float" office:value="-6605014" table:style-name="ce2">
            <text:p>-6.605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09" table:style-name="ce1">
            <text:p>100072809</text:p>
          </table:table-cell>
          <table:table-cell office:value-type="string" table:style-name="ce1">
            <text:p>ESCUELA Nª3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UESTO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EL PUE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64663052" table:style-name="ce2">
            <text:p>-2.664.663.052</text:p>
          </table:table-cell>
          <table:table-cell office:value-type="float" office:value="-6604116739" table:style-name="ce2">
            <text:p>-6.604.116.7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810" table:style-name="ce1">
            <text:p>100072810</text:p>
          </table:table-cell>
          <table:table-cell office:value-type="string" table:style-name="ce1">
            <text:p>ESCUELA Nª88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STAFETA CASA DE PIEDR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YAPE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68395300000049" table:style-name="ce2">
            <text:p>-268.395.300.000.049</text:p>
          </table:table-cell>
          <table:table-cell office:value-type="float" office:value="-6608228" table:style-name="ce2">
            <text:p>-6.608.2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0" table:style-name="ce1">
            <text:p>100072900</text:p>
          </table:table-cell>
          <table:table-cell office:value-type="string" table:style-name="ce1">
            <text:p>ESCUELA SEDE N° 1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2" table:style-name="ce1">
            <text:p>2</text:p>
          </table:table-cell>
          <table:table-cell office:value-type="float" office:value="-282235380743434" table:style-name="ce2">
            <text:p>-282.235.380.743.434</text:p>
          </table:table-cell>
          <table:table-cell office:value-type="float" office:value="-653340486282018" table:style-name="ce2">
            <text:p>-653.340.486.282.0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1" table:style-name="ce1">
            <text:p>100072901</text:p>
          </table:table-cell>
          <table:table-cell office:value-type="string" table:style-name="ce1">
            <text:p>ESCUELA Nª37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88119097" table:style-name="ce2">
            <text:p>-2.788.119.097</text:p>
          </table:table-cell>
          <table:table-cell office:value-type="float" office:value="-6572715909" table:style-name="ce2">
            <text:p>-6.572.715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2" table:style-name="ce1">
            <text:p>100072902</text:p>
          </table:table-cell>
          <table:table-cell office:value-type="string" table:style-name="ce1">
            <text:p>ESCUELA N°234 ALTE.GUILLERMO BROW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IRANTE BROWN S/N MANANTIALE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MANANTIA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1409638949724" table:style-name="ce2">
            <text:p>-281.409.638.949.724</text:p>
          </table:table-cell>
          <table:table-cell office:value-type="float" office:value="-654963634463512" table:style-name="ce2">
            <text:p>-654.963.634.463.5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3" table:style-name="ce1">
            <text:p>100072903</text:p>
          </table:table-cell>
          <table:table-cell office:value-type="string" table:style-name="ce1">
            <text:p>ESCUELA N°274 GOBERNACION DE NEUQU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S/N ALIJILAN</text:p>
          </table:table-cell>
          <table:table-cell office:value-type="string" table:style-name="ce1">
            <text:p>K4723</text:p>
          </table:table-cell>
          <table:table-cell office:value-type="string" table:style-name="ce1">
            <text:p>03833-481139</text:p>
          </table:table-cell>
          <table:table-cell office:value-type="string" table:style-name="ce1">
            <text:p>ALIJILAN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3498000000041" table:style-name="ce2">
            <text:p>-283.498.000.000.041</text:p>
          </table:table-cell>
          <table:table-cell office:value-type="float" office:value="-6540991" table:style-name="ce2">
            <text:p>-6.540.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4" table:style-name="ce1">
            <text:p>100072904</text:p>
          </table:table-cell>
          <table:table-cell office:value-type="string" table:style-name="ce1">
            <text:p>ESCUELA N°8 PROF. ALEJANDRO RU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VIER MAZA S/N BAÑADO DE OVANTA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BAÑADO DE OVANT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8446940000004" table:style-name="ce2">
            <text:p>-28.446.940.000.004</text:p>
          </table:table-cell>
          <table:table-cell office:value-type="float" office:value="-6510015" table:style-name="ce2">
            <text:p>-6.51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5" table:style-name="ce1">
            <text:p>100072905</text:p>
          </table:table-cell>
          <table:table-cell office:value-type="string" table:style-name="ce1">
            <text:p>ESCUELA Nª2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64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LAVALLE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30962877" table:style-name="ce2">
            <text:p>-2.830.962.877</text:p>
          </table:table-cell>
          <table:table-cell office:value-type="float" office:value="-6536326832" table:style-name="ce2">
            <text:p>-6.536.326.8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6" table:style-name="ce1">
            <text:p>100072906</text:p>
          </table:table-cell>
          <table:table-cell office:value-type="string" table:style-name="ce1">
            <text:p>ESCUELA Nª213 PCIA. DE SAL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FELIPE VARELA S/N RUTA PCIAL. Nª30 - SAN PEDRO</text:p>
          </table:table-cell>
          <table:table-cell office:value-type="string" table:style-name="ce1">
            <text:p>K4228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40150725" table:style-name="ce2">
            <text:p>-2.840.150.725</text:p>
          </table:table-cell>
          <table:table-cell office:value-type="float" office:value="-6510220615" table:style-name="ce2">
            <text:p>-6.510.220.6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7" table:style-name="ce1">
            <text:p>100072907</text:p>
          </table:table-cell>
          <table:table-cell office:value-type="string" table:style-name="ce1">
            <text:p>ESCUELA N°497 SAN ISIDRO LABRADO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°27 - MONTE REDONDO</text:p>
          </table:table-cell>
          <table:table-cell office:value-type="string" table:style-name="ce1">
            <text:p>K4723</text:p>
          </table:table-cell>
          <table:table-cell office:value-type="string" table:style-name="ce1">
            <text:p>03833-15686638</text:p>
          </table:table-cell>
          <table:table-cell office:value-type="string" table:style-name="ce1">
            <text:p>MONTE REDOND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1807645607" table:style-name="ce2">
            <text:p>-281.807.645.607</text:p>
          </table:table-cell>
          <table:table-cell office:value-type="float" office:value="-656625636705" table:style-name="ce2">
            <text:p>-656.625.636.7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8" table:style-name="ce1">
            <text:p>100072908</text:p>
          </table:table-cell>
          <table:table-cell office:value-type="string" table:style-name="ce1">
            <text:p>ESCUELA N°2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CAÑAS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LAS CAÑ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32449299" table:style-name="ce2">
            <text:p>-2.832.449.299</text:p>
          </table:table-cell>
          <table:table-cell office:value-type="float" office:value="-6561912868" table:style-name="ce2">
            <text:p>-6.561.912.8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09" table:style-name="ce1">
            <text:p>100072909</text:p>
          </table:table-cell>
          <table:table-cell office:value-type="string" table:style-name="ce1">
            <text:p>ESCUELA Nª1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27 - LA BAJADA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A BAJADA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10492685" table:style-name="ce2">
            <text:p>-2.810.492.685</text:p>
          </table:table-cell>
          <table:table-cell office:value-type="float" office:value="-6531935804" table:style-name="ce2">
            <text:p>-6.531.935.8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2910" table:style-name="ce1">
            <text:p>100072910</text:p>
          </table:table-cell>
          <table:table-cell office:value-type="string" table:style-name="ce1">
            <text:p>ESCUELA N°3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LLE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MOLLE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9580000171684" table:style-name="ce2">
            <text:p>-279.580.000.171.684</text:p>
          </table:table-cell>
          <table:table-cell office:value-type="float" office:value="-65171009994248" table:style-name="ce2">
            <text:p>-65.171.009.994.2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0" table:style-name="ce1">
            <text:p>100073000</text:p>
          </table:table-cell>
          <table:table-cell office:value-type="string" table:style-name="ce1">
            <text:p>ESCUELA SECUNDARIA N°11 ABEL ACO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51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66944426188486" table:style-name="ce2">
            <text:p>-266.944.426.188.486</text:p>
          </table:table-cell>
          <table:table-cell office:value-type="float" office:value="-660464775606428" table:style-name="ce2">
            <text:p>-660.464.775.606.4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1" table:style-name="ce1">
            <text:p>100073001</text:p>
          </table:table-cell>
          <table:table-cell office:value-type="string" table:style-name="ce1">
            <text:p>ESCUELA N°448 PBRO.BAUDILLO VASQ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22330000005" table:style-name="ce2">
            <text:p>-26.622.330.000.005</text:p>
          </table:table-cell>
          <table:table-cell office:value-type="float" office:value="-6605014" table:style-name="ce2">
            <text:p>-6.605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2" table:style-name="ce1">
            <text:p>100073002</text:p>
          </table:table-cell>
          <table:table-cell office:value-type="string" table:style-name="ce1">
            <text:p>ESCUELA N° 220 MARIA F.DE ITUR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HAÑAR PUN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72231131" table:style-name="ce2">
            <text:p>-2.672.231.131</text:p>
          </table:table-cell>
          <table:table-cell office:value-type="float" office:value="-6606777834" table:style-name="ce2">
            <text:p>-6.606.777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3" table:style-name="ce1">
            <text:p>100073003</text:p>
          </table:table-cell>
          <table:table-cell office:value-type="string" table:style-name="ce1">
            <text:p>ESCUELA N° 25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MOJARRA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748950000005" table:style-name="ce2">
            <text:p>-26.748.950.000.005</text:p>
          </table:table-cell>
          <table:table-cell office:value-type="float" office:value="-6605519" table:style-name="ce2">
            <text:p>-6.605.51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4" table:style-name="ce1">
            <text:p>100073004</text:p>
          </table:table-cell>
          <table:table-cell office:value-type="string" table:style-name="ce1">
            <text:p>ESCUELA N° 26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ECRE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22330000005" table:style-name="ce2">
            <text:p>-26.622.330.000.005</text:p>
          </table:table-cell>
          <table:table-cell office:value-type="float" office:value="-6605014" table:style-name="ce2">
            <text:p>-6.605.0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5" table:style-name="ce1">
            <text:p>100073005</text:p>
          </table:table-cell>
          <table:table-cell office:value-type="string" table:style-name="ce1">
            <text:p>ESCUELA N° 2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ORO HUASI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71230000005" table:style-name="ce2">
            <text:p>-26.671.230.000.005</text:p>
          </table:table-cell>
          <table:table-cell office:value-type="float" office:value="-6606042" table:style-name="ce2">
            <text:p>-6.606.0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6" table:style-name="ce1">
            <text:p>100073006</text:p>
          </table:table-cell>
          <table:table-cell office:value-type="string" table:style-name="ce1">
            <text:p>ESCUELA N° 2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FUERTE QUEMAD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792282" table:style-name="ce2">
            <text:p>-292.792.282</text:p>
          </table:table-cell>
          <table:table-cell office:value-type="float" office:value="-65063652" table:style-name="ce2">
            <text:p>-65.063.6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7" table:style-name="ce1">
            <text:p>100073007</text:p>
          </table:table-cell>
          <table:table-cell office:value-type="string" table:style-name="ce1">
            <text:p>ESCUELA N°448 PBRO.BAUDILLO VASQ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94790000005" table:style-name="ce2">
            <text:p>-26.694.790.000.005</text:p>
          </table:table-cell>
          <table:table-cell office:value-type="float" office:value="-6604272" table:style-name="ce2">
            <text:p>-6.604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008" table:style-name="ce1">
            <text:p>100073008</text:p>
          </table:table-cell>
          <table:table-cell office:value-type="string" table:style-name="ce1">
            <text:p>ESCUELA Nº 705 ABEL ACO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94790000005" table:style-name="ce2">
            <text:p>-26.694.790.000.005</text:p>
          </table:table-cell>
          <table:table-cell office:value-type="float" office:value="-6604272" table:style-name="ce2">
            <text:p>-6.604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100" table:style-name="ce1">
            <text:p>100073100</text:p>
          </table:table-cell>
          <table:table-cell office:value-type="string" table:style-name="ce1">
            <text:p>I.E.S. SANTA M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251 CENTRO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0286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IESMA@COSAMA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2" table:style-name="ce1">
            <text:p>2</text:p>
          </table:table-cell>
          <table:table-cell office:value-type="float" office:value="-26694441473652" table:style-name="ce2">
            <text:p>-26.694.441.473.652</text:p>
          </table:table-cell>
          <table:table-cell office:value-type="float" office:value="-660465117992445" table:style-name="ce2">
            <text:p>-660.465.117.992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101" table:style-name="ce1">
            <text:p>100073101</text:p>
          </table:table-cell>
          <table:table-cell office:value-type="string" table:style-name="ce1">
            <text:p>ANEXO SAN JOSE - IES STA. M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SAN JOS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anexosanjose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2" table:style-name="ce1">
            <text:p>42</text:p>
          </table:table-cell>
          <table:table-cell office:value-type="float" office:value="-268022700000025" table:style-name="ce2">
            <text:p>-268.022.700.000.025</text:p>
          </table:table-cell>
          <table:table-cell office:value-type="float" office:value="-6606925" table:style-name="ce2">
            <text:p>-6.60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200" table:style-name="ce1">
            <text:p>100073200</text:p>
          </table:table-cell>
          <table:table-cell office:value-type="string" table:style-name="ce1">
            <text:p>ESCUELA SECUNDARIA N°1 CLARA J. ARMSTRO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717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95991014315" table:style-name="ce2">
            <text:p>-284.695.991.014.315</text:p>
          </table:table-cell>
          <table:table-cell office:value-type="float" office:value="-657766103826897" table:style-name="ce2">
            <text:p>-657.766.103.826.8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201" table:style-name="ce1">
            <text:p>100073201</text:p>
          </table:table-cell>
          <table:table-cell office:value-type="string" table:style-name="ce1">
            <text:p>ESCUELA N° 701 C. J. ARMSTRO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69388" table:style-name="ce2">
            <text:p>-28.469.388</text:p>
          </table:table-cell>
          <table:table-cell office:value-type="float" office:value="-657766899" table:style-name="ce2">
            <text:p>-657.766.8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300" table:style-name="ce1">
            <text:p>100073300</text:p>
          </table:table-cell>
          <table:table-cell office:value-type="string" table:style-name="ce1">
            <text:p>I.E.S. CLARA J. ARMSTRONG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717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1663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IESCLARAJARMSTRONG@ARNET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84695635804914" table:style-name="ce2">
            <text:p>-284.695.635.804.914</text:p>
          </table:table-cell>
          <table:table-cell office:value-type="float" office:value="-657765697595396" table:style-name="ce2">
            <text:p>-657.765.697.595.3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0" table:style-name="ce1">
            <text:p>100073400</text:p>
          </table:table-cell>
          <table:table-cell office:value-type="string" table:style-name="ce1">
            <text:p>ESCUELA SECUNDARIA N°8 GDOR.JOSE CU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UIS MEDINA S/N SAN ISIDR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1" table:style-name="ce1">
            <text:p>100073401</text:p>
          </table:table-cell>
          <table:table-cell office:value-type="string" table:style-name="ce1">
            <text:p>ESCUELA N° 702 GOBERNADOR JOSE CU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796952" table:style-name="ce2">
            <text:p>-287.796.952</text:p>
          </table:table-cell>
          <table:table-cell office:value-type="float" office:value="-6576250004" table:style-name="ce2">
            <text:p>-6.576.25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2" table:style-name="ce1">
            <text:p>100073402</text:p>
          </table:table-cell>
          <table:table-cell office:value-type="string" table:style-name="ce1">
            <text:p>ESCUELA N° 493 ADAN QUIRO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PRESIDENTE CASTILLO</text:p>
          </table:table-cell>
          <table:table-cell table:number-columns-repeated="2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8242" table:style-name="ce2">
            <text:p>-28.448.242</text:p>
          </table:table-cell>
          <table:table-cell office:value-type="float" office:value="-65716009" table:style-name="ce2">
            <text:p>-65.716.0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3" table:style-name="ce1">
            <text:p>100073403</text:p>
          </table:table-cell>
          <table:table-cell office:value-type="string" table:style-name="ce1">
            <text:p>ESCUELA N° 31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OZO EL MISTOL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109400000039" table:style-name="ce2">
            <text:p>-287.109.400.000.039</text:p>
          </table:table-cell>
          <table:table-cell office:value-type="float" office:value="-6576571" table:style-name="ce2">
            <text:p>-6.576.5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4" table:style-name="ce1">
            <text:p>100073404</text:p>
          </table:table-cell>
          <table:table-cell office:value-type="string" table:style-name="ce1">
            <text:p>ESCUELA N° 201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UMALA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606085321" table:style-name="ce2">
            <text:p>-285.606.085.321</text:p>
          </table:table-cell>
          <table:table-cell office:value-type="float" office:value="-657803370848" table:style-name="ce2">
            <text:p>-657.803.370.8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5" table:style-name="ce1">
            <text:p>100073405</text:p>
          </table:table-cell>
          <table:table-cell office:value-type="string" table:style-name="ce1">
            <text:p>ESCUELA N° 201 WOLF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UMALA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69335" table:style-name="ce2">
            <text:p>-28.469.335</text:p>
          </table:table-cell>
          <table:table-cell office:value-type="float" office:value="-65738799" table:style-name="ce2">
            <text:p>-65.738.7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6" table:style-name="ce1">
            <text:p>100073406</text:p>
          </table:table-cell>
          <table:table-cell office:value-type="string" table:style-name="ce1">
            <text:p>ESCUELA N° 312 ELIAS URBANO SELEM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TEJ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600400000039" table:style-name="ce2">
            <text:p>-286.600.400.000.039</text:p>
          </table:table-cell>
          <table:table-cell office:value-type="float" office:value="-6578523" table:style-name="ce2">
            <text:p>-6.578.5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407" table:style-name="ce1">
            <text:p>100073407</text:p>
          </table:table-cell>
          <table:table-cell office:value-type="string" table:style-name="ce1">
            <text:p>ESCUELA N° 702 GOBERNADOR JOSE CU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92062" table:style-name="ce2">
            <text:p>-284.492.062</text:p>
          </table:table-cell>
          <table:table-cell office:value-type="float" office:value="-657261238" table:style-name="ce2">
            <text:p>-657.261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500" table:style-name="ce1">
            <text:p>100073500</text:p>
          </table:table-cell>
          <table:table-cell office:value-type="string" table:style-name="ce1">
            <text:p>I.E.S. GDOR. JOSE CUB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DRE ESQUIU S/N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84464776915437" table:style-name="ce2">
            <text:p>-284.464.776.915.437</text:p>
          </table:table-cell>
          <table:table-cell office:value-type="float" office:value="-657180175471541" table:style-name="ce2">
            <text:p>-657.180.175.471.5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0" table:style-name="ce1">
            <text:p>100073600</text:p>
          </table:table-cell>
          <table:table-cell office:value-type="string" table:style-name="ce1">
            <text:p>ESCUELA SECUNDARIA N°21 REPU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LIBERTAD S/N JULUMAO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-275811319030627" table:style-name="ce2">
            <text:p>-275.811.319.030.627</text:p>
          </table:table-cell>
          <table:table-cell office:value-type="float" office:value="-663096927160723" table:style-name="ce2">
            <text:p>-663.096.927.160.7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1" table:style-name="ce1">
            <text:p>100073601</text:p>
          </table:table-cell>
          <table:table-cell office:value-type="string" table:style-name="ce1">
            <text:p>ESCUELA N° 17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ZAPICRUZ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094934076" table:style-name="ce2">
            <text:p>-280.094.934.076</text:p>
          </table:table-cell>
          <table:table-cell office:value-type="float" office:value="-66452753935" table:style-name="ce2">
            <text:p>-66.452.753.9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2" table:style-name="ce1">
            <text:p>100073602</text:p>
          </table:table-cell>
          <table:table-cell office:value-type="string" table:style-name="ce1">
            <text:p>ESCUELA N° 217 FRAGATA 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HOY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1810026" table:style-name="ce2">
            <text:p>-2.751.810.026</text:p>
          </table:table-cell>
          <table:table-cell office:value-type="float" office:value="-6637986703" table:style-name="ce2">
            <text:p>-6.637.986.7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3" table:style-name="ce1">
            <text:p>100073603</text:p>
          </table:table-cell>
          <table:table-cell office:value-type="string" table:style-name="ce1">
            <text:p>ESCUELA N° 3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MINA CAPILLIT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3450363701" table:style-name="ce2">
            <text:p>-273.450.363.701</text:p>
          </table:table-cell>
          <table:table-cell office:value-type="float" office:value="-663722175203" table:style-name="ce2">
            <text:p>-663.722.175.2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4" table:style-name="ce1">
            <text:p>100073604</text:p>
          </table:table-cell>
          <table:table-cell office:value-type="string" table:style-name="ce1">
            <text:p>ESCUELA N° 343 EL FUERTE DE ANDALGALÁ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AGUAD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5625900000046" table:style-name="ce2">
            <text:p>-275.625.900.000.046</text:p>
          </table:table-cell>
          <table:table-cell office:value-type="float" office:value="-6630552" table:style-name="ce2">
            <text:p>-6.630.5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5" table:style-name="ce1">
            <text:p>100073605</text:p>
          </table:table-cell>
          <table:table-cell office:value-type="string" table:style-name="ce1">
            <text:p>ESCUELA N° 395 MARÍA DEL ROSARIO CARRI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VIL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764423088" table:style-name="ce2">
            <text:p>-275.764.423.088</text:p>
          </table:table-cell>
          <table:table-cell office:value-type="float" office:value="-662491090435" table:style-name="ce2">
            <text:p>-662.491.090.4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6" table:style-name="ce1">
            <text:p>100073606</text:p>
          </table:table-cell>
          <table:table-cell office:value-type="string" table:style-name="ce1">
            <text:p>ESCUELA N° 410 GDOR. ARMANDO LUIS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MANA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348664419" table:style-name="ce2">
            <text:p>-275.348.664.419</text:p>
          </table:table-cell>
          <table:table-cell office:value-type="float" office:value="-665050535399" table:style-name="ce2">
            <text:p>-665.050.535.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7" table:style-name="ce1">
            <text:p>100073607</text:p>
          </table:table-cell>
          <table:table-cell office:value-type="string" table:style-name="ce1">
            <text:p>ESCUELA N° 4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IS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7610110189" table:style-name="ce2">
            <text:p>-277.610.110.189</text:p>
          </table:table-cell>
          <table:table-cell office:value-type="float" office:value="-663970061378" table:style-name="ce2">
            <text:p>-663.970.061.3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8" table:style-name="ce1">
            <text:p>100073608</text:p>
          </table:table-cell>
          <table:table-cell office:value-type="string" table:style-name="ce1">
            <text:p>ESCUELA 703 REPÚ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8384" table:style-name="ce2">
            <text:p>-2.758.384</text:p>
          </table:table-cell>
          <table:table-cell office:value-type="float" office:value="-66316824" table:style-name="ce2">
            <text:p>-66.316.8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609" table:style-name="ce1">
            <text:p>100073609</text:p>
          </table:table-cell>
          <table:table-cell office:value-type="string" table:style-name="ce1">
            <text:p>ESCUELA N° 995 SAMUEL L. QUEVEDO - JOSÉ P. ZISN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8384" table:style-name="ce2">
            <text:p>-2.758.384</text:p>
          </table:table-cell>
          <table:table-cell office:value-type="float" office:value="-66316824" table:style-name="ce2">
            <text:p>-66.316.8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700" table:style-name="ce1">
            <text:p>100073700</text:p>
          </table:table-cell>
          <table:table-cell office:value-type="string" table:style-name="ce1">
            <text:p>ESCUELA Nº 704 LIBERTADOR GRAL. SAN MARTÍ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ÓN 58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0566321241734" table:style-name="ce2">
            <text:p>-280.566.321.241.734</text:p>
          </table:table-cell>
          <table:table-cell office:value-type="float" office:value="-675618089751323" table:style-name="ce2">
            <text:p>-675.618.089.751.3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3900" table:style-name="ce1">
            <text:p>100073900</text:p>
          </table:table-cell>
          <table:table-cell office:value-type="string" table:style-name="ce1">
            <text:p>ESCUELA DE ADULTOS N° 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WILFRIDO ROJAS S/N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VALLE VIEJO</text:p>
          </table:table-cell>
          <table:table-cell office:value-type="string" table:style-name="ce1">
            <text:p>MONIK_PARODI70@HOTMAIL.COM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4536364" table:style-name="ce2">
            <text:p>-2.844.536.364</text:p>
          </table:table-cell>
          <table:table-cell office:value-type="float" office:value="-6570708865" table:style-name="ce2">
            <text:p>-6.570.708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000" table:style-name="ce1">
            <text:p>100074000</text:p>
          </table:table-cell>
          <table:table-cell office:value-type="string" table:style-name="ce1">
            <text:p>ESCUELA DE ADULTOS N° 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STITUCION Y TUCUMAN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TINOGASTA</text:p>
          </table:table-cell>
          <table:table-cell office:value-type="string" table:style-name="ce1">
            <text:p>TINOGAST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0610314650851" table:style-name="ce2">
            <text:p>-280.610.314.650.851</text:p>
          </table:table-cell>
          <table:table-cell office:value-type="float" office:value="-675684918048686" table:style-name="ce2">
            <text:p>-675.684.918.048.6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100" table:style-name="ce1">
            <text:p>100074100</text:p>
          </table:table-cell>
          <table:table-cell office:value-type="string" table:style-name="ce1">
            <text:p>ESCUELA DE ADULTOS N° 3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1° DE MAYO 1236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764403974503" table:style-name="ce2">
            <text:p>-284.764.403.974.503</text:p>
          </table:table-cell>
          <table:table-cell office:value-type="float" office:value="-657766254520506" table:style-name="ce2">
            <text:p>-657.766.254.520.5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200" table:style-name="ce1">
            <text:p>100074200</text:p>
          </table:table-cell>
          <table:table-cell office:value-type="string" table:style-name="ce1">
            <text:p>ESCUELA DE ADULTOS N° 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VIRGEN DEL VALLE Y ALMAFUERT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300" table:style-name="ce1">
            <text:p>100074300</text:p>
          </table:table-cell>
          <table:table-cell office:value-type="string" table:style-name="ce1">
            <text:p>ESCUELA SECUNDARIA N°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-2842538621" table:style-name="ce2">
            <text:p>-2.842.538.621</text:p>
          </table:table-cell>
          <table:table-cell office:value-type="float" office:value="-6570883432" table:style-name="ce2">
            <text:p>-6.570.883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301" table:style-name="ce1">
            <text:p>100074301</text:p>
          </table:table-cell>
          <table:table-cell office:value-type="string" table:style-name="ce1">
            <text:p>ESCUELA N° 44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FALD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2538621" table:style-name="ce2">
            <text:p>-2.842.538.621</text:p>
          </table:table-cell>
          <table:table-cell office:value-type="float" office:value="-6570883432" table:style-name="ce2">
            <text:p>-6.570.883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302" table:style-name="ce1">
            <text:p>100074302</text:p>
          </table:table-cell>
          <table:table-cell office:value-type="string" table:style-name="ce1">
            <text:p>ESCUELA N° 3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OLCO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306793653692" table:style-name="ce2">
            <text:p>-284.306.793.653.692</text:p>
          </table:table-cell>
          <table:table-cell office:value-type="float" office:value="-657102296159134" table:style-name="ce2">
            <text:p>-657.102.296.159.1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303" table:style-name="ce1">
            <text:p>100074303</text:p>
          </table:table-cell>
          <table:table-cell office:value-type="string" table:style-name="ce1">
            <text:p>ESCUELA N° 30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OLCO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297807322159" table:style-name="ce2">
            <text:p>-284.297.807.322.159</text:p>
          </table:table-cell>
          <table:table-cell office:value-type="float" office:value="-657208484724494" table:style-name="ce2">
            <text:p>-657.208.484.724.49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400" table:style-name="ce1">
            <text:p>100074400</text:p>
          </table:table-cell>
          <table:table-cell office:value-type="string" table:style-name="ce1">
            <text:p>I.E.S. ESTANISLAO MALDON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8" table:style-name="ce1"/>
          <table:table-cell office:value-type="float" office:value="4" table:style-name="ce1">
            <text:p>4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401" table:style-name="ce1">
            <text:p>100074401</text:p>
          </table:table-cell>
          <table:table-cell office:value-type="string" table:style-name="ce1">
            <text:p>I.E.S. ESTANISLAO MALDONES - ANEXO SAN ANTON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ANTONI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538621" table:style-name="ce2">
            <text:p>-2.842.538.621</text:p>
          </table:table-cell>
          <table:table-cell office:value-type="float" office:value="-6570883432" table:style-name="ce2">
            <text:p>-6.570.883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402" table:style-name="ce1">
            <text:p>100074402</text:p>
          </table:table-cell>
          <table:table-cell office:value-type="string" table:style-name="ce1">
            <text:p>I.E.S. ESTANILAO MALDONES - ANEXO LA MERCE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ERCED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LA MERCED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1502114949922" table:style-name="ce2">
            <text:p>-281.502.114.949.922</text:p>
          </table:table-cell>
          <table:table-cell office:value-type="float" office:value="-656049831821171" table:style-name="ce2">
            <text:p>-656.049.831.821.1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500" table:style-name="ce1">
            <text:p>100074500</text:p>
          </table:table-cell>
          <table:table-cell office:value-type="string" table:style-name="ce1">
            <text:p>ESCUELA Nº 705 ABEL ACO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367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6694441473652" table:style-name="ce2">
            <text:p>-26.694.441.473.652</text:p>
          </table:table-cell>
          <table:table-cell office:value-type="float" office:value="-660465117992445" table:style-name="ce2">
            <text:p>-660.465.117.992.4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800" table:style-name="ce1">
            <text:p>100074800</text:p>
          </table:table-cell>
          <table:table-cell office:value-type="string" table:style-name="ce1">
            <text:p>ESCUELA N°20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RRANQUITA</text:p>
          </table:table-cell>
          <table:table-cell office:value-type="string" table:style-name="ce1">
            <text:p>K5266</text:p>
          </table:table-cell>
          <table:table-cell table:style-name="ce1"/>
          <table:table-cell office:value-type="string" table:style-name="ce1">
            <text:p>LA BARRANQUIT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877488441" table:style-name="ce2">
            <text:p>-2.877.488.441</text:p>
          </table:table-cell>
          <table:table-cell office:value-type="float" office:value="-6496500043" table:style-name="ce2">
            <text:p>-6.496.500.0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4900" table:style-name="ce1">
            <text:p>100074900</text:p>
          </table:table-cell>
          <table:table-cell office:value-type="string" table:style-name="ce1">
            <text:p>ESCUELA DE ADULTOS N° 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IJAN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26529999" table:style-name="ce2">
            <text:p>-2.826.529.999</text:p>
          </table:table-cell>
          <table:table-cell office:value-type="float" office:value="-6622019076" table:style-name="ce2">
            <text:p>-6.622.019.0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5400" table:style-name="ce1">
            <text:p>100075400</text:p>
          </table:table-cell>
          <table:table-cell office:value-type="string" table:style-name="ce1">
            <text:p>ESCUELA DE ADULTOS N° 4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VA CONETA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CONETA</text:p>
          </table:table-cell>
          <table:table-cell office:value-type="string" table:style-name="ce1">
            <text:p>CAPAY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57997557" table:style-name="ce2">
            <text:p>-2.857.997.557</text:p>
          </table:table-cell>
          <table:table-cell office:value-type="float" office:value="-6588834929" table:style-name="ce2">
            <text:p>-6.588.834.9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5500" table:style-name="ce1">
            <text:p>100075500</text:p>
          </table:table-cell>
          <table:table-cell office:value-type="string" table:style-name="ce1">
            <text:p>ESCUELA DE ADULTOS N° 4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LMAGRO Y TUCUMAN PARROQUIA SAN ANTONIO DE PADU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0"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62653089905" table:style-name="ce2">
            <text:p>-28.462.653.089.905</text:p>
          </table:table-cell>
          <table:table-cell office:value-type="float" office:value="-657767172865623" table:style-name="ce2">
            <text:p>-657.767.172.865.6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5600" table:style-name="ce1">
            <text:p>100075600</text:p>
          </table:table-cell>
          <table:table-cell office:value-type="string" table:style-name="ce1">
            <text:p>ESCUELA DE ADULTOS N° 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GOBRNADOR CORREA S/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5700" table:style-name="ce1">
            <text:p>100075700</text:p>
          </table:table-cell>
          <table:table-cell office:value-type="string" table:style-name="ce1">
            <text:p>ESCUELA DE ADULTOS N° 4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ARRER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LA CARRERA</text:p>
          </table:table-cell>
          <table:table-cell office:value-type="string" table:style-name="ce1">
            <text:p>FRAY MAMERTO ESQUI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3513918888988" table:style-name="ce2">
            <text:p>-283.513.918.888.988</text:p>
          </table:table-cell>
          <table:table-cell office:value-type="float" office:value="-656973291679628" table:style-name="ce2">
            <text:p>-656.973.291.679.6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5800" table:style-name="ce1">
            <text:p>100075800</text:p>
          </table:table-cell>
          <table:table-cell office:value-type="string" table:style-name="ce1">
            <text:p>ESCUELA DE ADULTOS N°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5900" table:style-name="ce1">
            <text:p>100075900</text:p>
          </table:table-cell>
          <table:table-cell office:value-type="string" table:style-name="ce1">
            <text:p>ESCUELA DE ADULTOS N° 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965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000" table:style-name="ce1">
            <text:p>100076000</text:p>
          </table:table-cell>
          <table:table-cell office:value-type="string" table:style-name="ce1">
            <text:p>ESCUELA DE ADULTOS N° 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HUMADA Y BARROS 85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657171863612" table:style-name="ce2">
            <text:p>-284.657.171.863.612</text:p>
          </table:table-cell>
          <table:table-cell office:value-type="float" office:value="-658034636839676" table:style-name="ce2">
            <text:p>-658.034.636.839.6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100" table:style-name="ce1">
            <text:p>100076100</text:p>
          </table:table-cell>
          <table:table-cell office:value-type="string" table:style-name="ce1">
            <text:p>ESCUELA DE ADULTOS N° 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YACUCHO 1633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817442786009" table:style-name="ce2">
            <text:p>-284.817.442.786.009</text:p>
          </table:table-cell>
          <table:table-cell office:value-type="float" office:value="-65784618796996" table:style-name="ce2">
            <text:p>-65.784.618.796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200" table:style-name="ce1">
            <text:p>100076200</text:p>
          </table:table-cell>
          <table:table-cell office:value-type="string" table:style-name="ce1">
            <text:p>ESCUELA DE ADULTOS N° 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ILOS S/N LOS CEIBOS ESCUELA N° 182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84328877575964" table:style-name="ce2">
            <text:p>-284.328.877.575.964</text:p>
          </table:table-cell>
          <table:table-cell office:value-type="float" office:value="-657823550261392" table:style-name="ce2">
            <text:p>-657.823.550.261.39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400" table:style-name="ce1">
            <text:p>100076400</text:p>
          </table:table-cell>
          <table:table-cell office:value-type="string" table:style-name="ce1">
            <text:p>ESCUELA DE ADULTOS N° 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ALFONSO CARRIZO SN SAN ANTONIO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FRAY MAMERTO ESQUIU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538621" table:style-name="ce2">
            <text:p>-2.842.538.621</text:p>
          </table:table-cell>
          <table:table-cell office:value-type="float" office:value="-6570883432" table:style-name="ce2">
            <text:p>-6.570.883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500" table:style-name="ce1">
            <text:p>100076500</text:p>
          </table:table-cell>
          <table:table-cell office:value-type="string" table:style-name="ce1">
            <text:p>ESCUELA DE ADULTOS N° 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692 CIUDAD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-26696154482584" table:style-name="ce2">
            <text:p>-26.696.154.482.584</text:p>
          </table:table-cell>
          <table:table-cell office:value-type="float" office:value="-660420195758224" table:style-name="ce2">
            <text:p>-660.420.195.758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600" table:style-name="ce1">
            <text:p>100076600</text:p>
          </table:table-cell>
          <table:table-cell office:value-type="string" table:style-name="ce1">
            <text:p>ESCUELA DE ADULTOS N° 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GUEMES 195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700" table:style-name="ce1">
            <text:p>100076700</text:p>
          </table:table-cell>
          <table:table-cell office:value-type="string" table:style-name="ce1">
            <text:p>INSTITUTO SUPERIOR VIRGEN DE BELE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519 CENTRO</text:p>
          </table:table-cell>
          <table:table-cell office:value-type="string" table:style-name="ce1">
            <text:p>K4750</text:p>
          </table:table-cell>
          <table:table-cell office:value-type="string" table:style-name="ce1">
            <text:p>03835-461422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office:value-type="string" table:style-name="ce1">
            <text:p>IVB@COTELBE.COM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float" office:value="-276515963076717" table:style-name="ce2">
            <text:p>-276.515.963.076.717</text:p>
          </table:table-cell>
          <table:table-cell office:value-type="float" office:value="-670230227891808" table:style-name="ce2">
            <text:p>-670.230.227.891.80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6900" table:style-name="ce1">
            <text:p>100076900</text:p>
          </table:table-cell>
          <table:table-cell office:value-type="string" table:style-name="ce1">
            <text:p>JUAN OSCAR PONFER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MÉXICO S/Nº ALTOS DE CHOYA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7435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454125951722" table:style-name="ce2">
            <text:p>-284.454.125.951.722</text:p>
          </table:table-cell>
          <table:table-cell office:value-type="float" office:value="-657764542056238" table:style-name="ce2">
            <text:p>-657.764.542.056.23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000" table:style-name="ce1">
            <text:p>100077000</text:p>
          </table:table-cell>
          <table:table-cell office:value-type="string" table:style-name="ce1">
            <text:p>ESCUELA GABRIELA MISTRA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RCADO 43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75841048998602" table:style-name="ce2">
            <text:p>-275.841.048.998.602</text:p>
          </table:table-cell>
          <table:table-cell office:value-type="float" office:value="-663170008133918" table:style-name="ce2">
            <text:p>-663.170.008.133.9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100" table:style-name="ce1">
            <text:p>100077100</text:p>
          </table:table-cell>
          <table:table-cell office:value-type="string" table:style-name="ce1">
            <text:p>ESCUELA VOCACIONAL DE EXPRESION INFANT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VIRGEN DEL VALLE 454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200" table:style-name="ce1">
            <text:p>100077200</text:p>
          </table:table-cell>
          <table:table-cell office:value-type="string" table:style-name="ce1">
            <text:p>ESC.PARA CIEGOS Y DISMINUIDOS VISUAL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UCUMAN 543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51323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office:value-type="float" office:value="-284637617452337" table:style-name="ce2">
            <text:p>-284.637.617.452.337</text:p>
          </table:table-cell>
          <table:table-cell office:value-type="float" office:value="-657802289312233" table:style-name="ce2">
            <text:p>-657.802.289.312.23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300" table:style-name="ce1">
            <text:p>100077300</text:p>
          </table:table-cell>
          <table:table-cell office:value-type="string" table:style-name="ce1">
            <text:p>ESCUELA N° 1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IO HUAYRAPUNCO BARRIO HUAYRAPUNC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65752724776" table:style-name="ce2">
            <text:p>-28.465.752.724.776</text:p>
          </table:table-cell>
          <table:table-cell office:value-type="float" office:value="-658034641248362" table:style-name="ce2">
            <text:p>-658.034.641.248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400" table:style-name="ce1">
            <text:p>100077400</text:p>
          </table:table-cell>
          <table:table-cell office:value-type="string" table:style-name="ce1">
            <text:p>ESCUELA N° 199 SAN JORG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RCELINO AUGIER S/Nº BARRIO SAN JORGE BARRIO SAN JORG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89626436004" table:style-name="ce2">
            <text:p>-28.489.626.436.004</text:p>
          </table:table-cell>
          <table:table-cell office:value-type="float" office:value="-657892499615647" table:style-name="ce2">
            <text:p>-657.892.499.615.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700" table:style-name="ce1">
            <text:p>100077700</text:p>
          </table:table-cell>
          <table:table-cell office:value-type="string" table:style-name="ce1">
            <text:p>CENTRO DE ACCION COMUNITARIA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MTRO. DULCE Y LAVALL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800" table:style-name="ce1">
            <text:p>100077800</text:p>
          </table:table-cell>
          <table:table-cell office:value-type="string" table:style-name="ce1">
            <text:p>COMPLEJO CULTURAL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RMIENTO 450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7413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7900" table:style-name="ce1">
            <text:p>100077900</text:p>
          </table:table-cell>
          <table:table-cell office:value-type="string" table:style-name="ce1">
            <text:p>CENTRO DE ACCION COMUNITARIA N°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HIPOLITO IRIGOYEN Y PSJE.CORDOB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000" table:style-name="ce1">
            <text:p>100078000</text:p>
          </table:table-cell>
          <table:table-cell office:value-type="string" table:style-name="ce1">
            <text:p>COMPLEJO CULTURAL URBANO GIRAL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OCAMPO 40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7420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100" table:style-name="ce1">
            <text:p>100078100</text:p>
          </table:table-cell>
          <table:table-cell office:value-type="string" table:style-name="ce1">
            <text:p>CENTRO VECINAL MARCO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9 DE JULIO/AV.BELGRANO Y AV.ITALI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200" table:style-name="ce1">
            <text:p>100078200</text:p>
          </table:table-cell>
          <table:table-cell office:value-type="string" table:style-name="ce1">
            <text:p>UNION VECINAL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VIÑIT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" table:style-name="ce1">
            <text:p>4</text:p>
          </table:table-cell>
          <table:table-cell office:value-type="float" office:value="-284403940192691" table:style-name="ce2">
            <text:p>-284.403.940.192.691</text:p>
          </table:table-cell>
          <table:table-cell office:value-type="float" office:value="-657337580551063" table:style-name="ce2">
            <text:p>-657.337.580.551.0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300" table:style-name="ce1">
            <text:p>100078300</text:p>
          </table:table-cell>
          <table:table-cell office:value-type="string" table:style-name="ce1">
            <text:p>ESCUELA DE POLICIA MUNICIP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SJE NARVAEZ ESQ.SAN MARTI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400" table:style-name="ce1">
            <text:p>100078400</text:p>
          </table:table-cell>
          <table:table-cell office:value-type="string" table:style-name="ce1">
            <text:p>ESCUELA SUPERIOR DE POLICIA FELICIANO DE LA MOT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DA. ACOSTA VILLAFAÑEZ 1550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0312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500" table:style-name="ce1">
            <text:p>100078500</text:p>
          </table:table-cell>
          <table:table-cell office:value-type="string" table:style-name="ce1">
            <text:p>ESCUELA DE SUBOFICIALES Y AGEN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USEBIO RUSO 15 VILLA DOLORES</text:p>
          </table:table-cell>
          <table:table-cell office:value-type="string" table:style-name="ce1">
            <text:p>K4707</text:p>
          </table:table-cell>
          <table:table-cell office:value-type="string" table:style-name="ce1">
            <text:p>03833-441900</text:p>
          </table:table-cell>
          <table:table-cell office:value-type="string" table:style-name="ce1">
            <text:p>VILLA DOLORES</text:p>
          </table:table-cell>
          <table:table-cell office:value-type="string" table:style-name="ce1">
            <text:p>VALLE VIEJO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4536364" table:style-name="ce2">
            <text:p>-2.844.536.364</text:p>
          </table:table-cell>
          <table:table-cell office:value-type="float" office:value="-6570708865" table:style-name="ce2">
            <text:p>-6.570.708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700" table:style-name="ce1">
            <text:p>100078700</text:p>
          </table:table-cell>
          <table:table-cell office:value-type="string" table:style-name="ce1">
            <text:p>ESCUELA Nº 4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CÍFICO ARQUEZ S/Nº HUACO SUR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76379000000045" table:style-name="ce2">
            <text:p>-276.379.000.000.045</text:p>
          </table:table-cell>
          <table:table-cell office:value-type="float" office:value="-6702693" table:style-name="ce2">
            <text:p>-6.702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0" table:style-name="ce1">
            <text:p>100078800</text:p>
          </table:table-cell>
          <table:table-cell office:value-type="string" table:style-name="ce1">
            <text:p>ESCUELA SEDE Nº 2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ENTRO FIAMBALA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71157646" table:style-name="ce2">
            <text:p>-2.771.157.646</text:p>
          </table:table-cell>
          <table:table-cell office:value-type="float" office:value="-6762971901" table:style-name="ce2">
            <text:p>-6.762.971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1" table:style-name="ce1">
            <text:p>100078801</text:p>
          </table:table-cell>
          <table:table-cell office:value-type="string" table:style-name="ce1">
            <text:p>ESCUELA PROVINCIAL N° 1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NTRE RIOS Bª ENTRE RIOS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71157646" table:style-name="ce2">
            <text:p>-2.771.157.646</text:p>
          </table:table-cell>
          <table:table-cell office:value-type="float" office:value="-6762971901" table:style-name="ce2">
            <text:p>-6.762.971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2" table:style-name="ce1">
            <text:p>100078802</text:p>
          </table:table-cell>
          <table:table-cell office:value-type="string" table:style-name="ce1">
            <text:p>ESCUELA N° 1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RLOS QUIROGA S/N PAMPA BLANCA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PAMPA BLANC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1138200000048" table:style-name="ce2">
            <text:p>-271.138.200.000.048</text:p>
          </table:table-cell>
          <table:table-cell office:value-type="float" office:value="-676799800000005" table:style-name="ce2">
            <text:p>-676.799.800.000.0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3" table:style-name="ce1">
            <text:p>100078803</text:p>
          </table:table-cell>
          <table:table-cell office:value-type="string" table:style-name="ce1">
            <text:p>ESCUELA N° 308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UJIL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SAUJIL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5268200000046" table:style-name="ce2">
            <text:p>-275.268.200.000.046</text:p>
          </table:table-cell>
          <table:table-cell office:value-type="float" office:value="-675976200000004" table:style-name="ce2">
            <text:p>-675.976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4" table:style-name="ce1">
            <text:p>100078804</text:p>
          </table:table-cell>
          <table:table-cell office:value-type="string" table:style-name="ce1">
            <text:p>MARIA VERASAY DE SALEM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RAMADIT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LA RAMADIT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6332900000045" table:style-name="ce2">
            <text:p>-276.332.900.000.045</text:p>
          </table:table-cell>
          <table:table-cell office:value-type="float" office:value="-676331800000004" table:style-name="ce2">
            <text:p>-676.331.8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5" table:style-name="ce1">
            <text:p>100078805</text:p>
          </table:table-cell>
          <table:table-cell office:value-type="string" table:style-name="ce1">
            <text:p>ESCUELA N°396 - CARLOS FLO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AS AMERIAS S/N PLAZA DE SAN PEDR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71157646" table:style-name="ce2">
            <text:p>-2.771.157.646</text:p>
          </table:table-cell>
          <table:table-cell office:value-type="float" office:value="-6762971901" table:style-name="ce2">
            <text:p>-6.762.971.9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806" table:style-name="ce1">
            <text:p>100078806</text:p>
          </table:table-cell>
          <table:table-cell office:value-type="string" table:style-name="ce1">
            <text:p>ESCUELA Nº 93 DR.RICARDO BALB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BANDA MEDANITOS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3357869406" table:style-name="ce2">
            <text:p>-273.357.869.406</text:p>
          </table:table-cell>
          <table:table-cell office:value-type="float" office:value="-677549250098" table:style-name="ce2">
            <text:p>-677.549.250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0" table:style-name="ce1">
            <text:p>100078900</text:p>
          </table:table-cell>
          <table:table-cell office:value-type="string" table:style-name="ce1">
            <text:p>ESCUELA SEDE Nº 3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AL QUEMAD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1452200000048" table:style-name="ce2">
            <text:p>-271.452.200.000.048</text:p>
          </table:table-cell>
          <table:table-cell office:value-type="float" office:value="-669444500000001" table:style-name="ce2">
            <text:p>-669.444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1" table:style-name="ce1">
            <text:p>100078901</text:p>
          </table:table-cell>
          <table:table-cell office:value-type="string" table:style-name="ce1">
            <text:p>ESCUELA Nª3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RTA DE CORRAL QUEMAD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UERTA DE 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9821974969" table:style-name="ce2">
            <text:p>-269.821.974.969</text:p>
          </table:table-cell>
          <table:table-cell office:value-type="float" office:value="-667328168972" table:style-name="ce2">
            <text:p>-667.328.168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2" table:style-name="ce1">
            <text:p>100078902</text:p>
          </table:table-cell>
          <table:table-cell office:value-type="string" table:style-name="ce1">
            <text:p>ESCUELA N°4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CIPUNC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JACIPU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24228728" table:style-name="ce2">
            <text:p>-2.724.228.728</text:p>
          </table:table-cell>
          <table:table-cell office:value-type="float" office:value="-6701164585" table:style-name="ce2">
            <text:p>-6.701.164.5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3" table:style-name="ce1">
            <text:p>100078903</text:p>
          </table:table-cell>
          <table:table-cell office:value-type="string" table:style-name="ce1">
            <text:p>ESCUELA Nª68 JOSE OLMOS DE AGUIL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URAZN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EL DURAZN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0926595268" table:style-name="ce2">
            <text:p>-270.926.595.268</text:p>
          </table:table-cell>
          <table:table-cell office:value-type="float" office:value="-668233063698" table:style-name="ce2">
            <text:p>-668.233.063.6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4" table:style-name="ce1">
            <text:p>100078904</text:p>
          </table:table-cell>
          <table:table-cell office:value-type="string" table:style-name="ce1">
            <text:p>ESCUELA N° 90 DOMINGO FRANCISCO DEL VALLE ITURRALD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NA FARALLON NEGRO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FARALLON NEGR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30415017" table:style-name="ce2">
            <text:p>-2.730.415.017</text:p>
          </table:table-cell>
          <table:table-cell office:value-type="float" office:value="-6668145444" table:style-name="ce2">
            <text:p>-6.668.145.44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5" table:style-name="ce1">
            <text:p>100078905</text:p>
          </table:table-cell>
          <table:table-cell office:value-type="string" table:style-name="ce1">
            <text:p>ESCUELA N°4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EJE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EL EJ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5" table:style-name="ce1">
            <text:p>5</text:p>
          </table:table-cell>
          <table:table-cell office:value-type="float" office:value="-272423500000047" table:style-name="ce2">
            <text:p>-272.423.500.000.047</text:p>
          </table:table-cell>
          <table:table-cell office:value-type="float" office:value="-670116500000001" table:style-name="ce2">
            <text:p>-670.116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6" table:style-name="ce1">
            <text:p>100078906</text:p>
          </table:table-cell>
          <table:table-cell office:value-type="string" table:style-name="ce1">
            <text:p>ESCUELA N°288 JUAN DOMINGO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CHELEMIN S/N HUALFI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HUALFI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5904078337" table:style-name="ce2">
            <text:p>-265.904.078.337</text:p>
          </table:table-cell>
          <table:table-cell office:value-type="float" office:value="-669304960123" table:style-name="ce2">
            <text:p>-669.304.960.1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7" table:style-name="ce1">
            <text:p>100078907</text:p>
          </table:table-cell>
          <table:table-cell office:value-type="string" table:style-name="ce1">
            <text:p>ESCUELA N°4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NACIMIENTO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OS NACIMIENTO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4959751857" table:style-name="ce2">
            <text:p>-264.959.751.857</text:p>
          </table:table-cell>
          <table:table-cell office:value-type="float" office:value="-669198816662" table:style-name="ce2">
            <text:p>-669.198.816.6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8" table:style-name="ce1">
            <text:p>100078908</text:p>
          </table:table-cell>
          <table:table-cell office:value-type="string" table:style-name="ce1">
            <text:p>ESCUELA N°4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ERNANDO SUR - RUTA NACIONAL 40</text:p>
          </table:table-cell>
          <table:table-cell office:value-type="string" table:style-name="ce1">
            <text:p>K4705</text:p>
          </table:table-cell>
          <table:table-cell office:value-type="string" table:style-name="ce1">
            <text:p>03835-477001</text:p>
          </table:table-cell>
          <table:table-cell office:value-type="string" table:style-name="ce1">
            <text:p>SAN FERNAN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0582189417" table:style-name="ce2">
            <text:p>-260.582.189.417</text:p>
          </table:table-cell>
          <table:table-cell office:value-type="float" office:value="-674064960171" table:style-name="ce2">
            <text:p>-674.064.960.1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09" table:style-name="ce1">
            <text:p>100078909</text:p>
          </table:table-cell>
          <table:table-cell office:value-type="string" table:style-name="ce1">
            <text:p>ESCUELA N°348 VICENTE LEONIDA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FERNANDO NORTE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SAN FERNAN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28847316" table:style-name="ce2">
            <text:p>-2.728.847.316</text:p>
          </table:table-cell>
          <table:table-cell office:value-type="float" office:value="-6690221156" table:style-name="ce2">
            <text:p>-6.690.221.1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8910" table:style-name="ce1">
            <text:p>100078910</text:p>
          </table:table-cell>
          <table:table-cell office:value-type="string" table:style-name="ce1">
            <text:p>ESCUELA N°67 JOSE M. ESTR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QUEBRADA DE HUALFIN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QUEBRADA DE HUALFI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2512839894" table:style-name="ce2">
            <text:p>-272.512.839.894</text:p>
          </table:table-cell>
          <table:table-cell office:value-type="float" office:value="-670352308651" table:style-name="ce2">
            <text:p>-670.352.308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000" table:style-name="ce1">
            <text:p>100079000</text:p>
          </table:table-cell>
          <table:table-cell office:value-type="string" table:style-name="ce1">
            <text:p>CENTRO DE EDUCACION FISI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DA. JOSE RAMON LUNA S/N PARQUE ADAN QUIROGA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0858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2" table:style-name="ce1"/>
          <table:table-cell office:value-type="string" table:style-name="ce1">
            <text:p>X</text:p>
          </table:table-cell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100" table:style-name="ce1">
            <text:p>100079100</text:p>
          </table:table-cell>
          <table:table-cell office:value-type="string" table:style-name="ce1">
            <text:p>ESCUELA MUNICIPAL Nª3 GUSTAVO GABRIEL LEVE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OZNA Y SUMAMPA S/Nº Bº EVA PERON BARRIO EVA PERON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7404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84507127817197" table:style-name="ce2">
            <text:p>-284.507.127.817.197</text:p>
          </table:table-cell>
          <table:table-cell office:value-type="float" office:value="-657752989470996" table:style-name="ce2">
            <text:p>-657.752.989.470.9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200" table:style-name="ce1">
            <text:p>100079200</text:p>
          </table:table-cell>
          <table:table-cell office:value-type="string" table:style-name="ce1">
            <text:p>ESCUELA DE ARTESANIA SAN JUAN BAUTIS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PUBLICA 100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300" table:style-name="ce1">
            <text:p>100079300</text:p>
          </table:table-cell>
          <table:table-cell office:value-type="string" table:style-name="ce1">
            <text:p>ESCUELA N° 1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ORENO OESTE S/Nº MATADERO RECRE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2" table:style-name="ce1">
            <text:p>2</text:p>
          </table:table-cell>
          <table:table-cell office:value-type="float" office:value="-292729588844545" table:style-name="ce2">
            <text:p>-292.729.588.844.545</text:p>
          </table:table-cell>
          <table:table-cell office:value-type="float" office:value="-650658934572832" table:style-name="ce2">
            <text:p>-650.658.934.572.8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0" table:style-name="ce1">
            <text:p>100079400</text:p>
          </table:table-cell>
          <table:table-cell office:value-type="string" table:style-name="ce1">
            <text:p>ESCUELA SECUNDARIA N°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ESQ. SAN MARTIN CENTRO CHUMBICHA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office:value-type="string" table:style-name="ce1">
            <text:p>polim72@yahoo.com.ar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2" table:style-name="ce1">
            <text:p>42</text:p>
          </table:table-cell>
          <table:table-cell office:value-type="float" office:value="-288563800000019" table:style-name="ce2">
            <text:p>-288.563.800.000.019</text:p>
          </table:table-cell>
          <table:table-cell office:value-type="float" office:value="-6623447" table:style-name="ce2">
            <text:p>-6.623.4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1" table:style-name="ce1">
            <text:p>100079401</text:p>
          </table:table-cell>
          <table:table-cell office:value-type="string" table:style-name="ce1">
            <text:p>ESCUELA N° 1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2151095485" table:style-name="ce2">
            <text:p>-2.922.151.095.485</text:p>
          </table:table-cell>
          <table:table-cell office:value-type="float" office:value="-657755348247" table:style-name="ce2">
            <text:p>-657.755.348.2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2" table:style-name="ce1">
            <text:p>100079402</text:p>
          </table:table-cell>
          <table:table-cell office:value-type="string" table:style-name="ce1">
            <text:p>ESCUELA N° 24 ADOLFO E. CARRAN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CARRANZA</text:p>
          </table:table-cell>
          <table:table-cell table:number-columns-repeated="2" table:style-name="ce1"/>
          <table:table-cell office:value-type="string" table:style-name="ce1">
            <text:p>ADOLFO E. CARRANZ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272446" table:style-name="ce2">
            <text:p>-290.272.446</text:p>
          </table:table-cell>
          <table:table-cell office:value-type="float" office:value="-660020218" table:style-name="ce2">
            <text:p>-660.020.2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3" table:style-name="ce1">
            <text:p>100079403</text:p>
          </table:table-cell>
          <table:table-cell office:value-type="string" table:style-name="ce1">
            <text:p>ESCUELA N° 25 CLEMENTINA DEL VALLE DE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TELARITO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47719276" table:style-name="ce2">
            <text:p>-2.947.719.276</text:p>
          </table:table-cell>
          <table:table-cell office:value-type="float" office:value="-6565244197" table:style-name="ce2">
            <text:p>-6.565.244.1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4" table:style-name="ce1">
            <text:p>100079404</text:p>
          </table:table-cell>
          <table:table-cell office:value-type="string" table:style-name="ce1">
            <text:p>ESCUELA N° 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MARTI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214643782" table:style-name="ce2">
            <text:p>-292.214.643.782</text:p>
          </table:table-cell>
          <table:table-cell office:value-type="float" office:value="-657755521735" table:style-name="ce2">
            <text:p>-657.755.521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5" table:style-name="ce1">
            <text:p>100079405</text:p>
          </table:table-cell>
          <table:table-cell office:value-type="string" table:style-name="ce1">
            <text:p>ESCUELA N° 14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ANIMA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854500000036" table:style-name="ce2">
            <text:p>-290.854.500.000.036</text:p>
          </table:table-cell>
          <table:table-cell office:value-type="float" office:value="-6576688" table:style-name="ce2">
            <text:p>-6.576.6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6" table:style-name="ce1">
            <text:p>100079406</text:p>
          </table:table-cell>
          <table:table-cell office:value-type="string" table:style-name="ce1">
            <text:p>ESCUELA N° 1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534126" table:style-name="ce2">
            <text:p>-288.534.126</text:p>
          </table:table-cell>
          <table:table-cell office:value-type="float" office:value="-662360382" table:style-name="ce2">
            <text:p>-662.360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7" table:style-name="ce1">
            <text:p>100079407</text:p>
          </table:table-cell>
          <table:table-cell office:value-type="string" table:style-name="ce1">
            <text:p>ESCUELA N° 2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PAYA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5982691" table:style-name="ce2">
            <text:p>-2.875.982.691</text:p>
          </table:table-cell>
          <table:table-cell office:value-type="float" office:value="-6604672418" table:style-name="ce2">
            <text:p>-6.604.672.41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8" table:style-name="ce1">
            <text:p>100079408</text:p>
          </table:table-cell>
          <table:table-cell office:value-type="string" table:style-name="ce1">
            <text:p>ESCUELA N° 266 DR.FELIX ANTONIO N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8534126" table:style-name="ce2">
            <text:p>-288.534.126</text:p>
          </table:table-cell>
          <table:table-cell office:value-type="float" office:value="-662360382" table:style-name="ce2">
            <text:p>-662.360.3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09" table:style-name="ce1">
            <text:p>100079409</text:p>
          </table:table-cell>
          <table:table-cell office:value-type="string" table:style-name="ce1">
            <text:p>ESCUELA N° 326 BALDE DE LA PUN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LDE DE LA PUN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1544115" table:style-name="ce2">
            <text:p>-2.951.544.115</text:p>
          </table:table-cell>
          <table:table-cell office:value-type="float" office:value="-6557888884" table:style-name="ce2">
            <text:p>-6.557.888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410" table:style-name="ce1">
            <text:p>100079410</text:p>
          </table:table-cell>
          <table:table-cell office:value-type="string" table:style-name="ce1">
            <text:p>ESCUELA N° 467 FUNDACIÓN SCHCOLNIK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QUEMAD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781500000032" table:style-name="ce2">
            <text:p>-295.781.500.000.032</text:p>
          </table:table-cell>
          <table:table-cell office:value-type="float" office:value="-6558549" table:style-name="ce2">
            <text:p>-6.558.5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500" table:style-name="ce1">
            <text:p>100079500</text:p>
          </table:table-cell>
          <table:table-cell office:value-type="string" table:style-name="ce1">
            <text:p>ESCUELA N°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IENAGOS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MERMUDEZ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5" table:style-name="ce1">
            <text:p>5</text:p>
          </table:table-cell>
          <table:table-cell office:value-type="float" office:value="-28484960000004" table:style-name="ce2">
            <text:p>-28.484.960.000.004</text:p>
          </table:table-cell>
          <table:table-cell office:value-type="float" office:value="-6616788" table:style-name="ce2">
            <text:p>-6.616.7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0" table:style-name="ce1">
            <text:p>100079600</text:p>
          </table:table-cell>
          <table:table-cell office:value-type="string" table:style-name="ce1">
            <text:p>ESCUELA SECUNDARIA N°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VIL</text:p>
          </table:table-cell>
          <table:table-cell office:value-type="string" table:style-name="ce1">
            <text:p>K4751</text:p>
          </table:table-cell>
          <table:table-cell office:value-type="string" table:style-name="ce1">
            <text:p>452001-CAB. PUB.</text:p>
          </table:table-cell>
          <table:table-cell office:value-type="string" table:style-name="ce1">
            <text:p>VILLA VIL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-270922036" table:style-name="ce2">
            <text:p>-270.922.036</text:p>
          </table:table-cell>
          <table:table-cell office:value-type="float" office:value="-6682332025" table:style-name="ce2">
            <text:p>-6.682.332.0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1" table:style-name="ce1">
            <text:p>100079601</text:p>
          </table:table-cell>
          <table:table-cell office:value-type="string" table:style-name="ce1">
            <text:p>ESCUELA N° 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ORRAL BLA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49624358" table:style-name="ce2">
            <text:p>-2.649.624.358</text:p>
          </table:table-cell>
          <table:table-cell office:value-type="float" office:value="-6691953963" table:style-name="ce2">
            <text:p>-6.691.953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2" table:style-name="ce1">
            <text:p>100079602</text:p>
          </table:table-cell>
          <table:table-cell office:value-type="string" table:style-name="ce1">
            <text:p>ESCUELA N° 131 NOEMI REGINATTO DE BIZOT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YERBA BUENA</text:p>
          </table:table-cell>
          <table:table-cell table:number-columns-repeated="2" table:style-name="ce1"/>
          <table:table-cell office:value-type="string" table:style-name="ce1">
            <text:p>ALTO EL BOLSO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442600000049" table:style-name="ce2">
            <text:p>-269.442.600.000.049</text:p>
          </table:table-cell>
          <table:table-cell office:value-type="float" office:value="-6673487" table:style-name="ce2">
            <text:p>-6.673.4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3" table:style-name="ce1">
            <text:p>100079603</text:p>
          </table:table-cell>
          <table:table-cell office:value-type="string" table:style-name="ce1">
            <text:p>ESCUELA N° 1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S CUE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183000000048" table:style-name="ce2">
            <text:p>-270.183.000.000.048</text:p>
          </table:table-cell>
          <table:table-cell office:value-type="float" office:value="-6666805" table:style-name="ce2">
            <text:p>-6.666.8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4" table:style-name="ce1">
            <text:p>100079604</text:p>
          </table:table-cell>
          <table:table-cell office:value-type="string" table:style-name="ce1">
            <text:p>ESCUELA N° 16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GUA CALIENT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3576300000051" table:style-name="ce2">
            <text:p>-263.576.300.000.051</text:p>
          </table:table-cell>
          <table:table-cell office:value-type="float" office:value="-6664339" table:style-name="ce2">
            <text:p>-6.664.33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5" table:style-name="ce1">
            <text:p>100079605</text:p>
          </table:table-cell>
          <table:table-cell office:value-type="string" table:style-name="ce1">
            <text:p>ESCUELA N° 420 AUTOMÓVIL CLUB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BARRANCA LAR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8219867" table:style-name="ce2">
            <text:p>-2.698.219.867</text:p>
          </table:table-cell>
          <table:table-cell office:value-type="float" office:value="-6673280969" table:style-name="ce2">
            <text:p>-6.673.280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6" table:style-name="ce1">
            <text:p>100079606</text:p>
          </table:table-cell>
          <table:table-cell office:value-type="string" table:style-name="ce1">
            <text:p>ESCUELA N° 423 FUNDACION WOLF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VILLA VIL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9232304" table:style-name="ce2">
            <text:p>-2.709.232.304</text:p>
          </table:table-cell>
          <table:table-cell office:value-type="float" office:value="-6682332142" table:style-name="ce2">
            <text:p>-6.682.332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7" table:style-name="ce1">
            <text:p>100079607</text:p>
          </table:table-cell>
          <table:table-cell office:value-type="string" table:style-name="ce1">
            <text:p>ESCUELA N° 450 MAESTRO SC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GUNA BLANC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59043061" table:style-name="ce2">
            <text:p>-2.659.043.061</text:p>
          </table:table-cell>
          <table:table-cell office:value-type="float" office:value="-66930476" table:style-name="ce2">
            <text:p>-66.930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608" table:style-name="ce1">
            <text:p>100079608</text:p>
          </table:table-cell>
          <table:table-cell office:value-type="string" table:style-name="ce1">
            <text:p>ESCUELA N° 4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OS MORTERITOS</text:p>
          </table:table-cell>
          <table:table-cell table:number-columns-repeated="2" table:style-name="ce1"/>
          <table:table-cell office:value-type="string" table:style-name="ce1">
            <text:p>VILLA VIL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09232304" table:style-name="ce2">
            <text:p>-2.709.232.304</text:p>
          </table:table-cell>
          <table:table-cell office:value-type="float" office:value="-6682332142" table:style-name="ce2">
            <text:p>-6.682.332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700" table:style-name="ce1">
            <text:p>100079700</text:p>
          </table:table-cell>
          <table:table-cell office:value-type="string" table:style-name="ce1">
            <text:p>ESCUELA SECUNDARIA N°7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ACIPUNC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JACIPU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1" table:style-name="ce1">
            <text:p>1</text:p>
          </table:table-cell>
          <table:table-cell office:value-type="float" office:value="-272423578423" table:style-name="ce2">
            <text:p>-272.423.578.423</text:p>
          </table:table-cell>
          <table:table-cell office:value-type="float" office:value="-670116257055" table:style-name="ce2">
            <text:p>-670.116.257.0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701" table:style-name="ce1">
            <text:p>100079701</text:p>
          </table:table-cell>
          <table:table-cell office:value-type="string" table:style-name="ce1">
            <text:p>ESCUELA N° 68 JOSÉ OLMOS DE AGUILER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DURAZN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451591491723" table:style-name="ce2">
            <text:p>-272.451.591.491.723</text:p>
          </table:table-cell>
          <table:table-cell office:value-type="float" office:value="-670345306396485" table:style-name="ce2">
            <text:p>-670.345.306.396.4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702" table:style-name="ce1">
            <text:p>100079702</text:p>
          </table:table-cell>
          <table:table-cell office:value-type="string" table:style-name="ce1">
            <text:p>ESCUELA N° 350 PUERTA DE CORRAL QUEM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UERTA DE CORRAL QUEMAD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22848044" table:style-name="ce2">
            <text:p>-2.722.848.044</text:p>
          </table:table-cell>
          <table:table-cell office:value-type="float" office:value="-6693600437" table:style-name="ce2">
            <text:p>-6.693.600.4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800" table:style-name="ce1">
            <text:p>100079800</text:p>
          </table:table-cell>
          <table:table-cell office:value-type="string" table:style-name="ce1">
            <text:p>ESCUELA SECUNDARIA N°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DE POMAN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5" table:style-name="ce1">
            <text:p>5</text:p>
          </table:table-cell>
          <table:table-cell office:value-type="float" office:value="-28396594057545" table:style-name="ce2">
            <text:p>-28.396.594.057.545</text:p>
          </table:table-cell>
          <table:table-cell office:value-type="float" office:value="-662175856022829" table:style-name="ce2">
            <text:p>-662.175.856.022.8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79900" table:style-name="ce1">
            <text:p>100079900</text:p>
          </table:table-cell>
          <table:table-cell office:value-type="string" table:style-name="ce1">
            <text:p>ESCUELA SECUNDARIA MUNICIPAL MIGUEL CA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RMIENTO 1120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000" table:style-name="ce1">
            <text:p>100080000</text:p>
          </table:table-cell>
          <table:table-cell office:value-type="string" table:style-name="ce1">
            <text:p>JARDIN DE INFANTES SAN PABL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LMAGRO 119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2" table:style-name="ce1">
            <text:p>42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100" table:style-name="ce1">
            <text:p>100080100</text:p>
          </table:table-cell>
          <table:table-cell office:value-type="string" table:style-name="ce1">
            <text:p>INSTITUTO INTEGRAL EDUCATIVO VIRGEN DEL VALL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TUCUMAN 800 CENTR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2" table:style-name="ce1">
            <text:p>42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200" table:style-name="ce1">
            <text:p>100080200</text:p>
          </table:table-cell>
          <table:table-cell office:value-type="string" table:style-name="ce1">
            <text:p>CENTRO PRIV.DE FORM.TEC.EN ARTESA.AURORA DE UN MUNDO NUEV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S/N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table:number-columns-repeated="1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-26699244542268" table:style-name="ce2">
            <text:p>-26.699.244.542.268</text:p>
          </table:table-cell>
          <table:table-cell office:value-type="float" office:value="-660537381433606" table:style-name="ce2">
            <text:p>-660.537.381.433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300" table:style-name="ce1">
            <text:p>100080300</text:p>
          </table:table-cell>
          <table:table-cell office:value-type="string" table:style-name="ce1">
            <text:p>ESCUELA COOPERATIVA 20 DE DICIEMBRE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VALLE 457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379000000045" table:style-name="ce2">
            <text:p>-276.379.000.000.045</text:p>
          </table:table-cell>
          <table:table-cell office:value-type="float" office:value="-6702693" table:style-name="ce2">
            <text:p>-6.702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400" table:style-name="ce1">
            <text:p>100080400</text:p>
          </table:table-cell>
          <table:table-cell office:value-type="string" table:style-name="ce1">
            <text:p>ESCUELA PRIVADA SAN AGUSTIN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 S/N SAN CAYETANO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2750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ESCUELASANAGUSTIN@COSAMA.COM.AR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26699244542268" table:style-name="ce2">
            <text:p>-26.699.244.542.268</text:p>
          </table:table-cell>
          <table:table-cell office:value-type="float" office:value="-660537381433606" table:style-name="ce2">
            <text:p>-660.537.381.433.6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500" table:style-name="ce1">
            <text:p>100080500</text:p>
          </table:table-cell>
          <table:table-cell office:value-type="string" table:style-name="ce1">
            <text:p>ESCUELA PRIVADA MARIA MONTESSORI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ESA 271 VILLA CUBA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2" table:style-name="ce1">
            <text:p>42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600" table:style-name="ce1">
            <text:p>100080600</text:p>
          </table:table-cell>
          <table:table-cell office:value-type="string" table:style-name="ce1">
            <text:p>ESCUELA PRIVADA RODOLFO SENET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ACABUCO 40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0" table:style-name="ce1">
            <text:p>100080700</text:p>
          </table:table-cell>
          <table:table-cell office:value-type="string" table:style-name="ce1">
            <text:p>ESCUELA SEDE Nª 29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NUESTRA SEÑORA DEL ROSARIO S/N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LA MERCED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552285" table:style-name="ce2">
            <text:p>-281.552.285</text:p>
          </table:table-cell>
          <table:table-cell office:value-type="float" office:value="-6566059462" table:style-name="ce2">
            <text:p>-6.566.059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1" table:style-name="ce1">
            <text:p>100080701</text:p>
          </table:table-cell>
          <table:table-cell office:value-type="string" table:style-name="ce1">
            <text:p>ESCUELA Nª211 GENARO GABRIEL LEIV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OSNA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BALCOZN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88119097" table:style-name="ce2">
            <text:p>-2.788.119.097</text:p>
          </table:table-cell>
          <table:table-cell office:value-type="float" office:value="-6572715909" table:style-name="ce2">
            <text:p>-6.572.715.9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2" table:style-name="ce1">
            <text:p>100080702</text:p>
          </table:table-cell>
          <table:table-cell office:value-type="string" table:style-name="ce1">
            <text:p>ESCUELA Nª212 PROVINCIA DE TIERRA DEL FUEG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MADORES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AMADORE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2624100000042" table:style-name="ce2">
            <text:p>-282.624.100.000.042</text:p>
          </table:table-cell>
          <table:table-cell office:value-type="float" office:value="-656368" table:style-name="ce2">
            <text:p>-656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3" table:style-name="ce1">
            <text:p>100080703</text:p>
          </table:table-cell>
          <table:table-cell office:value-type="string" table:style-name="ce1">
            <text:p>ESCUELA Nª3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VIÑA</text:p>
          </table:table-cell>
          <table:table-cell office:value-type="string" table:style-name="ce1">
            <text:p>K4717</text:p>
          </table:table-cell>
          <table:table-cell table:style-name="ce1"/>
          <table:table-cell office:value-type="string" table:style-name="ce1">
            <text:p>LA VIÑ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03531498" table:style-name="ce2">
            <text:p>-2.803.531.498</text:p>
          </table:table-cell>
          <table:table-cell office:value-type="float" office:value="-6559335424" table:style-name="ce2">
            <text:p>-6.559.335.4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4" table:style-name="ce1">
            <text:p>100080704</text:p>
          </table:table-cell>
          <table:table-cell office:value-type="string" table:style-name="ce1">
            <text:p>ESCUELA Nª330 MARIA AGUAISOL DE BARRIONUEV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HIGUERA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LA HIG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9489400000044" table:style-name="ce2">
            <text:p>-279.489.400.000.044</text:p>
          </table:table-cell>
          <table:table-cell office:value-type="float" office:value="-6569507" table:style-name="ce2">
            <text:p>-6.569.5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5" table:style-name="ce1">
            <text:p>100080705</text:p>
          </table:table-cell>
          <table:table-cell office:value-type="string" table:style-name="ce1">
            <text:p>ESCUELA Nª40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120 - PALO LABRADO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PALO LABRAD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244981812" table:style-name="ce2">
            <text:p>-283.244.981.812</text:p>
          </table:table-cell>
          <table:table-cell office:value-type="float" office:value="-656191866065" table:style-name="ce2">
            <text:p>-656.191.866.0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6" table:style-name="ce1">
            <text:p>100080706</text:p>
          </table:table-cell>
          <table:table-cell office:value-type="string" table:style-name="ce1">
            <text:p>ESCUELA Nª487 DR. VICENTE LEONIDA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 BAJADA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LA BAJAD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843700000041" table:style-name="ce2">
            <text:p>-283.843.700.000.041</text:p>
          </table:table-cell>
          <table:table-cell office:value-type="float" office:value="-6562102" table:style-name="ce2">
            <text:p>-6.562.1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7" table:style-name="ce1">
            <text:p>100080707</text:p>
          </table:table-cell>
          <table:table-cell office:value-type="string" table:style-name="ce1">
            <text:p>ESCUELA Nª203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120 - MONTE POTRERO</text:p>
          </table:table-cell>
          <table:table-cell office:value-type="string" table:style-name="ce1">
            <text:p>K4716</text:p>
          </table:table-cell>
          <table:table-cell table:style-name="ce1"/>
          <table:table-cell office:value-type="string" table:style-name="ce1">
            <text:p>MONTE POTRER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807000000042" table:style-name="ce2">
            <text:p>-281.807.000.000.042</text:p>
          </table:table-cell>
          <table:table-cell office:value-type="float" office:value="-656625" table:style-name="ce2">
            <text:p>-656.6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8" table:style-name="ce1">
            <text:p>100080708</text:p>
          </table:table-cell>
          <table:table-cell office:value-type="string" table:style-name="ce1">
            <text:p>ESCUELA Nª375 NUESTRA SEÑORA DE LA MERCE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EROES DE MALVINAS S/N SAN ANTONIO</text:p>
          </table:table-cell>
          <table:table-cell office:value-type="string" table:style-name="ce1">
            <text:p>K4722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0093900000043" table:style-name="ce2">
            <text:p>-280.093.900.000.043</text:p>
          </table:table-cell>
          <table:table-cell office:value-type="float" office:value="-6571125" table:style-name="ce2">
            <text:p>-6.571.1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09" table:style-name="ce1">
            <text:p>100080709</text:p>
          </table:table-cell>
          <table:table-cell office:value-type="string" table:style-name="ce1">
            <text:p>ESCUELA Nª40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AS LAJAS</text:p>
          </table:table-cell>
          <table:table-cell office:value-type="string" table:style-name="ce1">
            <text:p>K4719</text:p>
          </table:table-cell>
          <table:table-cell table:style-name="ce1"/>
          <table:table-cell office:value-type="string" table:style-name="ce1">
            <text:p>LAS LAJA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8443000000044" table:style-name="ce2">
            <text:p>-278.443.000.000.044</text:p>
          </table:table-cell>
          <table:table-cell office:value-type="float" office:value="-657288" table:style-name="ce2">
            <text:p>-657.2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710" table:style-name="ce1">
            <text:p>100080710</text:p>
          </table:table-cell>
          <table:table-cell office:value-type="string" table:style-name="ce1">
            <text:p>ESCUELA Nª23 EUSEBIO GREGORIO RUZ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COZNA DE AFUERA</text:p>
          </table:table-cell>
          <table:table-cell office:value-type="string" table:style-name="ce1">
            <text:p>K4718</text:p>
          </table:table-cell>
          <table:table-cell table:style-name="ce1"/>
          <table:table-cell office:value-type="string" table:style-name="ce1">
            <text:p>BALCOZNA DE AFUERA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8732900000044" table:style-name="ce2">
            <text:p>-278.732.900.000.044</text:p>
          </table:table-cell>
          <table:table-cell office:value-type="float" office:value="-6575505" table:style-name="ce2">
            <text:p>-6.575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0" table:style-name="ce1">
            <text:p>100080800</text:p>
          </table:table-cell>
          <table:table-cell office:value-type="string" table:style-name="ce1">
            <text:p>ESCUELA SEDE Nª270 GOBERNADOR PACIFICO RODRIGU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EYRREDON S/N VILLA EL ALT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ALT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1020721" table:style-name="ce2">
            <text:p>-2.831.020.721</text:p>
          </table:table-cell>
          <table:table-cell office:value-type="float" office:value="-6536479885" table:style-name="ce2">
            <text:p>-6.536.479.88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1" table:style-name="ce1">
            <text:p>100080801</text:p>
          </table:table-cell>
          <table:table-cell office:value-type="string" table:style-name="ce1">
            <text:p>ESCUELA Nª1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ONIA ACHALCO</text:p>
          </table:table-cell>
          <table:table-cell office:value-type="string" table:style-name="ce1">
            <text:p>K4234</text:p>
          </table:table-cell>
          <table:table-cell table:style-name="ce1"/>
          <table:table-cell office:value-type="string" table:style-name="ce1">
            <text:p>COLONIA DE ACHAL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46940000004" table:style-name="ce2">
            <text:p>-28.446.940.000.004</text:p>
          </table:table-cell>
          <table:table-cell office:value-type="float" office:value="-6510015" table:style-name="ce2">
            <text:p>-6.510.0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2" table:style-name="ce1">
            <text:p>100080802</text:p>
          </table:table-cell>
          <table:table-cell office:value-type="string" table:style-name="ce1">
            <text:p>ESCUELA Nª205 PEDRO GREGORIO GRAMAJ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6 - VILISMAN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VILISMAN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98120000004" table:style-name="ce2">
            <text:p>-28.498.120.000.004</text:p>
          </table:table-cell>
          <table:table-cell office:value-type="float" office:value="-6543241" table:style-name="ce2">
            <text:p>-6.543.2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3" table:style-name="ce1">
            <text:p>100080803</text:p>
          </table:table-cell>
          <table:table-cell office:value-type="string" table:style-name="ce1">
            <text:p>ESCUELA Nª206 DOMINGA CARRIZO DE BULA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GUAYAMBA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GUAYAMB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4981161" table:style-name="ce2">
            <text:p>-2.834.981.161</text:p>
          </table:table-cell>
          <table:table-cell office:value-type="float" office:value="-6540993741" table:style-name="ce2">
            <text:p>-6.540.993.7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4" table:style-name="ce1">
            <text:p>100080804</text:p>
          </table:table-cell>
          <table:table-cell office:value-type="string" table:style-name="ce1">
            <text:p>ESCUELA Nª277 NICOLAS AVELLANE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PSO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TAPS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014100000041" table:style-name="ce2">
            <text:p>-284.014.100.000.041</text:p>
          </table:table-cell>
          <table:table-cell office:value-type="float" office:value="-6510193" table:style-name="ce2">
            <text:p>-6.510.1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5" table:style-name="ce1">
            <text:p>100080805</text:p>
          </table:table-cell>
          <table:table-cell office:value-type="string" table:style-name="ce1">
            <text:p>ESCUELA Nª380 DR MANUEL TAPIA ARIA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21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ACHAL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747800000041" table:style-name="ce2">
            <text:p>-283.747.800.000.041</text:p>
          </table:table-cell>
          <table:table-cell office:value-type="float" office:value="-6515865" table:style-name="ce2">
            <text:p>-6.515.8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806" table:style-name="ce1">
            <text:p>100080806</text:p>
          </table:table-cell>
          <table:table-cell office:value-type="string" table:style-name="ce1">
            <text:p>ESCUELA Nª174 CIUDAD DE BON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SAUCE</text:p>
          </table:table-cell>
          <table:table-cell office:value-type="string" table:style-name="ce1">
            <text:p>K4235</text:p>
          </table:table-cell>
          <table:table-cell table:style-name="ce1"/>
          <table:table-cell office:value-type="string" table:style-name="ce1">
            <text:p>EL SAUCE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336816607" table:style-name="ce2">
            <text:p>-284.336.816.607</text:p>
          </table:table-cell>
          <table:table-cell office:value-type="float" office:value="-65350299551" table:style-name="ce2">
            <text:p>-65.350.299.5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0" table:style-name="ce1">
            <text:p>100080900</text:p>
          </table:table-cell>
          <table:table-cell office:value-type="string" table:style-name="ce1">
            <text:p>ESCUELA SEDE Nª602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DOCENTES ARGENTINOS S/N ICAÑ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9290555" table:style-name="ce2">
            <text:p>-2.889.290.555</text:p>
          </table:table-cell>
          <table:table-cell office:value-type="float" office:value="-6531669017" table:style-name="ce2">
            <text:p>-6.531.669.0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1" table:style-name="ce1">
            <text:p>100080901</text:p>
          </table:table-cell>
          <table:table-cell office:value-type="string" table:style-name="ce1">
            <text:p>ESCUELA Nª35 PROFESOR GUSTAVO FERRAR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CAÑO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ICAÑ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91301943" table:style-name="ce2">
            <text:p>-2.891.301.943</text:p>
          </table:table-cell>
          <table:table-cell office:value-type="float" office:value="-6533215972" table:style-name="ce2">
            <text:p>-6.533.215.9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2" table:style-name="ce1">
            <text:p>100080902</text:p>
          </table:table-cell>
          <table:table-cell office:value-type="string" table:style-name="ce1">
            <text:p>ESCUELA Nª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TOSCAS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S TOSC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90728135" table:style-name="ce2">
            <text:p>-2.890.728.135</text:p>
          </table:table-cell>
          <table:table-cell office:value-type="float" office:value="-6528562088" table:style-name="ce2">
            <text:p>-6.528.562.08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3" table:style-name="ce1">
            <text:p>100080903</text:p>
          </table:table-cell>
          <table:table-cell office:value-type="string" table:style-name="ce1">
            <text:p>ESCUELA Nª400 AGRUPACION VIII DE GENDARME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 - PARAJE LA PARAD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92427415" table:style-name="ce2">
            <text:p>-2.892.427.415</text:p>
          </table:table-cell>
          <table:table-cell office:value-type="float" office:value="-6529737709" table:style-name="ce2">
            <text:p>-6.529.737.70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4" table:style-name="ce1">
            <text:p>100080904</text:p>
          </table:table-cell>
          <table:table-cell office:value-type="string" table:style-name="ce1">
            <text:p>ESCUELA Nª249 RAMON S. CASTIL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DE ANCASTI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CASTI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81162808" table:style-name="ce2">
            <text:p>-2.881.162.808</text:p>
          </table:table-cell>
          <table:table-cell office:value-type="float" office:value="-6550083899" table:style-name="ce2">
            <text:p>-6.550.083.8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5" table:style-name="ce1">
            <text:p>100080905</text:p>
          </table:table-cell>
          <table:table-cell office:value-type="string" table:style-name="ce1">
            <text:p>ESCUELA Nª214 DINA PEREA DE APARI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QUINCIL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QUINCIL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74770978" table:style-name="ce2">
            <text:p>-2.874.770.978</text:p>
          </table:table-cell>
          <table:table-cell office:value-type="float" office:value="-6554767262" table:style-name="ce2">
            <text:p>-6.554.767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0906" table:style-name="ce1">
            <text:p>100080906</text:p>
          </table:table-cell>
          <table:table-cell office:value-type="string" table:style-name="ce1">
            <text:p>ESCUELA Nª359 DR. VICENTE LEONIDAS SAAD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ª13 - LA MAJADA</text:p>
          </table:table-cell>
          <table:table-cell office:value-type="string" table:style-name="ce1">
            <text:p>K5265</text:p>
          </table:table-cell>
          <table:table-cell table:style-name="ce1"/>
          <table:table-cell office:value-type="string" table:style-name="ce1">
            <text:p>LA MAJAD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03641957" table:style-name="ce2">
            <text:p>-2.903.641.957</text:p>
          </table:table-cell>
          <table:table-cell office:value-type="float" office:value="-6554364503" table:style-name="ce2">
            <text:p>-6.554.364.5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0" table:style-name="ce1">
            <text:p>100081000</text:p>
          </table:table-cell>
          <table:table-cell office:value-type="string" table:style-name="ce1">
            <text:p>ESCUELA SEDE Nª279 PRESIDENTE JUAN DOMINGO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GUARDIA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LA GUARDI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55512334" table:style-name="ce2">
            <text:p>-2.955.512.334</text:p>
          </table:table-cell>
          <table:table-cell office:value-type="float" office:value="-6545175037" table:style-name="ce2">
            <text:p>-6.545.175.03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1" table:style-name="ce1">
            <text:p>100081001</text:p>
          </table:table-cell>
          <table:table-cell office:value-type="string" table:style-name="ce1">
            <text:p>ESCUELA Nª2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S/N ESQUIU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SQUIU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37888385" table:style-name="ce2">
            <text:p>-2.937.888.385</text:p>
          </table:table-cell>
          <table:table-cell office:value-type="float" office:value="-6529081112" table:style-name="ce2">
            <text:p>-6.529.081.1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2" table:style-name="ce1">
            <text:p>100081002</text:p>
          </table:table-cell>
          <table:table-cell office:value-type="string" table:style-name="ce1">
            <text:p>ESCUELA Nª34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 - LA DORADA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LA DO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24545711" table:style-name="ce2">
            <text:p>-2.924.545.711</text:p>
          </table:table-cell>
          <table:table-cell office:value-type="float" office:value="-6548318812" table:style-name="ce2">
            <text:p>-6.548.318.8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3" table:style-name="ce1">
            <text:p>100081003</text:p>
          </table:table-cell>
          <table:table-cell office:value-type="string" table:style-name="ce1">
            <text:p>ESCUELA Nª74 ARTURO M. BAS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SA DE PIEDRA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CASA DE PIEDR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960648856" table:style-name="ce2">
            <text:p>-2.960.648.856</text:p>
          </table:table-cell>
          <table:table-cell office:value-type="float" office:value="-6551693752" table:style-name="ce2">
            <text:p>-6.551.693.7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4" table:style-name="ce1">
            <text:p>100081004</text:p>
          </table:table-cell>
          <table:table-cell office:value-type="string" table:style-name="ce1">
            <text:p>ESCUELA Nª300 PRIMITIVO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YBAL</text:p>
          </table:table-cell>
          <table:table-cell office:value-type="string" table:style-name="ce1">
            <text:p>K5261</text:p>
          </table:table-cell>
          <table:table-cell office:value-type="string" table:style-name="ce1">
            <text:p>03832-15689519</text:p>
          </table:table-cell>
          <table:table-cell office:value-type="string" table:style-name="ce1">
            <text:p>EL AYBA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1089454884" table:style-name="ce2">
            <text:p>-291.089.454.884</text:p>
          </table:table-cell>
          <table:table-cell office:value-type="float" office:value="-65361820711" table:style-name="ce2">
            <text:p>-65.361.820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5" table:style-name="ce1">
            <text:p>100081005</text:p>
          </table:table-cell>
          <table:table-cell office:value-type="string" table:style-name="ce1">
            <text:p>ESCUELA Nª1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EL CHAGUARAL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CHAGUARA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6" table:style-name="ce1">
            <text:p>100081006</text:p>
          </table:table-cell>
          <table:table-cell office:value-type="string" table:style-name="ce1">
            <text:p>ESCUELA Nª446 REMEDIOS ESCALADA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QUIMIL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EL QUIMIL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8995371097" table:style-name="ce2">
            <text:p>-298.995.371.097</text:p>
          </table:table-cell>
          <table:table-cell office:value-type="float" office:value="-653983002347" table:style-name="ce2">
            <text:p>-653.983.002.3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7" table:style-name="ce1">
            <text:p>100081007</text:p>
          </table:table-cell>
          <table:table-cell office:value-type="string" table:style-name="ce1">
            <text:p>ESCUELA Nª25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AMBLONES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RAMBLONE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1619400000035" table:style-name="ce2">
            <text:p>-291.619.400.000.035</text:p>
          </table:table-cell>
          <table:table-cell office:value-type="float" office:value="-6541074" table:style-name="ce2">
            <text:p>-6.541.07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008" table:style-name="ce1">
            <text:p>100081008</text:p>
          </table:table-cell>
          <table:table-cell office:value-type="string" table:style-name="ce1">
            <text:p>ESCUELA Nª38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DIVISADERO</text:p>
          </table:table-cell>
          <table:table-cell office:value-type="string" table:style-name="ce1">
            <text:p>K5261</text:p>
          </table:table-cell>
          <table:table-cell table:style-name="ce1"/>
          <table:table-cell office:value-type="string" table:style-name="ce1">
            <text:p>EL DIVISADER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2281202477159" table:style-name="ce2">
            <text:p>-292.281.202.477.159</text:p>
          </table:table-cell>
          <table:table-cell office:value-type="float" office:value="-654469302751122" table:style-name="ce2">
            <text:p>-654.469.302.751.1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100" table:style-name="ce1">
            <text:p>100081100</text:p>
          </table:table-cell>
          <table:table-cell office:value-type="string" table:style-name="ce1">
            <text:p>ESCUELA SEDE Nª216 PROVINCIA DE SAN LUI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INDEPENDENCIA S/N SAN ANTONIO DE LA PAZ</text:p>
          </table:table-cell>
          <table:table-cell office:value-type="string" table:style-name="ce1">
            <text:p>K5264</text:p>
          </table:table-cell>
          <table:table-cell table:style-name="ce1"/>
          <table:table-cell office:value-type="string" table:style-name="ce1">
            <text:p>SAN ANTONI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93301463" table:style-name="ce2">
            <text:p>-2.893.301.463</text:p>
          </table:table-cell>
          <table:table-cell office:value-type="float" office:value="-6509804587" table:style-name="ce2">
            <text:p>-6.509.804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101" table:style-name="ce1">
            <text:p>100081101</text:p>
          </table:table-cell>
          <table:table-cell office:value-type="string" table:style-name="ce1">
            <text:p>ESCUELA Nª2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QUIROS</text:p>
          </table:table-cell>
          <table:table-cell office:value-type="string" table:style-name="ce1">
            <text:p>K5266</text:p>
          </table:table-cell>
          <table:table-cell table:style-name="ce1"/>
          <table:table-cell office:value-type="string" table:style-name="ce1">
            <text:p>QUIRO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78849444" table:style-name="ce2">
            <text:p>-2.878.849.444</text:p>
          </table:table-cell>
          <table:table-cell office:value-type="float" office:value="-6510996452" table:style-name="ce2">
            <text:p>-6.510.996.45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102" table:style-name="ce1">
            <text:p>100081102</text:p>
          </table:table-cell>
          <table:table-cell office:value-type="string" table:style-name="ce1">
            <text:p>ESCUELA Nª38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PALMITAS</text:p>
          </table:table-cell>
          <table:table-cell office:value-type="string" table:style-name="ce1">
            <text:p>K4231</text:p>
          </table:table-cell>
          <table:table-cell table:style-name="ce1"/>
          <table:table-cell office:value-type="string" table:style-name="ce1">
            <text:p>LAS PALMITAS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6366571" table:style-name="ce2">
            <text:p>-286.366.571</text:p>
          </table:table-cell>
          <table:table-cell office:value-type="float" office:value="-6498636565" table:style-name="ce2">
            <text:p>-6.498.636.5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200" table:style-name="ce1">
            <text:p>100081200</text:p>
          </table:table-cell>
          <table:table-cell office:value-type="string" table:style-name="ce1">
            <text:p>ESCUELA SEDE Nª238 MARIA DE LAS NIEVES MEDINA DE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41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CARRER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569281205343" table:style-name="ce2">
            <text:p>-283.569.281.205.343</text:p>
          </table:table-cell>
          <table:table-cell office:value-type="float" office:value="-657068750609423" table:style-name="ce2">
            <text:p>-657.068.750.609.4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201" table:style-name="ce1">
            <text:p>100081201</text:p>
          </table:table-cell>
          <table:table-cell office:value-type="string" table:style-name="ce1">
            <text:p>ESCUELA Nª20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22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POMANCILLO OEST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0438941" table:style-name="ce2">
            <text:p>-2.830.438.941</text:p>
          </table:table-cell>
          <table:table-cell office:value-type="float" office:value="-6573128743" table:style-name="ce2">
            <text:p>-6.573.128.7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202" table:style-name="ce1">
            <text:p>100081202</text:p>
          </table:table-cell>
          <table:table-cell office:value-type="string" table:style-name="ce1">
            <text:p>ESCUELA Nª368 DR. JOSE EUSEBIO COLOMB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MANCILLO ESTE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POMANCILLO EST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0153294" table:style-name="ce2">
            <text:p>-2.830.153.294</text:p>
          </table:table-cell>
          <table:table-cell office:value-type="float" office:value="-6572161354" table:style-name="ce2">
            <text:p>-6.572.161.35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203" table:style-name="ce1">
            <text:p>100081203</text:p>
          </table:table-cell>
          <table:table-cell office:value-type="string" table:style-name="ce1">
            <text:p>ESCUELA Nª39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LAGASTA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COLLAGASTA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472862223754" table:style-name="ce2">
            <text:p>-283.472.862.223.754</text:p>
          </table:table-cell>
          <table:table-cell office:value-type="float" office:value="-657074649310536" table:style-name="ce2">
            <text:p>-657.074.649.310.53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204" table:style-name="ce1">
            <text:p>100081204</text:p>
          </table:table-cell>
          <table:table-cell office:value-type="string" table:style-name="ce1">
            <text:p>ESCUELA Nª48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SAN MARTIN S/N LAS PIRQUITAS</text:p>
          </table:table-cell>
          <table:table-cell office:value-type="string" table:style-name="ce1">
            <text:p>K4713</text:p>
          </table:table-cell>
          <table:table-cell table:style-name="ce1"/>
          <table:table-cell office:value-type="string" table:style-name="ce1">
            <text:p>VILLA LAS PIRQUITAS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2803968" table:style-name="ce2">
            <text:p>-282.803.968</text:p>
          </table:table-cell>
          <table:table-cell office:value-type="float" office:value="-6573240784" table:style-name="ce2">
            <text:p>-6.573.240.7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0" table:style-name="ce1">
            <text:p>100081300</text:p>
          </table:table-cell>
          <table:table-cell office:value-type="string" table:style-name="ce1">
            <text:p>ESCUELA SEDE N° 20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VAREL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VAREL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92899565" table:style-name="ce2">
            <text:p>-2.792.899.565</text:p>
          </table:table-cell>
          <table:table-cell office:value-type="float" office:value="-6587121098" table:style-name="ce2">
            <text:p>-6.587.121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1" table:style-name="ce1">
            <text:p>100081301</text:p>
          </table:table-cell>
          <table:table-cell office:value-type="string" table:style-name="ce1">
            <text:p>ESCUELA Nº210 PROVINCIA DE FORM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PUERT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6784" table:style-name="ce2">
            <text:p>-2.816.784</text:p>
          </table:table-cell>
          <table:table-cell office:value-type="float" office:value="-6579221" table:style-name="ce2">
            <text:p>-6.579.2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2" table:style-name="ce1">
            <text:p>100081302</text:p>
          </table:table-cell>
          <table:table-cell office:value-type="string" table:style-name="ce1">
            <text:p>ESCUELA Nª2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INGUIL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SINGUIL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8189800000044" table:style-name="ce2">
            <text:p>-278.189.800.000.044</text:p>
          </table:table-cell>
          <table:table-cell office:value-type="float" office:value="-6586497" table:style-name="ce2">
            <text:p>-6.586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3" table:style-name="ce1">
            <text:p>100081303</text:p>
          </table:table-cell>
          <table:table-cell office:value-type="string" table:style-name="ce1">
            <text:p>ESCUELA Nª370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ASTILLOS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OS CASTILLO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9596900000043" table:style-name="ce2">
            <text:p>-279.596.900.000.043</text:p>
          </table:table-cell>
          <table:table-cell office:value-type="float" office:value="-6581217" table:style-name="ce2">
            <text:p>-6.581.2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4" table:style-name="ce1">
            <text:p>100081304</text:p>
          </table:table-cell>
          <table:table-cell office:value-type="string" table:style-name="ce1">
            <text:p>ESCUELA Nª37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1 KM.78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EL BOLSON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9084800000044" table:style-name="ce2">
            <text:p>-279.084.800.000.044</text:p>
          </table:table-cell>
          <table:table-cell office:value-type="float" office:value="-6587783" table:style-name="ce2">
            <text:p>-6.587.7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5" table:style-name="ce1">
            <text:p>100081305</text:p>
          </table:table-cell>
          <table:table-cell office:value-type="string" table:style-name="ce1">
            <text:p>ESCUELA Nª372 DR. GUILLERMO MALDONA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AYCAMA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HUAYCAMA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144300000043" table:style-name="ce2">
            <text:p>-281.144.300.000.043</text:p>
          </table:table-cell>
          <table:table-cell office:value-type="float" office:value="-6579851" table:style-name="ce2">
            <text:p>-6.579.8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6" table:style-name="ce1">
            <text:p>100081306</text:p>
          </table:table-cell>
          <table:table-cell office:value-type="string" table:style-name="ce1">
            <text:p>ESCUELA Nª37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 BANDA SUD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 PUERTA SUD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883800000042" table:style-name="ce2">
            <text:p>-281.883.800.000.042</text:p>
          </table:table-cell>
          <table:table-cell office:value-type="float" office:value="-6578651" table:style-name="ce2">
            <text:p>-6.578.6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7" table:style-name="ce1">
            <text:p>100081307</text:p>
          </table:table-cell>
          <table:table-cell office:value-type="string" table:style-name="ce1">
            <text:p>ESCUELA Nª7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TALAS</text:p>
          </table:table-cell>
          <table:table-cell office:value-type="string" table:style-name="ce1">
            <text:p>K4711</text:p>
          </table:table-cell>
          <table:table-cell office:value-type="string" table:style-name="ce1">
            <text:p>03833-15684390</text:p>
          </table:table-cell>
          <table:table-cell office:value-type="string" table:style-name="ce1">
            <text:p>LOS TAL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9572000000043" table:style-name="ce2">
            <text:p>-279.572.000.000.043</text:p>
          </table:table-cell>
          <table:table-cell office:value-type="float" office:value="-6586462" table:style-name="ce2">
            <text:p>-6.586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8" table:style-name="ce1">
            <text:p>100081308</text:p>
          </table:table-cell>
          <table:table-cell office:value-type="string" table:style-name="ce1">
            <text:p>ESCUELA Nª1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INGUIL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SINGUIL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8189800000044" table:style-name="ce2">
            <text:p>-278.189.800.000.044</text:p>
          </table:table-cell>
          <table:table-cell office:value-type="float" office:value="-6586497" table:style-name="ce2">
            <text:p>-6.586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09" table:style-name="ce1">
            <text:p>100081309</text:p>
          </table:table-cell>
          <table:table-cell office:value-type="string" table:style-name="ce1">
            <text:p>ESCUELA Nª486 RAFAEL DE JESUS PER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1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COLPE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0780000000043" table:style-name="ce2">
            <text:p>-280.780.000.000.043</text:p>
          </table:table-cell>
          <table:table-cell office:value-type="float" office:value="-6580942" table:style-name="ce2">
            <text:p>-6.580.9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310" table:style-name="ce1">
            <text:p>100081310</text:p>
          </table:table-cell>
          <table:table-cell office:value-type="string" table:style-name="ce1">
            <text:p>ESCUELA Nº4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1</text:p>
          </table:table-cell>
          <table:table-cell office:value-type="string" table:style-name="ce1">
            <text:p>K4711</text:p>
          </table:table-cell>
          <table:table-cell table:style-name="ce1"/>
          <table:table-cell office:value-type="string" table:style-name="ce1">
            <text:p>LAS CHACRI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6887200000045" table:style-name="ce2">
            <text:p>-276.887.200.000.045</text:p>
          </table:table-cell>
          <table:table-cell office:value-type="float" office:value="-6592362" table:style-name="ce2">
            <text:p>-6.592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0" table:style-name="ce1">
            <text:p>100081400</text:p>
          </table:table-cell>
          <table:table-cell office:value-type="string" table:style-name="ce1">
            <text:p>ESCUELA SEDE Nª285 PROVINCIA DE CHA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HUILLAPIMA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2669484" table:style-name="ce2">
            <text:p>-2.872.669.484</text:p>
          </table:table-cell>
          <table:table-cell office:value-type="float" office:value="-6597922773" table:style-name="ce2">
            <text:p>-6.597.922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1" table:style-name="ce1">
            <text:p>100081401</text:p>
          </table:table-cell>
          <table:table-cell office:value-type="string" table:style-name="ce1">
            <text:p>ESCUELA Nª36 PAULA ALBARRACIN DE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- HUILLAPIMA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HUILLAPIM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2669484" table:style-name="ce2">
            <text:p>-2.872.669.484</text:p>
          </table:table-cell>
          <table:table-cell office:value-type="float" office:value="-6597922773" table:style-name="ce2">
            <text:p>-6.597.922.7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2" table:style-name="ce1">
            <text:p>100081402</text:p>
          </table:table-cell>
          <table:table-cell office:value-type="string" table:style-name="ce1">
            <text:p>ESCUELA Nª2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PAYAN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APAYA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5942483" table:style-name="ce2">
            <text:p>-2.875.942.483</text:p>
          </table:table-cell>
          <table:table-cell office:value-type="float" office:value="-6604617273" table:style-name="ce2">
            <text:p>-6.604.617.2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3" table:style-name="ce1">
            <text:p>100081403</text:p>
          </table:table-cell>
          <table:table-cell office:value-type="string" table:style-name="ce1">
            <text:p>ESCUELA Nª260 MAESTROS ARGENTIN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CEPCION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CONCEPCIO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68577279" table:style-name="ce2">
            <text:p>-2.868.577.279</text:p>
          </table:table-cell>
          <table:table-cell office:value-type="float" office:value="-6606637614" table:style-name="ce2">
            <text:p>-6.606.637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4" table:style-name="ce1">
            <text:p>100081404</text:p>
          </table:table-cell>
          <table:table-cell office:value-type="string" table:style-name="ce1">
            <text:p>ESCUELA Nª2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PEDRO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SAN PEDR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4447378" table:style-name="ce2">
            <text:p>-2.874.447.378</text:p>
          </table:table-cell>
          <table:table-cell office:value-type="float" office:value="-6612491669" table:style-name="ce2">
            <text:p>-6.612.491.6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5" table:style-name="ce1">
            <text:p>100081405</text:p>
          </table:table-cell>
          <table:table-cell office:value-type="string" table:style-name="ce1">
            <text:p>ESCUELA Nª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CHAÑARITOS</text:p>
          </table:table-cell>
          <table:table-cell office:value-type="string" table:style-name="ce1">
            <text:p>K4724</text:p>
          </table:table-cell>
          <table:table-cell office:value-type="string" table:style-name="ce1">
            <text:p>03833-15540415</text:p>
          </table:table-cell>
          <table:table-cell office:value-type="string" table:style-name="ce1">
            <text:p>CHAÑARITO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8848895040186" table:style-name="ce2">
            <text:p>-288.848.895.040.186</text:p>
          </table:table-cell>
          <table:table-cell office:value-type="float" office:value="-657918141252348" table:style-name="ce2">
            <text:p>-657.918.141.252.34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406" table:style-name="ce1">
            <text:p>100081406</text:p>
          </table:table-cell>
          <table:table-cell office:value-type="string" table:style-name="ce1">
            <text:p>ESCUELA Nª239 JESUS MARIA SE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14 - SAN PABLO</text:p>
          </table:table-cell>
          <table:table-cell office:value-type="string" table:style-name="ce1">
            <text:p>K4726</text:p>
          </table:table-cell>
          <table:table-cell table:style-name="ce1"/>
          <table:table-cell office:value-type="string" table:style-name="ce1">
            <text:p>SAN PABL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7015800000039" table:style-name="ce2">
            <text:p>-287.015.800.000.039</text:p>
          </table:table-cell>
          <table:table-cell office:value-type="float" office:value="-6603578" table:style-name="ce2">
            <text:p>-6.603.57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500" table:style-name="ce1">
            <text:p>100081500</text:p>
          </table:table-cell>
          <table:table-cell office:value-type="string" table:style-name="ce1">
            <text:p>ESCUELA SEDE Nª266 DR. FELIX ANTONIO N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TRE S/N CHUMBICHA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8563818517832" table:style-name="ce2">
            <text:p>-288.563.818.517.832</text:p>
          </table:table-cell>
          <table:table-cell office:value-type="float" office:value="-662344664494647" table:style-name="ce2">
            <text:p>-662.344.664.494.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501" table:style-name="ce1">
            <text:p>100081501</text:p>
          </table:table-cell>
          <table:table-cell office:value-type="string" table:style-name="ce1">
            <text:p>ESCUELA Nª4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ARTIN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SAN MARTI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2214643782" table:style-name="ce2">
            <text:p>-292.214.643.782</text:p>
          </table:table-cell>
          <table:table-cell office:value-type="float" office:value="-657755521735" table:style-name="ce2">
            <text:p>-657.755.521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502" table:style-name="ce1">
            <text:p>100081502</text:p>
          </table:table-cell>
          <table:table-cell office:value-type="string" table:style-name="ce1">
            <text:p>ESCUELA Nª98 ANTONIA BENAVENTI DE BULACI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ERONIMO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SAN JERONIMO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8272142412" table:style-name="ce2">
            <text:p>-288.272.142.412</text:p>
          </table:table-cell>
          <table:table-cell office:value-type="float" office:value="-662443539777" table:style-name="ce2">
            <text:p>-662.443.539.7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503" table:style-name="ce1">
            <text:p>100081503</text:p>
          </table:table-cell>
          <table:table-cell office:value-type="string" table:style-name="ce1">
            <text:p>ESCUELA Nª17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S/N CHUMBICHA</text:p>
          </table:table-cell>
          <table:table-cell office:value-type="string" table:style-name="ce1">
            <text:p>K4728</text:p>
          </table:table-cell>
          <table:table-cell table:style-name="ce1"/>
          <table:table-cell office:value-type="string" table:style-name="ce1">
            <text:p>CHUMBICH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8563818517832" table:style-name="ce2">
            <text:p>-288.563.818.517.832</text:p>
          </table:table-cell>
          <table:table-cell office:value-type="float" office:value="-662344664494647" table:style-name="ce2">
            <text:p>-662.344.664.494.6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504" table:style-name="ce1">
            <text:p>100081504</text:p>
          </table:table-cell>
          <table:table-cell office:value-type="string" table:style-name="ce1">
            <text:p>ESCUELA Nª25 CLEMENTINA DEL VALLE BAR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LARITOS</text:p>
          </table:table-cell>
          <table:table-cell office:value-type="string" table:style-name="ce1">
            <text:p>K5263</text:p>
          </table:table-cell>
          <table:table-cell table:style-name="ce1"/>
          <table:table-cell office:value-type="string" table:style-name="ce1">
            <text:p>TELARITO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47719276" table:style-name="ce2">
            <text:p>-2.947.719.276</text:p>
          </table:table-cell>
          <table:table-cell office:value-type="float" office:value="-6565244197" table:style-name="ce2">
            <text:p>-6.565.244.1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506" table:style-name="ce1">
            <text:p>100081506</text:p>
          </table:table-cell>
          <table:table-cell office:value-type="string" table:style-name="ce1">
            <text:p>ESCUELA Nª3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LDE DE LA PUNTA</text:p>
          </table:table-cell>
          <table:table-cell office:value-type="string" table:style-name="ce1">
            <text:p>K5263</text:p>
          </table:table-cell>
          <table:table-cell office:value-type="string" table:style-name="ce1">
            <text:p>03833-493001</text:p>
          </table:table-cell>
          <table:table-cell office:value-type="string" table:style-name="ce1">
            <text:p>BALDE DE LA PUNTA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951544115" table:style-name="ce2">
            <text:p>-2.951.544.115</text:p>
          </table:table-cell>
          <table:table-cell office:value-type="float" office:value="-6557888884" table:style-name="ce2">
            <text:p>-6.557.888.8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0" table:style-name="ce1">
            <text:p>100081600</text:p>
          </table:table-cell>
          <table:table-cell office:value-type="string" table:style-name="ce1">
            <text:p>ESCUELA SEDE Nª6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ELGRANO 131 CIUDAD DE BELEN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BELEN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6379000000045" table:style-name="ce2">
            <text:p>-276.379.000.000.045</text:p>
          </table:table-cell>
          <table:table-cell office:value-type="float" office:value="-6702693" table:style-name="ce2">
            <text:p>-6.702.69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1" table:style-name="ce1">
            <text:p>100081601</text:p>
          </table:table-cell>
          <table:table-cell office:value-type="string" table:style-name="ce1">
            <text:p>ESCUELA Nª9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UNT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53641044" table:style-name="ce2">
            <text:p>-2.753.641.044</text:p>
          </table:table-cell>
          <table:table-cell office:value-type="float" office:value="-6711884243" table:style-name="ce2">
            <text:p>-6.711.884.2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2" table:style-name="ce1">
            <text:p>100081602</text:p>
          </table:table-cell>
          <table:table-cell office:value-type="string" table:style-name="ce1">
            <text:p>ESCUELA Nª25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CIENAGA DE ARRIB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CIENAGA DE ARRIB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48937908" table:style-name="ce2">
            <text:p>-2.748.937.908</text:p>
          </table:table-cell>
          <table:table-cell office:value-type="float" office:value="-6697769873" table:style-name="ce2">
            <text:p>-6.697.769.8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3" table:style-name="ce1">
            <text:p>100081603</text:p>
          </table:table-cell>
          <table:table-cell office:value-type="string" table:style-name="ce1">
            <text:p>ESCUELA Nª2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PUERTA DE SAN JOSE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PUERTA DE SAN JOS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54774604" table:style-name="ce2">
            <text:p>-2.754.774.604</text:p>
          </table:table-cell>
          <table:table-cell office:value-type="float" office:value="-6701055235" table:style-name="ce2">
            <text:p>-6.701.055.2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4" table:style-name="ce1">
            <text:p>100081604</text:p>
          </table:table-cell>
          <table:table-cell office:value-type="string" table:style-name="ce1">
            <text:p>ESCUELA Nª33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OZO DE PIEDR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OZO DE PIED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56616796" table:style-name="ce2">
            <text:p>-2.756.616.796</text:p>
          </table:table-cell>
          <table:table-cell office:value-type="float" office:value="-6714046925" table:style-name="ce2">
            <text:p>-6.714.04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5" table:style-name="ce1">
            <text:p>100081605</text:p>
          </table:table-cell>
          <table:table-cell office:value-type="string" table:style-name="ce1">
            <text:p>ESCUELA Nª336 JULIO RICARDO FIGUERO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NDOR HUASI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NDOR HUASI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49458768" table:style-name="ce2">
            <text:p>-2.749.458.768</text:p>
          </table:table-cell>
          <table:table-cell office:value-type="float" office:value="-6709760814" table:style-name="ce2">
            <text:p>-6.709.760.8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6" table:style-name="ce1">
            <text:p>100081606</text:p>
          </table:table-cell>
          <table:table-cell office:value-type="string" table:style-name="ce1">
            <text:p>ESCUELA Nª3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BARRANCAS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S BARRANC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52660881" table:style-name="ce2">
            <text:p>-2.752.660.881</text:p>
          </table:table-cell>
          <table:table-cell office:value-type="float" office:value="-6711254586" table:style-name="ce2">
            <text:p>-6.711.254.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7" table:style-name="ce1">
            <text:p>100081607</text:p>
          </table:table-cell>
          <table:table-cell office:value-type="string" table:style-name="ce1">
            <text:p>ESCUELA Nª48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ESTANCI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ESTANCI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53345087" table:style-name="ce2">
            <text:p>-2.753.345.087</text:p>
          </table:table-cell>
          <table:table-cell office:value-type="float" office:value="-6703850667" table:style-name="ce2">
            <text:p>-6.703.850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8" table:style-name="ce1">
            <text:p>100081608</text:p>
          </table:table-cell>
          <table:table-cell office:value-type="string" table:style-name="ce1">
            <text:p>ESCUELA Nª1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LA AGUAD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60781688" table:style-name="ce2">
            <text:p>-2.760.781.688</text:p>
          </table:table-cell>
          <table:table-cell office:value-type="float" office:value="-671319187" table:style-name="ce2">
            <text:p>-671.319.1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09" table:style-name="ce1">
            <text:p>100081609</text:p>
          </table:table-cell>
          <table:table-cell office:value-type="string" table:style-name="ce1">
            <text:p>ESCUELA Nª43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TOM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 TOM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58704275" table:style-name="ce2">
            <text:p>-2.758.704.275</text:p>
          </table:table-cell>
          <table:table-cell office:value-type="float" office:value="-6710265471" table:style-name="ce2">
            <text:p>-6.710.265.4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10" table:style-name="ce1">
            <text:p>100081610</text:p>
          </table:table-cell>
          <table:table-cell office:value-type="string" table:style-name="ce1">
            <text:p>ESCUELA Nª46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SAMPAY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ASAMPAY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34611106" table:style-name="ce2">
            <text:p>-2.734.611.106</text:p>
          </table:table-cell>
          <table:table-cell office:value-type="float" office:value="-6705826801" table:style-name="ce2">
            <text:p>-6.705.826.8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11" table:style-name="ce1">
            <text:p>100081611</text:p>
          </table:table-cell>
          <table:table-cell office:value-type="string" table:style-name="ce1">
            <text:p>ESCUELA Nª92 PBRO. PEDRO A. CENTE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40</text:p>
          </table:table-cell>
          <table:table-cell office:value-type="string" table:style-name="ce1">
            <text:p>K4750</text:p>
          </table:table-cell>
          <table:table-cell table:style-name="ce1"/>
          <table:table-cell office:value-type="string" table:style-name="ce1">
            <text:p>LA CIENAGA DE ABAJ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2112554" table:style-name="ce2">
            <text:p>-2.752.112.554</text:p>
          </table:table-cell>
          <table:table-cell office:value-type="float" office:value="-6698697556" table:style-name="ce2">
            <text:p>-6.698.697.55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612" table:style-name="ce1">
            <text:p>100081612</text:p>
          </table:table-cell>
          <table:table-cell office:value-type="string" table:style-name="ce1">
            <text:p>ESCUELA N° 1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VALL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0" table:style-name="ce1">
            <text:p>100081700</text:p>
          </table:table-cell>
          <table:table-cell office:value-type="string" table:style-name="ce1">
            <text:p>ESCUELA SEDE Nª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RRAL BLANCO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CORRAL BLA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49624358" table:style-name="ce2">
            <text:p>-2.649.624.358</text:p>
          </table:table-cell>
          <table:table-cell office:value-type="float" office:value="-6691953963" table:style-name="ce2">
            <text:p>-6.691.953.9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1" table:style-name="ce1">
            <text:p>100081701</text:p>
          </table:table-cell>
          <table:table-cell office:value-type="string" table:style-name="ce1">
            <text:p>ESCUELA Nª142 POLICIA FEDERAL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EÑON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EL PEÑON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4713835768034" table:style-name="ce2">
            <text:p>-264.713.835.768.034</text:p>
          </table:table-cell>
          <table:table-cell office:value-type="float" office:value="-672642239631587" table:style-name="ce2">
            <text:p>-672.642.239.631.58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2" table:style-name="ce1">
            <text:p>100081702</text:p>
          </table:table-cell>
          <table:table-cell office:value-type="string" table:style-name="ce1">
            <text:p>ESCUELA Nª420 AUTOMOVIL CLUB ARGENTIN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RRANCA LARG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BARRANCA LAR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98219867" table:style-name="ce2">
            <text:p>-2.698.219.867</text:p>
          </table:table-cell>
          <table:table-cell office:value-type="float" office:value="-6673280969" table:style-name="ce2">
            <text:p>-6.673.280.9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3" table:style-name="ce1">
            <text:p>100081703</text:p>
          </table:table-cell>
          <table:table-cell office:value-type="string" table:style-name="ce1">
            <text:p>ESCUELA Nª423 FUNDACION WOLF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ERMAS DE VILLA VIL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VILLA VIL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09232304" table:style-name="ce2">
            <text:p>-2.709.232.304</text:p>
          </table:table-cell>
          <table:table-cell office:value-type="float" office:value="-6682332142" table:style-name="ce2">
            <text:p>-6.682.332.14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4" table:style-name="ce1">
            <text:p>100081704</text:p>
          </table:table-cell>
          <table:table-cell office:value-type="string" table:style-name="ce1">
            <text:p>ESCUELA Nª4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PAPA CHACR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APA CHAC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701031023" table:style-name="ce2">
            <text:p>-2.701.031.023</text:p>
          </table:table-cell>
          <table:table-cell office:value-type="float" office:value="-6689875846" table:style-name="ce2">
            <text:p>-6.689.875.8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5" table:style-name="ce1">
            <text:p>100081705</text:p>
          </table:table-cell>
          <table:table-cell office:value-type="string" table:style-name="ce1">
            <text:p>ESCUELA Nª450 MAESTRO SC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GUNA BLANC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LAGUNA BLANC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59043061" table:style-name="ce2">
            <text:p>-2.659.043.061</text:p>
          </table:table-cell>
          <table:table-cell office:value-type="float" office:value="-66930476" table:style-name="ce2">
            <text:p>-66.930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6" table:style-name="ce1">
            <text:p>100081706</text:p>
          </table:table-cell>
          <table:table-cell office:value-type="string" table:style-name="ce1">
            <text:p>ESCUELA Nª494 CAMARA DE DIPUTAD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DE ANTOFAGASTA</text:p>
          </table:table-cell>
          <table:table-cell office:value-type="string" table:style-name="ce1">
            <text:p>K4705</text:p>
          </table:table-cell>
          <table:table-cell table:style-name="ce1"/>
          <table:table-cell office:value-type="string" table:style-name="ce1">
            <text:p>ANTOFAGASTA DE LA SIERRA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605818738" table:style-name="ce2">
            <text:p>-2.605.818.738</text:p>
          </table:table-cell>
          <table:table-cell office:value-type="float" office:value="-6740650289" table:style-name="ce2">
            <text:p>-6.740.650.2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707" table:style-name="ce1">
            <text:p>100081707</text:p>
          </table:table-cell>
          <table:table-cell office:value-type="string" table:style-name="ce1">
            <text:p>ESCUELA Nª4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PACHACRA</text:p>
          </table:table-cell>
          <table:table-cell office:value-type="string" table:style-name="ce1">
            <text:p>K4751</text:p>
          </table:table-cell>
          <table:table-cell table:style-name="ce1"/>
          <table:table-cell office:value-type="string" table:style-name="ce1">
            <text:p>PAPA CHACR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0032161355889" table:style-name="ce2">
            <text:p>-270.032.161.355.889</text:p>
          </table:table-cell>
          <table:table-cell office:value-type="float" office:value="-668948378878822" table:style-name="ce2">
            <text:p>-668.948.378.878.8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800" table:style-name="ce1">
            <text:p>100081800</text:p>
          </table:table-cell>
          <table:table-cell office:value-type="string" table:style-name="ce1">
            <text:p>ESCUELA SEDE Nª86 JOSE HERNAND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ALAMITO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EL ALAMIT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48595365" table:style-name="ce2">
            <text:p>-2.748.595.365</text:p>
          </table:table-cell>
          <table:table-cell office:value-type="float" office:value="-6601735659" table:style-name="ce2">
            <text:p>-6.601.735.65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801" table:style-name="ce1">
            <text:p>100081801</text:p>
          </table:table-cell>
          <table:table-cell office:value-type="string" table:style-name="ce1">
            <text:p>ESCUELA Nª26 GRAL OCTAVIANO NAVA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48 - RIO POTRERO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RIO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38805251" table:style-name="ce2">
            <text:p>-2.738.805.251</text:p>
          </table:table-cell>
          <table:table-cell office:value-type="float" office:value="-6598344315" table:style-name="ce2">
            <text:p>-6.598.344.31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802" table:style-name="ce1">
            <text:p>100081802</text:p>
          </table:table-cell>
          <table:table-cell office:value-type="string" table:style-name="ce1">
            <text:p>ESCUELA Nª287 GRANADEROS DE 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CONQUIJA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ACONQUIJ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45360629" table:style-name="ce2">
            <text:p>-2.745.360.629</text:p>
          </table:table-cell>
          <table:table-cell office:value-type="float" office:value="-6600307827" table:style-name="ce2">
            <text:p>-6.600.307.8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803" table:style-name="ce1">
            <text:p>100081803</text:p>
          </table:table-cell>
          <table:table-cell office:value-type="string" table:style-name="ce1">
            <text:p>ESCUELA Nª342 NORA NELIDA CAMISAY DE YAPU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LUMBRERA</text:p>
          </table:table-cell>
          <table:table-cell office:value-type="string" table:style-name="ce1">
            <text:p>K4743</text:p>
          </table:table-cell>
          <table:table-cell table:style-name="ce1"/>
          <table:table-cell office:value-type="string" table:style-name="ce1">
            <text:p>LA ALUMBRER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2775261" table:style-name="ce2">
            <text:p>-2.752.775.261</text:p>
          </table:table-cell>
          <table:table-cell office:value-type="float" office:value="-660166132" table:style-name="ce2">
            <text:p>-660.166.1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900" table:style-name="ce1">
            <text:p>100081900</text:p>
          </table:table-cell>
          <table:table-cell office:value-type="string" table:style-name="ce1">
            <text:p>ESCUELA SEDE Nª108 REGIMIENTO AEROTRANSPORTADO 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PROVINCIAL Nª47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HUACHASCHI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7902378" table:style-name="ce2">
            <text:p>-2.757.902.378</text:p>
          </table:table-cell>
          <table:table-cell office:value-type="float" office:value="-6632066916" table:style-name="ce2">
            <text:p>-6.632.066.9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901" table:style-name="ce1">
            <text:p>100081901</text:p>
          </table:table-cell>
          <table:table-cell office:value-type="string" table:style-name="ce1">
            <text:p>ESCUELA Nª217 FRAGATA LIBERTAD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HOYA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CHOY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182000000046" table:style-name="ce2">
            <text:p>-275.182.000.000.046</text:p>
          </table:table-cell>
          <table:table-cell office:value-type="float" office:value="-6637946" table:style-name="ce2">
            <text:p>-6.637.9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902" table:style-name="ce1">
            <text:p>100081902</text:p>
          </table:table-cell>
          <table:table-cell office:value-type="string" table:style-name="ce1">
            <text:p>ESCUELA Nª235 JUSTO JOSE DE URQUIZ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ENTE SAADI S/N CHAQUIAGO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CHAQUIAG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5063109" table:style-name="ce2">
            <text:p>-2.755.063.109</text:p>
          </table:table-cell>
          <table:table-cell office:value-type="float" office:value="-6632839384" table:style-name="ce2">
            <text:p>-6.632.839.3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903" table:style-name="ce1">
            <text:p>100081903</text:p>
          </table:table-cell>
          <table:table-cell office:value-type="string" table:style-name="ce1">
            <text:p>ESCUELA Nª286 SANTA LUC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EL POTRERO</text:p>
          </table:table-cell>
          <table:table-cell office:value-type="string" table:style-name="ce1">
            <text:p>K4741</text:p>
          </table:table-cell>
          <table:table-cell table:style-name="ce1"/>
          <table:table-cell office:value-type="string" table:style-name="ce1">
            <text:p>EL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102100000046" table:style-name="ce2">
            <text:p>-275.102.100.000.046</text:p>
          </table:table-cell>
          <table:table-cell office:value-type="float" office:value="-6632951" table:style-name="ce2">
            <text:p>-6.632.9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904" table:style-name="ce1">
            <text:p>100081904</text:p>
          </table:table-cell>
          <table:table-cell office:value-type="string" table:style-name="ce1">
            <text:p>ESCUELA Nª343 FUERTE DE ANDALGA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AGUADA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LA AGUAD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6255226" table:style-name="ce2">
            <text:p>-2.756.255.226</text:p>
          </table:table-cell>
          <table:table-cell office:value-type="float" office:value="-6630570001" table:style-name="ce2">
            <text:p>-6.630.57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1905" table:style-name="ce1">
            <text:p>100081905</text:p>
          </table:table-cell>
          <table:table-cell office:value-type="string" table:style-name="ce1">
            <text:p>ESCUELA Nª703 REPUBLICA DE VENEZU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LIBERTAD S/N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6146400000045" table:style-name="ce2">
            <text:p>-276.146.400.000.045</text:p>
          </table:table-cell>
          <table:table-cell office:value-type="float" office:value="-6633484" table:style-name="ce2">
            <text:p>-6.633.4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000" table:style-name="ce1">
            <text:p>100082000</text:p>
          </table:table-cell>
          <table:table-cell office:value-type="string" table:style-name="ce1">
            <text:p>ESCUELA SEDE Nª227 PROVINCIA DE RIO NEG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FRAY MAMERTO ESQUIU 736 SAUJI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17529025" table:style-name="ce2">
            <text:p>-2.817.529.025</text:p>
          </table:table-cell>
          <table:table-cell office:value-type="float" office:value="-6621356998" table:style-name="ce2">
            <text:p>-6.621.356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001" table:style-name="ce1">
            <text:p>100082001</text:p>
          </table:table-cell>
          <table:table-cell office:value-type="string" table:style-name="ce1">
            <text:p>ESCUELA Nª228 BARTOLOME MIT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UTQUIN</text:p>
          </table:table-cell>
          <table:table-cell office:value-type="string" table:style-name="ce1">
            <text:p>K5317</text:p>
          </table:table-cell>
          <table:table-cell table:style-name="ce1"/>
          <table:table-cell office:value-type="string" table:style-name="ce1">
            <text:p>MUTQUI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31508748" table:style-name="ce2">
            <text:p>-2.831.508.748</text:p>
          </table:table-cell>
          <table:table-cell office:value-type="float" office:value="-6614770499" table:style-name="ce2">
            <text:p>-6.614.770.4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002" table:style-name="ce1">
            <text:p>100082002</text:p>
          </table:table-cell>
          <table:table-cell office:value-type="string" table:style-name="ce1">
            <text:p>ESCUELA Nª295 JULIO ARGENTINO RO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INCON</text:p>
          </table:table-cell>
          <table:table-cell office:value-type="string" table:style-name="ce1">
            <text:p>K5327</text:p>
          </table:table-cell>
          <table:table-cell table:style-name="ce1"/>
          <table:table-cell office:value-type="string" table:style-name="ce1">
            <text:p>RINCO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2219036" table:style-name="ce2">
            <text:p>-282.219.036</text:p>
          </table:table-cell>
          <table:table-cell office:value-type="float" office:value="-6614366432" table:style-name="ce2">
            <text:p>-6.614.366.4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003" table:style-name="ce1">
            <text:p>100082003</text:p>
          </table:table-cell>
          <table:table-cell office:value-type="string" table:style-name="ce1">
            <text:p>ESCUELA Nº 334 MARIA DEL CARMEN FUENZALI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OLPES</text:p>
          </table:table-cell>
          <table:table-cell office:value-type="string" table:style-name="ce1">
            <text:p>K5319</text:p>
          </table:table-cell>
          <table:table-cell table:style-name="ce1"/>
          <table:table-cell office:value-type="string" table:style-name="ce1">
            <text:p>COLPES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06025768" table:style-name="ce2">
            <text:p>-2.806.025.768</text:p>
          </table:table-cell>
          <table:table-cell office:value-type="float" office:value="-6619887684" table:style-name="ce2">
            <text:p>-6.619.887.68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004" table:style-name="ce1">
            <text:p>100082004</text:p>
          </table:table-cell>
          <table:table-cell office:value-type="string" table:style-name="ce1">
            <text:p>ESCUELA Nº 3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MIGUEL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SAN MIGUE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1" table:style-name="ce1">
            <text:p>1</text:p>
          </table:table-cell>
          <table:table-cell office:value-type="float" office:value="-2813933507" table:style-name="ce2">
            <text:p>-2.813.933.507</text:p>
          </table:table-cell>
          <table:table-cell office:value-type="float" office:value="-6620712891" table:style-name="ce2">
            <text:p>-6.620.712.8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0" table:style-name="ce1">
            <text:p>100082100</text:p>
          </table:table-cell>
          <table:table-cell office:value-type="string" table:style-name="ce1">
            <text:p>ESCUELA SEDE Nª25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DANITOS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MEDANIT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268200000046" table:style-name="ce2">
            <text:p>-275.268.200.000.046</text:p>
          </table:table-cell>
          <table:table-cell office:value-type="float" office:value="-675976200000004" table:style-name="ce2">
            <text:p>-675.976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1" table:style-name="ce1">
            <text:p>100082101</text:p>
          </table:table-cell>
          <table:table-cell office:value-type="string" table:style-name="ce1">
            <text:p>ESCUELA Nª56 CIUDAD DE MAR DEL PLAT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UNTA DEL AGU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PUNTA DEL AGU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2242600000047" table:style-name="ce2">
            <text:p>-272.242.600.000.047</text:p>
          </table:table-cell>
          <table:table-cell office:value-type="float" office:value="-677567600000007" table:style-name="ce2">
            <text:p>-677.567.600.000.00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2" table:style-name="ce1">
            <text:p>100082102</text:p>
          </table:table-cell>
          <table:table-cell office:value-type="string" table:style-name="ce1">
            <text:p>ESCUELA Nª29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TATON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TATON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3420200000047" table:style-name="ce2">
            <text:p>-273.420.200.000.047</text:p>
          </table:table-cell>
          <table:table-cell office:value-type="float" office:value="-675310600000003" table:style-name="ce2">
            <text:p>-675.310.6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3" table:style-name="ce1">
            <text:p>100082103</text:p>
          </table:table-cell>
          <table:table-cell office:value-type="string" table:style-name="ce1">
            <text:p>ESCUELA Nª30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ESADA DE ZARATE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MESADA DE ZARAT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1136336771" table:style-name="ce2">
            <text:p>-271.136.336.771</text:p>
          </table:table-cell>
          <table:table-cell office:value-type="float" office:value="-676803034789" table:style-name="ce2">
            <text:p>-676.803.034.7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4" table:style-name="ce1">
            <text:p>100082104</text:p>
          </table:table-cell>
          <table:table-cell office:value-type="string" table:style-name="ce1">
            <text:p>ESCUELA Nª406 MUNICIPALIDAD DE LA CIUDAD DE BUENOS AIR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LO BLAN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PALO BLAN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3357869406" table:style-name="ce2">
            <text:p>-273.357.869.406</text:p>
          </table:table-cell>
          <table:table-cell office:value-type="float" office:value="-677549250098" table:style-name="ce2">
            <text:p>-677.549.250.0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5" table:style-name="ce1">
            <text:p>100082105</text:p>
          </table:table-cell>
          <table:table-cell office:value-type="string" table:style-name="ce1">
            <text:p>ESCUELA Nª488 EUSKAL ECHE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SOLEDAD</text:p>
          </table:table-cell>
          <table:table-cell office:value-type="string" table:style-name="ce1">
            <text:p>K5345</text:p>
          </table:table-cell>
          <table:table-cell table:style-name="ce1"/>
          <table:table-cell office:value-type="string" table:style-name="ce1">
            <text:p>NO FIGURA EN TAB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4978394087" table:style-name="ce2">
            <text:p>-274.978.394.087</text:p>
          </table:table-cell>
          <table:table-cell office:value-type="float" office:value="-675876600834" table:style-name="ce2">
            <text:p>-675.876.600.83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106" table:style-name="ce1">
            <text:p>100082106</text:p>
          </table:table-cell>
          <table:table-cell office:value-type="string" table:style-name="ce1">
            <text:p>ESCUELA Nª4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TINA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ANTINA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2193700000047" table:style-name="ce2">
            <text:p>-272.193.700.000.047</text:p>
          </table:table-cell>
          <table:table-cell office:value-type="float" office:value="-676127300000004" table:style-name="ce2">
            <text:p>-676.127.3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0" table:style-name="ce1">
            <text:p>100082200</text:p>
          </table:table-cell>
          <table:table-cell office:value-type="string" table:style-name="ce1">
            <text:p>ESCUELA SEDE Nª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60 - COPACABANA</text:p>
          </table:table-cell>
          <table:table-cell office:value-type="string" table:style-name="ce1">
            <text:p>K5333</text:p>
          </table:table-cell>
          <table:table-cell table:style-name="ce1"/>
          <table:table-cell office:value-type="string" table:style-name="ce1">
            <text:p>COPACABAN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781085" table:style-name="ce2">
            <text:p>-281.781.085</text:p>
          </table:table-cell>
          <table:table-cell office:value-type="float" office:value="-6748732196" table:style-name="ce2">
            <text:p>-6.748.732.19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1" table:style-name="ce1">
            <text:p>100082201</text:p>
          </table:table-cell>
          <table:table-cell office:value-type="string" table:style-name="ce1">
            <text:p>ESCUELA Nª233 HIPOLITO VIEYT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ADO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EL SALAD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013700000041" table:style-name="ce2">
            <text:p>-283.013.700.000.041</text:p>
          </table:table-cell>
          <table:table-cell office:value-type="float" office:value="-672554500000001" table:style-name="ce2">
            <text:p>-672.554.5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2" table:style-name="ce1">
            <text:p>100082202</text:p>
          </table:table-cell>
          <table:table-cell office:value-type="string" table:style-name="ce1">
            <text:p>ESCUELA Nª25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NDA DE LUCERO</text:p>
          </table:table-cell>
          <table:table-cell office:value-type="string" table:style-name="ce1">
            <text:p>K5333</text:p>
          </table:table-cell>
          <table:table-cell table:style-name="ce1"/>
          <table:table-cell office:value-type="string" table:style-name="ce1">
            <text:p>BANDA DE LUCER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767000000042" table:style-name="ce2">
            <text:p>-281.767.000.000.042</text:p>
          </table:table-cell>
          <table:table-cell office:value-type="float" office:value="-674671500000002" table:style-name="ce2">
            <text:p>-674.671.500.000.00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3" table:style-name="ce1">
            <text:p>100082203</text:p>
          </table:table-cell>
          <table:table-cell office:value-type="string" table:style-name="ce1">
            <text:p>ESCUELA Nª309 MANUEL LAINE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60 - LA PUNTILLA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LA PUNTILLA DE SAN JOSE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315200000042" table:style-name="ce2">
            <text:p>-281.315.200.000.042</text:p>
          </table:table-cell>
          <table:table-cell office:value-type="float" office:value="-674976400000003" table:style-name="ce2">
            <text:p>-674.976.400.000.00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4" table:style-name="ce1">
            <text:p>100082204</text:p>
          </table:table-cell>
          <table:table-cell office:value-type="string" table:style-name="ce1">
            <text:p>ESCUELA Nª349 DOMINGO FAUSTINO SARMIENT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UTA NACIONAL Nª60 - EL PUEBLITO</text:p>
          </table:table-cell>
          <table:table-cell office:value-type="string" table:style-name="ce1">
            <text:p>K5331</text:p>
          </table:table-cell>
          <table:table-cell table:style-name="ce1"/>
          <table:table-cell office:value-type="string" table:style-name="ce1">
            <text:p>EL PUEBLIT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28693963" table:style-name="ce2">
            <text:p>-2.828.693.963</text:p>
          </table:table-cell>
          <table:table-cell office:value-type="float" office:value="-6715914673" table:style-name="ce2">
            <text:p>-6.715.914.67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5" table:style-name="ce1">
            <text:p>100082205</text:p>
          </table:table-cell>
          <table:table-cell office:value-type="string" table:style-name="ce1">
            <text:p>ESCUELA Nª35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PALACIOS</text:p>
          </table:table-cell>
          <table:table-cell office:value-type="string" table:style-name="ce1">
            <text:p>K5340</text:p>
          </table:table-cell>
          <table:table-cell table:style-name="ce1"/>
          <table:table-cell office:value-type="string" table:style-name="ce1">
            <text:p>LOS PALACIOS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0843700000043" table:style-name="ce2">
            <text:p>-280.843.700.000.043</text:p>
          </table:table-cell>
          <table:table-cell office:value-type="float" office:value="-675756100000004" table:style-name="ce2">
            <text:p>-675.756.1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206" table:style-name="ce1">
            <text:p>100082206</text:p>
          </table:table-cell>
          <table:table-cell office:value-type="string" table:style-name="ce1">
            <text:p>ESCUELA Nª4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NILLACO</text:p>
          </table:table-cell>
          <table:table-cell office:value-type="string" table:style-name="ce1">
            <text:p>K5341</text:p>
          </table:table-cell>
          <table:table-cell table:style-name="ce1"/>
          <table:table-cell office:value-type="string" table:style-name="ce1">
            <text:p>ANILLA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91227962" table:style-name="ce2">
            <text:p>-2.791.227.962</text:p>
          </table:table-cell>
          <table:table-cell office:value-type="float" office:value="-6762214646" table:style-name="ce2">
            <text:p>-6.762.214.64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300" table:style-name="ce1">
            <text:p>100082300</text:p>
          </table:table-cell>
          <table:table-cell office:value-type="string" table:style-name="ce1">
            <text:p>ESCUELA SEDE Nª992 LIBERTADOR GRAL.SAN MARTI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5 DE MAYO 498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9836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301" table:style-name="ce1">
            <text:p>100082301</text:p>
          </table:table-cell>
          <table:table-cell office:value-type="string" table:style-name="ce1">
            <text:p>ESCUELA HOGAR Nª601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LTA Y ALMAFUERT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302" table:style-name="ce1">
            <text:p>100082302</text:p>
          </table:table-cell>
          <table:table-cell office:value-type="string" table:style-name="ce1">
            <text:p>ESCUELA Nª127 SAN JOSE OBR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OSE OLMOS DE AGUILERA S/N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6029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400" table:style-name="ce1">
            <text:p>100082400</text:p>
          </table:table-cell>
          <table:table-cell office:value-type="string" table:style-name="ce1">
            <text:p>ESCUELA SEDE Nª195REVOLUCION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ORNITA S/N ALTO VERDE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401" table:style-name="ce1">
            <text:p>100082401</text:p>
          </table:table-cell>
          <table:table-cell office:value-type="string" table:style-name="ce1">
            <text:p>ESCUELA Nª247 MARISCAL SUCR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HORTENCIAS S/N EL RODEO</text:p>
          </table:table-cell>
          <table:table-cell office:value-type="string" table:style-name="ce1">
            <text:p>K4715</text:p>
          </table:table-cell>
          <table:table-cell office:value-type="string" table:style-name="ce1">
            <text:p>03833-490122</text:p>
          </table:table-cell>
          <table:table-cell office:value-type="string" table:style-name="ce1">
            <text:p>EL RODEO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21253331" table:style-name="ce2">
            <text:p>-2.821.253.331</text:p>
          </table:table-cell>
          <table:table-cell office:value-type="float" office:value="-65876047" table:style-name="ce2">
            <text:p>-65.876.04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402" table:style-name="ce1">
            <text:p>100082402</text:p>
          </table:table-cell>
          <table:table-cell office:value-type="string" table:style-name="ce1">
            <text:p>ESCUELA Nª324 ELVIRA GRELLET DE CA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OCAMPO 3000 LA QUEBRADA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403" table:style-name="ce1">
            <text:p>100082403</text:p>
          </table:table-cell>
          <table:table-cell office:value-type="string" table:style-name="ce1">
            <text:p>ESCUELA Nª36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S JUNTAS</text:p>
          </table:table-cell>
          <table:table-cell office:value-type="string" table:style-name="ce1">
            <text:p>K4715</text:p>
          </table:table-cell>
          <table:table-cell table:style-name="ce1"/>
          <table:table-cell office:value-type="string" table:style-name="ce1">
            <text:p>LAS JUN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1118803068" table:style-name="ce2">
            <text:p>-281.118.803.068</text:p>
          </table:table-cell>
          <table:table-cell office:value-type="float" office:value="-658964151412" table:style-name="ce2">
            <text:p>-658.964.151.4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404" table:style-name="ce1">
            <text:p>100082404</text:p>
          </table:table-cell>
          <table:table-cell office:value-type="string" table:style-name="ce1">
            <text:p>ESCUELA Nª126 BARRIO APOL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CTOR MAUVECIN S/N BARRIO APOL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0861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4735845453873" table:style-name="ce2">
            <text:p>-284.735.845.453.873</text:p>
          </table:table-cell>
          <table:table-cell office:value-type="float" office:value="-657869435547845" table:style-name="ce2">
            <text:p>-657.869.435.547.8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500" table:style-name="ce1">
            <text:p>100082500</text:p>
          </table:table-cell>
          <table:table-cell office:value-type="string" table:style-name="ce1">
            <text:p>ESCUELA MUNICIPAL Nª 1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NUEL BELGRANO S/N RUTA 41 - SAN JOSE DE PIEDRA BLANCA</text:p>
          </table:table-cell>
          <table:table-cell office:value-type="string" table:style-name="ce1">
            <text:p>K4709</text:p>
          </table:table-cell>
          <table:table-cell table:style-name="ce1"/>
          <table:table-cell office:value-type="string" table:style-name="ce1">
            <text:p>SAN JOSE</text:p>
          </table:table-cell>
          <table:table-cell office:value-type="string" table:style-name="ce1">
            <text:p>FRAY MAMERTO ESQUIU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1" table:style-name="ce1">
            <text:p>1</text:p>
          </table:table-cell>
          <table:table-cell office:value-type="float" office:value="-2839104295" table:style-name="ce2">
            <text:p>-2.839.104.295</text:p>
          </table:table-cell>
          <table:table-cell office:value-type="float" office:value="-6570290882" table:style-name="ce2">
            <text:p>-6.570.290.88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600" table:style-name="ce1">
            <text:p>100082600</text:p>
          </table:table-cell>
          <table:table-cell office:value-type="string" table:style-name="ce1">
            <text:p>INSTITUTO SUPERIOR SAN MATEO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SAN MARTIN 136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15580617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MONICALILIANA_FUENTES@HOTMAIL.COM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700" table:style-name="ce1">
            <text:p>100082700</text:p>
          </table:table-cell>
          <table:table-cell office:value-type="string" table:style-name="ce1">
            <text:p>ESCUELA MUNICIPAL Nª 1 MAESTRA MARIA EMILIA AZA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EDRO RAMÍREZ DE VELAZCO S/Nº SAN ISIDRO</text:p>
          </table:table-cell>
          <table:table-cell office:value-type="string" table:style-name="ce1">
            <text:p>K4707</text:p>
          </table:table-cell>
          <table:table-cell office:value-type="string" table:style-name="ce1">
            <text:p>03833-442777</text:p>
          </table:table-cell>
          <table:table-cell office:value-type="string" table:style-name="ce1">
            <text:p>SAN ISIDRO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598432002122" table:style-name="ce2">
            <text:p>-284.598.432.002.122</text:p>
          </table:table-cell>
          <table:table-cell office:value-type="float" office:value="-657225372748655" table:style-name="ce2">
            <text:p>-657.225.372.748.6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800" table:style-name="ce1">
            <text:p>100082800</text:p>
          </table:table-cell>
          <table:table-cell office:value-type="string" table:style-name="ce1">
            <text:p>ESCUELA MUNICIPAL Nª2 SANTA ROS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4533136" table:style-name="ce2">
            <text:p>-2.844.533.136</text:p>
          </table:table-cell>
          <table:table-cell office:value-type="float" office:value="-6570661664" table:style-name="ce2">
            <text:p>-6.570.661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2900" table:style-name="ce1">
            <text:p>100082900</text:p>
          </table:table-cell>
          <table:table-cell office:value-type="string" table:style-name="ce1">
            <text:p>INSTITUTO TECNOLOGICO MUNICIP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SARMIENTO 347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000" table:style-name="ce1">
            <text:p>100083000</text:p>
          </table:table-cell>
          <table:table-cell office:value-type="string" table:style-name="ce1">
            <text:p>INSTITUTO SUPERIOR FASTA CATAMARCA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AIPU 727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22805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office:value-type="string" table:style-name="ce1">
            <text:p>SECRETARIA.ADMINISTRATIVA@UFASTA.EDU.AR</text:p>
          </table:table-cell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100" table:style-name="ce1">
            <text:p>100083100</text:p>
          </table:table-cell>
          <table:table-cell office:value-type="string" table:style-name="ce1">
            <text:p>INSTITUTO SUP. EN CIENCIAS CRIMINALISTICAS JUAN VUCETICH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NIN 750 CENTRO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1574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200" table:style-name="ce1">
            <text:p>100083200</text:p>
          </table:table-cell>
          <table:table-cell office:value-type="string" table:style-name="ce1">
            <text:p>INSTITUTO PRIVADO ENRIQUE GUILLERMO HOOD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OJAS 238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03833-434546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300" table:style-name="ce1">
            <text:p>100083300</text:p>
          </table:table-cell>
          <table:table-cell office:value-type="string" table:style-name="ce1">
            <text:p>CENTRO DE RECURSOS PARA EDUCACION ESPECI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0420126415" table:style-name="ce2">
            <text:p>-280.420.126.415</text:p>
          </table:table-cell>
          <table:table-cell office:value-type="float" office:value="-655023885855" table:style-name="ce2">
            <text:p>-655.023.885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400" table:style-name="ce1">
            <text:p>100083400</text:p>
          </table:table-cell>
          <table:table-cell office:value-type="string" table:style-name="ce1">
            <text:p>ESCUELA Nª19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OS TEREBINTOS S/N LOS CEIBO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234993866821" table:style-name="ce2">
            <text:p>-284.234.993.866.821</text:p>
          </table:table-cell>
          <table:table-cell office:value-type="float" office:value="-657239077752558" table:style-name="ce2">
            <text:p>-657.239.077.752.55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500" table:style-name="ce1">
            <text:p>100083500</text:p>
          </table:table-cell>
          <table:table-cell office:value-type="string" table:style-name="ce1">
            <text:p>ESCUELA DE EDUCACION ESPECIAL LOS ALT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ALTOS</text:p>
          </table:table-cell>
          <table:table-cell office:value-type="string" table:style-name="ce1">
            <text:p>K4723</text:p>
          </table:table-cell>
          <table:table-cell table:style-name="ce1"/>
          <table:table-cell office:value-type="string" table:style-name="ce1">
            <text:p>LOS ALTOS</text:p>
          </table:table-cell>
          <table:table-cell office:value-type="string" table:style-name="ce1">
            <text:p>SANTA ROSA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0420126415" table:style-name="ce2">
            <text:p>-280.420.126.415</text:p>
          </table:table-cell>
          <table:table-cell office:value-type="float" office:value="-655023885855" table:style-name="ce2">
            <text:p>-655.023.885.8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600" table:style-name="ce1">
            <text:p>100083600</text:p>
          </table:table-cell>
          <table:table-cell office:value-type="string" table:style-name="ce1">
            <text:p>ESCUELA SECUNDARIA Nª7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OS TEREBINTOS S/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13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601" table:style-name="ce1">
            <text:p>100083601</text:p>
          </table:table-cell>
          <table:table-cell office:value-type="string" table:style-name="ce1">
            <text:p>ESCUELA N° 180 REPÚBLICA ARGENTIN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431295" table:style-name="ce2">
            <text:p>-284.431.295</text:p>
          </table:table-cell>
          <table:table-cell office:value-type="float" office:value="-65769727" table:style-name="ce2">
            <text:p>-65.769.72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602" table:style-name="ce1">
            <text:p>100083602</text:p>
          </table:table-cell>
          <table:table-cell office:value-type="string" table:style-name="ce1">
            <text:p>ESCUELA N° 182 LUIS LEOPOLDO FRANC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317519" table:style-name="ce2">
            <text:p>-284.317.519</text:p>
          </table:table-cell>
          <table:table-cell office:value-type="float" office:value="-65783526" table:style-name="ce2">
            <text:p>-65.783.52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603" table:style-name="ce1">
            <text:p>100083603</text:p>
          </table:table-cell>
          <table:table-cell office:value-type="string" table:style-name="ce1">
            <text:p>ESCUELA Nª19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31912" table:style-name="ce2">
            <text:p>-28.431.912</text:p>
          </table:table-cell>
          <table:table-cell office:value-type="float" office:value="-6577505" table:style-name="ce2">
            <text:p>-6.577.50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700" table:style-name="ce1">
            <text:p>100083700</text:p>
          </table:table-cell>
          <table:table-cell office:value-type="string" table:style-name="ce1">
            <text:p>INSTITUTO DE EDUCACION SUPERIOR DE LA POLICIA DE CATAMARC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VILLAFAÑEZ 170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800" table:style-name="ce1">
            <text:p>100083800</text:p>
          </table:table-cell>
          <table:table-cell office:value-type="string" table:style-name="ce1">
            <text:p>JARDIN MUNICIPAL EVA PERO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20 DE ENERO 1358 VILLA DE POMAN</text:p>
          </table:table-cell>
          <table:table-cell office:value-type="string" table:style-name="ce1">
            <text:p>K5315</text:p>
          </table:table-cell>
          <table:table-cell office:value-type="string" table:style-name="ce1">
            <text:p>03833-15401420</text:p>
          </table:table-cell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6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839216185" table:style-name="ce2">
            <text:p>-2.839.216.185</text:p>
          </table:table-cell>
          <table:table-cell office:value-type="float" office:value="-6621778365" table:style-name="ce2">
            <text:p>-6.621.778.36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3900" table:style-name="ce1">
            <text:p>100083900</text:p>
          </table:table-cell>
          <table:table-cell office:value-type="string" table:style-name="ce1">
            <text:p>ESCUELA DE ORFEBRE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AV.ACOSTA VILLAFAÑEZ S/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string" table:style-name="ce1">
            <text:p>X</text:p>
          </table:table-cell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-284524161624668" table:style-name="ce2">
            <text:p>-284.524.161.624.668</text:p>
          </table:table-cell>
          <table:table-cell office:value-type="float" office:value="-657399164968563" table:style-name="ce2">
            <text:p>-657.399.164.968.5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000" table:style-name="ce1">
            <text:p>100084000</text:p>
          </table:table-cell>
          <table:table-cell office:value-type="string" table:style-name="ce1">
            <text:p>JARDIN DE INFANTES PRIVADO RAYITO DE SOL</text:p>
          </table:table-cell>
          <table:table-cell office:value-type="string" table:style-name="ce1">
            <text:p>Privado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JUAN PABLO II S/N</text:p>
          </table:table-cell>
          <table:table-cell office:value-type="string" table:style-name="ce1">
            <text:p>K4740</text:p>
          </table:table-cell>
          <table:table-cell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table:number-columns-repeated="23" table:style-name="ce1"/>
          <table:table-cell office:value-type="float" office:value="4" table:style-name="ce1">
            <text:p>4</text:p>
          </table:table-cell>
          <table:table-cell office:value-type="float" office:value="-275816185425386" table:style-name="ce2">
            <text:p>-275.816.185.425.386</text:p>
          </table:table-cell>
          <table:table-cell office:value-type="float" office:value="-663167521148313" table:style-name="ce2">
            <text:p>-663.167.521.148.31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100" table:style-name="ce1">
            <text:p>100084100</text:p>
          </table:table-cell>
          <table:table-cell office:value-type="string" table:style-name="ce1">
            <text:p>ESC.ESPEC.DE CAPACIT.LABORAL PARA JOV.Y ADUL.NIÑO DE PRAG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TEO DE LA PEÑA LOTEO DE LA PEÑA</text:p>
          </table:table-cell>
          <table:table-cell office:value-type="string" table:style-name="ce1">
            <text:p>K4139</text:p>
          </table:table-cell>
          <table:table-cell office:value-type="string" table:style-name="ce1">
            <text:p>03838-425517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ESCUELAE997@YAHOO.COM.AR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66946130682616" table:style-name="ce2">
            <text:p>-266.946.130.682.616</text:p>
          </table:table-cell>
          <table:table-cell office:value-type="float" office:value="-660465461859904" table:style-name="ce2">
            <text:p>-660.465.461.859.9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200" table:style-name="ce1">
            <text:p>100084200</text:p>
          </table:table-cell>
          <table:table-cell office:value-type="string" table:style-name="ce1">
            <text:p>ESCUELA Nª195 REVOLUCION DE MAY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MISIONES ZONA SUR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84524161624668" table:style-name="ce2">
            <text:p>-284.524.161.624.668</text:p>
          </table:table-cell>
          <table:table-cell office:value-type="float" office:value="-657399164968563" table:style-name="ce2">
            <text:p>-657.399.164.968.56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300" table:style-name="ce1">
            <text:p>100084300</text:p>
          </table:table-cell>
          <table:table-cell office:value-type="string" table:style-name="ce1">
            <text:p>ESCUELA SECUNDARIA Nª7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LOS MINERALES ZONA SUR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697898563319" table:style-name="ce2">
            <text:p>-284.697.898.563.319</text:p>
          </table:table-cell>
          <table:table-cell office:value-type="float" office:value="-657613515737028" table:style-name="ce2">
            <text:p>-657.613.515.737.0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301" table:style-name="ce1">
            <text:p>100084301</text:p>
          </table:table-cell>
          <table:table-cell office:value-type="string" table:style-name="ce1">
            <text:p>ESCUELA N° 199 SAN JORG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88232" table:style-name="ce2">
            <text:p>-28.488.232</text:p>
          </table:table-cell>
          <table:table-cell office:value-type="float" office:value="-65796583" table:style-name="ce2">
            <text:p>-65.796.58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302" table:style-name="ce1">
            <text:p>100084302</text:p>
          </table:table-cell>
          <table:table-cell office:value-type="string" table:style-name="ce1">
            <text:p>ESCUELA N° 199 SAN JORG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490042" table:style-name="ce2">
            <text:p>-28.490.042</text:p>
          </table:table-cell>
          <table:table-cell office:value-type="float" office:value="-65789169" table:style-name="ce2">
            <text:p>-65.789.16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400" table:style-name="ce1">
            <text:p>100084400</text:p>
          </table:table-cell>
          <table:table-cell office:value-type="string" table:style-name="ce1">
            <text:p>ESCUELA MUNICIPAL Nª4 - BAJO HOND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BAJO HONDO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EL BAJO HONDO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500" table:style-name="ce1">
            <text:p>100084500</text:p>
          </table:table-cell>
          <table:table-cell office:value-type="string" table:style-name="ce1">
            <text:p>ESCUELA SECUDARIA MUNICIPAL GUSTAVO GABRIEL LEVEN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UMAMPA S/Nª EVA PERON BARRIO EVA PERON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553054164984" table:style-name="ce2">
            <text:p>-284.553.054.164.984</text:p>
          </table:table-cell>
          <table:table-cell office:value-type="float" office:value="-657579476087545" table:style-name="ce2">
            <text:p>-657.579.476.087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600" table:style-name="ce1">
            <text:p>100084600</text:p>
          </table:table-cell>
          <table:table-cell office:value-type="string" table:style-name="ce1">
            <text:p>ESCUELA SECUNDARIA PARA JOVENES Y ADULTOS Nª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920 VIVIENDAS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4553054164984" table:style-name="ce2">
            <text:p>-284.553.054.164.984</text:p>
          </table:table-cell>
          <table:table-cell office:value-type="float" office:value="-657579476087545" table:style-name="ce2">
            <text:p>-657.579.476.087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700" table:style-name="ce1">
            <text:p>100084700</text:p>
          </table:table-cell>
          <table:table-cell office:value-type="string" table:style-name="ce1">
            <text:p>ESCUELA SECUNDARIA PARA JOVENES Y ADULTOS Nª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ANCASTI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ANCASTI</text:p>
          </table:table-cell>
          <table:table-cell office:value-type="string" table:style-name="ce1">
            <text:p>ANCASTI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811646295125" table:style-name="ce2">
            <text:p>-28.811.646.295.125</text:p>
          </table:table-cell>
          <table:table-cell office:value-type="float" office:value="-655009414455" table:style-name="ce2">
            <text:p>-655.009.414.45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701" table:style-name="ce1">
            <text:p>100084701</text:p>
          </table:table-cell>
          <table:table-cell office:value-type="string" table:style-name="ce1">
            <text:p>ESCUELA SECUNDARIA PARA JOVENES Y ADULTOS Nª2 - ANEXO LA MAJAD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A MAJADA</text:p>
          </table:table-cell>
          <table:table-cell office:value-type="string" table:style-name="ce1">
            <text:p>K4701</text:p>
          </table:table-cell>
          <table:table-cell table:style-name="ce1"/>
          <table:table-cell office:value-type="string" table:style-name="ce1">
            <text:p>LA MAJADA</text:p>
          </table:table-cell>
          <table:table-cell office:value-type="string" table:style-name="ce1">
            <text:p>ANCASTI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90364400000036" table:style-name="ce2">
            <text:p>-290.364.400.000.036</text:p>
          </table:table-cell>
          <table:table-cell office:value-type="float" office:value="-6554362" table:style-name="ce2">
            <text:p>-6.554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800" table:style-name="ce1">
            <text:p>100084800</text:p>
          </table:table-cell>
          <table:table-cell office:value-type="string" table:style-name="ce1">
            <text:p>ESCUELA SECUNDARIA MUNICIPAL SANTA MARI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MARIA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TA MARI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694790000005" table:style-name="ce2">
            <text:p>-26.694.790.000.005</text:p>
          </table:table-cell>
          <table:table-cell office:value-type="float" office:value="-6604272" table:style-name="ce2">
            <text:p>-6.604.2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4900" table:style-name="ce1">
            <text:p>100084900</text:p>
          </table:table-cell>
          <table:table-cell office:value-type="string" table:style-name="ce1">
            <text:p>ESCUELA SECUNDARIA DE ARTE ESPECIALIZADA Nª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RE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000" table:style-name="ce1">
            <text:p>100085000</text:p>
          </table:table-cell>
          <table:table-cell office:value-type="string" table:style-name="ce1">
            <text:p>ESCUELA DE ARTE ESPECIALIZADA Nª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VILLA DE POMAN</text:p>
          </table:table-cell>
          <table:table-cell office:value-type="string" table:style-name="ce1">
            <text:p>K5315</text:p>
          </table:table-cell>
          <table:table-cell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96594057545" table:style-name="ce2">
            <text:p>-28.396.594.057.545</text:p>
          </table:table-cell>
          <table:table-cell office:value-type="float" office:value="-662175856022829" table:style-name="ce2">
            <text:p>-662.175.856.022.8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100" table:style-name="ce1">
            <text:p>100085100</text:p>
          </table:table-cell>
          <table:table-cell office:value-type="string" table:style-name="ce1">
            <text:p>ESCUELA SECUNDARIA DE ARTE ESPECIALIZADA Nª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TUCUMAN 1122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237714193949" table:style-name="ce2">
            <text:p>-284.237.714.193.949</text:p>
          </table:table-cell>
          <table:table-cell office:value-type="float" office:value="-657263560696706" table:style-name="ce2">
            <text:p>-657.263.560.696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200" table:style-name="ce1">
            <text:p>100085200</text:p>
          </table:table-cell>
          <table:table-cell office:value-type="string" table:style-name="ce1">
            <text:p>ESCUELA SECUNDARIA DE ARTE ESPECIALIZADA Nª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office:value-type="string" table:style-name="ce1">
            <text:p>REPUBLICA 219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553054164984" table:style-name="ce2">
            <text:p>-284.553.054.164.984</text:p>
          </table:table-cell>
          <table:table-cell office:value-type="float" office:value="-657579476087545" table:style-name="ce2">
            <text:p>-657.579.476.087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300" table:style-name="ce1">
            <text:p>100085300</text:p>
          </table:table-cell>
          <table:table-cell office:value-type="string" table:style-name="ce1">
            <text:p>ESCUELA DOMICILIARIA Y HOSPITALARIA Nª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ENIDA VIRGEN DEL VALLE 1050 CENTRO HOSPITAL INTERZONAL DE NIÑÑOS EVA PERON</text:p>
          </table:table-cell>
          <table:table-cell office:value-type="string" table:style-name="ce1">
            <text:p>K4700</text:p>
          </table:table-cell>
          <table:table-cell office:value-type="string" table:style-name="ce1">
            <text:p>437900 int 8508</text:p>
          </table:table-cell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number-columns-repeated="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2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-284553054164984" table:style-name="ce2">
            <text:p>-284.553.054.164.984</text:p>
          </table:table-cell>
          <table:table-cell office:value-type="float" office:value="-657579476087545" table:style-name="ce2">
            <text:p>-657.579.476.087.5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0" table:style-name="ce1">
            <text:p>100085400</text:p>
          </table:table-cell>
          <table:table-cell office:value-type="string" table:style-name="ce1">
            <text:p>ESCUELA SECUNDARIA ORIENTADA RECRE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RECREO</text:p>
          </table:table-cell>
          <table:table-cell office:value-type="string" table:style-name="ce1">
            <text:p>K5260</text:p>
          </table:table-cell>
          <table:table-cell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1" table:style-name="ce1">
            <text:p>100085401</text:p>
          </table:table-cell>
          <table:table-cell office:value-type="string" table:style-name="ce1">
            <text:p>ESCUELA N° 7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STACION KILOMETRO 969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4308082142" table:style-name="ce2">
            <text:p>-294.308.082.142</text:p>
          </table:table-cell>
          <table:table-cell office:value-type="float" office:value="-649711984381" table:style-name="ce2">
            <text:p>-649.711.984.3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2" table:style-name="ce1">
            <text:p>100085402</text:p>
          </table:table-cell>
          <table:table-cell office:value-type="string" table:style-name="ce1">
            <text:p>ESCUELA N° 1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A SUERTE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1607755061" table:style-name="ce2">
            <text:p>-291.607.755.061</text:p>
          </table:table-cell>
          <table:table-cell office:value-type="float" office:value="-647976734681" table:style-name="ce2">
            <text:p>-647.976.734.68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3" table:style-name="ce1">
            <text:p>100085403</text:p>
          </table:table-cell>
          <table:table-cell office:value-type="string" table:style-name="ce1">
            <text:p>ESCUELA N° 172 DOCENTE MARIA ESTHER QUINTERO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4" table:style-name="ce1">
            <text:p>100085404</text:p>
          </table:table-cell>
          <table:table-cell office:value-type="string" table:style-name="ce1">
            <text:p>ESCUELA N° 1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TO DOMING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24367346" table:style-name="ce2">
            <text:p>-2.924.367.346</text:p>
          </table:table-cell>
          <table:table-cell office:value-type="float" office:value="-654824838051" table:style-name="ce2">
            <text:p>-654.824.838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5" table:style-name="ce1">
            <text:p>100085405</text:p>
          </table:table-cell>
          <table:table-cell office:value-type="string" table:style-name="ce1">
            <text:p>ESCUELA N° 19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6" table:style-name="ce1">
            <text:p>100085406</text:p>
          </table:table-cell>
          <table:table-cell office:value-type="string" table:style-name="ce1">
            <text:p>ESCUELA N° 280 PROVINCIA DE CORDOB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RECREO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2683900000034" table:style-name="ce2">
            <text:p>-292.683.900.000.034</text:p>
          </table:table-cell>
          <table:table-cell office:value-type="float" office:value="-6505771" table:style-name="ce2">
            <text:p>-6.505.77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7" table:style-name="ce1">
            <text:p>100085407</text:p>
          </table:table-cell>
          <table:table-cell office:value-type="string" table:style-name="ce1">
            <text:p>ESCUELA N° 300 PRIMITIVO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L AYBAL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1089454884" table:style-name="ce2">
            <text:p>-291.089.454.884</text:p>
          </table:table-cell>
          <table:table-cell office:value-type="float" office:value="-65361820711" table:style-name="ce2">
            <text:p>-65.361.820.71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408" table:style-name="ce1">
            <text:p>100085408</text:p>
          </table:table-cell>
          <table:table-cell office:value-type="string" table:style-name="ce1">
            <text:p>ESCUELA N° 38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NAVAGUIN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90892766089" table:style-name="ce2">
            <text:p>-290.892.766.089</text:p>
          </table:table-cell>
          <table:table-cell office:value-type="float" office:value="-654338977529" table:style-name="ce2">
            <text:p>-654.338.977.52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500" table:style-name="ce1">
            <text:p>100085500</text:p>
          </table:table-cell>
          <table:table-cell office:value-type="string" table:style-name="ce1">
            <text:p>ESCUELA SECUNDARIA ORIENTADA SAUJI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UJIL</text:p>
          </table:table-cell>
          <table:table-cell office:value-type="string" table:style-name="ce1">
            <text:p>K5321</text:p>
          </table:table-cell>
          <table:table-cell table:style-name="ce1"/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1754216433347" table:style-name="ce2">
            <text:p>-281.754.216.433.347</text:p>
          </table:table-cell>
          <table:table-cell office:value-type="float" office:value="-662126965066667" table:style-name="ce2">
            <text:p>-662.126.965.066.66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501" table:style-name="ce1">
            <text:p>100085501</text:p>
          </table:table-cell>
          <table:table-cell office:value-type="string" table:style-name="ce1">
            <text:p>ESCUELA N° 227 PCIA.DE RIO NEG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UJIL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817529025" table:style-name="ce2">
            <text:p>-2.817.529.025</text:p>
          </table:table-cell>
          <table:table-cell office:value-type="float" office:value="-6621356998" table:style-name="ce2">
            <text:p>-6.621.356.9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600" table:style-name="ce1">
            <text:p>100085600</text:p>
          </table:table-cell>
          <table:table-cell office:value-type="string" table:style-name="ce1">
            <text:p>ESCUELA SECUNDARIA PARA JOVENES Y ADULTOS MODALIDAD EN CONCONTEXTO DE ENCIER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MIRAFLORES</text:p>
          </table:table-cell>
          <table:table-cell office:value-type="string" table:style-name="ce1">
            <text:p>K4724</text:p>
          </table:table-cell>
          <table:table-cell table:style-name="ce1"/>
          <table:table-cell office:value-type="string" table:style-name="ce1">
            <text:p>MIRAFLORES</text:p>
          </table:table-cell>
          <table:table-cell office:value-type="string" table:style-name="ce1">
            <text:p>CAPAYAN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float" office:value="4" table:style-name="ce1">
            <text:p>4</text:p>
          </table:table-cell>
          <table:table-cell office:value-type="float" office:value="-2859536785" table:style-name="ce2">
            <text:p>-2.859.536.785</text:p>
          </table:table-cell>
          <table:table-cell office:value-type="float" office:value="-6590080706" table:style-name="ce2">
            <text:p>-6.590.080.70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0" table:style-name="ce1">
            <text:p>100085700</text:p>
          </table:table-cell>
          <table:table-cell office:value-type="string" table:style-name="ce1">
            <text:p>ESCUELA SECUNDARIA ORIENTADA SAN JOSE NORTE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 JOSE NORTE</text:p>
          </table:table-cell>
          <table:table-cell office:value-type="string" table:style-name="ce1">
            <text:p>K4139</text:p>
          </table:table-cell>
          <table:table-cell table:style-name="ce1"/>
          <table:table-cell office:value-type="string" table:style-name="ce1">
            <text:p>SAN JOSE NORT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780550000005" table:style-name="ce2">
            <text:p>-26.780.550.000.005</text:p>
          </table:table-cell>
          <table:table-cell office:value-type="float" office:value="-660632" table:style-name="ce2">
            <text:p>-660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1" table:style-name="ce1">
            <text:p>100085701</text:p>
          </table:table-cell>
          <table:table-cell office:value-type="string" table:style-name="ce1">
            <text:p>ESCUELA N° 3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FAMATANC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782630000005" table:style-name="ce2">
            <text:p>-26.782.630.000.005</text:p>
          </table:table-cell>
          <table:table-cell office:value-type="float" office:value="-6601568" table:style-name="ce2">
            <text:p>-6.601.5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2" table:style-name="ce1">
            <text:p>100085702</text:p>
          </table:table-cell>
          <table:table-cell office:value-type="string" table:style-name="ce1">
            <text:p>ESCUELA N° 3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ASA DE PIEDR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8798600000049" table:style-name="ce2">
            <text:p>-268.798.600.000.049</text:p>
          </table:table-cell>
          <table:table-cell office:value-type="float" office:value="-6610145" table:style-name="ce2">
            <text:p>-6.610.14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3" table:style-name="ce1">
            <text:p>100085703</text:p>
          </table:table-cell>
          <table:table-cell office:value-type="string" table:style-name="ce1">
            <text:p>ESCUELA N° 3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JOSE NORT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7971300000049" table:style-name="ce2">
            <text:p>-267.971.300.000.049</text:p>
          </table:table-cell>
          <table:table-cell office:value-type="float" office:value="-6608572" table:style-name="ce2">
            <text:p>-6.608.5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4" table:style-name="ce1">
            <text:p>100085704</text:p>
          </table:table-cell>
          <table:table-cell office:value-type="string" table:style-name="ce1">
            <text:p>ESCUELA N° 88 FELIPE VARE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YAPE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8395300000049" table:style-name="ce2">
            <text:p>-268.395.300.000.049</text:p>
          </table:table-cell>
          <table:table-cell office:value-type="float" office:value="-6608228" table:style-name="ce2">
            <text:p>-6.608.22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5" table:style-name="ce1">
            <text:p>100085705</text:p>
          </table:table-cell>
          <table:table-cell office:value-type="string" table:style-name="ce1">
            <text:p>ESCUELA N° 14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SALTO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7332175467" table:style-name="ce2">
            <text:p>-267.332.175.467</text:p>
          </table:table-cell>
          <table:table-cell office:value-type="float" office:value="-661571246141" table:style-name="ce2">
            <text:p>-661.571.246.14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6" table:style-name="ce1">
            <text:p>100085706</text:p>
          </table:table-cell>
          <table:table-cell office:value-type="string" table:style-name="ce1">
            <text:p>ESCUELA N° 14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AJANGUILL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979008244" table:style-name="ce2">
            <text:p>-26.979.008.244</text:p>
          </table:table-cell>
          <table:table-cell office:value-type="float" office:value="-661164422798" table:style-name="ce2">
            <text:p>-661.164.422.7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7" table:style-name="ce1">
            <text:p>100085707</text:p>
          </table:table-cell>
          <table:table-cell office:value-type="string" table:style-name="ce1">
            <text:p>ESCUELA N° 290 GOBERNACION SANTA CRUZ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JOS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8022700000049" table:style-name="ce2">
            <text:p>-268.022.700.000.049</text:p>
          </table:table-cell>
          <table:table-cell office:value-type="float" office:value="-6606925" table:style-name="ce2">
            <text:p>-6.606.92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8" table:style-name="ce1">
            <text:p>100085708</text:p>
          </table:table-cell>
          <table:table-cell office:value-type="string" table:style-name="ce1">
            <text:p>ESCUELA N° 29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NDALHUAL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88150888" table:style-name="ce2">
            <text:p>-2.688.150.888</text:p>
          </table:table-cell>
          <table:table-cell office:value-type="float" office:value="-6604690212" table:style-name="ce2">
            <text:p>-6.604.690.21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09" table:style-name="ce1">
            <text:p>100085709</text:p>
          </table:table-cell>
          <table:table-cell office:value-type="string" table:style-name="ce1">
            <text:p>ESCUELA N° 30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FAMATANC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769580000005" table:style-name="ce2">
            <text:p>-26.769.580.000.005</text:p>
          </table:table-cell>
          <table:table-cell office:value-type="float" office:value="-6608298" table:style-name="ce2">
            <text:p>-6.608.2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10" table:style-name="ce1">
            <text:p>100085710</text:p>
          </table:table-cell>
          <table:table-cell office:value-type="string" table:style-name="ce1">
            <text:p>ESCUELA N° 3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CASA DE PIEDR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8327700000049" table:style-name="ce2">
            <text:p>-268.327.700.000.049</text:p>
          </table:table-cell>
          <table:table-cell office:value-type="float" office:value="-6609051" table:style-name="ce2">
            <text:p>-6.609.05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11" table:style-name="ce1">
            <text:p>100085711</text:p>
          </table:table-cell>
          <table:table-cell office:value-type="string" table:style-name="ce1">
            <text:p>ESCUELA N° 3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SAN JOSE NORTE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780550000005" table:style-name="ce2">
            <text:p>-26.780.550.000.005</text:p>
          </table:table-cell>
          <table:table-cell office:value-type="float" office:value="-660632" table:style-name="ce2">
            <text:p>-660.63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12" table:style-name="ce1">
            <text:p>100085712</text:p>
          </table:table-cell>
          <table:table-cell office:value-type="string" table:style-name="ce1">
            <text:p>ESCUELA N° 319 ANGELICA RIVERO DE AGÜERO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AMPAJANG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90891041" table:style-name="ce2">
            <text:p>-2.690.891.041</text:p>
          </table:table-cell>
          <table:table-cell office:value-type="float" office:value="-6608504817" table:style-name="ce2">
            <text:p>-6.608.504.81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13" table:style-name="ce1">
            <text:p>100085713</text:p>
          </table:table-cell>
          <table:table-cell office:value-type="string" table:style-name="ce1">
            <text:p>ESCUELA N° 320 YACHAY HUASI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ENTRE RIO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83492159" table:style-name="ce2">
            <text:p>-2.683.492.159</text:p>
          </table:table-cell>
          <table:table-cell office:value-type="float" office:value="-6603333224" table:style-name="ce2">
            <text:p>-6.603.333.2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14" table:style-name="ce1">
            <text:p>100085714</text:p>
          </table:table-cell>
          <table:table-cell office:value-type="string" table:style-name="ce1">
            <text:p>ESCUELA N° 35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PUNTA DE BALA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695299804" table:style-name="ce2">
            <text:p>-2.695.299.804</text:p>
          </table:table-cell>
          <table:table-cell office:value-type="float" office:value="-6613557604" table:style-name="ce2">
            <text:p>-6.613.557.6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715" table:style-name="ce1">
            <text:p>100085715</text:p>
          </table:table-cell>
          <table:table-cell office:value-type="string" table:style-name="ce1">
            <text:p>ESCUELA N° 44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Inactivo</text:p>
          </table:table-cell>
          <table:table-cell table:number-columns-repeated="3" table:style-name="ce1"/>
          <table:table-cell office:value-type="string" table:style-name="ce1">
            <text:p>LOS CERRILLOS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5" table:style-name="ce1">
            <text:p>5</text:p>
          </table:table-cell>
          <table:table-cell office:value-type="float" office:value="-271353770974" table:style-name="ce2">
            <text:p>-271.353.770.974</text:p>
          </table:table-cell>
          <table:table-cell office:value-type="float" office:value="-661462090989" table:style-name="ce2">
            <text:p>-661.462.090.98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800" table:style-name="ce1">
            <text:p>100085800</text:p>
          </table:table-cell>
          <table:table-cell office:value-type="string" table:style-name="ce1">
            <text:p>ESCUELA SECUNDARIA MUNICIPAL Nª2 ROMIS RAIDEN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SANTA ROSA</text:p>
          </table:table-cell>
          <table:table-cell office:value-type="string" table:style-name="ce1">
            <text:p>K4707</text:p>
          </table:table-cell>
          <table:table-cell table:style-name="ce1"/>
          <table:table-cell office:value-type="string" table:style-name="ce1">
            <text:p>SANTA ROS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533136" table:style-name="ce2">
            <text:p>-2.844.533.136</text:p>
          </table:table-cell>
          <table:table-cell office:value-type="float" office:value="-6570661664" table:style-name="ce2">
            <text:p>-6.570.661.66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5900" table:style-name="ce1">
            <text:p>100085900</text:p>
          </table:table-cell>
          <table:table-cell office:value-type="string" table:style-name="ce1">
            <text:p>Escuela Especial N°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OMAN</text:p>
          </table:table-cell>
          <table:table-cell office:value-type="string" table:style-name="ce1">
            <text:p>POM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0" table:style-name="ce1"/>
          <table:table-cell office:value-type="float" office:value="4" table:style-name="ce1">
            <text:p>4</text:p>
          </table:table-cell>
          <table:table-cell office:value-type="float" office:value="-283996601" table:style-name="ce2">
            <text:p>-283.996.601</text:p>
          </table:table-cell>
          <table:table-cell office:value-type="float" office:value="-662173462" table:style-name="ce2">
            <text:p>-662.173.4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000" table:style-name="ce1">
            <text:p>100086000</text:p>
          </table:table-cell>
          <table:table-cell office:value-type="string" table:style-name="ce1">
            <text:p>ESCUELA DE EDUCACIÓN ESPECIAL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IJAN</text:p>
          </table:table-cell>
          <table:table-cell office:value-type="string" table:style-name="ce1">
            <text:p>POMAN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table:number-columns-repeated="15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12" table:style-name="ce1"/>
          <table:table-cell office:value-type="float" office:value="4" table:style-name="ce1">
            <text:p>4</text:p>
          </table:table-cell>
          <table:table-cell office:value-type="float" office:value="-282652300000042" table:style-name="ce2">
            <text:p>-282.652.300.000.042</text:p>
          </table:table-cell>
          <table:table-cell office:value-type="string" table:style-name="ce1">
            <text:p>-66.2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100" table:style-name="ce1">
            <text:p>100086100</text:p>
          </table:table-cell>
          <table:table-cell office:value-type="string" table:style-name="ce1">
            <text:p>ESCUELA N° 19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PARAJE LA ANGOSTURA - LAGUNA BLANCA</text:p>
          </table:table-cell>
          <table:table-cell table:number-columns-repeated="2" table:style-name="ce1"/>
          <table:table-cell office:value-type="string" table:style-name="ce1">
            <text:p>LAGUNA BLANC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8" table:style-name="ce1"/>
          <table:table-cell office:value-type="string" table:style-name="ce1">
            <text:p>X</text:p>
          </table:table-cell>
          <table:table-cell table:number-columns-repeated="22" table:style-name="ce1"/>
          <table:table-cell office:value-type="float" office:value="4" table:style-name="ce1">
            <text:p>4</text:p>
          </table:table-cell>
          <table:table-cell office:value-type="float" office:value="-2659043061" table:style-name="ce2">
            <text:p>-2.659.043.061</text:p>
          </table:table-cell>
          <table:table-cell office:value-type="float" office:value="-66930476" table:style-name="ce2">
            <text:p>-66.930.4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200" table:style-name="ce1">
            <text:p>100086200</text:p>
          </table:table-cell>
          <table:table-cell office:value-type="string" table:style-name="ce1">
            <text:p>I.E.S. DE FIAMBALA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FIAMBALA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4" table:style-name="ce1">
            <text:p>4</text:p>
          </table:table-cell>
          <table:table-cell office:value-type="float" office:value="-276923600000045" table:style-name="ce2">
            <text:p>-276.923.600.000.045</text:p>
          </table:table-cell>
          <table:table-cell office:value-type="float" office:value="-676179200000004" table:style-name="ce2">
            <text:p>-676.179.2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300" table:style-name="ce1">
            <text:p>100086300</text:p>
          </table:table-cell>
          <table:table-cell office:value-type="string" table:style-name="ce1">
            <text:p>ESCUELA SECUNDARIA RURAL N°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INGUIL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8189800000044" table:style-name="ce2">
            <text:p>-278.189.800.000.044</text:p>
          </table:table-cell>
          <table:table-cell office:value-type="float" office:value="-6586497" table:style-name="ce2">
            <text:p>-6.586.49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400" table:style-name="ce1">
            <text:p>100086400</text:p>
          </table:table-cell>
          <table:table-cell office:value-type="string" table:style-name="ce1">
            <text:p>ESCUELA SECUNDARIA RURAL N°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CHACRITAS</text:p>
          </table:table-cell>
          <table:table-cell office:value-type="string" table:style-name="ce1">
            <text:p>AMBA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6887200000045" table:style-name="ce2">
            <text:p>-276.887.200.000.045</text:p>
          </table:table-cell>
          <table:table-cell office:value-type="float" office:value="-6592362" table:style-name="ce2">
            <text:p>-6.592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500" table:style-name="ce1">
            <text:p>100086500</text:p>
          </table:table-cell>
          <table:table-cell office:value-type="string" table:style-name="ce1">
            <text:p>ESCUELA SECUNDARIA RURAL N°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NQUINCIL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74770978" table:style-name="ce2">
            <text:p>-2.874.770.978</text:p>
          </table:table-cell>
          <table:table-cell office:value-type="float" office:value="-6554767262" table:style-name="ce2">
            <text:p>-6.554.767.2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600" table:style-name="ce1">
            <text:p>100086600</text:p>
          </table:table-cell>
          <table:table-cell office:value-type="string" table:style-name="ce1">
            <text:p>ESCUELA SECUNDARIA RURAL N°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MAJADA</text:p>
          </table:table-cell>
          <table:table-cell office:value-type="string" table:style-name="ce1">
            <text:p>ANCASTI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0364400000036" table:style-name="ce2">
            <text:p>-290.364.400.000.036</text:p>
          </table:table-cell>
          <table:table-cell office:value-type="float" office:value="-6554362" table:style-name="ce2">
            <text:p>-6.554.36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700" table:style-name="ce1">
            <text:p>100086700</text:p>
          </table:table-cell>
          <table:table-cell office:value-type="string" table:style-name="ce1">
            <text:p>ESCUELA SECUNDARIA RURAL N°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LLE PUBLICA AMANAO-ANDALGALA</text:p>
          </table:table-cell>
          <table:table-cell office:value-type="float" office:value="4741" table:style-name="ce1">
            <text:p>4741</text:p>
          </table:table-cell>
          <table:table-cell table:style-name="ce1"/>
          <table:table-cell office:value-type="string" table:style-name="ce1">
            <text:p>AMANA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348664419" table:style-name="ce2">
            <text:p>-275.348.664.419</text:p>
          </table:table-cell>
          <table:table-cell office:value-type="float" office:value="-665050535399" table:style-name="ce2">
            <text:p>-665.050.535.39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800" table:style-name="ce1">
            <text:p>100086800</text:p>
          </table:table-cell>
          <table:table-cell office:value-type="string" table:style-name="ce1">
            <text:p>ESCUELA SECUNDARIA RURAL N°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CAMINO VECINAL-A 15KM DE R38- VILLA VIL</text:p>
          </table:table-cell>
          <table:table-cell office:value-type="float" office:value="4740" table:style-name="ce1">
            <text:p>4740</text:p>
          </table:table-cell>
          <table:table-cell table:style-name="ce1"/>
          <table:table-cell office:value-type="string" table:style-name="ce1">
            <text:p>VILLA VIL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764423088" table:style-name="ce2">
            <text:p>-275.764.423.088</text:p>
          </table:table-cell>
          <table:table-cell office:value-type="float" office:value="-662491090435" table:style-name="ce2">
            <text:p>-662.491.090.4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900" table:style-name="ce1">
            <text:p>100086900</text:p>
          </table:table-cell>
          <table:table-cell office:value-type="string" table:style-name="ce1">
            <text:p>ESCUELA SECUNDARIA RURAL N°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CIENAGA DE ARRIB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894000000046" table:style-name="ce2">
            <text:p>-274.894.000.000.046</text:p>
          </table:table-cell>
          <table:table-cell office:value-type="float" office:value="-669777000000001" table:style-name="ce2">
            <text:p>-669.777.000.000.00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6901" table:style-name="ce1">
            <text:p>100086901</text:p>
          </table:table-cell>
          <table:table-cell office:value-type="string" table:style-name="ce1">
            <text:p>ESCUELA N° 25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UERTA DE SAN JOSE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000" table:style-name="ce1">
            <text:p>100087000</text:p>
          </table:table-cell>
          <table:table-cell office:value-type="string" table:style-name="ce1">
            <text:p>ESCUELA SECUNDARIA RURAL N°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BARRANC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2660881" table:style-name="ce2">
            <text:p>-2.752.660.881</text:p>
          </table:table-cell>
          <table:table-cell office:value-type="float" office:value="-6711254586" table:style-name="ce2">
            <text:p>-6.711.254.58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100" table:style-name="ce1">
            <text:p>100087100</text:p>
          </table:table-cell>
          <table:table-cell office:value-type="string" table:style-name="ce1">
            <text:p>ESCUELA SECUNDARIA RURAL N°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MARTI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2214643782" table:style-name="ce2">
            <text:p>-292.214.643.782</text:p>
          </table:table-cell>
          <table:table-cell office:value-type="float" office:value="-657755521735" table:style-name="ce2">
            <text:p>-657.755.521.735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200" table:style-name="ce1">
            <text:p>100087200</text:p>
          </table:table-cell>
          <table:table-cell office:value-type="string" table:style-name="ce1">
            <text:p>ESCUELA SECUNDARIA RURAL N°1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NCEPCION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8577279" table:style-name="ce2">
            <text:p>-2.868.577.279</text:p>
          </table:table-cell>
          <table:table-cell office:value-type="float" office:value="-6606637614" table:style-name="ce2">
            <text:p>-6.606.637.61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300" table:style-name="ce1">
            <text:p>100087300</text:p>
          </table:table-cell>
          <table:table-cell office:value-type="string" table:style-name="ce1">
            <text:p>ESCUELA SECUNDARIA RURAL N°1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OS ANGELES</text:p>
          </table:table-cell>
          <table:table-cell office:value-type="string" table:style-name="ce1">
            <text:p>CAPAY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5293216" table:style-name="ce2">
            <text:p>-2.845.293.216</text:p>
          </table:table-cell>
          <table:table-cell office:value-type="float" office:value="-6595069749" table:style-name="ce2">
            <text:p>-6.595.069.749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400" table:style-name="ce1">
            <text:p>100087400</text:p>
          </table:table-cell>
          <table:table-cell office:value-type="string" table:style-name="ce1">
            <text:p>ESCUELA SECUNDARIA RURAL N°1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GUAYAMBA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3498000000041" table:style-name="ce2">
            <text:p>-283.498.000.000.041</text:p>
          </table:table-cell>
          <table:table-cell office:value-type="float" office:value="-6540991" table:style-name="ce2">
            <text:p>-6.540.99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500" table:style-name="ce1">
            <text:p>100087500</text:p>
          </table:table-cell>
          <table:table-cell office:value-type="string" table:style-name="ce1">
            <text:p>ESCUELA SECUNDARIA RURAL N°1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LONIA DE ACHALCO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44690917" table:style-name="ce2">
            <text:p>-2.844.690.917</text:p>
          </table:table-cell>
          <table:table-cell office:value-type="float" office:value="-6510011721" table:style-name="ce2">
            <text:p>-6.510.011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600" table:style-name="ce1">
            <text:p>100087600</text:p>
          </table:table-cell>
          <table:table-cell office:value-type="string" table:style-name="ce1">
            <text:p>ESCUELA SECUNDARIA RURAL N°1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INFANZON</text:p>
          </table:table-cell>
          <table:table-cell office:value-type="string" table:style-name="ce1">
            <text:p>EL ALT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580120000004" table:style-name="ce2">
            <text:p>-28.580.120.000.004</text:p>
          </table:table-cell>
          <table:table-cell office:value-type="float" office:value="-6540576" table:style-name="ce2">
            <text:p>-6.540.57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700" table:style-name="ce1">
            <text:p>100087700</text:p>
          </table:table-cell>
          <table:table-cell office:value-type="string" table:style-name="ce1">
            <text:p>ESCUELA SECUNDARIA RURAL N°1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GUARDI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95504799" table:style-name="ce2">
            <text:p>-295.504.799</text:p>
          </table:table-cell>
          <table:table-cell office:value-type="float" office:value="-654510498" table:style-name="ce2">
            <text:p>-654.510.49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800" table:style-name="ce1">
            <text:p>100087800</text:p>
          </table:table-cell>
          <table:table-cell office:value-type="string" table:style-name="ce1">
            <text:p>ESCUELA SECUNDARIA RURAL N°1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DORADA</text:p>
          </table:table-cell>
          <table:table-cell office:value-type="string" table:style-name="ce1">
            <text:p>LA PAZ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-29.25</text:p>
          </table:table-cell>
          <table:table-cell office:value-type="float" office:value="-654666672" table:style-name="ce2">
            <text:p>-654.666.672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7900" table:style-name="ce1">
            <text:p>100087900</text:p>
          </table:table-cell>
          <table:table-cell office:value-type="string" table:style-name="ce1">
            <text:p>ESCUELA SECUNDARIA RURAL N°1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MADORES</text:p>
          </table:table-cell>
          <table:table-cell office:value-type="string" table:style-name="ce1">
            <text:p>PACLI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624100000042" table:style-name="ce2">
            <text:p>-282.624.100.000.042</text:p>
          </table:table-cell>
          <table:table-cell office:value-type="float" office:value="-656368" table:style-name="ce2">
            <text:p>-656.368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000" table:style-name="ce1">
            <text:p>100088000</text:p>
          </table:table-cell>
          <table:table-cell office:value-type="string" table:style-name="ce1">
            <text:p>ESCUELA SECUNDARIA RURAL N°1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ETIRO</text:p>
          </table:table-cell>
          <table:table-cell office:value-type="string" table:style-name="ce1">
            <text:p>POMA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100" table:style-name="ce1">
            <text:p>100088100</text:p>
          </table:table-cell>
          <table:table-cell office:value-type="string" table:style-name="ce1">
            <text:p>ESCUELA SECUNDARIA RURAL N°1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 HOYAD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5427398592" table:style-name="ce2">
            <text:p>-265.427.398.592</text:p>
          </table:table-cell>
          <table:table-cell office:value-type="float" office:value="-663629631553" table:style-name="ce2">
            <text:p>-663.629.631.55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200" table:style-name="ce1">
            <text:p>100088200</text:p>
          </table:table-cell>
          <table:table-cell office:value-type="string" table:style-name="ce1">
            <text:p>ESCUELA SECUNDARIA RURAL N°2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CAJON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4074339451" table:style-name="ce2">
            <text:p>-264.074.339.451</text:p>
          </table:table-cell>
          <table:table-cell office:value-type="float" office:value="-66253513616" table:style-name="ce2">
            <text:p>-66.253.513.616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300" table:style-name="ce1">
            <text:p>100088300</text:p>
          </table:table-cell>
          <table:table-cell office:value-type="string" table:style-name="ce1">
            <text:p>ESCUELA SECUNDARIA RURAL N°2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UNTA DE BALAST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695299804" table:style-name="ce2">
            <text:p>-2.695.299.804</text:p>
          </table:table-cell>
          <table:table-cell office:value-type="float" office:value="-6613557604" table:style-name="ce2">
            <text:p>-6.613.557.6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400" table:style-name="ce1">
            <text:p>100088400</text:p>
          </table:table-cell>
          <table:table-cell office:value-type="string" table:style-name="ce1">
            <text:p>ESCUELA SECUNDARIA RURAL N°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MONTE REDOND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0006287965" table:style-name="ce2">
            <text:p>-280.006.287.965</text:p>
          </table:table-cell>
          <table:table-cell office:value-type="float" office:value="-654447980443" table:style-name="ce2">
            <text:p>-654.447.980.44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500" table:style-name="ce1">
            <text:p>100088500</text:p>
          </table:table-cell>
          <table:table-cell office:value-type="string" table:style-name="ce1">
            <text:p>ESCUELA SECUNDARIA RURAL N°2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CAÑ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20557046" table:style-name="ce2">
            <text:p>-2.820.557.046</text:p>
          </table:table-cell>
          <table:table-cell office:value-type="float" office:value="-6521480721" table:style-name="ce2">
            <text:p>-6.521.480.721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501" table:style-name="ce1">
            <text:p>100088501</text:p>
          </table:table-cell>
          <table:table-cell office:value-type="string" table:style-name="ce1">
            <text:p>ESCUELA N° 6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QUEBRACHITO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502" table:style-name="ce1">
            <text:p>100088502</text:p>
          </table:table-cell>
          <table:table-cell office:value-type="string" table:style-name="ce1">
            <text:p>ESCUELA N° 20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RTADERAS</text:p>
          </table:table-cell>
          <table:table-cell office:value-type="string" table:style-name="ce1">
            <text:p>SANTA ROS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600" table:style-name="ce1">
            <text:p>100088600</text:p>
          </table:table-cell>
          <table:table-cell office:value-type="string" table:style-name="ce1">
            <text:p>ESCUELA SECUNDARIA RURAL N°2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PUEST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9602500000043" table:style-name="ce2">
            <text:p>-279.602.500.000.043</text:p>
          </table:table-cell>
          <table:table-cell office:value-type="float" office:value="-676320600000004" table:style-name="ce2">
            <text:p>-676.320.600.000.00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601" table:style-name="ce1">
            <text:p>100088601</text:p>
          </table:table-cell>
          <table:table-cell office:value-type="string" table:style-name="ce1">
            <text:p>ESCUELA N° 431 ESCUADRON 23 GENDARMERIA NACIONA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NILLACO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700" table:style-name="ce1">
            <text:p>100088700</text:p>
          </table:table-cell>
          <table:table-cell office:value-type="string" table:style-name="ce1">
            <text:p>ESCUELA SECUNDARIA RURAL N°25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UJIL</text:p>
          </table:table-cell>
          <table:table-cell office:value-type="string" table:style-name="ce1">
            <text:p>TINOGAST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47384398" table:style-name="ce2">
            <text:p>-2.747.384.398</text:p>
          </table:table-cell>
          <table:table-cell office:value-type="float" office:value="-676031177" table:style-name="ce2">
            <text:p>-676.031.177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800" table:style-name="ce1">
            <text:p>100088800</text:p>
          </table:table-cell>
          <table:table-cell office:value-type="string" table:style-name="ce1">
            <text:p>ESCUELA SECUNDARIA RURAL N°26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TEJ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86600400000039" table:style-name="ce2">
            <text:p>-286.600.400.000.039</text:p>
          </table:table-cell>
          <table:table-cell office:value-type="float" office:value="-6578523" table:style-name="ce2">
            <text:p>-6.578.523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801" table:style-name="ce1">
            <text:p>100088801</text:p>
          </table:table-cell>
          <table:table-cell office:value-type="string" table:style-name="ce1">
            <text:p>ESCUELA N°33 MARTIN MIGUEL DE GUEMES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S ESQUINAS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802" table:style-name="ce1">
            <text:p>100088802</text:p>
          </table:table-cell>
          <table:table-cell office:value-type="string" table:style-name="ce1">
            <text:p>ESCUELA N° 12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GUA COLORADA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8900" table:style-name="ce1">
            <text:p>100088900</text:p>
          </table:table-cell>
          <table:table-cell office:value-type="string" table:style-name="ce1">
            <text:p>ESCUELA SECUNDARIA N°8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MALLI I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000" table:style-name="ce1">
            <text:p>100089000</text:p>
          </table:table-cell>
          <table:table-cell office:value-type="string" table:style-name="ce1">
            <text:p>ESCUELA SECUNDARIA N°8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NDALGALA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4" table:style-name="ce1">
            <text:p>4</text:p>
          </table:table-cell>
          <table:table-cell office:value-type="float" office:value="-2758384" table:style-name="ce2">
            <text:p>-2.758.384</text:p>
          </table:table-cell>
          <table:table-cell office:value-type="float" office:value="-66316824" table:style-name="ce2">
            <text:p>-66.316.824</text:p>
          </table:table-cell>
          <table:table-cell table:number-columns-repeated="16338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100" table:style-name="ce1">
            <text:p>100089100</text:p>
          </table:table-cell>
          <table:table-cell office:value-type="string" table:style-name="ce1">
            <text:p>ESCUELA SECUNDARIA RURAL N°27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EL PEÑON</text:p>
          </table:table-cell>
          <table:table-cell office:value-type="string" table:style-name="ce1">
            <text:p>ANTOFAGASTA DE LA SIERR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200" table:style-name="ce1">
            <text:p>100089200</text:p>
          </table:table-cell>
          <table:table-cell office:value-type="string" table:style-name="ce1">
            <text:p>ESCUELA SECUNDARIA RURAL N°28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RIO POTRERO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300" table:style-name="ce1">
            <text:p>100089300</text:p>
          </table:table-cell>
          <table:table-cell office:value-type="string" table:style-name="ce1">
            <text:p>ESCUELA SECUNDARIA RURAL N°2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MINA CAPILLITAS</text:p>
          </table:table-cell>
          <table:table-cell office:value-type="string" table:style-name="ce1">
            <text:p>ANDALGAL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400" table:style-name="ce1">
            <text:p>100089400</text:p>
          </table:table-cell>
          <table:table-cell office:value-type="string" table:style-name="ce1">
            <text:p>ESCUELA SECUNDARIA RURAL N°30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LAGUNA BLANC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401" table:style-name="ce1">
            <text:p>100089401</text:p>
          </table:table-cell>
          <table:table-cell office:value-type="string" table:style-name="ce1">
            <text:p>ESCUELA N° 89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CORRAL BLANCO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500" table:style-name="ce1">
            <text:p>100089500</text:p>
          </table:table-cell>
          <table:table-cell office:value-type="string" table:style-name="ce1">
            <text:p>ESCUELA SECUNDARIA RURAL N°31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LOS MORTERITOS</text:p>
          </table:table-cell>
          <table:table-cell table:number-columns-repeated="2" table:style-name="ce1"/>
          <table:table-cell office:value-type="string" table:style-name="ce1">
            <text:p>LAS CUEVAS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600" table:style-name="ce1">
            <text:p>100089600</text:p>
          </table:table-cell>
          <table:table-cell office:value-type="string" table:style-name="ce1">
            <text:p>ESCUELA SECUNDARIA RURAL N°32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BARRANCA LARGA</text:p>
          </table:table-cell>
          <table:table-cell office:value-type="string" table:style-name="ce1">
            <text:p>BELEN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700" table:style-name="ce1">
            <text:p>100089700</text:p>
          </table:table-cell>
          <table:table-cell office:value-type="string" table:style-name="ce1">
            <text:p>ESCUELA SECUNDARIA RURAL N°33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AGUA AMARILLA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800" table:style-name="ce1">
            <text:p>100089800</text:p>
          </table:table-cell>
          <table:table-cell office:value-type="string" table:style-name="ce1">
            <text:p>ESCUELA SECUNDARIA RURAL N°34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ALOMA YACO</text:p>
          </table:table-cell>
          <table:table-cell office:value-type="string" table:style-name="ce1">
            <text:p>SANTA MARIA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89900" table:style-name="ce1">
            <text:p>100089900</text:p>
          </table:table-cell>
          <table:table-cell office:value-type="string" table:style-name="ce1">
            <text:p>INSTITUTO SUPERIOR TÉCNICO INDUSTRIAL Dr. Néstor Carlos Kirchner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11" table:style-name="ce1"/>
          <table:table-cell office:value-type="string" table:style-name="ce1">
            <text:p>X</text:p>
          </table:table-cell>
          <table:table-cell table:number-columns-repeated="19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0090100" table:style-name="ce1">
            <text:p>100090100</text:p>
          </table:table-cell>
          <table:table-cell office:value-type="string" table:style-name="ce1">
            <text:p>ESCUELA SECUNDARIA N° 83 POZO EL MISTOL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table:number-columns-repeated="3" table:style-name="ce1"/>
          <table:table-cell office:value-type="string" table:style-name="ce1">
            <text:p>POZO EL MISTOL</text:p>
          </table:table-cell>
          <table:table-cell office:value-type="string" table:style-name="ce1">
            <text:p>VALLE VIEJO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9" table:style-name="ce1"/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0" table:style-name="ce1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1">
            <text:p>Catamarca</text:p>
          </table:table-cell>
          <table:table-cell office:value-type="float" office:value="109000100" table:style-name="ce1">
            <text:p>109000100</text:p>
          </table:table-cell>
          <table:table-cell office:value-type="string" table:style-name="ce1">
            <text:p>Esc.Superior Fray Mamerto Esquiu</text:p>
          </table:table-cell>
          <table:table-cell office:value-type="string" table:style-name="ce1">
            <text:p>Estatal</text:p>
          </table:table-cell>
          <table:table-cell office:value-type="string" table:style-name="ce1">
            <text:p>Activo</text:p>
          </table:table-cell>
          <table:table-cell office:value-type="string" table:style-name="ce1">
            <text:p>AV. BELGRANO 300</text:p>
          </table:table-cell>
          <table:table-cell office:value-type="string" table:style-name="ce1">
            <text:p>K4700</text:p>
          </table:table-cell>
          <table:table-cell table:style-name="ce1"/>
          <table:table-cell office:value-type="string" table:style-name="ce1">
            <text:p>SAN FERNANDO DEL VALLE DE CATAMARCA</text:p>
          </table:table-cell>
          <table:table-cell office:value-type="string" table:style-name="ce1">
            <text:p>CAPITAL</text:p>
          </table:table-cell>
          <table:table-cell table:style-name="ce1"/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office:value-type="string" table:style-name="ce1">
            <text:p>X</text:p>
          </table:table-cell>
          <table:table-cell table:number-columns-repeated="21" table:style-name="ce1"/>
          <table:table-cell office:value-type="float" office:value="2" table:style-name="ce1">
            <text:p>2</text:p>
          </table:table-cell>
          <table:table-cell office:value-type="float" office:value="-284601836670516" table:style-name="ce2">
            <text:p>-284.601.836.670.516</text:p>
          </table:table-cell>
          <table:table-cell office:value-type="float" office:value="-657838151858946" table:style-name="ce2">
            <text:p>-657.838.151.858.946</text:p>
          </table:table-cell>
          <table:table-cell table:number-columns-repeated="16338"/>
        </table:table-row>
        <table:table-row table:number-rows-repeated="10471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rge Luis Cabezas</meta:initial-creator>
    <dc:creator>Jorge Luis Cabezas</dc:creator>
    <meta:creation-date>2015-07-23T20:31:48Z</meta:creation-date>
    <dc:date>2015-07-23T20:32:57Z</dc:date>
  </office:meta>
</office:document-meta>
</file>